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cc0000" draw:stroke="none" fo:margin="1.000000000000000pt" style:wrap="biggest" style:wrap-dynamic-threshold="0.000000000000000pt" svg:fill-rule="evenodd"/>
    </style:style>
    <style:style style:name="gr3" style:family="graphic">
      <style:graphic-properties draw:fill="solid" draw:fill-color="#ffff33" draw:stroke="none" fo:margin="1.000000000000000pt" style:wrap="biggest" style:wrap-dynamic-threshold="0.000000000000000pt" svg:fill-rule="evenodd"/>
    </style:style>
    <style:style style:name="gr4" style:family="graphic">
      <style:graphic-properties draw:fill="solid" draw:fill-color="#cc0000" draw:stroke="none" fo:margin="1.000000000000000pt" style:wrap="biggest" style:wrap-dynamic-threshold="0.000000000000000pt" svg:fill-rule="nonzero"/>
    </style:style>
    <style:style style:name="gr5" style:family="graphic">
      <style:graphic-properties draw:fill="none" draw:stroke="solid" draw:stroke-linejoin="round" fo:margin="1.000000000000000pt" style:wrap="biggest" style:wrap-dynamic-threshold="0.000000000000000pt" svg:fill-rule="nonzero" svg:stroke-color="#000000" svg:stroke-opacity="1" svg:stroke-width="0.205836800000000pt"/>
    </style:style>
    <style:style style:name="gr6" style:family="graphic">
      <style:graphic-properties draw:fill="solid" draw:fill-color="#c8b100" draw:stroke="none" fo:margin="1.000000000000000pt" style:wrap="biggest" style:wrap-dynamic-threshold="0.000000000000000pt" svg:fill-rule="nonzero"/>
    </style:style>
    <style:style style:name="gr7" style:family="graphic">
      <style:graphic-properties draw:fill="none" draw:stroke="solid" draw:stroke-linejoin="miter" fo:margin="1.000000000000000pt" style:wrap="biggest" style:wrap-dynamic-threshold="0.000000000000000pt" svg:fill-rule="nonzero" svg:stroke-color="#000000" svg:stroke-opacity="1" svg:stroke-width="0.205836800000000pt"/>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0.237728000000000pt"/>
    </style:style>
    <style:style style:name="gr9" style:family="graphic">
      <style:graphic-properties draw:fill="solid" draw:fill-color="#ffffff" draw:stroke="none" fo:margin="1.000000000000000pt" style:wrap="biggest" style:wrap-dynamic-threshold="0.000000000000000pt" svg:fill-rule="nonzero"/>
    </style:style>
    <style:style style:name="gr10" style:family="graphic">
      <style:graphic-properties draw:fill="solid" draw:fill-color="#05906f" draw:stroke="none" fo:margin="1.000000000000000pt" style:wrap="biggest" style:wrap-dynamic-threshold="0.000000000000000pt" svg:fill-rule="nonzero"/>
    </style:style>
    <style:style style:name="gr11" style:family="graphic">
      <style:graphic-properties draw:fill="none" draw:stroke="solid" draw:stroke-linejoin="miter" fo:margin="1.000000000000000pt" style:wrap="biggest" style:wrap-dynamic-threshold="0.000000000000000pt" svg:fill-rule="nonzero" svg:stroke-color="#000000" svg:stroke-opacity="1" svg:stroke-width="0.310205600000000pt"/>
    </style:style>
    <style:style style:name="gr12" style:family="graphic">
      <style:graphic-properties draw:fill="none" draw:stroke="solid" draw:stroke-linejoin="round" fo:margin="1.000000000000000pt" style:wrap="biggest" style:wrap-dynamic-threshold="0.000000000000000pt" svg:fill-rule="nonzero" svg:stroke-color="#000000" svg:stroke-opacity="1" svg:stroke-width="0.310205600000000pt"/>
    </style:style>
    <style:style style:name="gr13" style:family="graphic">
      <style:graphic-properties draw:fill="solid" draw:fill-color="#0076bc" draw:stroke="none" fo:margin="1.000000000000000pt" style:wrap="biggest" style:wrap-dynamic-threshold="0.000000000000000pt" svg:fill-rule="nonzero"/>
    </style:style>
    <style:style style:name="gr14" style:family="graphic">
      <style:graphic-properties draw:fill="solid" draw:fill-color="#cccccc" draw:stroke="none" fo:margin="1.000000000000000pt" style:wrap="biggest" style:wrap-dynamic-threshold="0.000000000000000pt" svg:fill-rule="nonzero"/>
    </style:style>
    <style:style style:name="gr15" style:family="graphic">
      <style:graphic-properties draw:fill="none" draw:stroke="solid" draw:stroke-linejoin="miter" fo:margin="1.000000000000000pt" style:wrap="biggest" style:wrap-dynamic-threshold="0.000000000000000pt" svg:fill-rule="nonzero" svg:stroke-color="#000000" svg:stroke-opacity="1" svg:stroke-width="0.214535192000000pt"/>
    </style:style>
    <style:style style:name="gr16" style:family="graphic">
      <style:graphic-properties draw:fill="none" draw:stroke="solid" draw:stroke-linejoin="miter" fo:margin="1.000000000000000pt" style:wrap="biggest" style:wrap-dynamic-threshold="0.000000000000000pt" svg:fill-rule="nonzero" svg:stroke-color="#000000" svg:stroke-opacity="1" svg:stroke-width="0.165248800000000pt"/>
    </style:style>
    <style:style style:name="gr17" style:family="graphic">
      <style:graphic-properties draw:fill="none" draw:stroke="solid" draw:stroke-linejoin="miter" fo:margin="1.000000000000000pt" style:wrap="biggest" style:wrap-dynamic-threshold="0.000000000000000pt" svg:fill-rule="nonzero" svg:stroke-color="#000000" svg:stroke-opacity="1" svg:stroke-width="0.040587600000000pt"/>
    </style:style>
    <style:style style:name="gr18" style:family="graphic">
      <style:graphic-properties draw:fill="none" draw:stroke="solid" draw:stroke-linejoin="miter" fo:margin="1.000000000000000pt" style:wrap="biggest" style:wrap-dynamic-threshold="0.000000000000000pt" svg:fill-rule="nonzero" svg:stroke-color="#000000" svg:stroke-opacity="1" svg:stroke-width="0.098639200000000pt"/>
    </style:style>
    <style:style style:name="gr19" style:family="graphic">
      <style:graphic-properties draw:fill="none" draw:stroke="solid" draw:stroke-linejoin="miter" fo:margin="1.000000000000000pt" style:wrap="biggest" style:wrap-dynamic-threshold="0.000000000000000pt" svg:fill-rule="nonzero" svg:stroke-color="#000000" svg:stroke-opacity="1" svg:stroke-width="0.145219192000000pt"/>
    </style:style>
    <style:style style:name="gr20" style:family="graphic">
      <style:graphic-properties draw:fill="none" draw:stroke="solid" draw:stroke-linejoin="miter" fo:margin="1.000000000000000pt" style:wrap="biggest" style:wrap-dynamic-threshold="0.000000000000000pt" svg:fill-rule="nonzero" svg:stroke-color="#000000" svg:stroke-opacity="1" svg:stroke-width="0.194539200000000pt"/>
    </style:style>
    <style:style style:name="gr21" style:family="graphic">
      <style:graphic-properties draw:fill="none" draw:stroke="solid" draw:stroke-linejoin="miter" fo:margin="1.000000000000000pt" style:wrap="biggest" style:wrap-dynamic-threshold="0.000000000000000pt" svg:fill-rule="nonzero" svg:stroke-color="#000000" svg:stroke-opacity="1" svg:stroke-width="0.243859192000000pt"/>
    </style:style>
    <style:style style:name="gr22" style:family="graphic">
      <style:graphic-properties draw:fill="none" draw:stroke="solid" draw:stroke-linejoin="miter" fo:margin="1.000000000000000pt" style:wrap="biggest" style:wrap-dynamic-threshold="0.000000000000000pt" svg:fill-rule="nonzero" svg:stroke-color="#000000" svg:stroke-opacity="1" svg:stroke-width="0.293178392000000pt"/>
    </style:style>
    <style:style style:name="gr23" style:family="graphic">
      <style:graphic-properties draw:fill="none" draw:stroke="solid" draw:stroke-linejoin="miter" fo:margin="1.000000000000000pt" style:wrap="biggest" style:wrap-dynamic-threshold="0.000000000000000pt" svg:fill-rule="nonzero" svg:stroke-color="#000000" svg:stroke-opacity="1" svg:stroke-width="0.342498400000000pt"/>
    </style:style>
    <style:style style:name="gr24" style:family="graphic">
      <style:graphic-properties draw:fill="none" draw:stroke="solid" draw:stroke-linejoin="miter" fo:margin="1.000000000000000pt" style:wrap="biggest" style:wrap-dynamic-threshold="0.000000000000000pt" svg:fill-rule="nonzero" svg:stroke-color="#000000" svg:stroke-opacity="1" svg:stroke-width="0.389078400000000pt"/>
    </style:style>
    <style:style style:name="gr25" style:family="graphic">
      <style:graphic-properties draw:fill="none" draw:stroke="solid" draw:stroke-linejoin="miter" fo:margin="1.000000000000000pt" style:wrap="biggest" style:wrap-dynamic-threshold="0.000000000000000pt" svg:fill-rule="nonzero" svg:stroke-color="#000000" svg:stroke-opacity="1" svg:stroke-width="0.438398408000000pt"/>
    </style:style>
    <style:style style:name="gr26" style:family="graphic">
      <style:graphic-properties draw:fill="none" draw:stroke="solid" draw:stroke-linejoin="miter" fo:margin="1.000000000000000pt" style:wrap="biggest" style:wrap-dynamic-threshold="0.000000000000000pt" svg:fill-rule="nonzero" svg:stroke-color="#000000" svg:stroke-opacity="1" svg:stroke-width="0.487718392000000pt"/>
    </style:style>
    <style:style style:name="gr27" style:family="graphic">
      <style:graphic-properties draw:fill="none" draw:stroke="solid" draw:stroke-linejoin="miter" fo:margin="1.000000000000000pt" style:wrap="biggest" style:wrap-dynamic-threshold="0.000000000000000pt" svg:fill-rule="nonzero" svg:stroke-color="#000000" svg:stroke-opacity="1" svg:stroke-width="0.537037608000000pt"/>
    </style:style>
    <style:style style:name="gr28" style:family="graphic">
      <style:graphic-properties draw:fill="none" draw:stroke="solid" draw:stroke-linejoin="miter" fo:margin="1.000000000000000pt" style:wrap="biggest" style:wrap-dynamic-threshold="0.000000000000000pt" svg:fill-rule="nonzero" svg:stroke-color="#000000" svg:stroke-opacity="1" svg:stroke-width="0.586357592000000pt"/>
    </style:style>
    <style:style style:name="gr29" style:family="graphic">
      <style:graphic-properties draw:fill="none" draw:stroke="solid" draw:stroke-linejoin="miter" fo:margin="1.000000000000000pt" style:wrap="biggest" style:wrap-dynamic-threshold="0.000000000000000pt" svg:fill-rule="nonzero" svg:stroke-color="#000000" svg:stroke-opacity="1" svg:stroke-width="0.632937624000000pt"/>
    </style:style>
    <style:style style:name="gr30" style:family="graphic">
      <style:graphic-properties draw:fill="none" draw:stroke="solid" draw:stroke-linejoin="miter" fo:margin="1.000000000000000pt" style:wrap="biggest" style:wrap-dynamic-threshold="0.000000000000000pt" svg:fill-rule="nonzero" svg:stroke-color="#000000" svg:stroke-opacity="1" svg:stroke-width="0.668557600000000pt"/>
    </style:style>
    <style:style style:name="gr31" style:family="graphic">
      <style:graphic-properties draw:fill="none" draw:stroke="solid" draw:stroke-linejoin="miter" fo:margin="1.000000000000000pt" style:wrap="biggest" style:wrap-dynamic-threshold="0.000000000000000pt" svg:fill-rule="nonzero" svg:stroke-color="#000000" svg:stroke-opacity="1" svg:stroke-width="0.717876816000000pt"/>
    </style:style>
    <style:style style:name="gr32" style:family="graphic">
      <style:graphic-properties draw:fill="none" draw:stroke="solid" draw:stroke-linejoin="miter" fo:margin="1.000000000000000pt" style:wrap="biggest" style:wrap-dynamic-threshold="0.000000000000000pt" svg:fill-rule="nonzero" svg:stroke-color="#000000" svg:stroke-opacity="1" svg:stroke-width="0.764456800000000pt"/>
    </style:style>
    <style:style style:name="gr33" style:family="graphic">
      <style:graphic-properties draw:fill="none" draw:stroke="solid" draw:stroke-linejoin="miter" fo:margin="1.000000000000000pt" style:wrap="biggest" style:wrap-dynamic-threshold="0.000000000000000pt" svg:fill-rule="nonzero" svg:stroke-color="#000000" svg:stroke-opacity="1" svg:stroke-width="0.811040016000000pt"/>
    </style:style>
    <style:style style:name="gr34" style:family="graphic">
      <style:graphic-properties draw:fill="none" draw:stroke="solid" draw:stroke-linejoin="miter" fo:margin="1.000000000000000pt" style:wrap="biggest" style:wrap-dynamic-threshold="0.000000000000000pt" svg:fill-rule="nonzero" svg:stroke-color="#000000" svg:stroke-opacity="1" svg:stroke-width="0.721366408000000pt"/>
    </style:style>
    <style:style style:name="gr35" style:family="graphic">
      <style:graphic-properties draw:fill="none" draw:stroke="solid" draw:stroke-linejoin="miter" fo:margin="1.000000000000000pt" style:wrap="biggest" style:wrap-dynamic-threshold="0.000000000000000pt" svg:fill-rule="nonzero" svg:stroke-color="#000000" svg:stroke-opacity="1" svg:stroke-width="0.049319760000000pt"/>
    </style:style>
    <style:style style:name="gr36" style:family="graphic">
      <style:graphic-properties draw:fill="none" draw:stroke="solid" draw:stroke-linejoin="miter" fo:margin="1.000000000000000pt" style:wrap="biggest" style:wrap-dynamic-threshold="0.000000000000000pt" svg:fill-rule="nonzero" svg:stroke-color="#000000" svg:stroke-opacity="1" svg:stroke-width="0.411674408000000pt"/>
    </style:style>
    <style:style style:name="gr37" style:family="graphic">
      <style:graphic-properties draw:fill="solid" draw:fill-color="#c7b300" draw:stroke="solid" draw:stroke-linejoin="miter" fo:margin="1.000000000000000pt" style:wrap="biggest" style:wrap-dynamic-threshold="0.000000000000000pt" svg:fill-rule="nonzero" svg:stroke-color="#000000" svg:stroke-opacity="1" svg:stroke-width="0.411674408000000pt"/>
    </style:style>
    <style:style style:name="gr38" style:family="graphic">
      <style:graphic-properties draw:fill="solid" draw:fill-color="#c7b300" draw:stroke="solid" draw:stroke-linejoin="round" fo:margin="1.000000000000000pt" style:wrap="biggest" style:wrap-dynamic-threshold="0.000000000000000pt" svg:fill-rule="nonzero" svg:stroke-color="#000000" svg:stroke-opacity="1" svg:stroke-width="0.398628808000000pt"/>
    </style:style>
    <style:style style:name="gr39" style:family="graphic">
      <style:graphic-properties draw:fill="solid" draw:fill-color="#c7b500" draw:stroke="solid" draw:stroke-linejoin="miter" fo:margin="1.000000000000000pt" style:wrap="biggest" style:wrap-dynamic-threshold="0.000000000000000pt" svg:fill-rule="nonzero" svg:stroke-color="#000000" svg:stroke-opacity="1" svg:stroke-width="0.411674408000000pt"/>
    </style:style>
    <style:style style:name="gr40" style:family="graphic">
      <style:graphic-properties draw:fill="none" draw:stroke="solid" draw:stroke-linejoin="miter" fo:margin="1.000000000000000pt" style:wrap="biggest" style:wrap-dynamic-threshold="0.000000000000000pt" svg:fill-rule="nonzero" svg:stroke-color="#c8b100" svg:stroke-opacity="1" svg:stroke-width="0.205836800000000pt"/>
    </style:style>
    <style:style style:name="gr41" style:family="graphic">
      <style:graphic-properties draw:fill="solid" draw:fill-color="#db4446" draw:stroke="none" fo:margin="1.000000000000000pt" style:wrap="biggest" style:wrap-dynamic-threshold="0.000000000000000pt" svg:fill-rule="nonzero"/>
    </style:style>
    <style:style style:name="gr42" style:family="graphic">
      <style:graphic-properties draw:fill="solid" draw:fill-color="#f38fb0" draw:stroke="none" fo:margin="1.000000000000000pt" style:wrap="biggest" style:wrap-dynamic-threshold="0.000000000000000pt" svg:fill-rule="nonzero"/>
    </style:style>
    <style:style style:name="gr43" style:family="graphic">
      <style:graphic-properties draw:fill="solid" draw:fill-color="#000000" draw:stroke="none" fo:margin="1.000000000000000pt" style:wrap="biggest" style:wrap-dynamic-threshold="0.000000000000000pt" svg:fill-rule="nonzero"/>
    </style:style>
    <style:style style:name="gr44" style:family="graphic">
      <style:graphic-properties draw:fill="solid" draw:fill-color="#fdeaab" draw:stroke="none" fo:margin="1.000000000000000pt" style:wrap="biggest" style:wrap-dynamic-threshold="0.000000000000000pt" svg:fill-rule="nonzero"/>
    </style:style>
    <style:style style:name="gr45" style:family="graphic">
      <style:graphic-properties draw:fill="solid" draw:fill-color="#c8b000" draw:stroke="none" fo:margin="1.000000000000000pt" style:wrap="biggest" style:wrap-dynamic-threshold="0.000000000000000pt" svg:fill-rule="nonzero"/>
    </style:style>
    <style:style style:name="gr46" style:family="graphic">
      <style:graphic-properties draw:fill="none" draw:stroke="solid" draw:stroke-linejoin="miter" fo:margin="1.000000000000000pt" style:wrap="biggest" style:wrap-dynamic-threshold="0.000000000000000pt" svg:fill-rule="nonzero" svg:stroke-color="#000000" svg:stroke-opacity="1" svg:stroke-width="0.481252816000000pt"/>
    </style:style>
    <style:style style:name="gr47" style:family="graphic">
      <style:graphic-properties draw:fill="none" draw:stroke="solid" draw:stroke-linejoin="round" fo:margin="1.000000000000000pt" style:wrap="biggest" style:wrap-dynamic-threshold="0.000000000000000pt" svg:fill-rule="nonzero" svg:stroke-color="#000000" svg:stroke-opacity="1" svg:stroke-width="0.269618392000000pt"/>
    </style:style>
    <style:style style:name="gr48" style:family="graphic">
      <style:graphic-properties draw:fill="none" draw:stroke="solid" draw:stroke-linejoin="miter" fo:margin="1.000000000000000pt" style:wrap="biggest" style:wrap-dynamic-threshold="0.000000000000000pt" svg:fill-rule="nonzero" svg:stroke-color="#000000" svg:stroke-opacity="1" svg:stroke-width="0.269618392000000pt"/>
    </style:style>
    <style:style style:name="gr49" style:family="graphic">
      <style:graphic-properties draw:fill="none" draw:stroke="solid" draw:stroke-linejoin="miter" fo:margin="1.000000000000000pt" style:wrap="biggest" style:wrap-dynamic-threshold="0.000000000000000pt" svg:fill-rule="nonzero" svg:stroke-color="#000000" svg:stroke-opacity="1" svg:stroke-width="0.074410000000000pt"/>
    </style:style>
    <style:style style:name="gr50" style:family="graphic">
      <style:graphic-properties draw:fill="none" draw:stroke="solid" draw:stroke-linejoin="miter" fo:margin="1.000000000000000pt" style:wrap="biggest" style:wrap-dynamic-threshold="0.000000000000000pt" svg:fill-rule="nonzero" svg:stroke-color="#000000" svg:stroke-opacity="1" svg:stroke-width="0.109548000000000pt"/>
    </style:style>
    <style:style style:name="gr51" style:family="graphic">
      <style:graphic-properties draw:fill="none" draw:stroke="solid" draw:stroke-linejoin="miter" fo:margin="1.000000000000000pt" style:wrap="biggest" style:wrap-dynamic-threshold="0.000000000000000pt" svg:fill-rule="nonzero" svg:stroke-color="#000000" svg:stroke-opacity="1" svg:stroke-width="0.146753600000000pt"/>
    </style:style>
    <style:style style:name="gr52" style:family="graphic">
      <style:graphic-properties draw:fill="none" draw:stroke="solid" draw:stroke-linejoin="miter" fo:margin="1.000000000000000pt" style:wrap="biggest" style:wrap-dynamic-threshold="0.000000000000000pt" svg:fill-rule="nonzero" svg:stroke-color="#000000" svg:stroke-opacity="1" svg:stroke-width="0.183959200000000pt"/>
    </style:style>
    <style:style style:name="gr53" style:family="graphic">
      <style:graphic-properties draw:fill="none" draw:stroke="solid" draw:stroke-linejoin="miter" fo:margin="1.000000000000000pt" style:wrap="biggest" style:wrap-dynamic-threshold="0.000000000000000pt" svg:fill-rule="nonzero" svg:stroke-color="#000000" svg:stroke-opacity="1" svg:stroke-width="0.221163992000000pt"/>
    </style:style>
    <style:style style:name="gr54" style:family="graphic">
      <style:graphic-properties draw:fill="none" draw:stroke="solid" draw:stroke-linejoin="miter" fo:margin="1.000000000000000pt" style:wrap="biggest" style:wrap-dynamic-threshold="0.000000000000000pt" svg:fill-rule="nonzero" svg:stroke-color="#000000" svg:stroke-opacity="1" svg:stroke-width="0.258368800000000pt"/>
    </style:style>
    <style:style style:name="gr55" style:family="graphic">
      <style:graphic-properties draw:fill="none" draw:stroke="solid" draw:stroke-linejoin="miter" fo:margin="1.000000000000000pt" style:wrap="biggest" style:wrap-dynamic-threshold="0.000000000000000pt" svg:fill-rule="nonzero" svg:stroke-color="#000000" svg:stroke-opacity="1" svg:stroke-width="0.293507192000000pt"/>
    </style:style>
    <style:style style:name="gr56" style:family="graphic">
      <style:graphic-properties draw:fill="none" draw:stroke="solid" draw:stroke-linejoin="miter" fo:margin="1.000000000000000pt" style:wrap="biggest" style:wrap-dynamic-threshold="0.000000000000000pt" svg:fill-rule="nonzero" svg:stroke-color="#000000" svg:stroke-opacity="1" svg:stroke-width="0.330712792000000pt"/>
    </style:style>
    <style:style style:name="gr57" style:family="graphic">
      <style:graphic-properties draw:fill="none" draw:stroke="solid" draw:stroke-linejoin="miter" fo:margin="1.000000000000000pt" style:wrap="biggest" style:wrap-dynamic-threshold="0.000000000000000pt" svg:fill-rule="nonzero" svg:stroke-color="#000000" svg:stroke-opacity="1" svg:stroke-width="0.367917608000000pt"/>
    </style:style>
    <style:style style:name="gr58" style:family="graphic">
      <style:graphic-properties draw:fill="none" draw:stroke="solid" draw:stroke-linejoin="miter" fo:margin="1.000000000000000pt" style:wrap="biggest" style:wrap-dynamic-threshold="0.000000000000000pt" svg:fill-rule="nonzero" svg:stroke-color="#000000" svg:stroke-opacity="1" svg:stroke-width="0.405122424000000pt"/>
    </style:style>
    <style:style style:name="gr59" style:family="graphic">
      <style:graphic-properties draw:fill="none" draw:stroke="solid" draw:stroke-linejoin="miter" fo:margin="1.000000000000000pt" style:wrap="biggest" style:wrap-dynamic-threshold="0.000000000000000pt" svg:fill-rule="nonzero" svg:stroke-color="#000000" svg:stroke-opacity="1" svg:stroke-width="0.442327976000000pt"/>
    </style:style>
    <style:style style:name="gr60" style:family="graphic">
      <style:graphic-properties draw:fill="none" draw:stroke="solid" draw:stroke-linejoin="miter" fo:margin="1.000000000000000pt" style:wrap="biggest" style:wrap-dynamic-threshold="0.000000000000000pt" svg:fill-rule="nonzero" svg:stroke-color="#000000" svg:stroke-opacity="1" svg:stroke-width="0.477466392000000pt"/>
    </style:style>
    <style:style style:name="gr61" style:family="graphic">
      <style:graphic-properties draw:fill="none" draw:stroke="solid" draw:stroke-linejoin="miter" fo:margin="1.000000000000000pt" style:wrap="biggest" style:wrap-dynamic-threshold="0.000000000000000pt" svg:fill-rule="nonzero" svg:stroke-color="#000000" svg:stroke-opacity="1" svg:stroke-width="0.504336784000000pt"/>
    </style:style>
    <style:style style:name="gr62" style:family="graphic">
      <style:graphic-properties draw:fill="none" draw:stroke="solid" draw:stroke-linejoin="miter" fo:margin="1.000000000000000pt" style:wrap="biggest" style:wrap-dynamic-threshold="0.000000000000000pt" svg:fill-rule="nonzero" svg:stroke-color="#000000" svg:stroke-opacity="1" svg:stroke-width="0.541541576000000pt"/>
    </style:style>
    <style:style style:name="gr63" style:family="graphic">
      <style:graphic-properties draw:fill="none" draw:stroke="solid" draw:stroke-linejoin="miter" fo:margin="1.000000000000000pt" style:wrap="biggest" style:wrap-dynamic-threshold="0.000000000000000pt" svg:fill-rule="nonzero" svg:stroke-color="#000000" svg:stroke-opacity="1" svg:stroke-width="0.576679992000000pt"/>
    </style:style>
    <style:style style:name="gr64" style:family="graphic">
      <style:graphic-properties draw:fill="none" draw:stroke="solid" draw:stroke-linejoin="miter" fo:margin="1.000000000000000pt" style:wrap="biggest" style:wrap-dynamic-threshold="0.000000000000000pt" svg:fill-rule="nonzero" svg:stroke-color="#000000" svg:stroke-opacity="1" svg:stroke-width="0.611820792000000pt"/>
    </style:style>
    <style:style style:name="gr65" style:family="graphic">
      <style:graphic-properties draw:fill="none" draw:stroke="solid" draw:stroke-linejoin="miter" fo:margin="1.000000000000000pt" style:wrap="biggest" style:wrap-dynamic-threshold="0.000000000000000pt" svg:fill-rule="nonzero" svg:stroke-color="#000000" svg:stroke-opacity="1" svg:stroke-width="0.03720512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71" draw:layer="" svg:width="150.04684800000pt" svg:height="100.00000000000pt" svg:x="0.01177994640pt" svg:y="0.00000000000pt"/>
          <draw:rect draw:style-name="gr3" draw:id="shape3" draw:name="rect403" draw:layer="" svg:width="150.07040800000pt" svg:height="50.00101040000pt" svg:x="0.00000000000pt" svg:y="24.99948720000pt"/>
          <draw:g draw:style-name="gr1" draw:id="shape4" draw:name="g2669" svg:y="31.09440519711pt">
            <draw:path draw:style-name="gr4" draw:id="shape5" draw:name="path555" draw:layer="" svg:width="17.48375761111pt" svg:height="6.86033336711pt" draw:transform="matrix(0.25189779000 0.00000000000 0.00000000000 0.25189779000 32.83468720613pt 42.86515233635pt)" svg:viewBox="0 0 17 7" svg:d="M2.89986 6.85683C2.89986 6.85683 2.50011 6.85683 2.28014 6.72081C2.06016 6.58223 1.39629 5.90045 1.39629 5.90045L0.864881 5.48984L0.380777 4.76272C0.380777 4.76272 -0.194787 3.76785 0.0693413 2.99197C0.33347 2.21951 0.776575 1.94492 1.17632 1.71908C1.57527 1.49239 2.4126 1.21865 2.4126 1.21865C2.4126 1.21865 3.07883 0.901288 3.29881 0.853384C3.51878 0.808046 4.31748 0.581356 4.31748 0.581356C4.31748 0.581356 4.53824 0.446197 4.75822 0.355521C4.98135 0.264845 5.28963 0.264845 5.4686 0.21694C5.64443 0.171602 6.08832 0.0176239 6.35245 0.00222604C6.76323 -0.0157381 7.41527 0.0809261 7.6384 0.0809261C7.85838 0.0809261 8.61055 0.128831 8.91883 0.128831C9.22712 0.128831 10.3333 0.035588 10.6448 0.035588C10.9531 0.035588 11.1762 -0.00632831 11.5318 0.035588C11.8842 0.0809261 12.5031 0.306761 12.6821 0.400859C12.8587 0.491535 13.9215 0.901288 14.3181 1.0373C14.7171 1.16989 15.6916 1.35381 16.1355 1.5805C16.5754 1.80976 16.8459 2.19299 17.0659 2.51207C17.289 2.82944 17.33 3.17589 17.4183 3.40514C17.5034 3.63183 17.5066 4.12029 17.4214 4.34698C17.3324 4.57281 17.0193 5.04074 17.0193 5.04074L16.5313 5.90301L15.9124 6.44622C15.9124 6.44622 15.4685 6.90473 15.1168 6.85683C14.7612 6.81748 11.1762 6.12971 8.87468 6.12971C6.57243 6.12971 2.8967 6.85683 2.8967 6.85683" koffice:nodeTypes="ccccccccccccccccccccccccccccc"/>
            <draw:path draw:style-name="gr5" draw:id="shape6" draw:name="path556" draw:layer="" svg:width="17.48375761111pt" svg:height="6.86033336711pt" draw:transform="matrix(0.25189779000 0.00000000000 0.00000000000 0.25189779000 32.83468720613pt 42.86515233635pt)" svg:viewBox="0 0 17 7" svg:d="M2.89986 6.85683C2.89986 6.85683 2.50011 6.85683 2.28014 6.72081C2.06016 6.58223 1.39629 5.90045 1.39629 5.90045L0.864881 5.48984L0.380777 4.76272C0.380777 4.76272 -0.194787 3.76785 0.0693413 2.99197C0.33347 2.21951 0.776575 1.94492 1.17632 1.71908C1.57527 1.49239 2.4126 1.21865 2.4126 1.21865C2.4126 1.21865 3.07883 0.901288 3.29881 0.853384C3.51878 0.808046 4.31748 0.581356 4.31748 0.581356C4.31748 0.581356 4.53824 0.446197 4.75822 0.355521C4.98135 0.264845 5.28963 0.264845 5.4686 0.21694C5.64443 0.171602 6.08832 0.0176239 6.35245 0.00222604C6.76323 -0.0157381 7.41527 0.0809261 7.6384 0.0809261C7.85838 0.0809261 8.61055 0.128831 8.91883 0.128831C9.22712 0.128831 10.3333 0.035588 10.6448 0.035588C10.9531 0.035588 11.1762 -0.00632831 11.5318 0.035588C11.8842 0.0809261 12.5031 0.306761 12.6821 0.400859C12.8587 0.491535 13.9215 0.901288 14.3181 1.0373C14.7171 1.16989 15.6916 1.35381 16.1355 1.5805C16.5754 1.80976 16.8459 2.19299 17.0659 2.51207C17.289 2.82944 17.33 3.17589 17.4183 3.40514C17.5034 3.63183 17.5066 4.12029 17.4214 4.34698C17.3324 4.57281 17.0193 5.04074 17.0193 5.04074L16.5313 5.90301L15.9124 6.44622C15.9124 6.44622 15.4685 6.90473 15.1168 6.85683C14.7612 6.81748 11.1762 6.12971 8.87468 6.12971C6.57243 6.12971 2.8967 6.85683 2.8967 6.85683Z" koffice:nodeTypes="cccccccccccccccccccccccccccccc"/>
            <draw:path draw:style-name="gr6" draw:id="shape7" draw:name="path557" draw:layer="" svg:width="2.40243200000pt" svg:height="3.92832400000pt" draw:transform="matrix(0.25189779000 0.00000000000 0.00000000000 0.25189779000 34.83434195519pt 42.66818886730pt)" svg:viewBox="0 0 2 4" svg:d="M0 1.96535C0 0.87763 0.538355 0 1.20122 0C1.86408 0 2.40243 0.87763 2.40243 1.96535C2.40243 3.04752 1.86408 3.92832 1.20122 3.92832C0.538355 3.92832 0 3.04752 0 1.96535" koffice:nodeTypes="ccccc"/>
            <draw:path draw:style-name="gr7" draw:id="shape8" draw:name="path558" draw:layer="" svg:width="2.40243200000pt" svg:height="3.92832400000pt" draw:transform="matrix(0.25189779000 0.00000000000 0.00000000000 0.25189779000 34.83434195519pt 42.66818886730pt)" svg:viewBox="0 0 2 4" svg:d="M0 1.96535C0 0.87763 0.538355 0 1.20122 0C1.86408 0 2.40243 0.87763 2.40243 1.96535C2.40243 3.04752 1.86408 3.92832 1.20122 3.92832C0.538355 3.92832 0 3.04752 0 1.96535Z" koffice:nodeTypes="ccccc"/>
            <draw:path draw:style-name="gr6" draw:id="shape9" draw:name="path559" draw:layer="" svg:width="1.01284096000pt" svg:height="3.32697600000pt" draw:transform="matrix(0.25189779000 0.00000000000 0.00000000000 0.25189779000 34.98890643914pt 42.70728340430pt)" svg:viewBox="0 0 1 3" svg:d="M0 1.66714C0 0.746381 0.227849 0 0.50642 0C0.788212 0 1.01284 0.746381 1.01284 1.66714C1.01284 2.5806 0.788212 3.32698 0.50642 3.32698C0.227849 3.32698 0 2.5806 0 1.66714" koffice:nodeTypes="ccccc"/>
            <draw:path draw:style-name="gr7" draw:id="shape10" draw:name="path560" draw:layer="" svg:width="1.01284096000pt" svg:height="3.32697600000pt" draw:transform="matrix(0.25189779000 0.00000000000 0.00000000000 0.25189779000 34.98890643914pt 42.70728340430pt)" svg:viewBox="0 0 1 3" svg:d="M0 1.66714C0 0.746381 0.227849 0 0.50642 0C0.788212 0 1.01284 0.746381 1.01284 1.66714C1.01284 2.5806 0.788212 3.32698 0.50642 3.32698C0.227849 3.32698 0 2.5806 0 1.66714Z" koffice:nodeTypes="ccccc"/>
            <draw:path draw:style-name="gr6" draw:id="shape11" draw:name="path561" draw:layer="" svg:width="2.15032896000pt" svg:height="1.92654400000pt" draw:transform="matrix(0.25189779000 0.00000000000 0.00000000000 0.25189779000 34.92945856070pt 42.46425241651pt)" svg:viewBox="0 0 2 2" svg:d="M0 0.967158C0 0.438608 0.480979 0 1.07575 0C1.66935 0 2.15033 0.438608 2.15033 0.967158C2.15033 1.49904 1.66935 1.92654 1.07575 1.92654C0.480979 1.92654 0 1.49904 0 0.967158" koffice:nodeTypes="ccccc"/>
            <draw:path draw:style-name="gr6" draw:id="shape12" draw:name="path562" draw:layer="" svg:width="2.13861376000pt" svg:height="2.91466368000pt" draw:transform="matrix(0.25189779000 0.00000000000 0.00000000000 0.25189779000 34.92885400600pt 42.08620421328pt)" svg:viewBox="0 0 2 3" svg:d="M1.83326 2.35645L1.83326 2.91466L0.174318 2.91466L0.174318 2.35645L0.718331 2.35645L0.718331 1.1L0 1.1L0 0.544689L0.718331 0.544689L0.718331 0L1.42379 0L1.42379 0.544689L2.13861 0.544689L2.13861 1.1L1.42379 1.1L1.42379 2.35645L1.83326 2.35645" koffice:nodeTypes="ccccccccccccccccc"/>
            <draw:path draw:style-name="gr8" draw:id="shape13" draw:name="path563" draw:layer="" svg:width="2.13861376000pt" svg:height="2.91466368000pt" draw:transform="matrix(0.25189779000 0.00000000000 0.00000000000 0.25189779000 34.92885400600pt 42.08620421328pt)" svg:viewBox="0 0 2 3" svg:d="M1.83326 2.35645L1.83326 2.91466L0.174318 2.91466L0.174318 2.35645L0.718331 2.35645L0.718331 1.1L0 1.1L0 0.544689L0.718331 0.544689L0.718331 0L1.42379 0L1.42379 0.544689L2.13861 0.544689L2.13861 1.1L1.42379 1.1L1.42379 2.35645L1.83326 2.35645" koffice:nodeTypes="ccccccccccccccccc"/>
            <draw:path draw:style-name="gr6" draw:id="shape14" draw:name="path564" draw:layer="" svg:width="2.02890368000pt" svg:height="2.91466368000pt" draw:transform="matrix(0.25189779000 0.00000000000 0.00000000000 0.25189779000 34.86497272646pt 42.08620421328pt)" svg:viewBox="0 0 2 3" svg:d="M2.0289 2.35645L2.0289 2.91466L0 2.91466L0 2.35645L0.750163 2.35645L0.750163 1.1L0.255426 1.1L0.255426 0.544689L0.750163 0.544689L0.750163 0L1.23604 0L1.23604 0.544689L1.72836 0.544689L1.72836 1.1L1.23604 1.1L1.23604 2.35645L2.0289 2.35645" koffice:nodeTypes="ccccccccccccccccc"/>
            <draw:path draw:style-name="gr8" draw:id="shape15" draw:name="path565" draw:layer="" svg:width="2.02890368000pt" svg:height="2.91466368000pt" draw:transform="matrix(0.25189779000 0.00000000000 0.00000000000 0.25189779000 34.86497272646pt 42.08620421328pt)" svg:viewBox="0 0 2 3" svg:d="M2.0289 2.35645L2.0289 2.91466L0 2.91466L0 2.35645L0.750163 2.35645L0.750163 1.1L0.255426 1.1L0.255426 0.544689L0.750163 0.544689L0.750163 0L1.23604 0L1.23604 0.544689L1.72836 0.544689L1.72836 1.1L1.23604 1.1L1.23604 2.35645L2.0289 2.35645" koffice:nodeTypes="ccccccccccccccccc"/>
            <draw:path draw:style-name="gr7" draw:id="shape16" draw:name="path566" draw:layer="" svg:width="2.15032896000pt" svg:height="1.85831424000pt" draw:transform="matrix(0.25189779000 0.00000000000 0.00000000000 0.25189779000 34.92945856070pt 42.47049948170pt)" svg:viewBox="0 0 2 2" svg:d="M1.38545 0.00436224C1.83124 0.119962 2.15033 0.485299 2.15033 0.91607C2.15033 1.43845 1.66935 1.85831 1.07575 1.85831C0.480979 1.85831 0 1.43845 0 0.91607C0 0.477665 0.336685 0.104694 0.795375 0" koffice:nodeTypes="ccccc"/>
            <draw:path draw:style-name="gr6" draw:id="shape17" draw:name="path567" draw:layer="" svg:width="13.54315795692pt" svg:height="5.85952933259pt" draw:transform="matrix(0.25189779000 0.00000000000 0.00000000000 0.25189779000 33.44668740964pt 42.95481142361pt)" svg:viewBox="0 0 14 6" svg:d="M6.75933 5.85953L2.86116 5.85953L2.77053 4.93376L2.58762 3.96925L2.39328 2.7652C1.31953 1.39275 0.331516 0.492281 0 0.685183C0.0792045 0.431407 0.173107 0.241668 0.380508 0.124662C1.33505 -0.424791 3.30536 0.893896 4.78657 3.06009C4.91966 3.25852 5.04786 3.45617 5.16054 3.6546L8.38017 3.6546C8.49611 3.45933 8.6235 3.26089 8.75741 3.06009C10.2353 0.893896 12.2081 -0.424791 13.1602 0.124662C13.3668 0.241668 13.4615 0.431407 13.5432 0.685183C13.2092 0.495444 12.2236 1.39275 11.1442 2.7652L10.9523 3.96925L10.7702 4.93376L10.6812 5.85953L6.7626 5.85953" koffice:nodeTypes="cccccccccccccccccc"/>
            <draw:path draw:style-name="gr7" draw:id="shape18" draw:name="path568" draw:layer="" svg:width="13.54315795692pt" svg:height="5.85952933259pt" draw:transform="matrix(0.25189779000 0.00000000000 0.00000000000 0.25189779000 33.44668740964pt 42.95481142361pt)" svg:viewBox="0 0 14 6" svg:d="M6.75933 5.85953L2.86116 5.85953L2.77053 4.93376L2.58762 3.96925L2.39328 2.7652C1.31953 1.39275 0.331516 0.492281 0 0.685183C0.0792045 0.431407 0.173107 0.241668 0.380508 0.124662C1.33505 -0.424791 3.30536 0.893896 4.78657 3.06009C4.91966 3.25852 5.04786 3.45617 5.16054 3.6546L8.38017 3.6546C8.49611 3.45933 8.6235 3.26089 8.75741 3.06009C10.2353 0.893896 12.2081 -0.424791 13.1602 0.124662C13.3668 0.241668 13.4615 0.431407 13.5432 0.685183C13.2092 0.495444 12.2236 1.39275 11.1442 2.7652L10.9523 3.96925L10.7702 4.93376L10.6812 5.85953L6.7626 5.85953Z" koffice:nodeTypes="ccccccccccccccccccc"/>
            <draw:path draw:style-name="gr7" draw:id="shape19" draw:name="path569" draw:layer="" svg:width="12.86435569231pt" svg:height="3.09871890902pt" draw:transform="matrix(0.25189779000 0.00000000000 0.00000000000 0.25189779000 33.48880472013pt 43.10040520068pt)" svg:viewBox="0 0 13 3" svg:d="M0 0.079842C0.713846 -0.350265 2.38267 1.00022 3.73635 3.09872M12.8644 0.079842C12.1473 -0.350265 10.4817 1.00022 9.12721 3.09872" koffice:nodeTypes="cccc"/>
            <draw:path draw:style-name="gr6" draw:id="shape20" draw:name="path570" draw:layer="" svg:width="12.40821381333pt" svg:height="2.29836800000pt" draw:transform="matrix(0.25189779000 0.00000000000 0.00000000000 0.25189779000 33.57807729690pt 44.47822562712pt)" svg:viewBox="0 0 12 2" svg:d="M0.466132 1.7212C0.305873 1.23409 0 0.798426 0 0.798426C1.57248 0.311309 3.76241 0.0060032 6.19801 0C8.63035 0.0060032 10.839 0.311309 12.4082 0.798426C12.4082 0.798426 12.2325 1.12517 11.9901 1.57884C11.8534 1.83012 11.6753 2.26835 11.6866 2.26835C10.2663 1.80868 8.43674 1.57284 6.1858 1.57027C3.93812 1.57284 1.77504 1.86356 0.648354 2.29837C0.660557 2.29837 0.569445 2.02394 0.457183 1.7212L0.466132 1.7212" koffice:nodeTypes="cccccccccc"/>
            <draw:path draw:style-name="gr7" draw:id="shape21" draw:name="path571" draw:layer="" svg:width="12.40821381333pt" svg:height="2.29836800000pt" draw:transform="matrix(0.25189779000 0.00000000000 0.00000000000 0.25189779000 33.57807729690pt 44.47822562712pt)" svg:viewBox="0 0 12 2" svg:d="M0.466132 1.7212C0.305873 1.23409 0 0.798426 0 0.798426C1.57248 0.311309 3.76241 0.0060032 6.19801 0C8.63035 0.0060032 10.839 0.311309 12.4082 0.798426C12.4082 0.798426 12.2325 1.12517 11.9901 1.57884C11.8534 1.83012 11.6753 2.26835 11.6866 2.26835C10.2663 1.80868 8.43674 1.57284 6.1858 1.57027C3.93812 1.57284 1.77504 1.86356 0.648354 2.29837C0.660557 2.29837 0.569445 2.02394 0.457183 1.7212L0.466132 1.7212" koffice:nodeTypes="cccccccccc"/>
            <draw:path draw:style-name="gr6" draw:id="shape22" draw:name="path572" draw:layer="" svg:width="11.53692983379pt" svg:height="2.21509152000pt" draw:transform="matrix(0.25189779000 0.00000000000 0.00000000000 0.25189779000 33.69346686371pt 44.84781006461pt)" svg:viewBox="0 0 12 2" svg:d="M5.77306 2.21509C7.75002 2.21172 9.93098 1.90358 10.7339 1.68973C11.2738 1.52893 11.5876 1.27972 11.5302 0.991782C11.5024 0.855391 11.3868 0.73668 11.2312 0.668484C10.0473 0.279517 7.92043 0.00336768 5.77306 0C3.62816 0.00336768 1.48652 0.279517 0.305923 0.668484C0.150257 0.73668 0.0339178 0.855391 0.00688113 0.991782C-0.0512886 1.27972 0.26332 1.52893 0.799956 1.68973C1.60532 1.90358 3.79611 2.21172 5.77306 2.21509" koffice:nodeTypes="ccccccccc"/>
            <draw:path draw:style-name="gr7" draw:id="shape23" draw:name="path573" draw:layer="" svg:width="11.53692983379pt" svg:height="2.21509152000pt" draw:transform="matrix(0.25189779000 0.00000000000 0.00000000000 0.25189779000 33.69346686371pt 44.84781006461pt)" svg:viewBox="0 0 12 2" svg:d="M5.77306 2.21509C7.75002 2.21172 9.93098 1.90358 10.7339 1.68973C11.2738 1.52893 11.5876 1.27972 11.5302 0.991782C11.5024 0.855391 11.3868 0.73668 11.2312 0.668484C10.0473 0.279517 7.92043 0.00336768 5.77306 0C3.62816 0.00336768 1.48652 0.279517 0.305923 0.668484C0.150257 0.73668 0.0339178 0.855391 0.00688113 0.991782C-0.0512886 1.27972 0.26332 1.52893 0.799956 1.68973C1.60532 1.90358 3.79611 2.21172 5.77306 2.21509Z" koffice:nodeTypes="ccccccccc"/>
            <draw:path draw:style-name="gr6" draw:id="shape24" draw:name="path574" draw:layer="" svg:width="12.66989701333pt" svg:height="1.48608800000pt" draw:transform="matrix(0.25189779000 0.00000000000 0.00000000000 0.25189779000 33.57203174994pt 44.12153835648pt)" svg:viewBox="0 0 13 1" svg:d="M12.6641 1.11853L12.1775 0.751664C12.1775 0.751664 11.718 0.989576 11.1393 0.916478C10.5639 0.84407 10.3773 0.25791 10.3773 0.25791C10.3773 0.25791 9.73115 0.712357 9.20177 0.678566C8.67238 0.639259 8.32631 0.25791 8.32631 0.25791C8.32631 0.25791 7.75089 0.60271 7.24288 0.56892C6.73486 0.530302 6.25069 0 6.25069 0C6.25069 0 5.74268 0.549611 5.23467 0.588229C4.72665 0.622709 4.30989 0.218603 4.30989 0.218603C4.30989 0.218603 4.08054 0.622709 3.43443 0.712357C2.78914 0.804763 2.23756 0.291701 2.23756 0.291701C2.23756 0.291701 1.86764 0.787523 1.4295 0.916478C0.992186 1.04543 0.413479 0.731666 0.413479 0.731666C0.413479 0.731666 0.321412 0.916478 0.254006 1.02612C0.184134 1.13577 0 1.15508 0 1.15508L0.143855 1.48333C1.72626 1.09922 3.86928 0.860621 6.29344 0.858552C8.72088 0.860621 10.9223 1.09922 12.508 1.48609L12.6699 1.11853" koffice:nodeTypes="cccccccccccccccccccc"/>
            <draw:path draw:style-name="gr7" draw:id="shape25" draw:name="path575" draw:layer="" svg:width="12.66989701333pt" svg:height="1.48608800000pt" draw:transform="matrix(0.25189779000 0.00000000000 0.00000000000 0.25189779000 33.57203174994pt 44.12153835648pt)" svg:viewBox="0 0 13 1" svg:d="M12.6641 1.11853L12.1775 0.751664C12.1775 0.751664 11.718 0.989576 11.1393 0.916478C10.5639 0.84407 10.3773 0.25791 10.3773 0.25791C10.3773 0.25791 9.73115 0.712357 9.20177 0.678566C8.67238 0.639259 8.32631 0.25791 8.32631 0.25791C8.32631 0.25791 7.75089 0.60271 7.24288 0.56892C6.73486 0.530302 6.25069 0 6.25069 0C6.25069 0 5.74268 0.549611 5.23467 0.588229C4.72665 0.622709 4.30989 0.218603 4.30989 0.218603C4.30989 0.218603 4.08054 0.622709 3.43443 0.712357C2.78914 0.804763 2.23756 0.291701 2.23756 0.291701C2.23756 0.291701 1.86764 0.787523 1.4295 0.916478C0.992186 1.04543 0.413479 0.731666 0.413479 0.731666C0.413479 0.731666 0.321412 0.916478 0.254006 1.02612C0.184134 1.13577 0 1.15508 0 1.15508L0.143855 1.48333C1.72626 1.09922 3.86928 0.860621 6.29344 0.858552C8.72088 0.860621 10.9223 1.09922 12.508 1.48609L12.6699 1.11853Z" koffice:nodeTypes="ccccccccccccccccccccc"/>
            <draw:path draw:style-name="gr6" draw:id="shape26" draw:name="path576" draw:layer="" svg:width="15.75814502400pt" svg:height="2.90236130366pt" draw:transform="matrix(0.25189779000 0.00000000000 0.00000000000 0.25189779000 33.17423475998pt 43.93029755431pt)" svg:viewBox="0 0 16 3" svg:d="M7.90285 0L8.13162 0.048186C8.09472 0.159977 8.0857 0.278515 8.0857 0.404762C8.0857 0.961792 8.49159 1.41378 8.99587 1.41378C9.39847 1.41378 9.73794 1.12177 9.85684 0.717007C9.87241 0.727608 9.94539 0.34983 9.98229 0.356576C10.0093 0.356576 10.0061 0.747846 10.0216 0.7411C10.0766 1.24705 10.4735 1.59399 10.9195 1.59399C11.4205 1.59399 11.8223 1.14201 11.8223 0.584978C11.8223 0.543538 11.8223 0.503062 11.8174 0.462585L12.1011 0.129138L12.2569 0.554139C12.1929 0.683277 12.1716 0.832654 12.1716 0.992631C12.1716 1.52653 12.5594 1.95828 13.035 1.95828C13.3376 1.95828 13.6 1.78481 13.7558 1.52653L13.9395 1.25476L13.9362 1.5911C13.9362 1.92358 14.0584 2.2233 14.3363 2.27727C14.3363 2.27727 14.6504 2.30425 15.0784 1.91009C15.4999 1.51979 15.7319 1.19308 15.7319 1.19308L15.7581 1.59399C15.7581 1.59399 15.3441 2.39581 14.9652 2.65119C14.7602 2.79382 14.4421 2.9432 14.1928 2.89212C13.9304 2.8449 13.741 2.59337 13.6426 2.30811C13.4565 2.44014 13.2343 2.51531 12.9957 2.51531C12.4824 2.51531 12.0216 2.18186 11.8387 1.6894C11.6034 1.98815 11.277 2.16837 10.8916 2.16837C10.4825 2.16837 10.1069 1.95442 9.87241 1.61809C9.64036 1.86962 9.3255 2.02285 8.98029 2.02285C8.52849 2.02285 8.1226 1.75686 7.89383 1.36655C7.66424 1.75686 7.26164 2.02285 6.80983 2.02285C6.46463 2.02285 6.14976 1.86962 5.91771 1.61809C5.6832 1.95442 5.30683 2.16837 4.89767 2.16837C4.5131 2.16837 4.18676 1.98815 3.95143 1.6894C3.76857 2.17897 3.30693 2.51531 2.79445 2.51531C2.55584 2.51531 2.33281 2.44014 2.14668 2.30811C2.0491 2.59337 1.85969 2.8449 1.5973 2.89212C1.34721 2.9432 1.03234 2.79382 0.824888 2.65119C0.446063 2.39581 0 1.59399 0 1.59399L0.0582177 1.19308C0.0582177 1.19308 0.293549 1.51979 0.711732 1.91009C1.13648 2.30425 1.4538 2.27727 1.4538 2.27727C1.73177 2.2233 1.85395 1.92358 1.85395 1.5911L1.85067 1.25476L2.03352 1.52653C2.18931 1.78481 2.45252 1.95828 2.75427 1.95828C3.23067 1.95828 3.61852 1.52653 3.61852 0.992631C3.61852 0.832654 3.5972 0.683277 3.53652 0.554139L3.68904 0.129138L3.97274 0.462585C3.96701 0.503062 3.96373 0.543538 3.96373 0.584978C3.96373 1.14201 4.36715 1.59399 4.87061 1.59399C5.31667 1.59399 5.71026 1.24705 5.76847 0.7411C5.78077 0.747846 5.77749 0.356576 5.80783 0.356576C5.84473 0.34983 5.92099 0.727608 5.93329 0.717007C6.05218 1.12177 6.39411 1.41378 6.79753 1.41378C7.29772 1.41378 7.70442 0.961792 7.70442 0.404762C7.70442 0.278515 7.69786 0.159977 7.6585 0.048186L7.89629 0" koffice:nodeTypes="ccccccccccccccccccccccccccccccccccccccccccccccccccccccccccc"/>
            <draw:path draw:style-name="gr7" draw:id="shape27" draw:name="path577" draw:layer="" svg:width="15.75814502400pt" svg:height="2.90236130366pt" draw:transform="matrix(0.25189779000 0.00000000000 0.00000000000 0.25189779000 33.17423475998pt 43.93029755431pt)" svg:viewBox="0 0 16 3" svg:d="M7.90285 0L8.13162 0.048186C8.09472 0.159977 8.0857 0.278515 8.0857 0.404762C8.0857 0.961792 8.49159 1.41378 8.99587 1.41378C9.39847 1.41378 9.73794 1.12177 9.85684 0.717007C9.87241 0.727608 9.94539 0.34983 9.98229 0.356576C10.0093 0.356576 10.0061 0.747846 10.0216 0.7411C10.0766 1.24705 10.4735 1.59399 10.9195 1.59399C11.4205 1.59399 11.8223 1.14201 11.8223 0.584978C11.8223 0.543538 11.8223 0.503062 11.8174 0.462585L12.1011 0.129138L12.2569 0.554139C12.1929 0.683277 12.1716 0.832654 12.1716 0.992631C12.1716 1.52653 12.5594 1.95828 13.035 1.95828C13.3376 1.95828 13.6 1.78481 13.7558 1.52653L13.9395 1.25476L13.9362 1.5911C13.9362 1.92358 14.0584 2.2233 14.3363 2.27727C14.3363 2.27727 14.6504 2.30425 15.0784 1.91009C15.4999 1.51979 15.7319 1.19308 15.7319 1.19308L15.7581 1.59399C15.7581 1.59399 15.3441 2.39581 14.9652 2.65119C14.7602 2.79382 14.4421 2.9432 14.1928 2.89212C13.9304 2.8449 13.741 2.59337 13.6426 2.30811C13.4565 2.44014 13.2343 2.51531 12.9957 2.51531C12.4824 2.51531 12.0216 2.18186 11.8387 1.6894C11.6034 1.98815 11.277 2.16837 10.8916 2.16837C10.4825 2.16837 10.1069 1.95442 9.87241 1.61809C9.64036 1.86962 9.3255 2.02285 8.98029 2.02285C8.52849 2.02285 8.1226 1.75686 7.89383 1.36655C7.66424 1.75686 7.26164 2.02285 6.80983 2.02285C6.46463 2.02285 6.14976 1.86962 5.91771 1.61809C5.6832 1.95442 5.30683 2.16837 4.89767 2.16837C4.5131 2.16837 4.18676 1.98815 3.95143 1.6894C3.76857 2.17897 3.30693 2.51531 2.79445 2.51531C2.55584 2.51531 2.33281 2.44014 2.14668 2.30811C2.0491 2.59337 1.85969 2.8449 1.5973 2.89212C1.34721 2.9432 1.03234 2.79382 0.824888 2.65119C0.446063 2.39581 0 1.59399 0 1.59399L0.0582177 1.19308C0.0582177 1.19308 0.293549 1.51979 0.711732 1.91009C1.13648 2.30425 1.4538 2.27727 1.4538 2.27727C1.73177 2.2233 1.85395 1.92358 1.85395 1.5911L1.85067 1.25476L2.03352 1.52653C2.18931 1.78481 2.45252 1.95828 2.75427 1.95828C3.23067 1.95828 3.61852 1.52653 3.61852 0.992631C3.61852 0.832654 3.5972 0.683277 3.53652 0.554139L3.68904 0.129138L3.97274 0.462585C3.96701 0.503062 3.96373 0.543538 3.96373 0.584978C3.96373 1.14201 4.36715 1.59399 4.87061 1.59399C5.31667 1.59399 5.71026 1.24705 5.76847 0.7411C5.78077 0.747846 5.77749 0.356576 5.80783 0.356576C5.84473 0.34983 5.92099 0.727608 5.93329 0.717007C6.05218 1.12177 6.39411 1.41378 6.79753 1.41378C7.29772 1.41378 7.70442 0.961792 7.70442 0.404762C7.70442 0.278515 7.69786 0.159977 7.6585 0.048186L7.89629 0Z" koffice:nodeTypes="cccccccccccccccccccccccccccccccccccccccccccccccccccccccccccc"/>
            <draw:path draw:style-name="gr6" draw:id="shape28" draw:name="path578" draw:layer="" svg:width="12.47826570930pt" svg:height="1.38267330913pt" draw:transform="matrix(0.25189779000 0.00000000000 0.00000000000 0.25189779000 33.51000417001pt 44.37242855532pt)" svg:viewBox="0 0 12 1" svg:d="M6.23641 0.497629C3.88976 0.500451 1.77982 0.835339 0.267898 1.37342C0.165223 1.41293 0.0398173 1.3198 0.00768212 1.21068C-0.024453 1.09497 0.0484389 0.951985 0.147979 0.912476C1.66852 0.354643 3.83098 0.00282209 6.23641 0C8.63871 0.00282209 10.8097 0.354643 12.3303 0.912476C12.4298 0.951985 12.5027 1.09497 12.4706 1.21068C12.4416 1.3198 12.313 1.41293 12.2135 1.37342C10.6992 0.835339 8.57992 0.500451 6.23641 0.497629" koffice:nodeTypes="ccccccccc"/>
            <draw:path draw:style-name="gr5" draw:id="shape29" draw:name="path579" draw:layer="" svg:width="12.47826570930pt" svg:height="1.38267330913pt" draw:transform="matrix(0.25189779000 0.00000000000 0.00000000000 0.25189779000 33.51000417001pt 44.37242855532pt)" svg:viewBox="0 0 12 1" svg:d="M6.23641 0.497629C3.88976 0.500451 1.77982 0.835339 0.267898 1.37342C0.165223 1.41293 0.0398173 1.3198 0.00768212 1.21068C-0.024453 1.09497 0.0484389 0.951985 0.147979 0.912476C1.66852 0.354643 3.83098 0.00282209 6.23641 0C8.63871 0.00282209 10.8097 0.354643 12.3303 0.912476C12.4298 0.951985 12.5027 1.09497 12.4706 1.21068C12.4416 1.3198 12.313 1.41293 12.2135 1.37342C10.6992 0.835339 8.57992 0.500451 6.23641 0.497629Z" koffice:nodeTypes="ccccccccc"/>
            <draw:path draw:style-name="gr9" draw:id="shape30" draw:name="path580" draw:layer="" svg:width="0.48108096000pt" svg:height="0.42823936000pt" draw:transform="matrix(0.25189779000 0.00000000000 0.00000000000 0.25189779000 34.52964638841pt 44.61042158731pt)" svg:viewBox="0 0 0 0" svg:d="M0 0.21412C0 0.0963277 0.107092 0 0.241373 0C0.373989 0 0.481081 0.0963277 0.481081 0.21412C0.481081 0.334006 0.373989 0.428239 0.241373 0.428239C0.107092 0.428239 0 0.334006 0 0.21412" koffice:nodeTypes="ccccc"/>
            <draw:path draw:style-name="gr7" draw:id="shape31" draw:name="path581" draw:layer="" svg:width="0.48108096000pt" svg:height="0.42823936000pt" draw:transform="matrix(0.25189779000 0.00000000000 0.00000000000 0.25189779000 34.52964638841pt 44.61042158731pt)" svg:viewBox="0 0 0 0" svg:d="M0 0.21412C0 0.0963277 0.107092 0 0.241373 0C0.373989 0 0.481081 0.0963277 0.481081 0.21412C0.481081 0.334006 0.373989 0.428239 0.241373 0.428239C0.107092 0.428239 0 0.334006 0 0.21412Z" koffice:nodeTypes="ccccc"/>
            <draw:path draw:style-name="gr4" draw:id="shape32" draw:name="path582" draw:layer="" svg:width="2.07360000000pt" svg:height="0.49120000000pt" draw:transform="matrix(0.25189779000 0.00000000000 0.00000000000 0.25189779000 34.86053932535pt 44.60477907682pt)" svg:viewBox="0 0 2 0" svg:d="M1.0304 0.4912L0.2624 0.4912C0.1192 0.4912 0 0.3784 0 0.2424C0 0.1096 0.116 0 0.256 0L1.8168 0C1.96 0 2.0736 0.1096 2.0736 0.2424C2.0736 0.3784 1.9568 0.4912 1.8144 0.4912L1.0304 0.4912" koffice:nodeTypes="cccccccc"/>
            <draw:path draw:style-name="gr7" draw:id="shape33" draw:name="path583" draw:layer="" svg:width="2.07360000000pt" svg:height="0.49120000000pt" draw:transform="matrix(0.25189779000 0.00000000000 0.00000000000 0.25189779000 34.86053932535pt 44.60477907682pt)" svg:viewBox="0 0 2 0" svg:d="M1.0304 0.4912L0.2624 0.4912C0.1192 0.4912 0 0.3784 0 0.2424C0 0.1096 0.116 0 0.256 0L1.8168 0C1.96 0 2.0736 0.1096 2.0736 0.2424C2.0736 0.3784 1.9568 0.4912 1.8144 0.4912L1.0304 0.4912" koffice:nodeTypes="cccccccc"/>
            <draw:path draw:style-name="gr10" draw:id="shape34" draw:name="path584" draw:layer="" svg:width="1.33586615306pt" svg:height="0.43038237699pt" draw:transform="matrix(0.25189779000 0.00000000000 0.00000000000 0.25189779000 33.93384494027pt 44.65121208972pt)" svg:viewBox="0 0 1 0" svg:d="M0.69603 0.375034L0.24555 0.428566C0.131132 0.441687 0.0193291 0.382381 0.00232987 0.293685C-0.0146694 0.206564 0.0631349 0.125216 0.177553 0.112095L0.629995 0.0585625L1.0929 0.00135618C1.20731 -0.00966518 1.31454 0.0475411 1.33416 0.134662C1.34854 0.221259 1.27074 0.304707 1.15632 0.317828L0.69603 0.375034" koffice:nodeTypes="ccccccccc"/>
            <draw:path draw:style-name="gr7" draw:id="shape35" draw:name="path585" draw:layer="" svg:width="1.33586615306pt" svg:height="0.43038237699pt" draw:transform="matrix(0.25189779000 0.00000000000 0.00000000000 0.25189779000 33.93384494027pt 44.65121208972pt)" svg:viewBox="0 0 1 0" svg:d="M0.69603 0.375034L0.24555 0.428566C0.131132 0.441687 0.0193291 0.382381 0.00232987 0.293685C-0.0146694 0.206564 0.0631349 0.125216 0.177553 0.112095L0.629995 0.0585625L1.0929 0.00135618C1.20731 -0.00966518 1.31454 0.0475411 1.33416 0.134662C1.34854 0.221259 1.27074 0.304707 1.15632 0.317828L0.69603 0.375034" koffice:nodeTypes="ccccccccc"/>
            <draw:path draw:style-name="gr4" draw:id="shape36" draw:name="path586" draw:layer="" svg:width="0.58614336000pt" svg:height="0.29333056000pt" draw:transform="matrix(0.25189779000 0.00000000000 0.00000000000 0.25189779000 33.58775017204pt 44.79319862374pt)" svg:viewBox="0 0 1 0" svg:d="M0 0.213607L0.187419 0L0.586143 0.0532934L0.353401 0.293331L1.74078e-14 0.213607" koffice:nodeTypes="ccccc"/>
            <draw:path draw:style-name="gr7" draw:id="shape37" draw:name="path587" draw:layer="" svg:width="0.58614336000pt" svg:height="0.29333056000pt" draw:transform="matrix(0.25189779000 0.00000000000 0.00000000000 0.25189779000 33.58775017204pt 44.79319862374pt)" svg:viewBox="0 0 1 0" svg:d="M0 0.213607L0.187419 0L0.586143 0.0532934L0.353401 0.293331L1.74078e-14 0.213607" koffice:nodeTypes="ccccc"/>
            <draw:path draw:style-name="gr9" draw:id="shape38" draw:name="path588" draw:layer="" svg:width="0.48219136000pt" svg:height="0.42823936000pt" draw:transform="matrix(0.25189779000 0.00000000000 0.00000000000 0.25189779000 35.52313127217pt 44.61042158731pt)" svg:viewBox="0 0 0 0" svg:d="M0 0.21412C0 0.0963277 0.107771 0 0.242207 0C0.37442 0 0.482191 0.0963277 0.482191 0.21412C0.482191 0.334006 0.37442 0.428239 0.242207 0.428239C0.107771 0.428239 0 0.334006 0 0.21412" koffice:nodeTypes="ccccc"/>
            <draw:path draw:style-name="gr7" draw:id="shape39" draw:name="path589" draw:layer="" svg:width="0.48219136000pt" svg:height="0.42823936000pt" draw:transform="matrix(0.25189779000 0.00000000000 0.00000000000 0.25189779000 35.52313127217pt 44.61042158731pt)" svg:viewBox="0 0 0 0" svg:d="M0 0.21412C0 0.0963277 0.107771 0 0.242207 0C0.37442 0 0.482191 0.0963277 0.482191 0.21412C0.482191 0.334006 0.37442 0.428239 0.242207 0.428239C0.107771 0.428239 0 0.334006 0 0.21412Z" koffice:nodeTypes="ccccc"/>
            <draw:path draw:style-name="gr10" draw:id="shape40" draw:name="path590" draw:layer="" svg:width="1.33416052893pt" svg:height="0.43038237699pt" draw:transform="matrix(0.25189779000 0.00000000000 0.00000000000 0.25189779000 35.88239032484pt 44.65121208972pt)" svg:viewBox="0 0 1 0" svg:d="M0.637874 0.375034L1.09068 0.428566C1.20502 0.441687 1.31218 0.382381 1.33178 0.293685C1.34877 0.206564 1.27298 0.125216 1.15863 0.112095L0.703867 0.0585625L0.243873 0.00135618C0.126915 -0.00966518 0.0204109 0.0475411 0.00276909 0.134662C-0.0161795 0.221259 0.0641887 0.304707 0.180494 0.317828L0.637874 0.375034" koffice:nodeTypes="ccccccccc"/>
            <draw:path draw:style-name="gr7" draw:id="shape41" draw:name="path591" draw:layer="" svg:width="1.33416052893pt" svg:height="0.43038237699pt" draw:transform="matrix(0.25189779000 0.00000000000 0.00000000000 0.25189779000 35.88239032484pt 44.65121208972pt)" svg:viewBox="0 0 1 0" svg:d="M0.637874 0.375034L1.09068 0.428566C1.20502 0.441687 1.31218 0.382381 1.33178 0.293685C1.34877 0.206564 1.27298 0.125216 1.15863 0.112095L0.703867 0.0585625L0.243873 0.00135618C0.126915 -0.00966518 0.0204109 0.0475411 0.00276909 0.134662C-0.0161795 0.221259 0.0641887 0.304707 0.180494 0.317828L0.637874 0.375034" koffice:nodeTypes="ccccccccc"/>
            <draw:path draw:style-name="gr4" draw:id="shape42" draw:name="path592" draw:layer="" svg:width="0.53699584000pt" svg:height="0.26625600000pt" draw:transform="matrix(0.25189779000 0.00000000000 0.00000000000 0.25189779000 36.44386807418pt 44.79239255081pt)" svg:viewBox="0 0 1 0" svg:d="M0.536996 0.21672L0.392781 0L0 0.0231168L0.187597 0.266256L0.536996 0.21672" koffice:nodeTypes="ccccc"/>
            <draw:path draw:style-name="gr7" draw:id="shape43" draw:name="path593" draw:layer="" svg:width="0.53699584000pt" svg:height="0.26625600000pt" draw:transform="matrix(0.25189779000 0.00000000000 0.00000000000 0.25189779000 36.44386807418pt 44.79239255081pt)" svg:viewBox="0 0 1 0" svg:d="M0.536996 0.21672L0.392781 0L0 0.0231168L0.187597 0.266256L0.536996 0.21672" koffice:nodeTypes="ccccc"/>
            <draw:path draw:style-name="gr4" draw:id="shape44" draw:name="path594" draw:layer="" svg:width="10.06731289600pt" svg:height="1.15433536000pt" draw:transform="matrix(0.25189779000 0.00000000000 0.00000000000 0.25189779000 33.84972387364pt 44.99431381927pt)" svg:viewBox="0 0 10 1" svg:d="M5.02723 1.15434C3.08794 1.15176 1.33326 0.969539 0 0.599945C1.33326 0.23293 3.08794 0.00601664 5.02723 0C6.96733 0.00257856 8.73084 0.230351 10.0673 0.599945C8.73084 0.969539 6.96733 1.15176 5.02723 1.15434" koffice:nodeTypes="ccccc"/>
            <draw:path draw:style-name="gr5" draw:id="shape45" draw:name="path602" draw:layer="" svg:width="10.06731289600pt" svg:height="1.15433536000pt" draw:transform="matrix(0.25189779000 0.00000000000 0.00000000000 0.25189779000 33.84972387364pt 44.99431381927pt)" svg:viewBox="0 0 10 1" svg:d="M5.02723 1.15434C3.08794 1.15176 1.33326 0.969539 0 0.599945C1.33326 0.23293 3.08794 0.00601664 5.02723 0C6.96733 0.00257856 8.73084 0.230351 10.0673 0.599945C8.73084 0.969539 6.96733 1.15176 5.02723 1.15434Z" koffice:nodeTypes="ccccc"/>
            <draw:path draw:style-name="gr6" draw:id="shape46" draw:name="path603" draw:layer="" svg:width="0.43411661647pt" svg:height="0.55645889394pt" draw:transform="matrix(0.25189779000 0.00000000000 0.00000000000 0.25189779000 36.54374644840pt 44.12354605932pt)" svg:viewBox="0 0 0 1" svg:d="M0.413896 0.33923C0.464296 0.18963 0.417096 0.0424297 0.309896 0.0056297C0.202696 -0.0247703 0.0714964 0.0712297 0.0210964 0.21443C-0.0301036 0.36723 0.0146964 0.51683 0.125096 0.55043C0.232296 0.58163 0.360296 0.48883 0.413896 0.33923" koffice:nodeTypes="ccccc"/>
            <draw:path draw:style-name="gr7" draw:id="shape47" draw:name="path604" draw:layer="" svg:width="0.43411661647pt" svg:height="0.55645889394pt" draw:transform="matrix(0.25189779000 0.00000000000 0.00000000000 0.25189779000 36.54374644840pt 44.12354605932pt)" svg:viewBox="0 0 0 1" svg:d="M0.413896 0.33923C0.464296 0.18963 0.417096 0.0424297 0.309896 0.0056297C0.202696 -0.0247703 0.0714964 0.0712297 0.0210964 0.21443C-0.0301036 0.36723 0.0146964 0.51683 0.125096 0.55043C0.232296 0.58163 0.360296 0.48883 0.413896 0.33923Z" koffice:nodeTypes="ccccc"/>
            <draw:path draw:style-name="gr6" draw:id="shape48" draw:name="path605" draw:layer="" svg:width="0.41406021364pt" svg:height="0.56899786618pt" draw:transform="matrix(0.25189779000 0.00000000000 0.00000000000 0.25189779000 35.57484932899pt 43.94353118004pt)" svg:viewBox="0 0 0 1" svg:d="M0.411486 0.309064C0.429086 0.153864 0.354686 0.0154643 0.241886 0.0010643C0.128286 -0.0125357 0.0210863 0.105864 0.00348634 0.261064C-0.0173137 0.416264 0.0570863 0.553864 0.169886 0.568264C0.283486 0.579464 0.390686 0.461064 0.411486 0.309064" koffice:nodeTypes="ccccc"/>
            <draw:path draw:style-name="gr7" draw:id="shape49" draw:name="path606" draw:layer="" svg:width="0.41406021364pt" svg:height="0.56899786618pt" draw:transform="matrix(0.25189779000 0.00000000000 0.00000000000 0.25189779000 35.57484932899pt 43.94353118004pt)" svg:viewBox="0 0 0 1" svg:d="M0.411486 0.309064C0.429086 0.153864 0.354686 0.0154643 0.241886 0.0010643C0.128286 -0.0125357 0.0210863 0.105864 0.00348634 0.261064C-0.0173137 0.416264 0.0570863 0.553864 0.169886 0.568264C0.283486 0.579464 0.390686 0.461064 0.411486 0.309064Z" koffice:nodeTypes="ccccc"/>
            <draw:path draw:style-name="gr6" draw:id="shape50" draw:name="path607" draw:layer="" svg:width="0.41656382388pt" svg:height="0.56899786618pt" draw:transform="matrix(0.25189779000 0.00000000000 0.00000000000 0.25189779000 34.55136666570pt 43.94353118004pt)" svg:viewBox="0 0 0 1" svg:d="M0.00257345 0.309064C-0.0150266 0.153864 0.0593734 0.0154643 0.172973 0.0010643C0.285773 -0.0125357 0.392973 0.105864 0.413773 0.261064C0.432173 0.416264 0.357773 0.553864 0.244173 0.568264C0.133773 0.579464 0.0233734 0.461064 0.00257345 0.309064" koffice:nodeTypes="ccccc"/>
            <draw:path draw:style-name="gr7" draw:id="shape51" draw:name="path608" draw:layer="" svg:width="0.41656382388pt" svg:height="0.56899786618pt" draw:transform="matrix(0.25189779000 0.00000000000 0.00000000000 0.25189779000 34.55136666570pt 43.94353118004pt)" svg:viewBox="0 0 0 1" svg:d="M0.00257345 0.309064C-0.0150266 0.153864 0.0593734 0.0154643 0.172973 0.0010643C0.285773 -0.0125357 0.392973 0.105864 0.413773 0.261064C0.432173 0.416264 0.357773 0.553864 0.244173 0.568264C0.133773 0.579464 0.0233734 0.461064 0.00257345 0.309064Z" koffice:nodeTypes="ccccc"/>
            <draw:path draw:style-name="gr6" draw:id="shape52" draw:name="path609" draw:layer="" svg:width="0.43440180573pt" svg:height="0.55645889394pt" draw:transform="matrix(0.25189779000 0.00000000000 0.00000000000 0.25189779000 33.57742123117pt 44.12354605932pt)" svg:viewBox="0 0 0 1" svg:d="M0.0202044 0.33923C-0.0301956 0.18963 0.0170044 0.0424297 0.125004 0.0056297C0.232204 -0.0247703 0.362604 0.0712297 0.413804 0.21443C0.464204 0.36723 0.419404 0.51683 0.309004 0.55043C0.201804 0.58163 0.0738044 0.48883 0.0202044 0.33923" koffice:nodeTypes="ccccc"/>
            <draw:path draw:style-name="gr7" draw:id="shape53" draw:name="path610" draw:layer="" svg:width="0.43440180573pt" svg:height="0.55645889394pt" draw:transform="matrix(0.25189779000 0.00000000000 0.00000000000 0.25189779000 33.57742123117pt 44.12354605932pt)" svg:viewBox="0 0 0 1" svg:d="M0.0202044 0.33923C-0.0301956 0.18963 0.0170044 0.0424297 0.125004 0.0056297C0.232204 -0.0247703 0.362604 0.0712297 0.413804 0.21443C0.464204 0.36723 0.419404 0.51683 0.309004 0.55043C0.201804 0.58163 0.0738044 0.48883 0.0202044 0.33923Z" koffice:nodeTypes="ccccc"/>
            <draw:path draw:style-name="gr6" draw:id="shape54" draw:name="path611" draw:layer="" svg:width="1.86049600000pt" svg:height="1.31998752000pt" draw:transform="matrix(0.25189779000 0.00000000000 0.00000000000 0.25189779000 34.94013902699pt 43.46136462845pt)" svg:viewBox="0 0 2 1" svg:d="M0.929702 0L0 0.334059L0.69073 1.22575L0.929702 1.31999L1.1654 1.22575L1.8605 0.334059L0.929702 0" koffice:nodeTypes="ccccccc"/>
            <draw:path draw:style-name="gr7" draw:id="shape55" draw:name="path612" draw:layer="" svg:width="1.86049600000pt" svg:height="1.31998752000pt" draw:transform="matrix(0.25189779000 0.00000000000 0.00000000000 0.25189779000 34.94013902699pt 43.46136462845pt)" svg:viewBox="0 0 2 1" svg:d="M0.929702 0L0 0.334059L0.69073 1.22575L0.929702 1.31999L1.1654 1.22575L1.8605 0.334059L0.929702 0" koffice:nodeTypes="ccccccc"/>
            <draw:path draw:style-name="gr6" draw:id="shape56" draw:name="path613" draw:layer="" svg:width="2.20938496000pt" svg:height="0.88360000000pt" draw:transform="matrix(0.25189779000 0.00000000000 0.00000000000 0.25189779000 34.73600105798pt 43.75618580186pt)" svg:viewBox="0 0 2 1" svg:d="M0 0.45872L0.460189 0.8836L2.04529 0.57528L2.20938 0.435408L2.04053 0.291776L0.460189 0L0 0.45872" koffice:nodeTypes="ccccccc"/>
            <draw:path draw:style-name="gr7" draw:id="shape57" draw:name="path614" draw:layer="" svg:width="2.20938496000pt" svg:height="0.88360000000pt" draw:transform="matrix(0.25189779000 0.00000000000 0.00000000000 0.25189779000 34.73600105798pt 43.75618580186pt)" svg:viewBox="0 0 2 1" svg:d="M0 0.45872L0.460189 0.8836L2.04529 0.57528L2.20938 0.435408L2.04053 0.291776L0.460189 0L0 0.45872" koffice:nodeTypes="ccccccc"/>
            <draw:path draw:style-name="gr6" draw:id="shape58" draw:name="path615" draw:layer="" svg:width="2.21890816000pt" svg:height="0.88360000000pt" draw:transform="matrix(0.25189779000 0.00000000000 0.00000000000 0.25189779000 35.11485533414pt 43.75618580186pt)" svg:viewBox="0 0 2 1" svg:d="M2.21891 0.45872L1.75773 0.8836L0.169219 0.57528L0 0.435408L0.172794 0.291776L1.75773 0L2.21891 0.45872" koffice:nodeTypes="ccccccc"/>
            <draw:path draw:style-name="gr7" draw:id="shape59" draw:name="path616" draw:layer="" svg:width="2.21890816000pt" svg:height="0.88360000000pt" draw:transform="matrix(0.25189779000 0.00000000000 0.00000000000 0.25189779000 35.11485533414pt 43.75618580186pt)" svg:viewBox="0 0 2 1" svg:d="M2.21891 0.45872L1.75773 0.8836L0.169219 0.57528L0 0.435408L0.172794 0.291776L1.75773 0L2.21891 0.45872" koffice:nodeTypes="ccccccc"/>
            <draw:path draw:style-name="gr6" draw:id="shape60" draw:name="path617" draw:layer="" svg:width="1.53561664000pt" svg:height="2.19276864000pt" draw:transform="matrix(0.25189779000 0.00000000000 0.00000000000 0.25189779000 33.86020282170pt 43.58429074997pt)" svg:viewBox="0 0 2 2" svg:d="M0.664211 0L0 0.747508L0.848604 2.08497L1.07463 2.19277L1.24019 1.98783L1.53562 0.371977L0.664211 0" koffice:nodeTypes="ccccccc"/>
            <draw:path draw:style-name="gr7" draw:id="shape61" draw:name="path618" draw:layer="" svg:width="1.53561664000pt" svg:height="2.19276864000pt" draw:transform="matrix(0.25189779000 0.00000000000 0.00000000000 0.25189779000 33.86020282170pt 43.58429074997pt)" svg:viewBox="0 0 2 2" svg:d="M0.664211 0L0 0.747508L0.848604 2.08497L1.07463 2.19277L1.24019 1.98783L1.53562 0.371977L0.664211 0" koffice:nodeTypes="ccccccc"/>
            <draw:path draw:style-name="gr6" draw:id="shape62" draw:name="path619" draw:layer="" svg:width="2.09670400000pt" svg:height="0.84052224000pt" draw:transform="matrix(0.25189779000 0.00000000000 0.00000000000 0.25189779000 33.71228843942pt 43.90470473885pt)" svg:viewBox="0 0 2 1" svg:d="M6.58474e-14 0.494339L0.582675 0.840522L1.98897 0.359386L2.0967 0.20463L1.89398 0.0880128L0.284966 0L0 0.494339" koffice:nodeTypes="ccccccc"/>
            <draw:path draw:style-name="gr7" draw:id="shape63" draw:name="path620" draw:layer="" svg:width="2.09670400000pt" svg:height="0.84052224000pt" draw:transform="matrix(0.25189779000 0.00000000000 0.00000000000 0.25189779000 33.71228843942pt 43.90470473885pt)" svg:viewBox="0 0 2 1" svg:d="M6.58474e-14 0.494339L0.582675 0.840522L1.98897 0.359386L2.0967 0.20463L1.89398 0.0880128L0.284966 0L0 0.494339" koffice:nodeTypes="ccccccc"/>
            <draw:path draw:style-name="gr6" draw:id="shape64" draw:name="path621" draw:layer="" svg:width="2.14095424000pt" svg:height="0.83612736000pt" draw:transform="matrix(0.25189779000 0.00000000000 0.00000000000 0.25189779000 34.08227591337pt 43.78742112782pt)" svg:viewBox="0 0 2 1" svg:d="M2.14095 0.379659L1.84012 0.836127L0.20953 0.743224L0 0.626913L0.113544 0.469636L1.53929 0L2.14095 0.379659" koffice:nodeTypes="ccccccc"/>
            <draw:path draw:style-name="gr7" draw:id="shape65" draw:name="path622" draw:layer="" svg:width="2.14095424000pt" svg:height="0.83612736000pt" draw:transform="matrix(0.25189779000 0.00000000000 0.00000000000 0.25189779000 34.08227591337pt 43.78742112782pt)" svg:viewBox="0 0 2 1" svg:d="M2.14095 0.379659L1.84012 0.836127L0.20953 0.743224L0 0.626913L0.113544 0.469636L1.53929 0L2.14095 0.379659" koffice:nodeTypes="ccccccc"/>
            <draw:path draw:style-name="gr6" draw:id="shape66" draw:name="path623" draw:layer="" svg:width="1.86923584000pt" svg:height="0.94167616000pt" draw:transform="matrix(0.25189779000 0.00000000000 0.00000000000 0.25189779000 33.09785935005pt 43.99357427916pt)" svg:viewBox="0 0 2 1" svg:d="M1.86924 0.317515L1.74673 0.829886L0.227502 0.941676L0 0.848518L0.0481254 0.673846L1.19329 0L1.86924 0.317515" koffice:nodeTypes="ccccccc"/>
            <draw:path draw:style-name="gr7" draw:id="shape67" draw:name="path624" draw:layer="" svg:width="1.86923584000pt" svg:height="0.94167616000pt" draw:transform="matrix(0.25189779000 0.00000000000 0.00000000000 0.25189779000 33.09785935005pt 43.99357427916pt)" svg:viewBox="0 0 2 1" svg:d="M1.86924 0.317515L1.74673 0.829886L0.227502 0.941676L0 0.848518L0.0481254 0.673846L1.19329 0L1.86924 0.317515" koffice:nodeTypes="ccccccc"/>
            <draw:path draw:style-name="gr6" draw:id="shape68" draw:name="path625" draw:layer="" svg:width="0.60964864000pt" svg:height="0.54997056000pt" draw:transform="matrix(0.25189779000 0.00000000000 0.00000000000 0.25189779000 33.98252438853pt 43.86782690239pt)" svg:viewBox="0 0 1 1" svg:d="M0 0.275875C0 0.123402 0.137421 0 0.304824 0C0.472228 0 0.609649 0.123402 0.609649 0.275875C0.609649 0.426568 0.472228 0.549971 0.304824 0.549971C0.137421 0.549971 0 0.426568 0 0.275875" koffice:nodeTypes="ccccc"/>
            <draw:path draw:style-name="gr7" draw:id="shape69" draw:name="path626" draw:layer="" svg:width="0.60964864000pt" svg:height="0.54997056000pt" draw:transform="matrix(0.25189779000 0.00000000000 0.00000000000 0.25189779000 33.98252438853pt 43.86782690239pt)" svg:viewBox="0 0 1 1" svg:d="M0 0.275875C0 0.123402 0.137421 0 0.304824 0C0.472228 0 0.609649 0.123402 0.609649 0.275875C0.609649 0.426568 0.472228 0.549971 0.304824 0.549971C0.137421 0.549971 0 0.426568 0 0.275875Z" koffice:nodeTypes="ccccc"/>
            <draw:path draw:style-name="gr6" draw:id="shape70" draw:name="path627" draw:layer="" svg:width="1.54355776000pt" svg:height="2.19276864000pt" draw:transform="matrix(0.25189779000 0.00000000000 0.00000000000 0.25189779000 36.05594547758pt 43.58429074997pt)" svg:viewBox="0 0 2 2" svg:d="M0.877631 0L1.54356 0.747508L0.691768 2.08497L0.462173 2.19277L0.300164 1.98783L0 0.371977L0.877631 0" koffice:nodeTypes="ccccccc"/>
            <draw:path draw:style-name="gr7" draw:id="shape71" draw:name="path628" draw:layer="" svg:width="1.54355776000pt" svg:height="2.19276864000pt" draw:transform="matrix(0.25189779000 0.00000000000 0.00000000000 0.25189779000 36.05594547758pt 43.58429074997pt)" svg:viewBox="0 0 2 2" svg:d="M0.877631 0L1.54356 0.747508L0.691768 2.08497L0.462173 2.19277L0.300164 1.98783L0 0.371977L0.877631 0" koffice:nodeTypes="ccccccc"/>
            <draw:path draw:style-name="gr6" draw:id="shape72" draw:name="path629" draw:layer="" svg:width="2.10598144000pt" svg:height="0.84052224000pt" draw:transform="matrix(0.25189779000 0.00000000000 0.00000000000 0.25189779000 36.15045752838pt 43.90470473885pt)" svg:viewBox="0 0 2 1" svg:d="M2.10598 0.494339L1.52202 0.840522L0.112613 0.359386L0 0.20463L0.212456 0.0880128L1.82503 0L2.10598 0.494339" koffice:nodeTypes="ccccccc"/>
            <draw:path draw:style-name="gr7" draw:id="shape73" draw:name="path630" draw:layer="" svg:width="2.10598144000pt" svg:height="0.84052224000pt" draw:transform="matrix(0.25189779000 0.00000000000 0.00000000000 0.25189779000 36.15045752838pt 43.90470473885pt)" svg:viewBox="0 0 2 1" svg:d="M2.10598 0.494339L1.52202 0.840522L0.112613 0.359386L0 0.20463L0.212456 0.0880128L1.82503 0L2.10598 0.494339" koffice:nodeTypes="ccccccc"/>
            <draw:path draw:style-name="gr6" draw:id="shape74" draw:name="path631" draw:layer="" svg:width="2.13160000000pt" svg:height="0.83612736000pt" draw:transform="matrix(0.25189779000 0.00000000000 0.00000000000 0.25189779000 35.77825335388pt 43.78742112782pt)" svg:viewBox="0 0 2 1" svg:d="M0 0.379659L0.300176 0.836127L1.91786 0.743224L2.1316 0.626913L2.01363 0.469636L0.59568 0L0 0.379659" koffice:nodeTypes="ccccccc"/>
            <draw:path draw:style-name="gr7" draw:id="shape75" draw:name="path632" draw:layer="" svg:width="2.13160000000pt" svg:height="0.83612736000pt" draw:transform="matrix(0.25189779000 0.00000000000 0.00000000000 0.25189779000 35.77825335388pt 43.78742112782pt)" svg:viewBox="0 0 2 1" svg:d="M0 0.379659L0.300176 0.836127L1.91786 0.743224L2.1316 0.626913L2.01363 0.469636L0.59568 0L0 0.379659" koffice:nodeTypes="ccccccc"/>
            <draw:path draw:style-name="gr6" draw:id="shape76" draw:name="path633" draw:layer="" svg:width="1.87799616000pt" svg:height="0.94167616000pt" draw:transform="matrix(0.25189779000 0.00000000000 0.00000000000 0.25189779000 36.74775756803pt 43.99357427916pt)" svg:viewBox="0 0 2 1" svg:d="M0 0.317515L0.127173 0.829886L1.64996 0.941676L1.878 0.848518L1.82537 0.673846L0.678622 0L3.11593e-14 0.317515" koffice:nodeTypes="ccccccc"/>
            <draw:path draw:style-name="gr7" draw:id="shape77" draw:name="path634" draw:layer="" svg:width="1.87799616000pt" svg:height="0.94167616000pt" draw:transform="matrix(0.25189779000 0.00000000000 0.00000000000 0.25189779000 36.74775756803pt 43.99357427916pt)" svg:viewBox="0 0 2 1" svg:d="M0 0.317515L0.127173 0.829886L1.64996 0.941676L1.878 0.848518L1.82537 0.673846L0.678622 0L3.11593e-14 0.317515" koffice:nodeTypes="ccccccc"/>
            <draw:path draw:style-name="gr6" draw:id="shape78" draw:name="path635" draw:layer="" svg:width="0.60964864000pt" svg:height="0.54997056000pt" draw:transform="matrix(0.25189779000 0.00000000000 0.00000000000 0.25189779000 35.01510380930pt 43.77976343501pt)" svg:viewBox="0 0 1 1" svg:d="M0 0.275875C0 0.121029 0.137421 0 0.304824 0C0.474726 0 0.609649 0.121029 0.609649 0.275875C0.609649 0.426568 0.474726 0.549971 0.304824 0.549971C0.137421 0.549971 0 0.426568 0 0.275875" koffice:nodeTypes="ccccc"/>
            <draw:path draw:style-name="gr7" draw:id="shape79" draw:name="path636" draw:layer="" svg:width="0.60964864000pt" svg:height="0.54997056000pt" draw:transform="matrix(0.25189779000 0.00000000000 0.00000000000 0.25189779000 35.01510380930pt 43.77976343501pt)" svg:viewBox="0 0 1 1" svg:d="M0 0.275875C0 0.121029 0.137421 0 0.304824 0C0.474726 0 0.609649 0.121029 0.609649 0.275875C0.609649 0.426568 0.474726 0.549971 0.304824 0.549971C0.137421 0.549971 0 0.426568 0 0.275875Z" koffice:nodeTypes="ccccc"/>
            <draw:path draw:style-name="gr6" draw:id="shape80" draw:name="path637" draw:layer="" svg:width="0.60840000000pt" svg:height="0.54997056000pt" draw:transform="matrix(0.25189779000 0.00000000000 0.00000000000 0.25189779000 36.05151207647pt 43.86782690239pt)" svg:viewBox="0 0 1 1" svg:d="M0 0.275875C0 0.123402 0.136656 0 0.303888 0C0.473616 0 0.6084 0.123402 0.6084 0.275875C0.6084 0.426568 0.473616 0.549971 0.303888 0.549971C0.136656 0.549971 0 0.426568 0 0.275875" koffice:nodeTypes="ccccc"/>
            <draw:path draw:style-name="gr7" draw:id="shape81" draw:name="path638" draw:layer="" svg:width="0.60840000000pt" svg:height="0.54997056000pt" draw:transform="matrix(0.25189779000 0.00000000000 0.00000000000 0.25189779000 36.05151207647pt 43.86782690239pt)" svg:viewBox="0 0 1 1" svg:d="M0 0.275875C0 0.123402 0.136656 0 0.303888 0C0.473616 0 0.6084 0.123402 0.6084 0.275875C0.6084 0.426568 0.473616 0.549971 0.303888 0.549971C0.136656 0.549971 0 0.426568 0 0.275875Z" koffice:nodeTypes="ccccc"/>
            <draw:path draw:style-name="gr6" draw:id="shape82" draw:name="path639" draw:layer="" svg:width="1.39843022866pt" svg:height="1.13751974607pt" draw:transform="matrix(0.25189779000 0.00000000000 0.00000000000 0.25189779000 32.79759718437pt 43.96294350790pt)" svg:viewBox="0 0 1 1" svg:d="M1.25067 1.13736C1.23648 1.14675 0.894956 0.728664 0.633848 0.517915C0.447478 0.370305 0 0.244026 0 0.244026C0 0.168941 0.261108 0 0.545866 0C0.715208 0 0.874143 0.0631395 0.964963 0.168941L1.00375 0.00597266C1.00375 0.00597266 1.23269 0.0452215 1.33865 0.277302C1.44461 0.517915 1.37744 0.882247 1.37744 0.882247C1.37744 0.882247 1.33487 1.05033 1.25067 1.13736" koffice:nodeTypes="ccccccccc"/>
            <draw:path draw:style-name="gr7" draw:id="shape83" draw:name="path640" draw:layer="" svg:width="1.39843022866pt" svg:height="1.13751974607pt" draw:transform="matrix(0.25189779000 0.00000000000 0.00000000000 0.25189779000 32.79759718437pt 43.96294350790pt)" svg:viewBox="0 0 1 1" svg:d="M1.25067 1.13736C1.23648 1.14675 0.894956 0.728664 0.633848 0.517915C0.447478 0.370305 0 0.244026 0 0.244026C0 0.168941 0.261108 0 0.545866 0C0.715208 0 0.874143 0.0631395 0.964963 0.168941L1.00375 0.00597266C1.00375 0.00597266 1.23269 0.0452215 1.33865 0.277302C1.44461 0.517915 1.37744 0.882247 1.37744 0.882247C1.37744 0.882247 1.33487 1.05033 1.25067 1.13736Z" koffice:nodeTypes="ccccccccc"/>
            <draw:path draw:style-name="gr6" draw:id="shape84" draw:name="path641" draw:layer="" svg:width="0.37651645201pt" svg:height="0.31979994407pt" draw:transform="matrix(0.25189779000 0.00000000000 0.00000000000 0.25189779000 33.05536417210pt 44.16732130003pt)" svg:viewBox="0 0 0 0" svg:d="M0.0303737 0.0342969C0.0868257 -0.0199919 0.203657 -0.00868173 0.289562 0.0600842C0.377431 0.128398 0.402957 0.228832 0.346505 0.28493C0.289562 0.340576 0.172731 0.327909 0.0868257 0.259143C-0.00104308 0.19083 -0.0265692 0.0885858 0.0303737 0.0342969" koffice:nodeTypes="ccccc"/>
            <draw:path draw:style-name="gr7" draw:id="shape85" draw:name="path642" draw:layer="" svg:width="0.37651645201pt" svg:height="0.31979994407pt" draw:transform="matrix(0.25189779000 0.00000000000 0.00000000000 0.25189779000 33.05536417210pt 44.16732130003pt)" svg:viewBox="0 0 0 0" svg:d="M0.0303737 0.0342969C0.0868257 -0.0199919 0.203657 -0.00868173 0.289562 0.0600842C0.377431 0.128398 0.402957 0.228832 0.346505 0.28493C0.289562 0.340576 0.172731 0.327909 0.0868257 0.259143C-0.00104308 0.19083 -0.0265692 0.0885858 0.0303737 0.0342969Z" koffice:nodeTypes="ccccc"/>
            <draw:path draw:style-name="gr6" draw:id="shape86" draw:name="path643" draw:layer="" svg:width="1.39979078347pt" svg:height="1.13751974607pt" draw:transform="matrix(0.25189779000 0.00000000000 0.00000000000 0.25189779000 37.09519386858pt 43.96294350790pt)" svg:viewBox="0 0 1 1" svg:d="M0.148512 1.13736C0.158923 1.14675 0.504396 0.728664 0.76563 0.517915C0.944518 0.370305 1.39979 0.244026 1.39979 0.244026C1.39979 0.168941 1.13571 0 0.849868 0C0.684231 0 0.525219 0.0631395 0.430569 0.168941L0.391762 0.00597266C0.391762 0.00597266 0.162709 0.0452215 0.0567013 0.277302C-0.0455207 0.517915 0.0216808 0.882247 0.0216808 0.882247C0.0216808 0.882247 0.0604873 1.05033 0.148512 1.13736" koffice:nodeTypes="ccccccccc"/>
            <draw:path draw:style-name="gr7" draw:id="shape87" draw:name="path644" draw:layer="" svg:width="1.39979078347pt" svg:height="1.13751974607pt" draw:transform="matrix(0.25189779000 0.00000000000 0.00000000000 0.25189779000 37.09519386858pt 43.96294350790pt)" svg:viewBox="0 0 1 1" svg:d="M0.148512 1.13736C0.158923 1.14675 0.504396 0.728664 0.76563 0.517915C0.944518 0.370305 1.39979 0.244026 1.39979 0.244026C1.39979 0.168941 1.13571 0 0.849868 0C0.684231 0 0.525219 0.0631395 0.430569 0.168941L0.391762 0.00597266C0.391762 0.00597266 0.162709 0.0452215 0.0567013 0.277302C-0.0455207 0.517915 0.0216808 0.882247 0.0216808 0.882247C0.0216808 0.882247 0.0604873 1.05033 0.148512 1.13736Z" koffice:nodeTypes="ccccccccc"/>
            <draw:path draw:style-name="gr6" draw:id="shape88" draw:name="path645" draw:layer="" svg:width="0.37846407553pt" svg:height="0.31979994407pt" draw:transform="matrix(0.25189779000 0.00000000000 0.00000000000 0.25189779000 36.98612609276pt 44.16732130003pt)" svg:viewBox="0 0 0 0" svg:d="M0.349005 0.0342969C0.292407 -0.0199919 0.174782 -0.00868173 0.0871786 0.0600842C-0.000917038 0.128398 -0.0265091 0.228832 0.0300888 0.28493C0.0871786 0.340576 0.204312 0.327909 0.292407 0.259143C0.380011 0.19083 0.404127 0.0885858 0.349005 0.0342969" koffice:nodeTypes="ccccc"/>
            <draw:path draw:style-name="gr7" draw:id="shape89" draw:name="path646" draw:layer="" svg:width="0.37846407553pt" svg:height="0.31979994407pt" draw:transform="matrix(0.25189779000 0.00000000000 0.00000000000 0.25189779000 36.98612609276pt 44.16732130003pt)" svg:viewBox="0 0 0 0" svg:d="M0.349005 0.0342969C0.292407 -0.0199919 0.174782 -0.00868173 0.0871786 0.0600842C-0.000917038 0.128398 -0.0265091 0.228832 0.0300888 0.28493C0.0871786 0.340576 0.204312 0.327909 0.292407 0.259143C0.380011 0.19083 0.404127 0.0885858 0.349005 0.0342969Z" koffice:nodeTypes="ccccc"/>
            <draw:path draw:style-name="gr6" draw:id="shape90" draw:name="path647" draw:layer="" svg:width="17.41916288000pt" svg:height="4.30889011200pt" draw:transform="matrix(0.25189779000 0.00000000000 0.00000000000 0.25189779000 32.89372138103pt 45.33810392306pt)" svg:viewBox="0 0 17 4" svg:d="M0 4.30889L17.4192 4.30889L17.4192 0L0 0Z" koffice:nodeTypes="ccccc"/>
            <draw:path draw:style-name="gr11" draw:id="shape91" draw:name="path648" draw:layer="" svg:width="17.41916288000pt" svg:height="4.30889011200pt" draw:transform="matrix(0.25189779000 0.00000000000 0.00000000000 0.25189779000 32.89372138103pt 45.33810392306pt)" svg:viewBox="0 0 17 4" svg:d="M0 4.30889L17.4192 4.30889L17.4192 0L0 0Z" koffice:nodeTypes="ccccc"/>
            <draw:path draw:style-name="gr6" draw:id="shape92" draw:name="path649" draw:layer="" svg:width="14.04964393143pt" svg:height="2.23196192000pt" draw:transform="matrix(0.25189779000 0.00000000000 0.00000000000 0.25189779000 33.35076473121pt 46.75679227634pt)" svg:viewBox="0 0 14 2" svg:d="M0.0440779 2.21675C0.154674 2.16942 0.235617 2.16351 0.372659 2.16351L13.6561 2.16351C13.7876 2.16351 13.9126 2.18717 14.0168 2.23196C13.5632 2.07139 13.2354 1.63615 13.2354 1.12316C13.2354 0.611022 13.5904 0.166489 14.0496 0C13.9455 0.035495 13.79 0.0684547 13.665 0.0684547L0.372659 0.0684547C0.238021 0.0684547 0.109794 0.0625389 0 0.0236634L0.0713261 0.035495C0.545765 0.190152 0.817445 0.634685 0.817445 1.12316C0.817445 1.5939 0.516113 2.06547 0.0440779 2.21675" koffice:nodeTypes="cccccccccccc"/>
            <draw:path draw:style-name="gr12" draw:id="shape93" draw:name="path650" draw:layer="" svg:width="14.04964393143pt" svg:height="2.23196192000pt" draw:transform="matrix(0.25189779000 0.00000000000 0.00000000000 0.25189779000 33.35076473121pt 46.75679227634pt)" svg:viewBox="0 0 14 2" svg:d="M0.0440779 2.21675C0.154674 2.16942 0.235617 2.16351 0.372659 2.16351L13.6561 2.16351C13.7876 2.16351 13.9126 2.18717 14.0168 2.23196C13.5632 2.07139 13.2354 1.63615 13.2354 1.12316C13.2354 0.611022 13.5904 0.166489 14.0496 0C13.9455 0.035495 13.79 0.0684547 13.665 0.0684547L0.372659 0.0684547C0.238021 0.0684547 0.109794 0.0625389 0 0.0236634L0.0713261 0.035495C0.545765 0.190152 0.817445 0.634685 0.817445 1.12316C0.817445 1.5939 0.516113 2.06547 0.0440779 2.21675Z" koffice:nodeTypes="cccccccccccc"/>
            <draw:path draw:style-name="gr6" draw:id="shape94" draw:name="path651" draw:layer="" svg:width="14.77366033067pt" svg:height="1.54753600000pt" draw:transform="matrix(0.25189779000 0.00000000000 0.00000000000 0.25189779000 33.23952666714pt 47.27267895026pt)" svg:viewBox="0 0 15 2" svg:d="M0.807438 0L13.967 0C14.4132 0 14.7737 0.347325 14.7737 0.772275C14.7737 1.20021 14.4132 1.54754 13.967 1.54754L0.807438 1.54754C0.361243 1.54754 0 1.20021 0 0.772275C0 0.347325 0.361243 0 0.807438 0" koffice:nodeTypes="ccccccc"/>
            <draw:path draw:style-name="gr11" draw:id="shape95" draw:name="path652" draw:layer="" svg:width="14.77366033067pt" svg:height="1.54753600000pt" draw:transform="matrix(0.25189779000 0.00000000000 0.00000000000 0.25189779000 33.23952666714pt 47.27267895026pt)" svg:viewBox="0 0 15 2" svg:d="M0.807438 0L13.967 0C14.4132 0 14.7737 0.347325 14.7737 0.772275C14.7737 1.20021 14.4132 1.54754 13.967 1.54754L0.807438 1.54754C0.361243 1.54754 0 1.20021 0 0.772275C0 0.347325 0.361243 0 0.807438 0Z" koffice:nodeTypes="ccccccc"/>
            <draw:path draw:style-name="gr6" draw:id="shape96" draw:name="path653" draw:layer="" svg:width="14.79272106667pt" svg:height="1.11344704000pt" draw:transform="matrix(0.25189779000 0.00000000000 0.00000000000 0.25189779000 33.23952666714pt 46.50731270513pt)" svg:viewBox="0 0 15 1" svg:d="M0.807959 0L13.9848 0C14.4289 0 14.7927 0.249871 14.7927 0.553769C14.7927 0.862732 14.4289 1.11345 13.9848 1.11345L0.807959 1.11345C0.361476 1.11345 0 0.862732 0 0.553769C0 0.249871 0.361476 0 0.807959 0" koffice:nodeTypes="ccccccc"/>
            <draw:path draw:style-name="gr11" draw:id="shape97" draw:name="path654" draw:layer="" svg:width="14.79272106667pt" svg:height="1.11344704000pt" draw:transform="matrix(0.25189779000 0.00000000000 0.00000000000 0.25189779000 33.23952666714pt 46.50731270513pt)" svg:viewBox="0 0 15 1" svg:d="M0.807959 0L13.9848 0C14.4289 0 14.7927 0.249871 14.7927 0.553769C14.7927 0.862732 14.4289 1.11345 13.9848 1.11345L0.807959 1.11345C0.361476 1.11345 0 0.862732 0 0.553769C0 0.249871 0.361476 0 0.807959 0Z" koffice:nodeTypes="ccccccc"/>
            <draw:path draw:style-name="gr13" draw:id="shape98" draw:name="path655" draw:layer="" svg:width="24.50804431360pt" svg:height="3.53905685333pt" draw:transform="matrix(0.25189779000 0.00000000000 0.00000000000 0.25189779000 32.00220472266pt 65.84480072962pt)" svg:viewBox="0 0 25 4" svg:d="M24.508 1.45542C23.2961 1.45542 22.2165 1.1765 21.4197 0.710766C20.6292 0.269361 19.5591 0 18.3789 0C17.1931 0 16.0961 0.272837 15.3055 0.716848C14.5119 1.17389 13.4148 1.45542 12.2172 1.45542C11.0045 1.45542 9.92567 1.14609 9.12883 0.680354C8.34466 0.257196 7.29435 0 6.14424 0C4.95531 0 3.89946 0.248507 3.10895 0.698601C2.31211 1.16173 1.20952 1.45542 0 1.45542L0 3.53906C1.20952 3.53906 2.31211 3.23581 3.10895 2.77616C3.89946 2.32867 4.95531 2.07495 6.14424 2.07495C7.29118 2.07495 8.3415 2.33475 9.12883 2.76139C9.92251 3.22364 11.0045 3.53906 12.2172 3.53906C13.4148 3.53906 14.5119 3.25145 15.3055 2.79788C16.0961 2.34779 17.1931 2.07495 18.3789 2.07495C19.5591 2.07495 20.6292 2.34779 21.4197 2.7918C22.2165 3.25753 23.2779 3.53906 24.4938 3.53906L24.508 1.45542" koffice:nodeTypes="ccccccccccccccccccc"/>
            <draw:path draw:style-name="gr11" draw:id="shape99" draw:name="path656" draw:layer="" svg:width="24.50804431360pt" svg:height="3.53905685333pt" draw:transform="matrix(0.25189779000 0.00000000000 0.00000000000 0.25189779000 32.00220472266pt 65.84480072962pt)" svg:viewBox="0 0 25 4" svg:d="M24.508 1.45542C23.2961 1.45542 22.2165 1.1765 21.4197 0.710766C20.6292 0.269361 19.5591 0 18.3789 0C17.1931 0 16.0961 0.272837 15.3055 0.716848C14.5119 1.17389 13.4148 1.45542 12.2172 1.45542C11.0045 1.45542 9.92567 1.14609 9.12883 0.680354C8.34466 0.257196 7.29435 0 6.14424 0C4.95531 0 3.89946 0.248507 3.10895 0.698601C2.31211 1.16173 1.20952 1.45542 0 1.45542L0 3.53906C1.20952 3.53906 2.31211 3.23581 3.10895 2.77616C3.89946 2.32867 4.95531 2.07495 6.14424 2.07495C7.29118 2.07495 8.3415 2.33475 9.12883 2.76139C9.92251 3.22364 11.0045 3.53906 12.2172 3.53906C13.4148 3.53906 14.5119 3.25145 15.3055 2.79788C16.0961 2.34779 17.1931 2.07495 18.3789 2.07495C19.5591 2.07495 20.6292 2.34779 21.4197 2.7918C22.2165 3.25753 23.2779 3.53906 24.4938 3.53906Z" koffice:nodeTypes="ccccccccccccccccccc"/>
            <draw:path draw:style-name="gr14" draw:id="shape100" draw:name="path657" draw:layer="" svg:width="24.50804431360pt" svg:height="3.54427221333pt" draw:transform="matrix(0.25189779000 0.00000000000 0.00000000000 0.25189779000 32.00220472266pt 66.32602626763pt)" svg:viewBox="0 0 25 4" svg:d="M24.508 1.46519C23.2961 1.46519 22.2165 1.18345 21.4197 0.717376C20.6292 0.273038 19.5591 0 18.3789 0C17.1931 0 16.0961 0.273038 15.3055 0.723463C14.5119 1.17737 13.4148 1.46519 12.2172 1.46519C11.0045 1.46519 9.92567 1.14954 9.12883 0.686942C8.34466 0.259994 7.29435 0 6.14424 0C4.95531 0 3.89946 0.253908 3.10895 0.701724C2.31211 1.16171 1.20952 1.46519 0 1.46519L0 3.54427C1.20952 3.54427 2.31211 3.24689 3.10895 2.7869C3.89946 2.33299 4.95531 2.08169 6.14424 2.08169C7.29118 2.08169 8.3415 2.34256 9.12883 2.76864C9.92251 3.2321 11.0045 3.54427 12.2172 3.54427C13.4148 3.54427 14.5119 3.25645 15.3055 2.80255C16.0961 2.35473 17.1931 2.08169 18.3789 2.08169C19.5591 2.08169 20.6292 2.35473 21.4197 2.79907C22.2165 3.26254 23.2779 3.54427 24.4938 3.54427L24.508 1.46519" koffice:nodeTypes="ccccccccccccccccccc"/>
            <draw:path draw:style-name="gr11" draw:id="shape101" draw:name="path658" draw:layer="" svg:width="24.50804431360pt" svg:height="3.54427221333pt" draw:transform="matrix(0.25189779000 0.00000000000 0.00000000000 0.25189779000 32.00220472266pt 66.32602626763pt)" svg:viewBox="0 0 25 4" svg:d="M24.508 1.46519C23.2961 1.46519 22.2165 1.18345 21.4197 0.717376C20.6292 0.273038 19.5591 0 18.3789 0C17.1931 0 16.0961 0.273038 15.3055 0.723463C14.5119 1.17737 13.4148 1.46519 12.2172 1.46519C11.0045 1.46519 9.92567 1.14954 9.12883 0.686942C8.34466 0.259994 7.29435 0 6.14424 0C4.95531 0 3.89946 0.253908 3.10895 0.701724C2.31211 1.16171 1.20952 1.46519 0 1.46519L0 3.54427C1.20952 3.54427 2.31211 3.24689 3.10895 2.7869C3.89946 2.33299 4.95531 2.08169 6.14424 2.08169C7.29118 2.08169 8.3415 2.34256 9.12883 2.76864C9.92251 3.2321 11.0045 3.54427 12.2172 3.54427C13.4148 3.54427 14.5119 3.25645 15.3055 2.80255C16.0961 2.35473 17.1931 2.08169 18.3789 2.08169C19.5591 2.08169 20.6292 2.35473 21.4197 2.79907C22.2165 3.26254 23.2779 3.54427 24.4938 3.54427L24.508 1.46519" koffice:nodeTypes="ccccccccccccccccccc"/>
            <draw:path draw:style-name="gr13" draw:id="shape102" draw:name="path659" draw:layer="" svg:width="24.50804431360pt" svg:height="3.53905685333pt" draw:transform="matrix(0.25189779000 0.00000000000 0.00000000000 0.25189779000 32.00220472266pt 66.80846091504pt)" svg:viewBox="0 0 25 4" svg:d="M24.508 1.4615C23.2961 1.4615 22.2165 1.17998 21.4197 0.716848C20.6292 0.272837 19.5591 0 18.3789 0C17.1931 0 16.0961 0.272837 15.3055 0.720324C14.5119 1.17389 13.4148 1.4615 12.2172 1.4615C11.0045 1.4615 9.92567 1.14956 9.12883 0.686436C8.34466 0.260672 7.29435 0 6.14424 0C4.95531 0 3.89946 0.251114 3.10895 0.704683C2.31211 1.16433 1.20952 1.4615 0 1.4615L0 3.53906C1.20952 3.53906 2.31211 3.24189 3.10895 2.77963C3.89946 2.33215 4.95531 2.08103 6.14424 2.08103C7.29118 2.08103 8.3415 2.3417 9.12883 2.76399C9.92251 3.22973 11.0045 3.53906 12.2172 3.53906C13.4148 3.53906 14.5119 3.25492 15.3055 2.80136C16.0961 2.35387 17.1931 2.08103 18.3789 2.08103C19.5591 2.08103 20.6292 2.35039 21.4197 2.79527C22.2165 3.26361 23.2779 3.53906 24.4938 3.53906L24.508 1.4615" koffice:nodeTypes="ccccccccccccccccccc"/>
            <draw:path draw:style-name="gr11" draw:id="shape103" draw:name="path660" draw:layer="" svg:width="24.50804431360pt" svg:height="3.53905685333pt" draw:transform="matrix(0.25189779000 0.00000000000 0.00000000000 0.25189779000 32.00220472266pt 66.80846091504pt)" svg:viewBox="0 0 25 4" svg:d="M24.508 1.4615C23.2961 1.4615 22.2165 1.17998 21.4197 0.716848C20.6292 0.272837 19.5591 0 18.3789 0C17.1931 0 16.0961 0.272837 15.3055 0.720324C14.5119 1.17389 13.4148 1.4615 12.2172 1.4615C11.0045 1.4615 9.92567 1.14956 9.12883 0.686436C8.34466 0.260672 7.29435 0 6.14424 0C4.95531 0 3.89946 0.251114 3.10895 0.704683C2.31211 1.16433 1.20952 1.4615 0 1.4615L0 3.53906C1.20952 3.53906 2.31211 3.24189 3.10895 2.77963C3.89946 2.33215 4.95531 2.08103 6.14424 2.08103C7.29118 2.08103 8.3415 2.3417 9.12883 2.76399C9.92251 3.22973 11.0045 3.53906 12.2172 3.53906C13.4148 3.53906 14.5119 3.25492 15.3055 2.80136C16.0961 2.35387 17.1931 2.08103 18.3789 2.08103C19.5591 2.08103 20.6292 2.35039 21.4197 2.79527C22.2165 3.26361 23.2779 3.53906 24.4938 3.53906L24.508 1.4615" koffice:nodeTypes="ccccccccccccccccccc"/>
            <draw:path draw:style-name="gr14" draw:id="shape104" draw:name="path661" draw:layer="" svg:width="24.50804431360pt" svg:height="3.53905685333pt" draw:transform="matrix(0.25189779000 0.00000000000 0.00000000000 0.25189779000 32.00220472266pt 67.29109708068pt)" svg:viewBox="0 0 25 4" svg:d="M24.4938 3.53906C23.2779 3.53906 22.2165 3.25753 21.4197 2.7918C20.6292 2.35039 19.5591 2.08016 18.3789 2.08016C17.1931 2.08016 16.0961 2.35039 15.3055 2.79788C14.5119 3.25145 13.4148 3.53906 12.2172 3.53906C11.0045 3.53906 9.92567 3.22625 9.12883 2.76052C8.34466 2.33823 7.29435 2.08016 6.14424 2.08016C4.95531 2.08016 3.89946 2.33215 3.10895 2.77876C2.31211 3.24189 1.20952 3.53906 0 3.53906L0 1.47106C1.20952 1.47106 2.31211 1.16086 3.10895 0.698601C3.89946 0.251114 4.95531 0 6.14424 0C7.29118 0 8.3415 0.260672 9.12883 0.682961C9.92251 1.14869 11.0045 1.45803 12.2172 1.45803C13.4148 1.45803 14.5119 1.17389 15.3055 0.720324C16.0961 0.272837 17.1931 0 18.3789 0C19.5591 0 20.6292 0.269361 21.4197 0.714241C22.2165 1.18258 23.2961 1.45803 24.508 1.45803L24.4938 3.53906" koffice:nodeTypes="ccccccccccccccccccc"/>
            <draw:path draw:style-name="gr11" draw:id="shape105" draw:name="path662" draw:layer="" svg:width="24.50804431360pt" svg:height="3.53905685333pt" draw:transform="matrix(0.25189779000 0.00000000000 0.00000000000 0.25189779000 32.00220472266pt 67.29109708068pt)" svg:viewBox="0 0 25 4" svg:d="M24.4938 3.53906C23.2779 3.53906 22.2165 3.25753 21.4197 2.7918C20.6292 2.35039 19.5591 2.08016 18.3789 2.08016C17.1931 2.08016 16.0961 2.35039 15.3055 2.79788C14.5119 3.25145 13.4148 3.53906 12.2172 3.53906C11.0045 3.53906 9.92567 3.22625 9.12883 2.76052C8.34466 2.33823 7.29435 2.08016 6.14424 2.08016C4.95531 2.08016 3.89946 2.33215 3.10895 2.77876C2.31211 3.24189 1.20952 3.53906 0 3.53906L0 1.47106C1.20952 1.47106 2.31211 1.16086 3.10895 0.698601C3.89946 0.251114 4.95531 0 6.14424 0C7.29118 0 8.3415 0.260672 9.12883 0.682961C9.92251 1.14869 11.0045 1.45803 12.2172 1.45803C13.4148 1.45803 14.5119 1.17389 15.3055 0.720324C16.0961 0.272837 17.1931 0 18.3789 0C19.5591 0 20.6292 0.269361 21.4197 0.714241C22.2165 1.18258 23.2961 1.45803 24.508 1.45803L24.4938 3.53906" koffice:nodeTypes="ccccccccccccccccccc"/>
            <draw:path draw:style-name="gr13" draw:id="shape106" draw:name="path663" draw:layer="" svg:width="24.50170800640pt" svg:height="3.53384533333pt" draw:transform="matrix(0.25189779000 0.00000000000 0.00000000000 0.25189779000 32.00220472266pt 67.77433780102pt)" svg:viewBox="0 0 25 4" svg:d="M24.4906 3.53385C23.2749 3.53385 22.2137 3.25166 21.4169 2.78974C20.6265 2.34258 19.5565 2.06995 18.3765 2.06995C17.1909 2.06995 16.094 2.34519 15.3036 2.79235C14.51 3.24558 13.4131 3.53385 12.2156 3.53385C11.0031 3.53385 9.92439 3.2178 9.12765 2.75588C8.34359 2.33043 7.29341 2.06995 6.14344 2.06995C4.95467 2.06995 3.89895 2.32435 3.10855 2.77411C2.31181 3.23343 1.20936 3.53385 0 3.53385L0 1.47258C1.20936 1.47258 2.31181 1.1574 3.10855 0.694613C3.89895 0.248324 4.95467 0 6.14344 0C7.29024 0 8.34042 0.257007 9.12765 0.679853C9.92122 1.14177 11.0031 1.45435 12.2156 1.45435C13.4131 1.45435 14.51 1.16695 15.3036 0.713715C16.094 0.266558 17.1909 0 18.3765 0C19.5565 0 20.6265 0.266558 21.4169 0.710242C22.2137 1.17303 23.2868 1.45435 24.5017 1.45435L24.4906 3.53385" koffice:nodeTypes="ccccccccccccccccccc"/>
            <draw:path draw:style-name="gr11" draw:id="shape107" draw:name="path664" draw:layer="" svg:width="24.50170800640pt" svg:height="3.53384533333pt" draw:transform="matrix(0.25189779000 0.00000000000 0.00000000000 0.25189779000 32.00220472266pt 67.77433780102pt)" svg:viewBox="0 0 25 4" svg:d="M24.4906 3.53385C23.2749 3.53385 22.2137 3.25166 21.4169 2.78974C20.6265 2.34258 19.5565 2.06995 18.3765 2.06995C17.1909 2.06995 16.094 2.34519 15.3036 2.79235C14.51 3.24558 13.4131 3.53385 12.2156 3.53385C11.0031 3.53385 9.92439 3.2178 9.12765 2.75588C8.34359 2.33043 7.29341 2.06995 6.14344 2.06995C4.95467 2.06995 3.89895 2.32435 3.10855 2.77411C2.31181 3.23343 1.20936 3.53385 0 3.53385L0 1.47258C1.20936 1.47258 2.31181 1.1574 3.10855 0.694613C3.89895 0.248324 4.95467 0 6.14344 0C7.29024 0 8.34042 0.257007 9.12765 0.679853C9.92122 1.14177 11.0031 1.45435 12.2156 1.45435C13.4131 1.45435 14.51 1.16695 15.3036 0.713715C16.094 0.266558 17.1909 0 18.3765 0C19.5565 0 20.6265 0.266558 21.4169 0.710242C22.2137 1.17303 23.2868 1.45435 24.5017 1.45435Z" koffice:nodeTypes="ccccccccccccccccccc"/>
            <draw:path draw:style-name="gr6" draw:id="shape108" draw:name="path665" draw:layer="" svg:width="18.44916768000pt" svg:height="2.21604885333pt" draw:transform="matrix(0.25189779000 0.00000000000 0.00000000000 0.25189779000 32.82540670038pt 64.20242713882pt)" svg:viewBox="0 0 18 2" svg:d="M2.15601 0C2.19893 0.138202 2.25887 0.274342 2.25887 0.42217C2.25887 1.42121 1.24242 2.21605 0 2.21605L18.4492 2.21605C17.2059 2.21605 16.1895 1.42121 16.1895 0.42217C16.1895 0.276404 16.2227 0.138202 16.2656 0C16.1595 0.0316284 16.0332 0.0364414 15.9125 0.0364414L2.48807 0.0364414C2.37954 0.0364414 2.2532 0.0268154 2.15601 0" koffice:nodeTypes="ccccccccc"/>
            <draw:path draw:style-name="gr12" draw:id="shape109" draw:name="path666" draw:layer="" svg:width="18.44916768000pt" svg:height="2.21604885333pt" draw:transform="matrix(0.25189779000 0.00000000000 0.00000000000 0.25189779000 32.82540670038pt 64.20242713882pt)" svg:viewBox="0 0 18 2" svg:d="M2.15601 0C2.19893 0.138202 2.25887 0.274342 2.25887 0.42217C2.25887 1.42121 1.24242 2.21605 0 2.21605L18.4492 2.21605C17.2059 2.21605 16.1895 1.42121 16.1895 0.42217C16.1895 0.276404 16.2227 0.138202 16.2656 0C16.1595 0.0316284 16.0332 0.0364414 15.9125 0.0364414L2.48807 0.0364414C2.37954 0.0364414 2.2532 0.0268154 2.15601 0Z" koffice:nodeTypes="ccccccccc"/>
            <draw:path draw:style-name="gr6" draw:id="shape110" draw:name="path667" draw:layer="" svg:width="14.77366033067pt" svg:height="1.55550784000pt" draw:transform="matrix(0.25189779000 0.00000000000 0.00000000000 0.25189779000 33.23952666714pt 63.89894068142pt)" svg:viewBox="0 0 15 2" svg:d="M0.807438 0L13.967 0C14.4132 0 14.7737 0.352209 14.7737 0.778253C14.7737 1.20729 14.4132 1.55551 13.967 1.55551L0.807438 1.55551C0.361243 1.55551 0 1.20729 0 0.778253C0 0.352209 0.361243 0 0.807438 0" koffice:nodeTypes="ccccccc"/>
            <draw:path draw:style-name="gr11" draw:id="shape111" draw:name="path668" draw:layer="" svg:width="14.77366033067pt" svg:height="1.55550784000pt" draw:transform="matrix(0.25189779000 0.00000000000 0.00000000000 0.25189779000 33.23952666714pt 63.89894068142pt)" svg:viewBox="0 0 15 2" svg:d="M0.807438 0L13.967 0C14.4132 0 14.7737 0.352209 14.7737 0.778253C14.7737 1.20729 14.4132 1.55551 13.967 1.55551L0.807438 1.55551C0.361243 1.55551 0 1.20729 0 0.778253C0 0.352209 0.361243 0 0.807438 0Z" koffice:nodeTypes="ccccccc"/>
            <draw:path draw:style-name="gr6" draw:id="shape112" draw:name="path669" draw:layer="" svg:width="18.35210528000pt" svg:height="4.29849920000pt" draw:transform="matrix(0.25189779000 0.00000000000 0.00000000000 0.25189779000 32.83145224734pt 64.85192040055pt)" svg:viewBox="0 0 18 4" svg:d="M0 4.2985L18.3521 4.2985L18.3521 0L0 0Z" koffice:nodeTypes="ccccc"/>
            <draw:path draw:style-name="gr11" draw:id="shape113" draw:name="path670" draw:layer="" svg:width="18.35210528000pt" svg:height="4.29849920000pt" draw:transform="matrix(0.25189779000 0.00000000000 0.00000000000 0.25189779000 32.83145224734pt 64.85192040055pt)" svg:viewBox="0 0 18 4" svg:d="M0 4.2985L18.3521 4.2985L18.3521 0L0 0Z" koffice:nodeTypes="ccccc"/>
            <draw:path draw:style-name="gr4" draw:id="shape114" draw:name="path671" draw:layer="" svg:width="4.41351265626pt" svg:height="7.51638756571pt" draw:transform="matrix(0.25189779000 0.00000000000 0.00000000000 0.25189779000 31.75755780688pt 59.76640629780pt)" svg:viewBox="0 0 4 8" svg:d="M2.66976 0C0.979368 1.07602 -0.165342 2.17774 0.0195562 2.72735C0.112005 3.23303 0.649412 3.61022 1.41606 4.17144C2.62241 5.09824 3.35599 6.75289 2.78175 7.51639C3.7814 6.62772 4.41351 5.30052 4.41351 3.8241C4.41351 2.28053 3.74758 0.88867 2.66976 4.71222e-14" koffice:nodeTypes="cccccc"/>
            <draw:path draw:style-name="gr11" draw:id="shape115" draw:name="path672" draw:layer="" svg:width="4.41351265626pt" svg:height="7.51638756571pt" draw:transform="matrix(0.25189779000 0.00000000000 0.00000000000 0.25189779000 31.75755780688pt 59.76640629780pt)" svg:viewBox="0 0 4 8" svg:d="M2.66976 0C0.979368 1.07602 -0.165342 2.17774 0.0195562 2.72735C0.112005 3.23303 0.649412 3.61022 1.41606 4.17144C2.62241 5.09824 3.35599 6.75289 2.78175 7.51639C3.7814 6.62772 4.41351 5.30052 4.41351 3.8241C4.41351 2.28053 3.74758 0.88867 2.66976 0Z" koffice:nodeTypes="cccccc"/>
            <draw:path draw:style-name="gr14" draw:id="shape116" draw:name="path673" draw:layer="" svg:width="12.82936364308pt" svg:height="63.54678126730pt" draw:transform="matrix(0.25189779000 0.00000000000 0.00000000000 0.25189779000 33.48719257427pt 47.77163809270pt)" svg:viewBox="0 0 13 64" svg:d="M0 63.5468L12.8294 63.5468L12.8294 0L0 0Z" koffice:nodeTypes="ccccc"/>
            <draw:path draw:style-name="gr11" draw:id="shape117" draw:name="path674" draw:layer="" svg:width="2.10366016000pt" svg:height="63.27069014349pt" draw:transform="matrix(0.25189779000 0.00000000000 0.00000000000 0.25189779000 35.80606286990pt 47.79360357998pt)" svg:viewBox="0 0 2 63" svg:d="M0 0L0 63.2707M2.10366 2.27862e-14L2.10366 63.2707" koffice:nodeTypes="cccc"/>
            <draw:path draw:style-name="gr11" draw:id="shape118" draw:name="path675" draw:layer="" svg:width="12.82936364308pt" svg:height="63.54678126730pt" draw:transform="matrix(0.25189779000 0.00000000000 0.00000000000 0.25189779000 33.48719257427pt 47.77163809270pt)" svg:viewBox="0 0 13 64" svg:d="M0 63.5468L12.8294 63.5468L12.8294 0L0 0Z" koffice:nodeTypes="ccccc"/>
            <draw:path draw:style-name="gr4" draw:id="shape119" draw:name="path676" draw:layer="" svg:width="35.73604682583pt" svg:height="15.03902347757pt" draw:transform="matrix(0.25189779000 0.00000000000 0.00000000000 0.25189779000 31.15448874732pt 51.32090361462pt)" svg:viewBox="0 0 36 15" svg:d="M35.736 9.58955C32.889 8.42323 28.0485 7.55891 22.4942 7.37788C20.5799 7.3923 18.4459 7.57013 16.2422 7.9346C8.43666 9.22508 2.49111 12.3131 2.964 14.8275C2.9729 14.8812 2.99068 14.991 3.00281 15.039C3.00281 15.039 0.0773176 8.50494 0.0288155 8.25662C-0.491774 5.4658 6.10371 2.03574 14.767 0.603481C17.4855 0.154098 20.137 -0.0205285 22.44 0.0019006C27.9822 0.0019006 32.7984 0.705214 35.6997 1.773L35.736 9.58955" koffice:nodeTypes="cccccccccc"/>
            <draw:path draw:style-name="gr12" draw:id="shape120" draw:name="path677" draw:layer="" svg:width="35.73604682583pt" svg:height="15.03902347757pt" draw:transform="matrix(0.25189779000 0.00000000000 0.00000000000 0.25189779000 31.15448874732pt 51.32090361462pt)" svg:viewBox="0 0 36 15" svg:d="M35.736 9.58955C32.889 8.42323 28.0485 7.55891 22.4942 7.37788C20.5799 7.3923 18.4459 7.57013 16.2422 7.9346C8.43666 9.22508 2.49111 12.3131 2.964 14.8275C2.9729 14.8812 2.99068 14.991 3.00281 15.039C3.00281 15.039 0.0773176 8.50494 0.0288155 8.25662C-0.491774 5.4658 6.10371 2.03574 14.767 0.603481C17.4855 0.154098 20.137 -0.0205285 22.44 0.0019006C27.9822 0.0019006 32.7984 0.705214 35.6997 1.773L35.736 9.58955" koffice:nodeTypes="cccccccccc"/>
            <draw:path draw:style-name="gr4" draw:id="shape121" draw:name="path678" draw:layer="" svg:width="6.72674262488pt" svg:height="6.87796266667pt" draw:transform="matrix(0.25189779000 0.00000000000 0.00000000000 0.25189779000 31.88688947327pt 54.11583507252pt)" svg:viewBox="0 0 7 7" svg:d="M6.70472 6.87796C2.91326 6.60302 0.323776 5.5786 0.0273029 3.97517C-0.206487 2.69722 1.07428 1.28394 3.36474 0C4.3863 0.111349 5.53746 0.253534 6.72674 0.253534L6.70472 6.87796" koffice:nodeTypes="ccccc"/>
            <draw:path draw:style-name="gr11" draw:id="shape122" draw:name="path679" draw:layer="" svg:width="6.72674262488pt" svg:height="6.87796266667pt" draw:transform="matrix(0.25189779000 0.00000000000 0.00000000000 0.25189779000 31.88688947327pt 54.11583507252pt)" svg:viewBox="0 0 7 7" svg:d="M6.70472 6.87796C2.91326 6.60302 0.323776 5.5786 0.0273029 3.97517C-0.206487 2.69722 1.07428 1.28394 3.36474 0C4.3863 0.111349 5.53746 0.253534 6.72674 0.253534L6.70472 6.87796" koffice:nodeTypes="ccccc"/>
            <draw:path draw:style-name="gr4" draw:id="shape123" draw:name="path680" draw:layer="" svg:width="4.80354756145pt" svg:height="6.44474976000pt" draw:transform="matrix(0.25189779000 0.00000000000 0.00000000000 0.25189779000 36.74110746638pt 54.51584876304pt)" svg:viewBox="0 0 5 6" svg:d="M0.0203873 0C2.2128 0.350718 3.86025 0.926956 4.68045 1.63502L4.75337 1.77763C5.14465 2.62582 3.21805 4.42999 0 6.44475L0.0203873 0" koffice:nodeTypes="ccccc"/>
            <draw:path draw:style-name="gr11" draw:id="shape124" draw:name="path681" draw:layer="" svg:width="4.80354756145pt" svg:height="6.44474976000pt" draw:transform="matrix(0.25189779000 0.00000000000 0.00000000000 0.25189779000 36.74110746638pt 54.51584876304pt)" svg:viewBox="0 0 5 6" svg:d="M0.0203873 0C2.2128 0.350718 3.86025 0.926956 4.68045 1.63502L4.75337 1.77763C5.14465 2.62582 3.21805 4.42999 0 6.44475L0.0203873 0" koffice:nodeTypes="ccccc"/>
            <draw:path draw:style-name="gr4" draw:id="shape125" draw:name="path682" draw:layer="" svg:width="26.50982944094pt" svg:height="21.77497835636pt" draw:transform="matrix(0.25189779000 0.00000000000 0.00000000000 0.25189779000 31.45537537068pt 54.91606397179pt)" svg:viewBox="0 0 27 22" svg:d="M0.02263 15.3728C-0.31427 14.3564 3.14589 12.3221 8.03688 10.5202C10.2715 9.71712 12.1161 8.88063 14.4039 7.86745C21.1965 4.85259 26.2152 1.39203 25.5977 0.128936L25.5303 0C25.8933 0.294482 26.4538 6.51124 26.4538 6.51124C27.0737 7.66768 22.4807 11.0781 16.2255 14.0874C14.2239 15.0473 9.99721 16.616 8.00121 17.3179C4.43245 18.5611 0.884301 20.9051 1.20931 21.775L0.02263 15.376" koffice:nodeTypes="cccccccccc"/>
            <draw:path draw:style-name="gr12" draw:id="shape126" draw:name="path683" draw:layer="" svg:width="26.50982944094pt" svg:height="21.77497835636pt" draw:transform="matrix(0.25189779000 0.00000000000 0.00000000000 0.25189779000 31.45537537068pt 54.91606397179pt)" svg:viewBox="0 0 27 22" svg:d="M0.02263 15.3728C-0.31427 14.3564 3.14589 12.3221 8.03688 10.5202C10.2715 9.71712 12.1161 8.88063 14.4039 7.86745C21.1965 4.85259 26.2152 1.39203 25.5977 0.128936L25.5303 0C25.8933 0.294482 26.4538 6.51124 26.4538 6.51124C27.0737 7.66768 22.4807 11.0781 16.2255 14.0874C14.2239 15.0473 9.99721 16.616 8.00121 17.3179C4.43245 18.5611 0.884301 20.9051 1.20931 21.775L0.02263 15.376Z" koffice:nodeTypes="ccccccccccc"/>
            <draw:path draw:style-name="gr6" draw:id="shape127" draw:name="path684" draw:layer="" svg:width="4.31205513493pt" svg:height="5.65532110953pt" draw:transform="matrix(0.25189779000 0.00000000000 0.00000000000 0.25189779000 32.65653442197pt 52.15175942229pt)" svg:viewBox="0 0 4 6" svg:d="M2.23547 3.14897C3.70201 2.58976 4.66188 1.92958 4.1916 0.721842C3.89518 -0.0447432 3.13739 -0.193089 2.00591 0.240299L0 1.00144L1.8068 5.65532C2.00294 5.56212 2.19907 5.46581 2.40412 5.38659C2.60619 5.3097 2.81941 5.25222 3.02669 5.18931L2.23547 3.1513ZM1.36402 0.902809L1.86995 0.710968C2.29045 0.549419 2.76667 0.782423 2.97692 1.32454C3.13442 1.73851 3.09281 2.19831 2.60917 2.52141C2.45092 2.62316 2.2689 2.69927 2.09134 2.77383L1.36402 0.902809" koffice:nodeTypes="ccccccccccccccc"/>
            <draw:path draw:style-name="gr6" draw:id="shape128" draw:name="path685" draw:layer="" svg:width="4.23641715200pt" svg:height="5.53688691200pt" draw:transform="matrix(0.25189779000 0.00000000000 0.00000000000 0.25189779000 34.18666235754pt 51.88079636141pt)" svg:viewBox="0 0 4 6" svg:d="M1.26953 0C1.06113 0.0648229 0.852733 0.136381 0.64139 0.183525C0.430785 0.23151 0.213551 0.257608 0 0.29044L1.03094 5.53689L4.23642 4.80026C4.19813 4.69671 4.14879 4.58643 4.12964 4.47952C4.10755 4.37007 4.1105 4.24801 4.1046 4.13856C3.54274 4.32209 2.9286 4.52161 2.19074 4.69082L1.27247 9.5708e-14" koffice:nodeTypes="ccccccccc"/>
            <draw:path draw:style-name="gr6" draw:id="shape129" draw:name="path686" draw:layer="" svg:width="5.83948810667pt" svg:height="5.71679859200pt" draw:transform="matrix(0.25189779000 0.00000000000 0.00000000000 0.25189779000 35.36332731419pt 51.62990616257pt)" svg:viewBox="0 0 6 6" svg:d="M3.63281 5.66205C4.28234 3.72879 5.06684 1.87594 5.83949 0C5.70137 0.0239519 5.55458 0.0453375 5.41646 0.0538917C5.27835 0.0633014 5.12839 0.0658676 4.99028 0.0598797C4.57909 1.42086 4.06767 2.78098 3.52942 4.13598C2.88305 2.85027 2.16879 1.59537 1.62502 0.301109C1.35747 0.337892 1.0844 0.379808 0.813693 0.401194C0.546934 0.419158 0.267548 0.415736 0 0.419158C0.990479 2.1685 1.94544 3.91271 2.85069 5.7168C2.97696 5.69199 3.1064 5.65949 3.24372 5.65008C3.37079 5.64067 3.50338 5.6535 3.63281 5.65949" koffice:nodeTypes="ccccccccccc"/>
            <draw:path draw:style-name="gr6" draw:id="shape130" draw:name="path687" draw:layer="" svg:width="4.40496144000pt" svg:height="5.63643269183pt" draw:transform="matrix(0.25189779000 0.00000000000 0.00000000000 0.25189779000 37.16348968065pt 51.68742076792pt)" svg:viewBox="0 0 4 6" svg:d="M4.00535 1.30601C4.13296 1.04865 4.2614 0.796383 4.40496 0.556855C4.20851 0.36829 3.6049 0.0930877 2.89802 0.0208895C1.40704 -0.128603 0.550725 0.542415 0.450822 1.45296C0.240942 3.35814 3.21368 3.19336 3.07684 4.45725C3.01723 5.00256 2.44468 5.22425 1.83855 5.16394C1.16022 5.09514 0.666579 4.71801 0.578429 4.15742L0.394574 4.13958C0.29719 4.47254 0.153632 4.79276 0 5.11298C0.434032 5.39753 1.00071 5.55976 1.54136 5.61327C3.06089 5.76616 4.22111 5.1495 4.33024 4.13703C4.52753 2.32698 1.52625 2.2225 1.64126 1.15652C1.69163 0.707197 2.03248 0.413308 2.80735 0.491452C3.36396 0.548361 3.70816 0.853292 3.85843 1.29072L4.00535 1.30601" koffice:nodeTypes="ccccccccccccccc"/>
            <draw:path draw:style-name="gr4" draw:id="shape131" draw:name="path688" draw:layer="" svg:width="16.70971637002pt" svg:height="4.98405657819pt" draw:transform="matrix(0.25189779000 0.00000000000 0.00000000000 0.25189779000 62.84602942750pt 43.34549164505pt)" svg:viewBox="0 0 17 5" svg:d="M8.35555 3.41662C8.35555 3.41662 7.77655 4.10334 7.35381 4.20067C6.93186 4.29533 6.39728 3.77293 6.39728 3.77293C6.39728 3.77293 6.01658 4.21943 5.54942 4.33909C5.08305 4.45875 4.43505 3.74703 4.43505 3.74703C4.43505 3.74703 3.9901 4.45875 3.59036 4.62574C3.18982 4.79273 2.70204 4.41231 2.70204 4.41231C2.70204 4.41231 2.52517 4.76505 2.19126 4.95972C2.04929 5.03563 1.81372 4.90971 1.81372 4.90971L1.3426 4.57841L0.808019 3.93634L0.318651 3.72202C0.318651 3.72202 0.0973647 2.91565 0.0735705 2.77455C0.0561214 2.63256 0.00853299 2.27358 0.00853299 2.27358C-0.0914027 1.69759 0.696979 1.02963 1.82166 0.742976C2.46886 0.573306 3.03199 0.585808 3.4468 0.730474C3.89572 0.299155 4.84669 0 5.96581 0C6.97866 0 7.86777 0.242003 8.35872 0.617063C8.84254 0.242003 9.73165 0 10.7476 0C11.8612 0 12.8114 0.299155 13.2611 0.730474C13.6775 0.585808 14.2383 0.575985 14.8886 0.742976C16.0101 1.02963 16.8025 1.69759 16.701 2.27358C16.701 2.27358 16.6542 2.63256 16.6343 2.77455C16.6105 2.91565 16.3893 3.72202 16.3893 3.72202L15.8983 3.93634L15.3637 4.57841L14.9005 4.90971C14.9005 4.90971 14.6642 5.03563 14.5222 4.95972C14.1883 4.76773 14.0083 4.41231 14.0083 4.41231C14.0083 4.41231 13.5181 4.79273 13.1191 4.62574C12.7178 4.45875 12.2721 3.74703 12.2721 3.74703C12.2721 3.74703 11.628 4.45875 11.1577 4.33909C10.6913 4.21943 10.3122 3.77293 10.3122 3.77293C10.3122 3.77293 9.77765 4.29533 9.35649 4.20067C8.93137 4.10334 8.35872 3.41662 8.35872 3.41662" koffice:nodeTypes="ccccccccccccccccccccccccccccccccccc"/>
            <draw:path draw:style-name="gr15" draw:id="shape132" draw:name="path689" draw:layer="" svg:width="16.70971637002pt" svg:height="4.98405657819pt" draw:transform="matrix(0.25189779000 0.00000000000 0.00000000000 0.25189779000 62.84602942750pt 43.34549164505pt)" svg:viewBox="0 0 17 5" svg:d="M8.35555 3.41662C8.35555 3.41662 7.77655 4.10334 7.35381 4.20067C6.93186 4.29533 6.39728 3.77293 6.39728 3.77293C6.39728 3.77293 6.01658 4.21943 5.54942 4.33909C5.08305 4.45875 4.43505 3.74703 4.43505 3.74703C4.43505 3.74703 3.9901 4.45875 3.59036 4.62574C3.18982 4.79273 2.70204 4.41231 2.70204 4.41231C2.70204 4.41231 2.52517 4.76505 2.19126 4.95972C2.04929 5.03563 1.81372 4.90971 1.81372 4.90971L1.3426 4.57841L0.808019 3.93634L0.318651 3.72202C0.318651 3.72202 0.0973647 2.91565 0.0735705 2.77455C0.0561214 2.63256 0.00853299 2.27358 0.00853299 2.27358C-0.0914027 1.69759 0.696979 1.02963 1.82166 0.742976C2.46886 0.573306 3.03199 0.585808 3.4468 0.730474C3.89572 0.299155 4.84669 0 5.96581 0C6.97866 0 7.86777 0.242003 8.35872 0.617063C8.84254 0.242003 9.73165 0 10.7476 0C11.8612 0 12.8114 0.299155 13.2611 0.730474C13.6775 0.585808 14.2383 0.575985 14.8886 0.742976C16.0101 1.02963 16.8025 1.69759 16.701 2.27358C16.701 2.27358 16.6542 2.63256 16.6343 2.77455C16.6105 2.91565 16.3893 3.72202 16.3893 3.72202L15.8983 3.93634L15.3637 4.57841L14.9005 4.90971C14.9005 4.90971 14.6642 5.03563 14.5222 4.95972C14.1883 4.76773 14.0083 4.41231 14.0083 4.41231C14.0083 4.41231 13.5181 4.79273 13.1191 4.62574C12.7178 4.45875 12.2721 3.74703 12.2721 3.74703C12.2721 3.74703 11.628 4.45875 11.1577 4.33909C10.6913 4.21943 10.3122 3.77293 10.3122 3.77293C10.3122 3.77293 9.77765 4.29533 9.35649 4.20067C8.93137 4.10334 8.35872 3.41662 8.35872 3.41662Z" koffice:nodeTypes="cccccccccccccccccccccccccccccccccccc"/>
            <draw:path draw:style-name="gr6" draw:id="shape133" draw:name="path690" draw:layer="" svg:width="2.39717408000pt" svg:height="3.24480000000pt" draw:transform="matrix(0.25189779000 0.00000000000 0.00000000000 0.25189779000 64.68906650776pt 42.87857390150pt)" svg:viewBox="0 0 2 3" svg:d="M0 1.61907C0 0.724672 0.535138 0 1.1964 0C1.85853 0 2.39717 0.724672 2.39717 1.61907C2.39717 2.51763 1.85853 3.2448 1.1964 3.2448C0.535138 3.2448 0 2.51763 0 1.61907" koffice:nodeTypes="ccccc"/>
            <draw:path draw:style-name="gr7" draw:id="shape134" draw:name="path691" draw:layer="" svg:width="2.39717408000pt" svg:height="3.24480000000pt" draw:transform="matrix(0.25189779000 0.00000000000 0.00000000000 0.25189779000 64.68906650776pt 42.87857390150pt)" svg:viewBox="0 0 2 3" svg:d="M0 1.61907C0 0.724672 0.535138 0 1.1964 0C1.85853 0 2.39717 0.724672 2.39717 1.61907C2.39717 2.51763 1.85853 3.2448 1.1964 3.2448C0.535138 3.2448 0 2.51763 0 1.61907Z" koffice:nodeTypes="ccccc"/>
            <draw:path draw:style-name="gr6" draw:id="shape135" draw:name="path692" draw:layer="" svg:width="1.01445184000pt" svg:height="2.74486805333pt" draw:transform="matrix(0.25189779000 0.00000000000 0.00000000000 0.25189779000 64.84282491878pt 42.90980922746pt)" svg:viewBox="0 0 1 3" svg:d="M0 1.37052C0 0.615242 0.22803 0 0.507629 0C0.788839 0 1.01445 0.615242 1.01445 1.37052C1.01445 2.12886 0.788839 2.74487 0.507629 2.74487C0.22803 2.74487 0 2.12886 0 1.37052" koffice:nodeTypes="ccccc"/>
            <draw:path draw:style-name="gr7" draw:id="shape136" draw:name="path693" draw:layer="" svg:width="1.01445184000pt" svg:height="2.74486805333pt" draw:transform="matrix(0.25189779000 0.00000000000 0.00000000000 0.25189779000 64.84282491878pt 42.90980922746pt)" svg:viewBox="0 0 1 3" svg:d="M0 1.37052C0 0.615242 0.22803 0 0.507629 0C0.788839 0 1.01445 0.615242 1.01445 1.37052C1.01445 2.12886 0.788839 2.74487 0.507629 2.74487C0.22803 2.74487 0 2.12886 0 1.37052Z" koffice:nodeTypes="ccccc"/>
            <draw:path draw:style-name="gr6" draw:id="shape137" draw:name="path694" draw:layer="" svg:width="12.41635008000pt" svg:height="2.29836800000pt" draw:transform="matrix(0.25189779000 0.00000000000 0.00000000000 0.25189779000 63.43179425831pt 44.47822562712pt)" svg:viewBox="0 0 12 2" svg:d="M0.470353 1.7212C0.306788 1.23409 0 0.798426 0 0.798426C1.57381 0.311309 3.76445 0.0060032 6.20085 0C8.63725 0.0060032 10.8434 0.311309 12.4164 0.798426C12.4164 0.798426 12.2406 1.12517 11.9948 1.57884C11.8589 1.83012 11.6799 2.26835 11.6921 2.26835C10.2705 1.80868 8.44032 1.57284 6.1919 1.57027C3.94023 1.57284 1.77644 1.86356 0.648567 2.29837C0.664842 2.29837 0.570446 2.02394 0.458147 1.7212L0.470353 1.7212" koffice:nodeTypes="cccccccccc"/>
            <draw:path draw:style-name="gr7" draw:id="shape138" draw:name="path695" draw:layer="" svg:width="12.41635008000pt" svg:height="2.29836800000pt" draw:transform="matrix(0.25189779000 0.00000000000 0.00000000000 0.25189779000 63.43179425831pt 44.47822562712pt)" svg:viewBox="0 0 12 2" svg:d="M0.470353 1.7212C0.306788 1.23409 0 0.798426 0 0.798426C1.57381 0.311309 3.76445 0.0060032 6.20085 0C8.63725 0.0060032 10.8434 0.311309 12.4164 0.798426C12.4164 0.798426 12.2406 1.12517 11.9948 1.57884C11.8589 1.83012 11.6799 2.26835 11.6921 2.26835C10.2705 1.80868 8.44032 1.57284 6.1919 1.57027C3.94023 1.57284 1.77644 1.86356 0.648567 2.29837C0.664842 2.29837 0.570446 2.02394 0.458147 1.7212L0.470353 1.7212" koffice:nodeTypes="cccccccccc"/>
            <draw:path draw:style-name="gr6" draw:id="shape139" draw:name="path696" draw:layer="" svg:width="11.53350770954pt" svg:height="2.21509152000pt" draw:transform="matrix(0.25189779000 0.00000000000 0.00000000000 0.25189779000 63.54785542960pt 44.84781006461pt)" svg:viewBox="0 0 12 2" svg:d="M5.77028 2.21509C7.74939 2.21172 9.92838 1.90358 10.7337 1.68973C11.2702 1.52893 11.5848 1.27972 11.5266 0.991782C11.4996 0.855391 11.3833 0.73668 11.2268 0.668484C10.0463 0.279517 7.91814 0.00336768 5.77028 0C3.62651 0.00336768 1.48766 0.279517 0.303147 0.668484C0.151601 0.73668 0.0320018 0.855391 0.00742671 0.991782C-0.0531918 1.27972 0.261369 1.52893 0.801201 1.68973C1.60398 1.90358 3.7928 2.21172 5.77028 2.21509" koffice:nodeTypes="ccccccccc"/>
            <draw:path draw:style-name="gr7" draw:id="shape140" draw:name="path697" draw:layer="" svg:width="11.53350770954pt" svg:height="2.21509152000pt" draw:transform="matrix(0.25189779000 0.00000000000 0.00000000000 0.25189779000 63.54785542960pt 44.84781006461pt)" svg:viewBox="0 0 12 2" svg:d="M5.77028 2.21509C7.74939 2.21172 9.92838 1.90358 10.7337 1.68973C11.2702 1.52893 11.5848 1.27972 11.5266 0.991782C11.4996 0.855391 11.3833 0.73668 11.2268 0.668484C10.0463 0.279517 7.91814 0.00336768 5.77028 0C3.62651 0.00336768 1.48766 0.279517 0.303147 0.668484C0.151601 0.73668 0.0320018 0.855391 0.00742671 0.991782C-0.0531918 1.27972 0.261369 1.52893 0.801201 1.68973C1.60398 1.90358 3.7928 2.21172 5.77028 2.21509Z" koffice:nodeTypes="ccccccccc"/>
            <draw:path draw:style-name="gr9" draw:id="shape141" draw:name="path698" draw:layer="" svg:width="0.51494976000pt" svg:height="0.46240000000pt" draw:transform="matrix(0.25189779000 0.00000000000 0.00000000000 0.25189779000 66.14785698921pt 43.36040399422pt)" svg:viewBox="0 0 1 0" svg:d="M0 0.232288C0 0.10336 0.11539 0 0.25604 0C0.39956 0 0.51495 0.10336 0.51495 0.232288C0.51495 0.360672 0.39956 0.4624 0.25604 0.4624C0.11539 0.4624 0 0.360672 0 0.232288" koffice:nodeTypes="ccccc"/>
            <draw:path draw:style-name="gr16" draw:id="shape142" draw:name="path699" draw:layer="" svg:width="0.51494976000pt" svg:height="0.46240000000pt" draw:transform="matrix(0.25189779000 0.00000000000 0.00000000000 0.25189779000 66.14785698921pt 43.36040399422pt)" svg:viewBox="0 0 1 0" svg:d="M0 0.232288C0 0.10336 0.11539 0 0.25604 0C0.39956 0 0.51495 0.10336 0.51495 0.232288C0.51495 0.360672 0.39956 0.4624 0.25604 0.4624C0.11539 0.4624 0 0.360672 0 0.232288Z" koffice:nodeTypes="ccccc"/>
            <draw:path draw:style-name="gr16" draw:id="shape143" draw:name="path700" draw:layer="" svg:width="3.77291776000pt" svg:height="1.59561248000pt" draw:transform="matrix(0.25189779000 0.00000000000 0.00000000000 0.25189779000 65.29906219602pt 42.78184515014pt)" svg:viewBox="0 0 4 2" svg:d="M3.07598 1.29264C3.07598 1.124 3.23138 0.988236 3.42329 0.988236C3.61597 0.988236 3.77292 1.124 3.77292 1.29264C3.77292 1.45913 3.61597 1.59561 3.42329 1.59561C3.23138 1.59561 3.07598 1.45913 3.07598 1.29264ZM2.2019 0.627384C2.2019 0.458748 2.3573 0.322981 2.55231 0.322981C2.74189 0.322981 2.89961 0.458748 2.89961 0.627384C2.89961 0.796734 2.74189 0.932501 2.55231 0.932501C2.3573 0.932501 2.2019 0.796734 2.2019 0.627384ZM1.11028 0.307261C1.11028 0.136481 1.26722 0 1.46068 0C1.65492 0 1.80876 0.136481 1.80876 0.307261C1.80876 0.47161 1.65492 0.610234 1.46068 0.610234C1.26722 0.610234 1.11028 0.47161 1.11028 0.307261ZM0 0.342989C0 0.173638 0.155392 0.0378717 0.347301 0.0378717C0.541541 0.0378717 0.69771 0.173638 0.69771 0.342989C0.69771 0.511625 0.541541 0.645248 0.347301 0.645248C0.155392 0.645248 0 0.511625 0 0.342989Z" koffice:nodeTypes="cccccccccccccccccccc"/>
            <draw:path draw:style-name="gr7" draw:id="shape144" draw:name="path701" draw:layer="" svg:width="3.71497152000pt" svg:height="3.29826645333pt" draw:transform="matrix(0.25189779000 0.00000000000 0.00000000000 0.25189779000 66.24539181350pt 43.23667179977pt)" svg:viewBox="0 0 4 3" svg:d="M3.5209 3.29827C3.64019 3.02313 3.71497 2.71864 3.71497 2.4024C3.71497 1.07705 2.5995 0 1.21696 0C0.775399 0 0.361437 0.112403 0 0.307849" koffice:nodeTypes="cccc"/>
            <draw:path draw:style-name="gr7" draw:id="shape145" draw:name="path702" draw:layer="" svg:width="3.86422101333pt" svg:height="2.74716800000pt" draw:transform="matrix(0.25189779000 0.00000000000 0.00000000000 0.25189779000 65.22792626013pt 43.03354142191pt)" svg:viewBox="0 0 4 3" svg:d="M3.63723 2.74717C3.76889 2.5062 3.86422 2.2118 3.86422 1.93427C3.86422 0.866342 2.79557 0 1.48086 0C0.918842 0 0.404944 0.158454 0 0.419107" koffice:nodeTypes="cccc"/>
            <draw:path draw:style-name="gr16" draw:id="shape146" draw:name="path703" draw:layer="" svg:width="3.77758096000pt" svg:height="3.85333333333pt" draw:transform="matrix(0.25189779000 0.00000000000 0.00000000000 0.25189779000 66.32277481458pt 42.99646206722pt)" svg:viewBox="0 0 4 4" svg:d="M3.07711 3.46981C3.07711 3.25856 3.23648 3.08267 3.42773 3.08267C3.62132 3.08267 3.77758 3.25856 3.77758 3.46981C3.77758 3.68379 3.62132 3.85333 3.42773 3.85333C3.23648 3.85333 3.07711 3.68379 3.07711 3.46981ZM2.94572 2.04997C2.94572 1.83509 3.10354 1.66645 3.29635 1.66645C3.48837 1.66645 3.64464 1.83509 3.64464 2.04997C3.64464 2.26123 3.48837 2.43349 3.29635 2.43349C3.10354 2.43349 2.94572 2.26123 2.94572 2.04997ZM2.16206 0.96288C2.16206 0.751627 2.31833 0.57936 2.50958 0.57936C2.70394 0.57936 2.85942 0.751627 2.85942 0.96288C2.85942 1.17685 2.70394 1.34912 2.50958 1.34912C2.31833 1.34912 2.16206 1.17685 2.16206 0.96288ZM1.11407 0.38352C1.11407 0.173173 1.27034 0 1.46392 0C1.65595 0 1.81221 0.173173 1.81221 0.38352C1.81221 0.5984 1.65595 0.774293 1.46392 0.774293C1.27034 0.774293 1.11407 0.5984 1.11407 0.38352ZM0 0.4352C0 0.221227 0.156265 0.0480533 0.349848 0.0480533C0.543431 0.0480533 0.700473 0.221227 0.700473 0.4352C0.700473 0.646453 0.543431 0.81872 0.349848 0.81872C0.156265 0.81872 0 0.646453 0 0.4352Z" koffice:nodeTypes="ccccccccccccccccccccccccc"/>
            <draw:path draw:style-name="gr6" draw:id="shape147" draw:name="path704" draw:layer="" svg:width="12.66496533333pt" svg:height="1.48608800000pt" draw:transform="matrix(0.25189779000 0.00000000000 0.00000000000 0.25189779000 63.42595022958pt 44.12153835648pt)" svg:viewBox="0 0 13 1" svg:d="M12.6609 1.11853L12.1784 0.751664C12.1784 0.751664 11.7157 0.989576 11.1379 0.916478C10.5626 0.84407 10.3785 0.25791 10.3785 0.25791C10.3785 0.25791 9.73008 0.712357 9.20326 0.678566C8.67398 0.639259 8.32797 0.25791 8.32797 0.25791C8.32797 0.25791 7.74938 0.60271 7.24147 0.56892C6.73355 0.530302 6.24947 0 6.24947 0C6.24947 0 5.74238 0.549611 5.23365 0.588229C4.72573 0.622709 4.31233 0.218603 4.31233 0.218603C4.31233 0.218603 4.07975 0.622709 3.43376 0.712357C2.78859 0.804763 2.23466 0.291701 2.23466 0.291701C2.23466 0.291701 1.87057 0.787523 1.42923 0.916478C0.991993 1.04543 0.416686 0.731666 0.416686 0.731666C0.416686 0.731666 0.324637 0.916478 0.254779 1.02612C0.184098 1.13577 0 1.15508 0 1.15508L0.144649 1.48333C1.7251 1.09922 3.86935 0.860621 6.29303 0.858552C8.72001 0.860621 10.9226 1.09922 12.5022 1.48609L12.665 1.11853" koffice:nodeTypes="cccccccccccccccccccc"/>
            <draw:path draw:style-name="gr7" draw:id="shape148" draw:name="path705" draw:layer="" svg:width="12.66496533333pt" svg:height="1.48608800000pt" draw:transform="matrix(0.25189779000 0.00000000000 0.00000000000 0.25189779000 63.42595022958pt 44.12153835648pt)" svg:viewBox="0 0 13 1" svg:d="M12.6609 1.11853L12.1784 0.751664C12.1784 0.751664 11.7157 0.989576 11.1379 0.916478C10.5626 0.84407 10.3785 0.25791 10.3785 0.25791C10.3785 0.25791 9.73008 0.712357 9.20326 0.678566C8.67398 0.639259 8.32797 0.25791 8.32797 0.25791C8.32797 0.25791 7.74938 0.60271 7.24147 0.56892C6.73355 0.530302 6.24947 0 6.24947 0C6.24947 0 5.74238 0.549611 5.23365 0.588229C4.72573 0.622709 4.31233 0.218603 4.31233 0.218603C4.31233 0.218603 4.07975 0.622709 3.43376 0.712357C2.78859 0.804763 2.23466 0.291701 2.23466 0.291701C2.23466 0.291701 1.87057 0.787523 1.42923 0.916478C0.991993 1.04543 0.416686 0.731666 0.416686 0.731666C0.416686 0.731666 0.324637 0.916478 0.254779 1.02612C0.184098 1.13577 0 1.15508 0 1.15508L0.144649 1.48333C1.7251 1.09922 3.86935 0.860621 6.29303 0.858552C8.72001 0.860621 10.9226 1.09922 12.5022 1.48609L12.665 1.11853Z" koffice:nodeTypes="ccccccccccccccccccccc"/>
            <draw:path draw:style-name="gr9" draw:id="shape149" draw:name="path706" draw:layer="" svg:width="0.51494976000pt" svg:height="0.46240000000pt" draw:transform="matrix(0.25189779000 0.00000000000 0.00000000000 0.25189779000 63.59421795330pt 43.36040399422pt)" svg:viewBox="0 0 1 0" svg:d="M0 0.232288C0 0.10336 0.114816 0 0.258336 0C0.398986 0 0.51495 0.10336 0.51495 0.232288C0.51495 0.360672 0.398986 0.4624 0.258336 0.4624C0.114816 0.4624 0 0.360672 0 0.232288" koffice:nodeTypes="ccccc"/>
            <draw:path draw:style-name="gr16" draw:id="shape150" draw:name="path707" draw:layer="" svg:width="0.51494976000pt" svg:height="0.46240000000pt" draw:transform="matrix(0.25189779000 0.00000000000 0.00000000000 0.25189779000 63.59421795330pt 43.36040399422pt)" svg:viewBox="0 0 1 0" svg:d="M0 0.232288C0 0.10336 0.114816 0 0.258336 0C0.398986 0 0.51495 0.10336 0.51495 0.232288C0.51495 0.360672 0.398986 0.4624 0.258336 0.4624C0.114816 0.4624 0 0.360672 0 0.232288Z" koffice:nodeTypes="ccccc"/>
            <draw:path draw:style-name="gr16" draw:id="shape151" draw:name="path708" draw:layer="" svg:width="3.77291776000pt" svg:height="1.59561248000pt" draw:transform="matrix(0.25189779000 0.00000000000 0.00000000000 0.25189779000 63.64520206600pt 42.78184515014pt)" svg:viewBox="0 0 4 2" svg:d="M0 1.29264C0 1.124 0.156169 0.988236 0.349632 0.988236C0.540764 0.988236 0.696933 1.124 0.696933 1.29264C0.696933 1.45913 0.540764 1.59561 0.349632 1.59561C0.156169 1.59561 0 1.45913 0 1.29264ZM0.870972 0.627384C0.870972 0.458748 1.02714 0.322981 1.2206 0.322981C1.41484 0.322981 1.57101 0.458748 1.57101 0.627384C1.57101 0.796734 1.41484 0.932501 1.2206 0.932501C1.02714 0.932501 0.870972 0.796734 0.870972 0.627384ZM1.96182 0.307261C1.96182 0.136481 2.11799 0 2.31146 0C2.5057 0 2.66186 0.136481 2.66186 0.307261C2.66186 0.47161 2.5057 0.610234 2.31146 0.610234C2.11799 0.610234 1.96182 0.47161 1.96182 0.307261ZM3.07521 0.342989C3.07521 0.173638 3.23138 0.0378717 3.42251 0.0378717C3.61675 0.0378717 3.77292 0.173638 3.77292 0.342989C3.77292 0.511625 3.61675 0.645248 3.42251 0.645248C3.23138 0.645248 3.07521 0.511625 3.07521 0.342989Z" koffice:nodeTypes="cccccccccccccccccccc"/>
            <draw:path draw:style-name="gr7" draw:id="shape152" draw:name="path709" draw:layer="" svg:width="3.71675221333pt" svg:height="3.29826645333pt" draw:transform="matrix(0.25189779000 0.00000000000 0.00000000000 0.25189779000 62.83630788275pt 43.23667179977pt)" svg:viewBox="0 0 4 3" svg:d="M0.192338 3.29827C0.0756885 3.02313 0 2.71864 0 2.4024C0 1.07705 1.11663 0 2.49861 0C2.94028 0 3.35434 0.112403 3.71675 0.307849" koffice:nodeTypes="cccc"/>
            <draw:path draw:style-name="gr7" draw:id="shape153" draw:name="path710" draw:layer="" svg:width="3.86603712000pt" svg:height="2.68192800000pt" draw:transform="matrix(0.25189779000 0.00000000000 0.00000000000 0.25189779000 63.83704742286pt 43.03354142191pt)" svg:viewBox="0 0 4 3" svg:d="M0.257917 2.68193C0.126234 2.44662 0 2.18538 0 1.91116C0 0.855994 1.06981 0 2.38483 0C2.94244 0 3.46009 0.156562 3.86604 0.414101" koffice:nodeTypes="cccc"/>
            <draw:path draw:style-name="gr16" draw:id="shape154" draw:name="path711" draw:layer="" svg:width="3.77291776000pt" svg:height="3.85333333333pt" draw:transform="matrix(0.25189779000 0.00000000000 0.00000000000 0.25189779000 62.62088489274pt 42.99646206722pt)" svg:viewBox="0 0 4 4" svg:d="M0 3.46981C0 3.25856 0.155392 3.08267 0.350409 3.08267C0.539987 3.08267 0.696933 3.25856 0.696933 3.46981C0.696933 3.68379 0.539987 3.85333 0.350409 3.85333C0.155392 3.85333 0 3.68379 0 3.46981ZM0.129752 2.04997C0.129752 1.83509 0.289029 1.66645 0.480161 1.66645C0.674401 1.66645 0.83057 1.83509 0.83057 2.04997C0.83057 2.26123 0.674401 2.43349 0.480161 2.43349C0.289029 2.43349 0.129752 2.26123 0.129752 2.04997ZM0.916813 0.96288C0.916813 0.751627 1.07298 0.57936 1.26722 0.57936C1.45835 0.57936 1.61452 0.751627 1.61452 0.96288C1.61452 1.17685 1.45835 1.34912 1.26722 1.34912C1.07298 1.34912 0.916813 1.17685 0.916813 0.96288ZM1.96415 0.38352C1.96415 0.173173 2.12032 0 2.31068 0C2.5057 0 2.66109 0.173173 2.66109 0.38352C2.66109 0.5984 2.5057 0.774293 2.31068 0.774293C2.12032 0.774293 1.96415 0.5984 1.96415 0.38352ZM3.07521 0.4352C3.07521 0.221227 3.23138 0.0480533 3.42562 0.0480533C3.61908 0.0480533 3.77292 0.221227 3.77292 0.4352C3.77292 0.646453 3.61908 0.81872 3.42562 0.81872C3.23138 0.81872 3.07521 0.646453 3.07521 0.4352Z" koffice:nodeTypes="ccccccccccccccccccccccccc"/>
            <draw:path draw:style-name="gr6" draw:id="shape155" draw:name="path712" draw:layer="" svg:width="15.75978500267pt" svg:height="2.90236130366pt" draw:transform="matrix(0.25189779000 0.00000000000 0.00000000000 0.25189779000 63.02835475785pt 43.93029755431pt)" svg:viewBox="0 0 16 3" svg:d="M7.90244 0L8.13123 0.048186C8.09515 0.159977 8.08777 0.278515 8.08777 0.404762C8.08777 0.961792 8.49531 1.41378 8.99552 1.41378C9.39896 1.41378 9.74091 1.12177 9.85735 0.717007C9.87129 0.727608 9.94509 0.34983 9.98117 0.356576C10.0156 0.356576 10.0099 0.747846 10.0181 0.7411C10.0788 1.24705 10.4724 1.59399 10.9193 1.59399C11.4195 1.59399 11.8254 1.14201 11.8254 0.584978C11.8254 0.543538 11.8229 0.503062 11.8172 0.462585L12.1042 0.129138L12.2559 0.554139C12.1952 0.683277 12.1706 0.832654 12.1706 0.992631C12.1706 1.52653 12.5593 1.95828 13.0357 1.95828C13.3383 1.95828 13.604 1.78481 13.7565 1.52653L13.9394 1.25476L13.9361 1.5911C13.9361 1.92358 14.0591 2.2233 14.3354 2.27727C14.3354 2.27727 14.6561 2.30425 15.0784 1.91009C15.5031 1.51979 15.7352 1.19308 15.7352 1.19308L15.7598 1.59399C15.7598 1.59399 15.3432 2.39581 14.9685 2.65119C14.761 2.79382 14.4453 2.9432 14.196 2.89212C13.9295 2.8449 13.7442 2.59337 13.6458 2.30811C13.4572 2.44014 13.2342 2.51531 12.9955 2.51531C12.483 2.51531 12.0222 2.18186 11.8418 1.6894C11.6056 1.98815 11.2768 2.16837 10.8914 2.16837C10.483 2.16837 10.1075 1.95442 9.87129 1.61809C9.64005 1.86962 9.32598 2.02285 8.97994 2.02285C8.52893 2.02285 8.12221 1.75686 7.89342 1.36655C7.66382 1.75686 7.26365 2.02285 6.80855 2.02285C6.46332 2.02285 6.15008 1.86962 5.91802 1.61809C5.68267 1.95442 5.31039 2.16837 4.89792 2.16837C4.51334 2.16837 4.18615 1.98815 3.95163 1.6894C3.77041 2.17897 3.3071 2.51531 2.79706 2.51531C2.55925 2.51531 2.33867 2.44014 2.14925 2.30811C2.05167 2.59337 1.86306 2.8449 1.59984 2.89212C1.34974 2.9432 1.03485 2.79382 0.827391 2.65119C0.448546 2.39581 0 1.59399 0 1.59399L0.0582208 1.19308C0.0582208 1.19308 0.289464 1.51979 0.711769 1.91009C1.13571 2.30425 1.45634 2.27727 1.45634 2.27727C1.73432 2.2233 1.8524 1.92358 1.8524 1.5911L1.8524 1.25476L2.03363 1.52653C2.18943 1.78481 2.45429 1.95828 2.7536 1.95828C3.23412 1.95828 3.62117 1.52653 3.62117 0.992631C3.62117 0.832654 3.59657 0.683277 3.53589 0.554139L3.68841 0.129138L3.97213 0.462585C3.96639 0.503062 3.96639 0.543538 3.96639 0.584978C3.96639 1.14201 4.36984 1.59399 4.86594 1.59399C5.31613 1.59399 5.70973 1.24705 5.76796 0.7411C5.78026 0.747846 5.77616 0.356576 5.80732 0.356576C5.8475 0.34983 5.92048 0.727608 5.93278 0.717007C6.05168 1.12177 6.39362 1.41378 6.79625 1.41378C7.29809 1.41378 7.704 0.961792 7.704 0.404762C7.704 0.278515 7.69826 0.159977 7.66136 0.048186L7.8967 0" koffice:nodeTypes="ccccccccccccccccccccccccccccccccccccccccccccccccccccccccccc"/>
            <draw:path draw:style-name="gr7" draw:id="shape156" draw:name="path713" draw:layer="" svg:width="15.75978500267pt" svg:height="2.90236130366pt" draw:transform="matrix(0.25189779000 0.00000000000 0.00000000000 0.25189779000 63.02835475785pt 43.93029755431pt)" svg:viewBox="0 0 16 3" svg:d="M7.90244 0L8.13123 0.048186C8.09515 0.159977 8.08777 0.278515 8.08777 0.404762C8.08777 0.961792 8.49531 1.41378 8.99552 1.41378C9.39896 1.41378 9.74091 1.12177 9.85735 0.717007C9.87129 0.727608 9.94509 0.34983 9.98117 0.356576C10.0156 0.356576 10.0099 0.747846 10.0181 0.7411C10.0788 1.24705 10.4724 1.59399 10.9193 1.59399C11.4195 1.59399 11.8254 1.14201 11.8254 0.584978C11.8254 0.543538 11.8229 0.503062 11.8172 0.462585L12.1042 0.129138L12.2559 0.554139C12.1952 0.683277 12.1706 0.832654 12.1706 0.992631C12.1706 1.52653 12.5593 1.95828 13.0357 1.95828C13.3383 1.95828 13.604 1.78481 13.7565 1.52653L13.9394 1.25476L13.9361 1.5911C13.9361 1.92358 14.0591 2.2233 14.3354 2.27727C14.3354 2.27727 14.6561 2.30425 15.0784 1.91009C15.5031 1.51979 15.7352 1.19308 15.7352 1.19308L15.7598 1.59399C15.7598 1.59399 15.3432 2.39581 14.9685 2.65119C14.761 2.79382 14.4453 2.9432 14.196 2.89212C13.9295 2.8449 13.7442 2.59337 13.6458 2.30811C13.4572 2.44014 13.2342 2.51531 12.9955 2.51531C12.483 2.51531 12.0222 2.18186 11.8418 1.6894C11.6056 1.98815 11.2768 2.16837 10.8914 2.16837C10.483 2.16837 10.1075 1.95442 9.87129 1.61809C9.64005 1.86962 9.32598 2.02285 8.97994 2.02285C8.52893 2.02285 8.12221 1.75686 7.89342 1.36655C7.66382 1.75686 7.26365 2.02285 6.80855 2.02285C6.46332 2.02285 6.15008 1.86962 5.91802 1.61809C5.68267 1.95442 5.31039 2.16837 4.89792 2.16837C4.51334 2.16837 4.18615 1.98815 3.95163 1.6894C3.77041 2.17897 3.3071 2.51531 2.79706 2.51531C2.55925 2.51531 2.33867 2.44014 2.14925 2.30811C2.05167 2.59337 1.86306 2.8449 1.59984 2.89212C1.34974 2.9432 1.03485 2.79382 0.827391 2.65119C0.448546 2.39581 0 1.59399 0 1.59399L0.0582208 1.19308C0.0582208 1.19308 0.289464 1.51979 0.711769 1.91009C1.13571 2.30425 1.45634 2.27727 1.45634 2.27727C1.73432 2.2233 1.8524 1.92358 1.8524 1.5911L1.8524 1.25476L2.03363 1.52653C2.18943 1.78481 2.45429 1.95828 2.7536 1.95828C3.23412 1.95828 3.62117 1.52653 3.62117 0.992631C3.62117 0.832654 3.59657 0.683277 3.53589 0.554139L3.68841 0.129138L3.97213 0.462585C3.96639 0.503062 3.96639 0.543538 3.96639 0.584978C3.96639 1.14201 4.36984 1.59399 4.86594 1.59399C5.31613 1.59399 5.70973 1.24705 5.76796 0.7411C5.78026 0.747846 5.77616 0.356576 5.80732 0.356576C5.8475 0.34983 5.92048 0.727608 5.93278 0.717007C6.05168 1.12177 6.39362 1.41378 6.79625 1.41378C7.29809 1.41378 7.704 0.961792 7.704 0.404762C7.704 0.278515 7.69826 0.159977 7.66136 0.048186L7.8967 0Z" koffice:nodeTypes="cccccccccccccccccccccccccccccccccccccccccccccccccccccccccccc"/>
            <draw:path draw:style-name="gr6" draw:id="shape157" draw:name="path714" draw:layer="" svg:width="12.48341545388pt" svg:height="1.38267330913pt" draw:transform="matrix(0.25189779000 0.00000000000 0.00000000000 0.25189779000 63.36405312323pt 44.37242855532pt)" svg:viewBox="0 0 12 1" svg:d="M6.23718 0.497629C3.89005 0.500451 1.78202 0.835339 0.267446 1.37342C0.165533 1.41293 0.0416697 1.3198 0.00796008 1.21068C-0.0249656 1.09497 0.0487252 0.951985 0.146718 0.912476C1.67149 0.354643 3.83204 0.00282209 6.23718 0C8.63997 0.00282209 10.8115 0.354643 12.3331 0.912476C12.4342 0.951985 12.5079 1.09497 12.4758 1.21068C12.4437 1.3198 12.3151 1.41293 12.2163 1.37342C10.7009 0.835339 8.58431 0.500451 6.23718 0.497629" koffice:nodeTypes="ccccccccc"/>
            <draw:path draw:style-name="gr7" draw:id="shape158" draw:name="path715" draw:layer="" svg:width="12.48341545388pt" svg:height="1.38267330913pt" draw:transform="matrix(0.25189779000 0.00000000000 0.00000000000 0.25189779000 63.36405312323pt 44.37242855532pt)" svg:viewBox="0 0 12 1" svg:d="M6.23718 0.497629C3.89005 0.500451 1.78202 0.835339 0.267446 1.37342C0.165533 1.41293 0.0416697 1.3198 0.00796008 1.21068C-0.0249656 1.09497 0.0487252 0.951985 0.146718 0.912476C1.67149 0.354643 3.83204 0.00282209 6.23718 0C8.63997 0.00282209 10.8115 0.354643 12.3331 0.912476C12.4342 0.951985 12.5079 1.09497 12.4758 1.21068C12.4437 1.3198 12.3151 1.41293 12.2163 1.37342C10.7009 0.835339 8.58431 0.500451 6.23718 0.497629Z" koffice:nodeTypes="ccccccccc"/>
            <draw:path draw:style-name="gr9" draw:id="shape159" draw:name="path716" draw:layer="" svg:width="0.48219136000pt" svg:height="0.42823936000pt" draw:transform="matrix(0.25189779000 0.00000000000 0.00000000000 0.25189779000 64.38356486805pt 44.61042158731pt)" svg:viewBox="0 0 0 0" svg:d="M0 0.21412C0 0.0963277 0.107771 0 0.242207 0C0.37442 0 0.482191 0.0963277 0.482191 0.21412C0.482191 0.334006 0.37442 0.428239 0.242207 0.428239C0.107771 0.428239 0 0.334006 0 0.21412" koffice:nodeTypes="ccccc"/>
            <draw:path draw:style-name="gr7" draw:id="shape160" draw:name="path717" draw:layer="" svg:width="0.48219136000pt" svg:height="0.42823936000pt" draw:transform="matrix(0.25189779000 0.00000000000 0.00000000000 0.25189779000 64.38356486805pt 44.61042158731pt)" svg:viewBox="0 0 0 0" svg:d="M0 0.21412C0 0.0963277 0.107771 0 0.242207 0C0.37442 0 0.482191 0.0963277 0.482191 0.21412C0.482191 0.334006 0.37442 0.428239 0.242207 0.428239C0.107771 0.428239 0 0.334006 0 0.21412Z" koffice:nodeTypes="ccccc"/>
            <draw:path draw:style-name="gr4" draw:id="shape161" draw:name="path718" draw:layer="" svg:width="2.07280000000pt" svg:height="0.49120000000pt" draw:transform="matrix(0.25189779000 0.00000000000 0.00000000000 0.25189779000 64.71445780499pt 44.60477907682pt)" svg:viewBox="0 0 2 0" svg:d="M1.0336 0.4912L0.2624 0.4912C0.1192 0.4912 0 0.3784 0 0.2424C0 0.1096 0.116 0 0.2592 0L1.8176 0C1.9608 0 2.0728 0.1096 2.0728 0.2424C2.0728 0.3784 1.9576 0.4912 1.8144 0.4912L1.0336 0.4912" koffice:nodeTypes="cccccccc"/>
            <draw:path draw:style-name="gr7" draw:id="shape162" draw:name="path719" draw:layer="" svg:width="2.07280000000pt" svg:height="0.49120000000pt" draw:transform="matrix(0.25189779000 0.00000000000 0.00000000000 0.25189779000 64.71445780499pt 44.60477907682pt)" svg:viewBox="0 0 2 0" svg:d="M1.0336 0.4912L0.2624 0.4912C0.1192 0.4912 0 0.3784 0 0.2424C0 0.1096 0.116 0 0.2592 0L1.8176 0C1.9608 0 2.0728 0.1096 2.0728 0.2424C2.0728 0.3784 1.9576 0.4912 1.8144 0.4912L1.0336 0.4912" koffice:nodeTypes="cccccccc"/>
            <draw:path draw:style-name="gr10" draw:id="shape163" draw:name="path720" draw:layer="" svg:width="1.33701430983pt" svg:height="0.43038237699pt" draw:transform="matrix(0.25189779000 0.00000000000 0.00000000000 0.25189779000 63.78775872223pt 44.65121208972pt)" svg:viewBox="0 0 1 0" svg:d="M0.696998 0.375034L0.246324 0.428566C0.130549 0.441687 0.0219691 0.382381 0.00234612 0.293685C-0.0146604 0.206564 0.0625232 0.125216 0.177644 0.112095L0.63028 0.0585625L1.09273 0.00135618C1.2085 -0.00966518 1.31512 0.0475411 1.33474 0.134662C1.35175 0.221259 1.2713 0.304707 1.15683 0.317828L0.696998 0.375034" koffice:nodeTypes="ccccccccc"/>
            <draw:path draw:style-name="gr7" draw:id="shape164" draw:name="path721" draw:layer="" svg:width="1.33701430983pt" svg:height="0.43038237699pt" draw:transform="matrix(0.25189779000 0.00000000000 0.00000000000 0.25189779000 63.78775872223pt 44.65121208972pt)" svg:viewBox="0 0 1 0" svg:d="M0.696998 0.375034L0.246324 0.428566C0.130549 0.441687 0.0219691 0.382381 0.00234612 0.293685C-0.0146604 0.206564 0.0625232 0.125216 0.177644 0.112095L0.63028 0.0585625L1.09273 0.00135618C1.2085 -0.00966518 1.31512 0.0475411 1.33474 0.134662C1.35175 0.221259 1.2713 0.304707 1.15683 0.317828L0.696998 0.375034" koffice:nodeTypes="ccccccccc"/>
            <draw:path draw:style-name="gr4" draw:id="shape165" draw:name="path722" draw:layer="" svg:width="0.59228416000pt" svg:height="0.29333056000pt" draw:transform="matrix(0.25189779000 0.00000000000 0.00000000000 0.25189779000 63.44166865168pt 44.79319862374pt)" svg:viewBox="0 0 1 0" svg:d="M0 0.213607L0.188398 0L0.592284 0.0532934L0.35771 0.293331L0 0.213607" koffice:nodeTypes="ccccc"/>
            <draw:path draw:style-name="gr7" draw:id="shape166" draw:name="path723" draw:layer="" svg:width="0.59228416000pt" svg:height="0.29333056000pt" draw:transform="matrix(0.25189779000 0.00000000000 0.00000000000 0.25189779000 63.44166865168pt 44.79319862374pt)" svg:viewBox="0 0 1 0" svg:d="M0 0.213607L0.188398 0L0.592284 0.0532934L0.35771 0.293331L0 0.213607" koffice:nodeTypes="ccccc"/>
            <draw:path draw:style-name="gr9" draw:id="shape167" draw:name="path724" draw:layer="" svg:width="0.48553024000pt" svg:height="0.42823936000pt" draw:transform="matrix(0.25189779000 0.00000000000 0.00000000000 0.25189779000 65.37725127004pt 44.61042158731pt)" svg:viewBox="0 0 0 0" svg:d="M0 0.21412C0 0.0963277 0.109816 0 0.242486 0C0.375715 0 0.48553 0.0963277 0.48553 0.21412C0.48553 0.334006 0.375715 0.428239 0.242486 0.428239C0.109816 0.428239 0 0.334006 0 0.21412" koffice:nodeTypes="ccccc"/>
            <draw:path draw:style-name="gr7" draw:id="shape168" draw:name="path725" draw:layer="" svg:width="0.48553024000pt" svg:height="0.42823936000pt" draw:transform="matrix(0.25189779000 0.00000000000 0.00000000000 0.25189779000 65.37725127004pt 44.61042158731pt)" svg:viewBox="0 0 0 0" svg:d="M0 0.21412C0 0.0963277 0.109816 0 0.242486 0C0.375715 0 0.48553 0.0963277 0.48553 0.21412C0.48553 0.334006 0.375715 0.428239 0.242486 0.428239C0.109816 0.428239 0 0.334006 0 0.21412Z" koffice:nodeTypes="ccccc"/>
            <draw:path draw:style-name="gr10" draw:id="shape169" draw:name="path726" draw:layer="" svg:width="1.33279722358pt" svg:height="0.43038237699pt" draw:transform="matrix(0.25189779000 0.00000000000 0.00000000000 0.25189779000 65.73647777222pt 44.65121208972pt)" svg:viewBox="0 0 1 0" svg:d="M0.637653 0.375034L1.09023 0.428566C1.20451 0.441687 1.31096 0.382381 1.33056 0.293685C1.34688 0.206564 1.27243 0.125216 1.15815 0.112095L0.705572 0.0585625L0.243855 0.00135618C0.126956 -0.00966518 0.0198529 0.0475411 0.00287316 0.134662C-0.0167188 0.221259 0.0662206 0.304707 0.180507 0.317828L0.637653 0.375034" koffice:nodeTypes="ccccccccc"/>
            <draw:path draw:style-name="gr7" draw:id="shape170" draw:name="path727" draw:layer="" svg:width="1.33279722358pt" svg:height="0.43038237699pt" draw:transform="matrix(0.25189779000 0.00000000000 0.00000000000 0.25189779000 65.73647777222pt 44.65121208972pt)" svg:viewBox="0 0 1 0" svg:d="M0.637653 0.375034L1.09023 0.428566C1.20451 0.441687 1.31096 0.382381 1.33056 0.293685C1.34688 0.206564 1.27243 0.125216 1.15815 0.112095L0.705572 0.0585625L0.243855 0.00135618C0.126956 -0.00966518 0.0198529 0.0475411 0.00287316 0.134662C-0.0167188 0.221259 0.0662206 0.304707 0.180507 0.317828L0.637653 0.375034" koffice:nodeTypes="ccccccccc"/>
            <draw:path draw:style-name="gr4" draw:id="shape171" draw:name="path728" draw:layer="" svg:width="0.53934336000pt" svg:height="0.26625600000pt" draw:transform="matrix(0.25189779000 0.00000000000 0.00000000000 0.25189779000 66.29758503558pt 44.79239255081pt)" svg:viewBox="0 0 1 0" svg:d="M0.539343 0.21672L0.394813 0L0 0.0231168L0.189181 0.266256L0.539343 0.21672" koffice:nodeTypes="ccccc"/>
            <draw:path draw:style-name="gr7" draw:id="shape172" draw:name="path729" draw:layer="" svg:width="0.53934336000pt" svg:height="0.26625600000pt" draw:transform="matrix(0.25189779000 0.00000000000 0.00000000000 0.25189779000 66.29758503558pt 44.79239255081pt)" svg:viewBox="0 0 1 0" svg:d="M0.539343 0.21672L0.394813 0L0 0.0231168L0.189181 0.266256L0.539343 0.21672" koffice:nodeTypes="ccccc"/>
            <draw:path draw:style-name="gr4" draw:id="shape173" draw:name="path730" draw:layer="" svg:width="10.06570758400pt" svg:height="1.15433536000pt" draw:transform="matrix(0.25189779000 0.00000000000 0.00000000000 0.25189779000 63.70364235328pt 44.99431381927pt)" svg:viewBox="0 0 10 1" svg:d="M5.03004 1.15434C3.09091 1.15176 1.33637 0.969539 0 0.599945C1.33637 0.23293 3.09091 0.00601664 5.03004 0C6.96999 0.00257856 8.73335 0.230351 10.0657 0.599945C8.73335 0.969539 6.96999 1.15176 5.03004 1.15434" koffice:nodeTypes="ccccc"/>
            <draw:path draw:style-name="gr5" draw:id="shape174" draw:name="path738" draw:layer="" svg:width="10.06570758400pt" svg:height="1.15433536000pt" draw:transform="matrix(0.25189779000 0.00000000000 0.00000000000 0.25189779000 63.70364235328pt 44.99431381927pt)" svg:viewBox="0 0 10 1" svg:d="M5.03004 1.15434C3.09091 1.15176 1.33637 0.969539 0 0.599945C1.33637 0.23293 3.09091 0.00601664 5.03004 0C6.96999 0.00257856 8.73335 0.230351 10.0657 0.599945C8.73335 0.969539 6.96999 1.15176 5.03004 1.15434Z" koffice:nodeTypes="ccccc"/>
            <draw:path draw:style-name="gr6" draw:id="shape175" draw:name="path739" draw:layer="" svg:width="0.43319386133pt" svg:height="0.55645889394pt" draw:transform="matrix(0.25189779000 0.00000000000 0.00000000000 0.25189779000 66.39818985991pt 44.12354605932pt)" svg:viewBox="0 0 0 1" svg:d="M0.412613 0.33923C0.463013 0.18963 0.418213 0.0424297 0.307013 0.0056297C0.199813 -0.0247703 0.0726125 0.0712297 0.0222125 0.21443C-0.0313875 0.36723 0.0158125 0.51683 0.123013 0.55043C0.230213 0.58163 0.361413 0.48883 0.412613 0.33923" koffice:nodeTypes="ccccc"/>
            <draw:path draw:style-name="gr7" draw:id="shape176" draw:name="path740" draw:layer="" svg:width="0.43319386133pt" svg:height="0.55645889394pt" draw:transform="matrix(0.25189779000 0.00000000000 0.00000000000 0.25189779000 66.39818985991pt 44.12354605932pt)" svg:viewBox="0 0 0 1" svg:d="M0.412613 0.33923C0.463013 0.18963 0.418213 0.0424297 0.307013 0.0056297C0.199813 -0.0247703 0.0726125 0.0712297 0.0222125 0.21443C-0.0313875 0.36723 0.0158125 0.51683 0.123013 0.55043C0.230213 0.58163 0.361413 0.48883 0.412613 0.33923Z" koffice:nodeTypes="ccccc"/>
            <draw:path draw:style-name="gr6" draw:id="shape177" draw:name="path741" draw:layer="" svg:width="0.41486124615pt" svg:height="0.56899786618pt" draw:transform="matrix(0.25189779000 0.00000000000 0.00000000000 0.25189779000 65.42876810477pt 43.94353118004pt)" svg:viewBox="0 0 0 1" svg:d="M0.411485 0.309064C0.432285 0.153864 0.354685 0.0154643 0.241885 0.0010643C0.131485 -0.0125357 0.0210852 0.105864 0.00348517 0.261064C-0.0173148 0.416264 0.0570852 0.553864 0.170685 0.568264C0.283485 0.579464 0.390685 0.461064 0.411485 0.309064" koffice:nodeTypes="ccccc"/>
            <draw:path draw:style-name="gr7" draw:id="shape178" draw:name="path742" draw:layer="" svg:width="0.41486124615pt" svg:height="0.56899786618pt" draw:transform="matrix(0.25189779000 0.00000000000 0.00000000000 0.25189779000 65.42876810477pt 43.94353118004pt)" svg:viewBox="0 0 0 1" svg:d="M0.411485 0.309064C0.432285 0.153864 0.354685 0.0154643 0.241885 0.0010643C0.131485 -0.0125357 0.0210852 0.105864 0.00348517 0.261064C-0.0173148 0.416264 0.0570852 0.553864 0.170685 0.568264C0.283485 0.579464 0.390685 0.461064 0.411485 0.309064Z" koffice:nodeTypes="ccccc"/>
            <draw:path draw:style-name="gr6" draw:id="shape179" draw:name="path743" draw:layer="" svg:width="0.41390048708pt" svg:height="0.56899786618pt" draw:transform="matrix(0.25189779000 0.00000000000 0.00000000000 0.25189779000 64.40605587943pt 43.94353118004pt)" svg:viewBox="0 0 0 1" svg:d="M0.00351374 0.309064C-0.0172863 0.153864 0.0563137 0.0154643 0.169914 0.0010643C0.283514 -0.0125357 0.389914 0.105864 0.411514 0.261064C0.428314 0.416264 0.354714 0.553864 0.244314 0.568264C0.131514 0.579464 0.0235137 0.461064 0.00351374 0.309064" koffice:nodeTypes="ccccc"/>
            <draw:path draw:style-name="gr7" draw:id="shape180" draw:name="path744" draw:layer="" svg:width="0.41390048708pt" svg:height="0.56899786618pt" draw:transform="matrix(0.25189779000 0.00000000000 0.00000000000 0.25189779000 64.40605587943pt 43.94353118004pt)" svg:viewBox="0 0 0 1" svg:d="M0.00351374 0.309064C-0.0172863 0.153864 0.0563137 0.0154643 0.169914 0.0010643C0.283514 -0.0125357 0.389914 0.105864 0.411514 0.261064C0.428314 0.416264 0.354714 0.553864 0.244314 0.568264C0.131514 0.579464 0.0235137 0.461064 0.00351374 0.309064Z" koffice:nodeTypes="ccccc"/>
            <draw:path draw:style-name="gr6" draw:id="shape181" draw:name="path745" draw:layer="" svg:width="0.43314118394pt" svg:height="0.55645889394pt" draw:transform="matrix(0.25189779000 0.00000000000 0.00000000000 0.25189779000 63.43167878488pt 44.12354605932pt)" svg:viewBox="0 0 0 1" svg:d="M0.0220585 0.33923C-0.0315415 0.18963 0.0164585 0.0424297 0.123658 0.0056297C0.230058 -0.0247703 0.361258 0.0712297 0.412458 0.21443C0.462858 0.36723 0.418058 0.51683 0.311658 0.55043C0.201258 0.58163 0.0724585 0.48883 0.0220585 0.33923" koffice:nodeTypes="ccccc"/>
            <draw:path draw:style-name="gr7" draw:id="shape182" draw:name="path746" draw:layer="" svg:width="0.43314118394pt" svg:height="0.55645889394pt" draw:transform="matrix(0.25189779000 0.00000000000 0.00000000000 0.25189779000 63.43167878488pt 44.12354605932pt)" svg:viewBox="0 0 0 1" svg:d="M0.0220585 0.33923C-0.0315415 0.18963 0.0164585 0.0424297 0.123658 0.0056297C0.230058 -0.0247703 0.361258 0.0712297 0.412458 0.21443C0.462858 0.36723 0.418058 0.51683 0.311658 0.55043C0.201258 0.58163 0.0724585 0.48883 0.0220585 0.33923Z" koffice:nodeTypes="ccccc"/>
            <draw:path draw:style-name="gr6" draw:id="shape183" draw:name="path747" draw:layer="" svg:width="1.86049600000pt" svg:height="1.31998752000pt" draw:transform="matrix(0.25189779000 0.00000000000 0.00000000000 0.25189779000 64.79486357956pt 43.46136462845pt)" svg:viewBox="0 0 2 1" svg:d="M0.929702 0L0 0.334059L0.689638 1.22575L0.929702 1.31999L1.16649 1.22575L1.8605 0.334059L0.929702 0" koffice:nodeTypes="ccccccc"/>
            <draw:path draw:style-name="gr7" draw:id="shape184" draw:name="path748" draw:layer="" svg:width="1.86049600000pt" svg:height="1.31998752000pt" draw:transform="matrix(0.25189779000 0.00000000000 0.00000000000 0.25189779000 64.79486357956pt 43.46136462845pt)" svg:viewBox="0 0 2 1" svg:d="M0.929702 0L0 0.334059L0.689638 1.22575L0.929702 1.31999L1.16649 1.22575L1.8605 0.334059L0.929702 0" koffice:nodeTypes="ccccccc"/>
            <draw:path draw:style-name="gr6" draw:id="shape185" draw:name="path749" draw:layer="" svg:width="2.21176384000pt" svg:height="0.88360000000pt" draw:transform="matrix(0.25189779000 0.00000000000 0.00000000000 0.25189779000 64.58971801938pt 43.75618580186pt)" svg:viewBox="0 0 2 1" svg:d="M0 0.45872L0.462817 0.8836L2.04401 0.57528L2.21176 0.435408L2.04401 0.291776L0.462817 0L0 0.45872" koffice:nodeTypes="ccccccc"/>
            <draw:path draw:style-name="gr7" draw:id="shape186" draw:name="path750" draw:layer="" svg:width="2.21176384000pt" svg:height="0.88360000000pt" draw:transform="matrix(0.25189779000 0.00000000000 0.00000000000 0.25189779000 64.58971801938pt 43.75618580186pt)" svg:viewBox="0 0 2 1" svg:d="M0 0.45872L0.462817 0.8836L2.04401 0.57528L2.21176 0.435408L2.04401 0.291776L0.462817 0L0 0.45872" koffice:nodeTypes="ccccccc"/>
            <draw:path draw:style-name="gr6" draw:id="shape187" draw:name="path751" draw:layer="" svg:width="2.21652544000pt" svg:height="0.88360000000pt" draw:transform="matrix(0.25189779000 0.00000000000 0.00000000000 0.25189779000 64.96978140494pt 43.75618580186pt)" svg:viewBox="0 0 2 1" svg:d="M2.21653 0.45872L1.75083 0.8836L0.167937 0.57528L0 0.435408L0.167937 0.291776L1.75083 0L2.21653 0.45872" koffice:nodeTypes="ccccccc"/>
            <draw:path draw:style-name="gr7" draw:id="shape188" draw:name="path752" draw:layer="" svg:width="2.21652544000pt" svg:height="0.88360000000pt" draw:transform="matrix(0.25189779000 0.00000000000 0.00000000000 0.25189779000 64.96978140494pt 43.75618580186pt)" svg:viewBox="0 0 2 1" svg:d="M2.21653 0.45872L1.75083 0.8836L0.167937 0.57528L0 0.435408L0.167937 0.291776L1.75083 0L2.21653 0.45872" koffice:nodeTypes="ccccccc"/>
            <draw:path draw:style-name="gr6" draw:id="shape189" draw:name="path753" draw:layer="" svg:width="1.54157056000pt" svg:height="2.19276864000pt" draw:transform="matrix(0.25189779000 0.00000000000 0.00000000000 0.25189779000 63.71432281958pt 43.58429074997pt)" svg:viewBox="0 0 2 2" svg:d="M0.663511 0L0 0.747508L0.850248 2.08497L1.07572 2.19277L1.24259 1.98783L1.54157 0.371977L0.663511 0" koffice:nodeTypes="ccccccc"/>
            <draw:path draw:style-name="gr7" draw:id="shape190" draw:name="path754" draw:layer="" svg:width="1.54157056000pt" svg:height="2.19276864000pt" draw:transform="matrix(0.25189779000 0.00000000000 0.00000000000 0.25189779000 63.71432281958pt 43.58429074997pt)" svg:viewBox="0 0 2 2" svg:d="M0.663511 0L0 0.747508L0.850248 2.08497L1.07572 2.19277L1.24259 1.98783L1.54157 0.371977L0.663511 0" koffice:nodeTypes="ccccccc"/>
            <draw:path draw:style-name="gr6" draw:id="shape191" draw:name="path755" draw:layer="" svg:width="2.09438784000pt" svg:height="0.84052224000pt" draw:transform="matrix(0.25189779000 0.00000000000 0.00000000000 0.25189779000 63.56640843729pt 43.90470473885pt)" svg:viewBox="0 0 2 1" svg:d="M0 0.494339L0.581196 0.840522L1.98672 0.359386L2.09439 0.20463L1.89294 0.0880128L0.284809 0L6.5811e-14 0.494339" koffice:nodeTypes="ccccccc"/>
            <draw:path draw:style-name="gr7" draw:id="shape192" draw:name="path756" draw:layer="" svg:width="2.09438784000pt" svg:height="0.84052224000pt" draw:transform="matrix(0.25189779000 0.00000000000 0.00000000000 0.25189779000 63.56640843729pt 43.90470473885pt)" svg:viewBox="0 0 2 1" svg:d="M0 0.494339L0.581196 0.840522L1.98672 0.359386L2.09439 0.20463L1.89294 0.0880128L0.284809 0L6.5811e-14 0.494339" koffice:nodeTypes="ccccccc"/>
            <draw:path draw:style-name="gr6" draw:id="shape193" draw:name="path757" draw:layer="" svg:width="2.13861376000pt" svg:height="0.83612736000pt" draw:transform="matrix(0.25189779000 0.00000000000 0.00000000000 0.25189779000 63.93639591124pt 43.78742112782pt)" svg:viewBox="0 0 2 1" svg:d="M2.13861 0.379659L1.83794 0.836127L0.211756 0.743224L0 0.626913L0.112312 0.469636L1.53727 0L2.13861 0.379659" koffice:nodeTypes="ccccccc"/>
            <draw:path draw:style-name="gr7" draw:id="shape194" draw:name="path758" draw:layer="" svg:width="2.13861376000pt" svg:height="0.83612736000pt" draw:transform="matrix(0.25189779000 0.00000000000 0.00000000000 0.25189779000 63.93639591124pt 43.78742112782pt)" svg:viewBox="0 0 2 1" svg:d="M2.13861 0.379659L1.83794 0.836127L0.211756 0.743224L0 0.626913L0.112312 0.469636L1.53727 0L2.13861 0.379659" koffice:nodeTypes="ccccccc"/>
            <draw:path draw:style-name="gr6" draw:id="shape195" draw:name="path759" draw:layer="" svg:width="1.88677696000pt" svg:height="0.94167616000pt" draw:transform="matrix(0.25189779000 0.00000000000 0.00000000000 0.25189779000 62.95097175676pt 43.99357427916pt)" svg:viewBox="0 0 2 1" svg:d="M1.88678 0.317515L1.76041 0.829886L0.231864 0.941676L0 0.848518L0.0582406 0.673846L1.20657 0L1.88678 0.317515" koffice:nodeTypes="ccccccc"/>
            <draw:path draw:style-name="gr7" draw:id="shape196" draw:name="path760" draw:layer="" svg:width="1.88677696000pt" svg:height="0.94167616000pt" draw:transform="matrix(0.25189779000 0.00000000000 0.00000000000 0.25189779000 62.95097175676pt 43.99357427916pt)" svg:viewBox="0 0 2 1" svg:d="M1.88678 0.317515L1.76041 0.829886L0.231864 0.941676L0 0.848518L0.0582406 0.673846L1.20657 0L1.88678 0.317515" koffice:nodeTypes="ccccccc"/>
            <draw:path draw:style-name="gr6" draw:id="shape197" draw:name="path761" draw:layer="" svg:width="0.60840000000pt" svg:height="0.54997056000pt" draw:transform="matrix(0.25189779000 0.00000000000 0.00000000000 0.25189779000 63.83664438640pt 43.86782690239pt)" svg:viewBox="0 0 1 1" svg:d="M0 0.275875C0 0.123402 0.136656 0 0.303888 0C0.473616 0 0.6084 0.123402 0.6084 0.275875C0.6084 0.426568 0.473616 0.549971 0.303888 0.549971C0.136656 0.549971 0 0.426568 0 0.275875" koffice:nodeTypes="ccccc"/>
            <draw:path draw:style-name="gr7" draw:id="shape198" draw:name="path762" draw:layer="" svg:width="0.60840000000pt" svg:height="0.54997056000pt" draw:transform="matrix(0.25189779000 0.00000000000 0.00000000000 0.25189779000 63.83664438640pt 43.86782690239pt)" svg:viewBox="0 0 1 1" svg:d="M0 0.275875C0 0.123402 0.136656 0 0.303888 0C0.473616 0 0.6084 0.123402 0.6084 0.275875C0.6084 0.426568 0.473616 0.549971 0.303888 0.549971C0.136656 0.549971 0 0.426568 0 0.275875Z" koffice:nodeTypes="ccccc"/>
            <draw:path draw:style-name="gr6" draw:id="shape199" draw:name="path763" draw:layer="" svg:width="1.54355776000pt" svg:height="2.19276864000pt" draw:transform="matrix(0.25189779000 0.00000000000 0.00000000000 0.25189779000 65.90986395722pt 43.58429074997pt)" svg:viewBox="0 0 2 2" svg:d="M0.877631 0L1.54356 0.747508L0.691768 2.08497L0.466148 2.19277L0.300164 1.98783L0 0.371977L0.877631 0" koffice:nodeTypes="ccccccc"/>
            <draw:path draw:style-name="gr7" draw:id="shape200" draw:name="path764" draw:layer="" svg:width="1.54355776000pt" svg:height="2.19276864000pt" draw:transform="matrix(0.25189779000 0.00000000000 0.00000000000 0.25189779000 65.90986395722pt 43.58429074997pt)" svg:viewBox="0 0 2 2" svg:d="M0.877631 0L1.54356 0.747508L0.691768 2.08497L0.466148 2.19277L0.300164 1.98783L0 0.371977L0.877631 0" koffice:nodeTypes="ccccccc"/>
            <draw:path draw:style-name="gr6" draw:id="shape201" draw:name="path765" draw:layer="" svg:width="2.10598144000pt" svg:height="0.84052224000pt" draw:transform="matrix(0.25189779000 0.00000000000 0.00000000000 0.25189779000 66.00518208095pt 43.90470473885pt)" svg:viewBox="0 0 2 1" svg:d="M2.10598 0.494339L1.52202 0.840522L0.112613 0.359386L0 0.20463L0.207812 0.0880128L1.82039 0L2.10598 0.494339" koffice:nodeTypes="ccccccc"/>
            <draw:path draw:style-name="gr7" draw:id="shape202" draw:name="path766" draw:layer="" svg:width="2.10598144000pt" svg:height="0.84052224000pt" draw:transform="matrix(0.25189779000 0.00000000000 0.00000000000 0.25189779000 66.00518208095pt 43.90470473885pt)" svg:viewBox="0 0 2 1" svg:d="M2.10598 0.494339L1.52202 0.840522L0.112613 0.359386L0 0.20463L0.207812 0.0880128L1.82039 0L2.10598 0.494339" koffice:nodeTypes="ccccccc"/>
            <draw:path draw:style-name="gr6" draw:id="shape203" draw:name="path767" draw:layer="" svg:width="2.13160000000pt" svg:height="0.83612736000pt" draw:transform="matrix(0.25189779000 0.00000000000 0.00000000000 0.25189779000 65.63217183352pt 43.78742112782pt)" svg:viewBox="0 0 2 1" svg:d="M0 0.379659L0.300176 0.836127L1.9237 0.743224L2.1316 0.626913L2.02298 0.469636L0.60152 0L0 0.379659" koffice:nodeTypes="ccccccc"/>
            <draw:path draw:style-name="gr7" draw:id="shape204" draw:name="path768" draw:layer="" svg:width="2.13160000000pt" svg:height="0.83612736000pt" draw:transform="matrix(0.25189779000 0.00000000000 0.00000000000 0.25189779000 65.63217183352pt 43.78742112782pt)" svg:viewBox="0 0 2 1" svg:d="M0 0.379659L0.300176 0.836127L1.9237 0.743224L2.1316 0.626913L2.02298 0.469636L0.60152 0L0 0.379659" koffice:nodeTypes="ccccccc"/>
            <draw:path draw:style-name="gr6" draw:id="shape205" draw:name="path769" draw:layer="" svg:width="1.86923584000pt" svg:height="0.94167616000pt" draw:transform="matrix(0.25189779000 0.00000000000 0.00000000000 0.25189779000 66.60248212060pt 43.99357427916pt)" svg:viewBox="0 0 2 1" svg:d="M0 0.317515L0.122501 0.829886L1.64064 0.941676L1.86924 0.848518L1.81236 0.673846L0.672662 0L0 0.317515" koffice:nodeTypes="ccccccc"/>
            <draw:path draw:style-name="gr7" draw:id="shape206" draw:name="path770" draw:layer="" svg:width="1.86923584000pt" svg:height="0.94167616000pt" draw:transform="matrix(0.25189779000 0.00000000000 0.00000000000 0.25189779000 66.60248212060pt 43.99357427916pt)" svg:viewBox="0 0 2 1" svg:d="M0 0.317515L0.122501 0.829886L1.64064 0.941676L1.86924 0.848518L1.81236 0.673846L0.672662 0L0 0.317515" koffice:nodeTypes="ccccccc"/>
            <draw:path draw:style-name="gr6" draw:id="shape207" draw:name="path771" draw:layer="" svg:width="0.60964864000pt" svg:height="0.54997056000pt" draw:transform="matrix(0.25189779000 0.00000000000 0.00000000000 0.25189779000 64.86982836186pt 43.77976343501pt)" svg:viewBox="0 0 1 1" svg:d="M0 0.275875C0 0.121029 0.134298 0 0.304824 0C0.469729 0 0.609649 0.121029 0.609649 0.275875C0.609649 0.426568 0.471603 0.549971 0.304824 0.549971C0.134298 0.549971 0 0.426568 0 0.275875" koffice:nodeTypes="ccccc"/>
            <draw:path draw:style-name="gr7" draw:id="shape208" draw:name="path772" draw:layer="" svg:width="0.60964864000pt" svg:height="0.54997056000pt" draw:transform="matrix(0.25189779000 0.00000000000 0.00000000000 0.25189779000 64.86982836186pt 43.77976343501pt)" svg:viewBox="0 0 1 1" svg:d="M0 0.275875C0 0.121029 0.134298 0 0.304824 0C0.469729 0 0.609649 0.121029 0.609649 0.275875C0.609649 0.426568 0.471603 0.549971 0.304824 0.549971C0.134298 0.549971 0 0.426568 0 0.275875Z" koffice:nodeTypes="ccccc"/>
            <draw:path draw:style-name="gr6" draw:id="shape209" draw:name="path773" draw:layer="" svg:width="0.61465600000pt" svg:height="0.54997056000pt" draw:transform="matrix(0.25189779000 0.00000000000 0.00000000000 0.25189779000 65.90543055611pt 43.86782690239pt)" svg:viewBox="0 0 1 1" svg:d="M0 0.275875C0 0.123402 0.137357 0 0.306074 0C0.476045 0 0.614656 0.123402 0.614656 0.275875C0.614656 0.426568 0.476045 0.549971 0.306074 0.549971C0.137357 0.549971 0 0.426568 0 0.275875" koffice:nodeTypes="ccccc"/>
            <draw:path draw:style-name="gr7" draw:id="shape210" draw:name="path774" draw:layer="" svg:width="0.61465600000pt" svg:height="0.54997056000pt" draw:transform="matrix(0.25189779000 0.00000000000 0.00000000000 0.25189779000 65.90543055611pt 43.86782690239pt)" svg:viewBox="0 0 1 1" svg:d="M0 0.275875C0 0.123402 0.137357 0 0.306074 0C0.476045 0 0.614656 0.123402 0.614656 0.275875C0.614656 0.426568 0.476045 0.549971 0.306074 0.549971C0.137357 0.549971 0 0.426568 0 0.275875Z" koffice:nodeTypes="ccccc"/>
            <draw:path draw:style-name="gr6" draw:id="shape211" draw:name="path775" draw:layer="" svg:width="2.15737344000pt" svg:height="1.92654400000pt" draw:transform="matrix(0.25189779000 0.00000000000 0.00000000000 0.25189779000 64.78357855857pt 42.64682793470pt)" svg:viewBox="0 0 2 2" svg:d="M0 0.963827C0 0.430835 0.481766 0 1.07634 0C1.66973 0 2.15737 0.430835 2.15737 0.963827C2.15737 1.49571 1.66973 1.92654 1.07634 1.92654C0.481766 1.92654 0 1.49571 0 0.963827" koffice:nodeTypes="ccccc"/>
            <draw:path draw:style-name="gr6" draw:id="shape212" draw:name="path776" draw:layer="" svg:width="2.13160000000pt" svg:height="2.91659552000pt" draw:transform="matrix(0.25189779000 0.00000000000 0.00000000000 0.25189779000 64.78277248564pt 42.26736910385pt)" svg:viewBox="0 0 2 3" svg:d="M1.83142 2.3611L1.83142 2.9166L0.177536 2.9166L0.177536 2.3611L0.71832 2.3611L0.71832 1.10713L0 1.10713L0 0.548733L0.71832 0.548733L0.71832 0L1.4273 0L1.4273 0.548733L2.1316 0.548733L2.1316 1.10713L1.4273 1.10713L1.4273 2.3611L1.82675 2.3611" koffice:nodeTypes="ccccccccccccccccc"/>
            <draw:path draw:style-name="gr8" draw:id="shape213" draw:name="path777" draw:layer="" svg:width="2.13160000000pt" svg:height="2.91659552000pt" draw:transform="matrix(0.25189779000 0.00000000000 0.00000000000 0.25189779000 64.78277248564pt 42.26736910385pt)" svg:viewBox="0 0 2 3" svg:d="M1.83142 2.3611L1.83142 2.9166L0.177536 2.9166L0.177536 2.3611L0.71832 2.3611L0.71832 1.10713L0 1.10713L0 0.548733L0.71832 0.548733L0.71832 0L1.4273 0L1.4273 0.548733L2.1316 0.548733L2.1316 1.10713L1.4273 1.10713L1.4273 2.3611L1.82675 2.3611Z" koffice:nodeTypes="cccccccccccccccccc"/>
            <draw:path draw:style-name="gr6" draw:id="shape214" draw:name="path778" draw:layer="" svg:width="2.02729248000pt" svg:height="2.91659552000pt" draw:transform="matrix(0.25189779000 0.00000000000 0.00000000000 0.25189779000 64.71909272433pt 42.26736910385pt)" svg:viewBox="0 0 2 3" svg:d="M2.02729 2.3611L2.02729 2.9166L0 2.9166L0 2.3611L0.749865 2.3611L0.749865 1.10713L0.254519 1.10713L0.254519 0.548733L0.749865 0.548733L0.749865 0L1.23877 0L1.23877 0.548733L1.72686 0.548733L1.72686 1.10713L1.23877 1.10713L1.23877 2.3611L2.02729 2.3611" koffice:nodeTypes="ccccccccccccccccc"/>
            <draw:path draw:style-name="gr7" draw:id="shape215" draw:name="path780" draw:layer="" svg:width="2.15737344000pt" svg:height="1.86486336000pt" draw:transform="matrix(0.25189779000 0.00000000000 0.00000000000 0.25189779000 64.78357855857pt 42.65247044520pt)" svg:viewBox="0 0 2 2" svg:d="M1.38655 0.00764736C1.83306 0.120173 2.15737 0.486154 2.15737 0.917683C2.15737 1.44098 1.67561 1.86486 1.07634 1.86486C0.481766 1.86486 0 1.44098 0 0.917683C0 0.478506 0.337236 0.112525 0.796677 0" koffice:nodeTypes="ccccc"/>
            <draw:path draw:style-name="gr6" draw:id="shape216" draw:name="path781" draw:layer="" svg:width="1.39087213316pt" svg:height="1.13751974607pt" draw:transform="matrix(0.25189779000 0.00000000000 0.00000000000 0.25189779000 62.65171718224pt 43.96294350790pt)" svg:viewBox="0 0 1 1" svg:d="M1.24634 1.13736C1.23596 1.14675 0.89159 0.728664 0.632133 0.517915C0.449097 0.370305 0 0.244026 0 0.244026C0 0.168941 0.263231 0 0.548163 0C0.713272 0 0.870834 0.0631395 0.964239 0.168941L0.99726 0.00597266C0.99726 0.00597266 1.22936 0.0452215 1.33125 0.277302C1.43692 0.517915 1.36994 0.882247 1.36994 0.882247C1.36994 0.882247 1.32748 1.05033 1.24634 1.13736" koffice:nodeTypes="ccccccccc"/>
            <draw:path draw:style-name="gr7" draw:id="shape217" draw:name="path782" draw:layer="" svg:width="1.39087213316pt" svg:height="1.13751974607pt" draw:transform="matrix(0.25189779000 0.00000000000 0.00000000000 0.25189779000 62.65171718224pt 43.96294350790pt)" svg:viewBox="0 0 1 1" svg:d="M1.24634 1.13736C1.23596 1.14675 0.89159 0.728664 0.632133 0.517915C0.449097 0.370305 0 0.244026 0 0.244026C0 0.168941 0.263231 0 0.548163 0C0.713272 0 0.870834 0.0631395 0.964239 0.168941L0.99726 0.00597266C0.99726 0.00597266 1.22936 0.0452215 1.33125 0.277302C1.43692 0.517915 1.36994 0.882247 1.36994 0.882247C1.36994 0.882247 1.32748 1.05033 1.24634 1.13736Z" koffice:nodeTypes="ccccccccc"/>
            <draw:path draw:style-name="gr6" draw:id="shape218" draw:name="path783" draw:layer="" svg:width="0.37650615524pt" svg:height="0.31979994407pt" draw:transform="matrix(0.25189779000 0.00000000000 0.00000000000 0.25189779000 62.90938125159pt 44.16732130003pt)" svg:viewBox="0 0 0 0" svg:d="M0.0301331 0.0342969C0.0870755 -0.0199919 0.203905 -0.00868173 0.289809 0.0600842C0.377677 0.128398 0.403203 0.228832 0.34577 0.28493C0.289809 0.340576 0.174452 0.327909 0.0870755 0.259143C-0.00128326 0.19083 -0.0263182 0.0885858 0.0301331 0.0342969" koffice:nodeTypes="ccccc"/>
            <draw:path draw:style-name="gr7" draw:id="shape219" draw:name="path784" draw:layer="" svg:width="0.37650615524pt" svg:height="0.31979994407pt" draw:transform="matrix(0.25189779000 0.00000000000 0.00000000000 0.25189779000 62.90938125159pt 44.16732130003pt)" svg:viewBox="0 0 0 0" svg:d="M0.0301331 0.0342969C0.0870755 -0.0199919 0.203905 -0.00868173 0.289809 0.0600842C0.377677 0.128398 0.403203 0.228832 0.34577 0.28493C0.289809 0.340576 0.174452 0.327909 0.0870755 0.259143C-0.00128326 0.19083 -0.0263182 0.0885858 0.0301331 0.0342969Z" koffice:nodeTypes="ccccc"/>
            <draw:path draw:style-name="gr6" draw:id="shape220" draw:name="path785" draw:layer="" svg:width="1.39844231118pt" svg:height="1.13751974607pt" draw:transform="matrix(0.25189779000 0.00000000000 0.00000000000 0.25189779000 66.94925593736pt 43.96294350790pt)" svg:viewBox="0 0 1 1" svg:d="M0.14682 1.13736C0.161011 1.14675 0.502533 0.728664 0.764587 0.517915C0.944335 0.370305 1.39844 0.244026 1.39844 0.244026C1.39844 0.168941 1.13449 0 0.848785 0C0.683227 0 0.524292 0.0631395 0.429687 0.168941L0.394684 0.00597266C0.394684 0.00597266 0.161011 0.0452215 0.0597841 0.277302C-0.0452268 0.517915 0.0200503 0.882247 0.0200503 0.882247C0.0200503 0.882247 0.0626222 1.05033 0.14682 1.13736" koffice:nodeTypes="ccccccccc"/>
            <draw:path draw:style-name="gr7" draw:id="shape221" draw:name="path786" draw:layer="" svg:width="1.39844231118pt" svg:height="1.13751974607pt" draw:transform="matrix(0.25189779000 0.00000000000 0.00000000000 0.25189779000 66.94925593736pt 43.96294350790pt)" svg:viewBox="0 0 1 1" svg:d="M0.14682 1.13736C0.161011 1.14675 0.502533 0.728664 0.764587 0.517915C0.944335 0.370305 1.39844 0.244026 1.39844 0.244026C1.39844 0.168941 1.13449 0 0.848785 0C0.683227 0 0.524292 0.0631395 0.429687 0.168941L0.394684 0.00597266C0.394684 0.00597266 0.161011 0.0452215 0.0597841 0.277302C-0.0452268 0.517915 0.0200503 0.882247 0.0200503 0.882247C0.0200503 0.882247 0.0626222 1.05033 0.14682 1.13736Z" koffice:nodeTypes="ccccccccc"/>
            <draw:path draw:style-name="gr6" draw:id="shape222" draw:name="path787" draw:layer="" svg:width="0.37867763521pt" svg:height="0.31979994407pt" draw:transform="matrix(0.25189779000 0.00000000000 0.00000000000 0.25189779000 66.84040113764pt 44.16732130003pt)" svg:viewBox="0 0 0 0" svg:d="M0.348725 0.0342969C0.291127 -0.0199919 0.174453 -0.00868173 0.0863324 0.0600842C-0.00178836 0.128398 -0.0254185 0.228832 0.0292262 0.28493C0.0863324 0.340576 0.203498 0.327909 0.291127 0.259143C0.379247 0.19083 0.405339 0.0885858 0.348725 0.0342969" koffice:nodeTypes="ccccc"/>
            <draw:path draw:style-name="gr7" draw:id="shape223" draw:name="path788" draw:layer="" svg:width="0.37867763521pt" svg:height="0.31979994407pt" draw:transform="matrix(0.25189779000 0.00000000000 0.00000000000 0.25189779000 66.84040113764pt 44.16732130003pt)" svg:viewBox="0 0 0 0" svg:d="M0.348725 0.0342969C0.291127 -0.0199919 0.174453 -0.00868173 0.0863324 0.0600842C-0.00178836 0.128398 -0.0254185 0.228832 0.0292262 0.28493C0.0863324 0.340576 0.203498 0.327909 0.291127 0.259143C0.379247 0.19083 0.405339 0.0885858 0.348725 0.0342969Z" koffice:nodeTypes="ccccc"/>
            <draw:path draw:style-name="gr6" draw:id="shape224" draw:name="path789" draw:layer="" svg:width="17.41758894222pt" svg:height="4.30889011200pt" draw:transform="matrix(0.25189779000 0.00000000000 0.00000000000 0.25189779000 62.74098975902pt 45.33810392306pt)" svg:viewBox="0 0 17 4" svg:d="M0 4.30889L17.4176 4.30889L17.4176 0L0 0Z" koffice:nodeTypes="ccccc"/>
            <draw:path draw:style-name="gr11" draw:id="shape225" draw:name="path790" draw:layer="" svg:width="17.41758894222pt" svg:height="4.30889011200pt" draw:transform="matrix(0.25189779000 0.00000000000 0.00000000000 0.25189779000 62.74098975902pt 45.33810392306pt)" svg:viewBox="0 0 17 4" svg:d="M0 4.30889L17.4176 4.30889L17.4176 0L0 0Z" koffice:nodeTypes="ccccc"/>
            <draw:path draw:style-name="gr6" draw:id="shape226" draw:name="path791" draw:layer="" svg:width="14.06246953143pt" svg:height="2.23196192000pt" draw:transform="matrix(0.25189779000 0.00000000000 0.00000000000 0.25189779000 63.20992268488pt 46.75679227634pt)" svg:viewBox="0 0 14 2" svg:d="M14.0184 2.21675C13.9069 2.16942 13.8227 2.16351 13.6896 2.16351L0.40009 2.16351C0.268597 2.16351 0.143519 2.18717 0.0328731 2.23196C0.489889 2.07139 0.817819 1.63615 0.817819 1.12316C0.817819 0.611022 0.460223 0.166489 0 0C0.110646 0.035495 0.258976 0.0684547 0.390468 0.0684547L13.6896 0.0684547C13.8227 0.0684547 13.9494 0.0625389 14.0625 0.0236634L13.9879 0.035495C13.5132 0.190152 13.2414 0.634685 13.2414 1.12316C13.2414 1.5939 13.5429 2.06547 14.0184 2.21675" koffice:nodeTypes="cccccccccccc"/>
            <draw:path draw:style-name="gr12" draw:id="shape227" draw:name="path792" draw:layer="" svg:width="14.06246953143pt" svg:height="2.23196192000pt" draw:transform="matrix(0.25189779000 0.00000000000 0.00000000000 0.25189779000 63.20992268488pt 46.75679227634pt)" svg:viewBox="0 0 14 2" svg:d="M14.0184 2.21675C13.9069 2.16942 13.8227 2.16351 13.6896 2.16351L0.40009 2.16351C0.268597 2.16351 0.143519 2.18717 0.0328731 2.23196C0.489889 2.07139 0.817819 1.63615 0.817819 1.12316C0.817819 0.611022 0.460223 0.166489 0 0C0.110646 0.035495 0.258976 0.0684547 0.390468 0.0684547L13.6896 0.0684547C13.8227 0.0684547 13.9494 0.0625389 14.0625 0.0236634L13.9879 0.035495C13.5132 0.190152 13.2414 0.634685 13.2414 1.12316C13.2414 1.5939 13.5429 2.06547 14.0184 2.21675Z" koffice:nodeTypes="cccccccccccc"/>
            <draw:path draw:style-name="gr6" draw:id="shape228" draw:name="path793" draw:layer="" svg:width="14.76889706667pt" svg:height="1.54753600000pt" draw:transform="matrix(0.25189779000 0.00000000000 0.00000000000 0.25189779000 63.10553624070pt 47.27267895026pt)" svg:viewBox="0 0 15 2" svg:d="M0.807308 0L13.9648 0C14.4077 0 14.7689 0.347325 14.7689 0.772275C14.7689 1.20021 14.4077 1.54754 13.9648 1.54754L0.807308 1.54754C0.361185 1.54754 0 1.20021 0 0.772275C0 0.347325 0.361185 0 0.807308 0" koffice:nodeTypes="ccccccc"/>
            <draw:path draw:style-name="gr11" draw:id="shape229" draw:name="path794" draw:layer="" svg:width="14.76889706667pt" svg:height="1.54753600000pt" draw:transform="matrix(0.25189779000 0.00000000000 0.00000000000 0.25189779000 63.10553624070pt 47.27267895026pt)" svg:viewBox="0 0 15 2" svg:d="M0.807308 0L13.9648 0C14.4077 0 14.7689 0.347325 14.7689 0.772275C14.7689 1.20021 14.4077 1.54754 13.9648 1.54754L0.807308 1.54754C0.361185 1.54754 0 1.20021 0 0.772275C0 0.347325 0.361185 0 0.807308 0Z" koffice:nodeTypes="ccccccc"/>
            <draw:path draw:style-name="gr6" draw:id="shape230" draw:name="path795" draw:layer="" svg:width="14.78636612267pt" svg:height="1.11344704000pt" draw:transform="matrix(0.25189779000 0.00000000000 0.00000000000 0.25189779000 63.10331954015pt 46.50731270513pt)" svg:viewBox="0 0 15 1" svg:d="M0.806991 0L13.9818 0C14.425 0 14.7864 0.249871 14.7864 0.553769C14.7864 0.862732 14.425 1.11345 13.9818 1.11345L0.806991 1.11345C0.361399 1.11345 0 0.862732 0 0.553769C0 0.249871 0.361399 0 0.806991 0" koffice:nodeTypes="ccccccc"/>
            <draw:path draw:style-name="gr11" draw:id="shape231" draw:name="path796" draw:layer="" svg:width="14.78636612267pt" svg:height="1.11344704000pt" draw:transform="matrix(0.25189779000 0.00000000000 0.00000000000 0.25189779000 63.10331954015pt 46.50731270513pt)" svg:viewBox="0 0 15 1" svg:d="M0.806991 0L13.9818 0C14.425 0 14.7864 0.249871 14.7864 0.553769C14.7864 0.862732 14.425 1.11345 13.9818 1.11345L0.806991 1.11345C0.361399 1.11345 0 0.862732 0 0.553769C0 0.249871 0.361399 0 0.806991 0Z" koffice:nodeTypes="ccccccc"/>
            <draw:path draw:style-name="gr13" draw:id="shape232" draw:name="path797" draw:layer="" svg:width="24.51279708160pt" svg:height="3.53905685333pt" draw:transform="matrix(0.25189779000 0.00000000000 0.00000000000 0.25189779000 61.85692927523pt 65.84480072962pt)" svg:viewBox="0 0 25 4" svg:d="M0 1.45542C1.21518 1.45542 2.29411 1.1765 3.09103 0.710766C3.88241 0.269361 4.95262 0 6.13216 0C7.31566 0 8.41598 0.272837 9.20656 0.716848C9.99714 1.17389 11.0943 1.45542 12.292 1.45542C13.5017 1.45542 14.587 1.14609 15.3839 0.680354C16.1681 0.257196 17.2154 0 18.3688 0C19.5578 0 20.6106 0.248507 21.4043 0.698601C22.1973 1.16173 23.304 1.45542 24.5128 1.45542L24.5128 3.53906C23.304 3.53906 22.1973 3.23581 21.4043 2.77616C20.6106 2.32867 19.5578 2.07495 18.3688 2.07495C17.2154 2.07495 16.1681 2.33475 15.3839 2.76139C14.5901 3.22364 13.5017 3.53906 12.292 3.53906C11.0975 3.53906 9.99952 3.25145 9.20656 2.79788C8.41598 2.34779 7.31883 2.07495 6.13216 2.07495C4.95262 2.07495 3.88241 2.34779 3.09103 2.7918C2.29411 3.25753 1.23023 3.53906 0.0174277 3.53906L0 1.45542" koffice:nodeTypes="ccccccccccccccccccc"/>
            <draw:path draw:style-name="gr11" draw:id="shape233" draw:name="path798" draw:layer="" svg:width="24.51279708160pt" svg:height="3.53905685333pt" draw:transform="matrix(0.25189779000 0.00000000000 0.00000000000 0.25189779000 61.85692927523pt 65.84480072962pt)" svg:viewBox="0 0 25 4" svg:d="M0 1.45542C1.21518 1.45542 2.29411 1.1765 3.09103 0.710766C3.88241 0.269361 4.95262 0 6.13216 0C7.31566 0 8.41598 0.272837 9.20656 0.716848C9.99714 1.17389 11.0943 1.45542 12.292 1.45542C13.5017 1.45542 14.587 1.14609 15.3839 0.680354C16.1681 0.257196 17.2154 0 18.3688 0C19.5578 0 20.6106 0.248507 21.4043 0.698601C22.1973 1.16173 23.304 1.45542 24.5128 1.45542L24.5128 3.53906C23.304 3.53906 22.1973 3.23581 21.4043 2.77616C20.6106 2.32867 19.5578 2.07495 18.3688 2.07495C17.2154 2.07495 16.1681 2.33475 15.3839 2.76139C14.5901 3.22364 13.5017 3.53906 12.292 3.53906C11.0975 3.53906 9.99952 3.25145 9.20656 2.79788C8.41598 2.34779 7.31883 2.07495 6.13216 2.07495C4.95262 2.07495 3.88241 2.34779 3.09103 2.7918C2.29411 3.25753 1.23023 3.53906 0.0174277 3.53906Z" koffice:nodeTypes="ccccccccccccccccccc"/>
            <draw:path draw:style-name="gr14" draw:id="shape234" draw:name="path799" draw:layer="" svg:width="24.51279708160pt" svg:height="3.54427221333pt" draw:transform="matrix(0.25189779000 0.00000000000 0.00000000000 0.25189779000 61.85692927523pt 66.32602626763pt)" svg:viewBox="0 0 25 4" svg:d="M0 1.46519C1.21518 1.46519 2.29411 1.18345 3.09103 0.717376C3.88241 0.273038 4.95262 0 6.13216 0C7.31566 0 8.41598 0.273038 9.20656 0.723463C9.99714 1.17737 11.0943 1.46519 12.292 1.46519C13.5017 1.46519 14.587 1.14954 15.3839 0.686942C16.1681 0.259994 17.2154 0 18.3688 0C19.5578 0 20.6106 0.253908 21.4043 0.701724C22.1973 1.16171 23.304 1.46519 24.5128 1.46519L24.5128 3.54427C23.304 3.54427 22.1973 3.24689 21.4043 2.7869C20.6106 2.33299 19.5578 2.08169 18.3688 2.08169C17.2154 2.08169 16.1681 2.34256 15.3839 2.76864C14.5901 3.2321 13.5017 3.54427 12.292 3.54427C11.0975 3.54427 9.99952 3.25645 9.20656 2.80255C8.41598 2.35473 7.31883 2.08169 6.13216 2.08169C4.95262 2.08169 3.88241 2.35473 3.09103 2.79907C2.29411 3.26254 1.23023 3.54427 0.0174277 3.54427L0 1.46519" koffice:nodeTypes="ccccccccccccccccccc"/>
            <draw:path draw:style-name="gr11" draw:id="shape235" draw:name="path800" draw:layer="" svg:width="24.51279708160pt" svg:height="3.54427221333pt" draw:transform="matrix(0.25189779000 0.00000000000 0.00000000000 0.25189779000 61.85692927523pt 66.32602626763pt)" svg:viewBox="0 0 25 4" svg:d="M0 1.46519C1.21518 1.46519 2.29411 1.18345 3.09103 0.717376C3.88241 0.273038 4.95262 0 6.13216 0C7.31566 0 8.41598 0.273038 9.20656 0.723463C9.99714 1.17737 11.0943 1.46519 12.292 1.46519C13.5017 1.46519 14.587 1.14954 15.3839 0.686942C16.1681 0.259994 17.2154 0 18.3688 0C19.5578 0 20.6106 0.253908 21.4043 0.701724C22.1973 1.16171 23.304 1.46519 24.5128 1.46519L24.5128 3.54427C23.304 3.54427 22.1973 3.24689 21.4043 2.7869C20.6106 2.33299 19.5578 2.08169 18.3688 2.08169C17.2154 2.08169 16.1681 2.34256 15.3839 2.76864C14.5901 3.2321 13.5017 3.54427 12.292 3.54427C11.0975 3.54427 9.99952 3.25645 9.20656 2.80255C8.41598 2.35473 7.31883 2.08169 6.13216 2.08169C4.95262 2.08169 3.88241 2.35473 3.09103 2.79907C2.29411 3.26254 1.23023 3.54427 0.0174277 3.54427L0 1.46519" koffice:nodeTypes="ccccccccccccccccccc"/>
            <draw:path draw:style-name="gr13" draw:id="shape236" draw:name="path801" draw:layer="" svg:width="24.51279708160pt" svg:height="3.53905685333pt" draw:transform="matrix(0.25189779000 0.00000000000 0.00000000000 0.25189779000 61.85692927523pt 66.80846091504pt)" svg:viewBox="0 0 25 4" svg:d="M0 1.4615C1.21518 1.4615 2.29411 1.17998 3.09103 0.716848C3.88241 0.272837 4.95262 0 6.13216 0C7.31566 0 8.41598 0.272837 9.20656 0.720324C9.99714 1.17389 11.0943 1.4615 12.292 1.4615C13.5017 1.4615 14.587 1.14956 15.3839 0.686436C16.1681 0.260672 17.2154 0 18.3688 0C19.5578 0 20.6106 0.251114 21.4043 0.704683C22.1973 1.16433 23.304 1.4615 24.5128 1.4615L24.5128 3.53906C23.304 3.53906 22.1973 3.24189 21.4043 2.77963C20.6106 2.33215 19.5578 2.08103 18.3688 2.08103C17.2154 2.08103 16.1681 2.3417 15.3839 2.76399C14.5901 3.22973 13.5017 3.53906 12.292 3.53906C11.0975 3.53906 9.99952 3.25492 9.20656 2.80136C8.41598 2.35387 7.31883 2.08103 6.13216 2.08103C4.95262 2.08103 3.88241 2.35039 3.09103 2.79527C2.29411 3.26361 1.23023 3.53906 0.0174277 3.53906L0 1.4615" koffice:nodeTypes="ccccccccccccccccccc"/>
            <draw:path draw:style-name="gr11" draw:id="shape237" draw:name="path802" draw:layer="" svg:width="24.51279708160pt" svg:height="3.53905685333pt" draw:transform="matrix(0.25189779000 0.00000000000 0.00000000000 0.25189779000 61.85692927523pt 66.80846091504pt)" svg:viewBox="0 0 25 4" svg:d="M0 1.4615C1.21518 1.4615 2.29411 1.17998 3.09103 0.716848C3.88241 0.272837 4.95262 0 6.13216 0C7.31566 0 8.41598 0.272837 9.20656 0.720324C9.99714 1.17389 11.0943 1.4615 12.292 1.4615C13.5017 1.4615 14.587 1.14956 15.3839 0.686436C16.1681 0.260672 17.2154 0 18.3688 0C19.5578 0 20.6106 0.251114 21.4043 0.704683C22.1973 1.16433 23.304 1.4615 24.5128 1.4615L24.5128 3.53906C23.304 3.53906 22.1973 3.24189 21.4043 2.77963C20.6106 2.33215 19.5578 2.08103 18.3688 2.08103C17.2154 2.08103 16.1681 2.3417 15.3839 2.76399C14.5901 3.22973 13.5017 3.53906 12.292 3.53906C11.0975 3.53906 9.99952 3.25492 9.20656 2.80136C8.41598 2.35387 7.31883 2.08103 6.13216 2.08103C4.95262 2.08103 3.88241 2.35039 3.09103 2.79527C2.29411 3.26361 1.23023 3.53906 0.0174277 3.53906L0 1.4615" koffice:nodeTypes="ccccccccccccccccccc"/>
            <draw:path draw:style-name="gr14" draw:id="shape238" draw:name="path803" draw:layer="" svg:width="24.51279708160pt" svg:height="3.53905685333pt" draw:transform="matrix(0.25189779000 0.00000000000 0.00000000000 0.25189779000 61.85692927523pt 67.29109708068pt)" svg:viewBox="0 0 25 4" svg:d="M0.0174277 3.53906C1.23023 3.53906 2.29411 3.25753 3.09103 2.7918C3.88241 2.35039 4.95262 2.08016 6.13216 2.08016C7.31566 2.08016 8.41598 2.35039 9.20656 2.79788C9.99714 3.25145 11.0943 3.53906 12.292 3.53906C13.5017 3.53906 14.587 3.22625 15.3839 2.76052C16.1681 2.33823 17.2154 2.08016 18.3688 2.08016C19.5578 2.08016 20.6106 2.33215 21.4043 2.77876C22.1973 3.24189 23.304 3.53906 24.5128 3.53906L24.5128 1.47106C23.304 1.47106 22.1973 1.16086 21.4043 0.698601C20.6106 0.251114 19.5578 0 18.3688 0C17.2154 0 16.1681 0.260672 15.3839 0.682961C14.5901 1.14869 13.5017 1.45803 12.292 1.45803C11.0975 1.45803 9.99952 1.17389 9.20656 0.720324C8.41598 0.272837 7.31883 0 6.13216 0C4.95262 0 3.88241 0.269361 3.09103 0.714241C2.29411 1.18258 1.21518 1.45803 0 1.45803L0.0174277 3.53906" koffice:nodeTypes="ccccccccccccccccccc"/>
            <draw:path draw:style-name="gr11" draw:id="shape239" draw:name="path804" draw:layer="" svg:width="24.51279708160pt" svg:height="3.53905685333pt" draw:transform="matrix(0.25189779000 0.00000000000 0.00000000000 0.25189779000 61.85692927523pt 67.29109708068pt)" svg:viewBox="0 0 25 4" svg:d="M0.0174277 3.53906C1.23023 3.53906 2.29411 3.25753 3.09103 2.7918C3.88241 2.35039 4.95262 2.08016 6.13216 2.08016C7.31566 2.08016 8.41598 2.35039 9.20656 2.79788C9.99714 3.25145 11.0943 3.53906 12.292 3.53906C13.5017 3.53906 14.587 3.22625 15.3839 2.76052C16.1681 2.33823 17.2154 2.08016 18.3688 2.08016C19.5578 2.08016 20.6106 2.33215 21.4043 2.77876C22.1973 3.24189 23.304 3.53906 24.5128 3.53906L24.5128 1.47106C23.304 1.47106 22.1973 1.16086 21.4043 0.698601C20.6106 0.251114 19.5578 0 18.3688 0C17.2154 0 16.1681 0.260672 15.3839 0.682961C14.5901 1.14869 13.5017 1.45803 12.292 1.45803C11.0975 1.45803 9.99952 1.17389 9.20656 0.720324C8.41598 0.272837 7.31883 0 6.13216 0C4.95262 0 3.88241 0.269361 3.09103 0.714241C2.29411 1.18258 1.21518 1.45803 0 1.45803L0.0174277 3.53906" koffice:nodeTypes="ccccccccccccccccccc"/>
            <draw:path draw:style-name="gr13" draw:id="shape240" draw:name="path805" draw:layer="" svg:width="24.50170800640pt" svg:height="3.53384533333pt" draw:transform="matrix(0.25189779000 0.00000000000 0.00000000000 0.25189779000 61.85833990286pt 67.77433780102pt)" svg:viewBox="0 0 25 4" svg:d="M0.0118798 3.53385C1.22441 3.53385 2.28805 3.25166 3.08479 2.78974C3.87599 2.34258 4.94596 2.06995 6.12523 2.06995C7.30846 2.06995 8.40853 2.34519 9.19893 2.79235C9.98933 3.24558 11.0862 3.53385 12.2837 3.53385C13.4931 3.53385 14.5781 3.2178 15.3748 2.75588C16.1589 2.33043 17.2059 2.06995 18.3591 2.06995C19.5478 2.06995 20.6004 2.32435 21.394 2.77411C22.1867 3.23343 23.2931 3.53385 24.5017 3.53385L24.5017 1.47258C23.2931 1.47258 22.1867 1.1574 21.394 0.694613C20.6004 0.248324 19.5478 0 18.3591 0C17.2059 0 16.1589 0.257007 15.3748 0.679853C14.5813 1.14177 13.4931 1.45435 12.2837 1.45435C11.0894 1.45435 9.99171 1.16695 9.19893 0.713715C8.40853 0.266558 7.31163 0 6.12523 0C4.94596 0 3.87599 0.266558 3.08479 0.710242C2.28805 1.17303 1.21253 1.45435 0 1.45435L0.0118798 3.53385" koffice:nodeTypes="ccccccccccccccccccc"/>
            <draw:path draw:style-name="gr11" draw:id="shape241" draw:name="path806" draw:layer="" svg:width="24.50170800640pt" svg:height="3.53384533333pt" draw:transform="matrix(0.25189779000 0.00000000000 0.00000000000 0.25189779000 61.85833990286pt 67.77433780102pt)" svg:viewBox="0 0 25 4" svg:d="M0.0118798 3.53385C1.22441 3.53385 2.28805 3.25166 3.08479 2.78974C3.87599 2.34258 4.94596 2.06995 6.12523 2.06995C7.30846 2.06995 8.40853 2.34519 9.19893 2.79235C9.98933 3.24558 11.0862 3.53385 12.2837 3.53385C13.4931 3.53385 14.5781 3.2178 15.3748 2.75588C16.1589 2.33043 17.2059 2.06995 18.3591 2.06995C19.5478 2.06995 20.6004 2.32435 21.394 2.77411C22.1867 3.23343 23.2931 3.53385 24.5017 3.53385L24.5017 1.47258C23.2931 1.47258 22.1867 1.1574 21.394 0.694613C20.6004 0.248324 19.5478 0 18.3591 0C17.2059 0 16.1589 0.257007 15.3748 0.679853C14.5813 1.14177 13.4931 1.45435 12.2837 1.45435C11.0894 1.45435 9.99171 1.16695 9.19893 0.713715C8.40853 0.266558 7.31163 0 6.12523 0C4.94596 0 3.87599 0.266558 3.08479 0.710242C2.28805 1.17303 1.21253 1.45435 0 1.45435Z" koffice:nodeTypes="ccccccccccccccccccc"/>
            <draw:path draw:style-name="gr6" draw:id="shape242" draw:name="path807" draw:layer="" svg:width="18.44430848000pt" svg:height="2.21604885333pt" draw:transform="matrix(0.25189779000 0.00000000000 0.00000000000 0.25189779000 62.67912366179pt 64.20242713882pt)" svg:viewBox="0 0 18 2" svg:d="M16.2886 0C16.2465 0.138202 16.189 0.274342 16.189 0.42217C16.189 1.42121 17.2045 2.21605 18.4443 2.21605L0 2.21605C1.23982 2.21605 2.25371 1.42121 2.25371 0.42217C2.25371 0.276404 2.22051 0.138202 2.18407 0C2.28367 0.0316284 2.41081 0.0364414 2.53391 0.0364414L15.9566 0.0364414C16.0651 0.0364414 16.1914 0.0268154 16.2853 0" koffice:nodeTypes="ccccccccc"/>
            <draw:path draw:style-name="gr12" draw:id="shape243" draw:name="path808" draw:layer="" svg:width="18.44430848000pt" svg:height="2.21604885333pt" draw:transform="matrix(0.25189779000 0.00000000000 0.00000000000 0.25189779000 62.67912366179pt 64.20242713882pt)" svg:viewBox="0 0 18 2" svg:d="M16.2886 0C16.2465 0.138202 16.189 0.274342 16.189 0.42217C16.189 1.42121 17.2045 2.21605 18.4443 2.21605L0 2.21605C1.23982 2.21605 2.25371 1.42121 2.25371 0.42217C2.25371 0.276404 2.22051 0.138202 2.18407 0C2.28367 0.0316284 2.41081 0.0364414 2.53391 0.0364414L15.9566 0.0364414C16.0651 0.0364414 16.1914 0.0268154 16.2853 0Z" koffice:nodeTypes="cccccccccc"/>
            <draw:path draw:style-name="gr6" draw:id="shape244" draw:name="path809" draw:layer="" svg:width="14.76889706667pt" svg:height="1.55550784000pt" draw:transform="matrix(0.25189779000 0.00000000000 0.00000000000 0.25189779000 63.10553624070pt 63.89894068142pt)" svg:viewBox="0 0 15 2" svg:d="M0.807308 0L13.9648 0C14.4077 0 14.7689 0.352209 14.7689 0.778253C14.7689 1.20729 14.4077 1.55551 13.9648 1.55551L0.807308 1.55551C0.361185 1.55551 0 1.20729 0 0.778253C0 0.352209 0.361185 0 0.807308 0" koffice:nodeTypes="ccccccc"/>
            <draw:path draw:style-name="gr11" draw:id="shape245" draw:name="path810" draw:layer="" svg:width="14.76889706667pt" svg:height="1.55550784000pt" draw:transform="matrix(0.25189779000 0.00000000000 0.00000000000 0.25189779000 63.10553624070pt 63.89894068142pt)" svg:viewBox="0 0 15 2" svg:d="M0.807308 0L13.9648 0C14.4077 0 14.7689 0.352209 14.7689 0.778253C14.7689 1.20729 14.4077 1.55551 13.9648 1.55551L0.807308 1.55551C0.361185 1.55551 0 1.20729 0 0.778253C0 0.352209 0.361185 0 0.807308 0Z" koffice:nodeTypes="ccccccc"/>
            <draw:path draw:style-name="gr6" draw:id="shape246" draw:name="path811" draw:layer="" svg:width="18.35372088889pt" svg:height="4.29849920000pt" draw:transform="matrix(0.25189779000 0.00000000000 0.00000000000 0.25189779000 62.68456465406pt 64.85192040055pt)" svg:viewBox="0 0 18 4" svg:d="M4.59193e-14 4.2985L18.3537 4.2985L18.3537 0L0 0Z" koffice:nodeTypes="ccccc"/>
            <draw:path draw:style-name="gr11" draw:id="shape247" draw:name="path812" draw:layer="" svg:width="18.35372088889pt" svg:height="4.29849920000pt" draw:transform="matrix(0.25189779000 0.00000000000 0.00000000000 0.25189779000 62.68456465406pt 64.85192040055pt)" svg:viewBox="0 0 18 4" svg:d="M4.59193e-14 4.2985L18.3537 4.2985L18.3537 0L0 0Z" koffice:nodeTypes="ccccc"/>
            <draw:path draw:style-name="gr4" draw:id="shape248" draw:name="path813" draw:layer="" svg:width="4.40892175116pt" svg:height="7.51638756571pt" draw:transform="matrix(0.25189779000 0.00000000000 0.00000000000 0.25189779000 67.15484359451pt 59.76640629780pt)" svg:viewBox="0 0 4 8" svg:d="M1.73684 0C3.4271 1.07602 4.57422 2.17774 4.38942 2.72735C4.29627 3.23303 3.75989 3.61022 2.99364 4.17144C1.78792 5.09824 1.05172 6.75289 1.62566 7.51639C0.629528 6.62772 0 5.30052 0 3.8241C0 2.28053 0.663333 0.88867 1.73684 4.71222e-14" koffice:nodeTypes="cccccc"/>
            <draw:path draw:style-name="gr11" draw:id="shape249" draw:name="path814" draw:layer="" svg:width="4.40892175116pt" svg:height="7.51638756571pt" draw:transform="matrix(0.25189779000 0.00000000000 0.00000000000 0.25189779000 67.15484359451pt 59.76640629780pt)" svg:viewBox="0 0 4 8" svg:d="M1.73684 0C3.4271 1.07602 4.57422 2.17774 4.38942 2.72735C4.29627 3.23303 3.75989 3.61022 2.99364 4.17144C1.78792 5.09824 1.05172 6.75289 1.62566 7.51639C0.629528 6.62772 0 5.30052 0 3.8241C0 2.28053 0.663333 0.88867 1.73684 0Z" koffice:nodeTypes="cccccc"/>
            <draw:path draw:style-name="gr14" draw:id="shape250" draw:name="path815" draw:layer="" svg:width="12.82936364308pt" svg:height="63.54678126730pt" draw:transform="matrix(0.25189779000 0.00000000000 0.00000000000 0.25189779000 63.35400822076pt 47.77163809270pt)" svg:viewBox="0 0 13 64" svg:d="M4.51753e-14 63.5468L12.8294 63.5468L12.8294 0L0 0Z" koffice:nodeTypes="ccccc"/>
            <draw:path draw:style-name="gr11" draw:id="shape251" draw:name="path816" draw:layer="" svg:width="2.10830400000pt" svg:height="63.27550053587pt" draw:transform="matrix(0.25189779000 0.00000000000 0.00000000000 0.25189779000 65.71378671748pt 47.76579406397pt)" svg:viewBox="0 0 2 63" svg:d="M0 2.27871e-14L0 63.2755M2.1083 0L2.1083 63.2755" koffice:nodeTypes="cccc"/>
            <draw:path draw:style-name="gr11" draw:id="shape252" draw:name="path817" draw:layer="" svg:width="12.82936364308pt" svg:height="63.54678126730pt" draw:transform="matrix(0.25189779000 0.00000000000 0.00000000000 0.25189779000 63.35400822076pt 47.77163809270pt)" svg:viewBox="0 0 13 64" svg:d="M4.51753e-14 63.5468L12.8294 63.5468L12.8294 0L0 0Z" koffice:nodeTypes="ccccc"/>
            <draw:path draw:style-name="gr4" draw:id="shape253" draw:name="path818" draw:layer="" svg:width="35.73031201932pt" svg:height="15.03902347757pt" draw:transform="matrix(0.25189779000 0.00000000000 0.00000000000 0.25189779000 60.03117409331pt 51.32090361462pt)" svg:viewBox="0 0 36 15" svg:d="M0 9.58955C2.84927 8.42323 7.6902 7.55891 13.2441 7.37788C15.1573 7.3923 17.2912 7.57013 19.4955 7.9346C27.2972 9.22508 33.2423 12.3131 32.7694 14.8275C32.7597 14.8812 32.746 14.991 32.7306 15.039C32.7306 15.039 35.6583 8.50494 35.7011 8.25662C36.2249 5.4658 29.6324 2.03574 20.9706 0.603481C18.2523 0.154098 15.5978 -0.0205285 13.2982 0.0019006C7.75405 0.0019006 2.93737 0.705214 0.0363736 1.773L0 9.58955" koffice:nodeTypes="cccccccccc"/>
            <draw:path draw:style-name="gr12" draw:id="shape254" draw:name="path819" draw:layer="" svg:width="35.73031201932pt" svg:height="15.03902347757pt" draw:transform="matrix(0.25189779000 0.00000000000 0.00000000000 0.25189779000 60.03117409331pt 51.32090361462pt)" svg:viewBox="0 0 36 15" svg:d="M0 9.58955C2.84927 8.42323 7.6902 7.55891 13.2441 7.37788C15.1573 7.3923 17.2912 7.57013 19.4955 7.9346C27.2972 9.22508 33.2423 12.3131 32.7694 14.8275C32.7597 14.8812 32.746 14.991 32.7306 15.039C32.7306 15.039 35.6583 8.50494 35.7011 8.25662C36.2249 5.4658 29.6324 2.03574 20.9706 0.603481C18.2523 0.154098 15.5978 -0.0205285 13.2982 0.0019006C7.75405 0.0019006 2.93737 0.705214 0.0363736 1.773L0 9.58955" koffice:nodeTypes="cccccccccc"/>
            <draw:path draw:style-name="gr4" draw:id="shape255" draw:name="path820" draw:layer="" svg:width="6.72809852184pt" svg:height="6.87796266667pt" draw:transform="matrix(0.25189779000 0.00000000000 0.00000000000 0.25189779000 66.60711703994pt 54.11583507252pt)" svg:viewBox="0 0 7 7" svg:d="M0.0245674 6.87796C3.81726 6.60302 6.407 5.5786 6.70011 3.97517C6.93731 2.69722 5.65303 1.28394 3.36573 0C2.34068 0.111349 1.18855 0.253534 0 0.253534L0.0245674 6.87796" koffice:nodeTypes="ccccc"/>
            <draw:path draw:style-name="gr11" draw:id="shape256" draw:name="path821" draw:layer="" svg:width="6.72809852184pt" svg:height="6.87796266667pt" draw:transform="matrix(0.25189779000 0.00000000000 0.00000000000 0.25189779000 66.60711703994pt 54.11583507252pt)" svg:viewBox="0 0 7 7" svg:d="M0.0245674 6.87796C3.81726 6.60302 6.407 5.5786 6.70011 3.97517C6.93731 2.69722 5.65303 1.28394 3.36573 0C2.34068 0.111349 1.18855 0.253534 0 0.253534L0.0245674 6.87796" koffice:nodeTypes="ccccc"/>
            <draw:path draw:style-name="gr4" draw:id="shape257" draw:name="path822" draw:layer="" svg:width="4.80490232825pt" svg:height="6.44474976000pt" draw:transform="matrix(0.25189779000 0.00000000000 0.00000000000 0.25189779000 62.11852988830pt 54.51584876304pt)" svg:viewBox="0 0 5 6" svg:d="M4.78765 0C2.59179 0.350718 0.946457 0.926956 0.123009 1.63502L0.0508588 1.77763C-0.343612 2.62582 1.58639 4.42999 4.8049 6.44475L4.78765 0" koffice:nodeTypes="ccccc"/>
            <draw:path draw:style-name="gr11" draw:id="shape258" draw:name="path823" draw:layer="" svg:width="4.80490232825pt" svg:height="6.44474976000pt" draw:transform="matrix(0.25189779000 0.00000000000 0.00000000000 0.25189779000 62.11852988830pt 54.51584876304pt)" svg:viewBox="0 0 5 6" svg:d="M4.78765 0C2.59179 0.350718 0.946457 0.926956 0.123009 1.63502L0.0508588 1.77763C-0.343612 2.62582 1.58639 4.42999 4.8049 6.44475L4.78765 0" koffice:nodeTypes="ccccc"/>
            <draw:path draw:style-name="gr4" draw:id="shape259" draw:name="path824" draw:layer="" svg:width="26.49700964590pt" svg:height="21.77497835636pt" draw:transform="matrix(0.25189779000 0.00000000000 0.00000000000 0.25189779000 61.90132006170pt 54.91606397179pt)" svg:viewBox="0 0 26 22" svg:d="M26.4745 15.3728C26.8105 14.3564 23.3512 12.3221 18.4622 10.5202C16.2281 9.71712 14.3831 8.88063 12.0967 7.86745C5.30565 4.85259 0.288252 1.39203 0.907997 0.128936L0.973775 0C0.616352 0.294482 0.0560452 6.51124 0.0560452 6.51124C-0.5637 7.66768 4.02812 11.0781 10.2747 14.0874C12.2766 15.0473 16.5047 16.616 18.5002 17.3179C22.0681 18.5611 25.613 20.9051 25.2913 21.775L26.4745 15.376" koffice:nodeTypes="cccccccccc"/>
            <draw:path draw:style-name="gr12" draw:id="shape260" draw:name="path825" draw:layer="" svg:width="26.49700964590pt" svg:height="21.77497835636pt" draw:transform="matrix(0.25189779000 0.00000000000 0.00000000000 0.25189779000 61.90132006170pt 54.91606397179pt)" svg:viewBox="0 0 26 22" svg:d="M26.4745 15.3728C26.8105 14.3564 23.3512 12.3221 18.4622 10.5202C16.2281 9.71712 14.3831 8.88063 12.0967 7.86745C5.30565 4.85259 0.288252 1.39203 0.907997 0.128936L0.973775 0C0.616352 0.294482 0.0560452 6.51124 0.0560452 6.51124C-0.5637 7.66768 4.02812 11.0781 10.2747 14.0874C12.2766 15.0473 16.5047 16.616 18.5002 17.3179C22.0681 18.5611 25.613 20.9051 25.2913 21.775L26.4745 15.376Z" koffice:nodeTypes="ccccccccccc"/>
            <draw:path draw:style-name="gr6" draw:id="shape261" draw:name="path826" draw:layer="" svg:width="5.73421056000pt" svg:height="5.17898922667pt" draw:transform="matrix(0.25189779000 0.00000000000 0.00000000000 0.25189779000 61.01941950304pt 51.65973086090pt)" svg:viewBox="0 0 6 5" svg:d="M4.03319 5.07196C4.51104 3.34984 5.1281 1.68496 5.73421 0C5.60047 0.0341897 5.45501 0.0602035 5.32049 0.0810146C5.18441 0.0995959 5.03816 0.112231 4.89895 0.117434C4.61036 1.32894 4.2201 2.5449 3.80091 3.76086C3.0548 2.69727 2.24222 1.66414 1.59623 0.5894C1.33736 0.639198 1.06832 0.699401 0.803978 0.736564C0.544328 0.772983 0.267471 0.791565 0 0.815349C1.12698 2.25131 2.21641 3.68802 3.26206 5.17899C3.38719 5.14777 3.50841 5.10838 3.64684 5.0898C3.77197 5.07419 3.90258 5.07716 4.03319 5.07196" koffice:nodeTypes="ccccccccccc"/>
            <draw:path draw:style-name="gr6" draw:id="shape262" draw:name="path827" draw:layer="" svg:width="3.18836736000pt" svg:height="5.31521740800pt" draw:transform="matrix(0.25189779000 0.00000000000 0.00000000000 0.25189779000 62.91651213909pt 51.66315667085pt)" svg:viewBox="0 0 3 5" svg:d="M1.34349 0.0239201C1.13278 0.0354678 0.922798 0.0527892 0.712097 0.0494899C0.502825 0.0470154 0.292838 0.0181463 0.0849946 0L0 5.25336L3.18122 5.31522C3.1648 5.20716 3.14123 5.09086 3.14408 4.98034C3.14408 4.87228 3.17337 4.75928 3.18837 4.65123C2.61912 4.69494 1.99773 4.73619 1.26849 4.72134L1.34349 0.0239201" koffice:nodeTypes="ccccccccc"/>
            <draw:path draw:style-name="gr6" draw:id="shape263" draw:name="path828" draw:layer="" svg:width="4.76444172800pt" svg:height="5.77683507200pt" draw:transform="matrix(0.25189779000 0.00000000000 0.00000000000 0.25189779000 63.90979550462pt 51.68109179350pt)" svg:viewBox="0 0 5 6" svg:d="M3.07998 0.848725C3.636 0.900319 4.17094 1.00609 4.70665 1.11272C4.6965 0.997489 4.6801 0.882262 4.68869 0.763595C4.6965 0.651807 4.73555 0.53916 4.76444 0.429952L0.0562268 0C0.0679407 0.115227 0.0851212 0.227015 0.0741882 0.339662C0.064817 0.460909 0.0273325 0.570116 0 0.681904C0.480271 0.669865 1.05972 0.663846 1.70789 0.724039L1.2979 5.65215C1.5275 5.65817 1.75709 5.65559 1.98434 5.67623C2.21315 5.69514 2.44118 5.73986 2.66765 5.77684L3.07764 0.848725" koffice:nodeTypes="cccccccccccc"/>
            <draw:path draw:style-name="gr6" draw:id="shape264" draw:name="path829" draw:layer="" svg:width="5.39193026113pt" svg:height="6.09154656000pt" draw:transform="matrix(0.25189779000 0.00000000000 0.00000000000 0.25189779000 65.20152737174pt 51.88502824428pt)" svg:viewBox="0 0 5 6" svg:d="M0 5.03961C0.241752 5.07669 0.485166 5.1049 0.724425 5.15649C0.962023 5.20486 1.19464 5.27902 1.42642 5.34431L2.02042 2.98491L2.08521 2.99862C2.22395 3.32266 2.40423 3.71764 2.49644 3.94576L3.23914 5.728C3.52991 5.77314 3.81985 5.81022 4.10563 5.86987C4.39889 5.93275 4.67969 6.01497 4.96215 6.09155L4.70461 5.55712C4.30501 4.75265 3.88548 3.9514 3.53905 3.13565C4.4612 3.17515 5.17565 2.8511 5.3551 2.13208C5.4822 1.63151 5.27701 1.23894 4.79101 0.903616C4.43295 0.656149 3.7376 0.525564 3.28899 0.428835L1.26858 0L0 5.03961M2.59198 0.698871C3.17435 0.823814 3.90126 0.914901 3.90126 1.55735C3.89794 1.71937 3.88216 1.83303 3.85474 1.9354C3.66616 2.68908 3.07798 2.95025 2.09768 2.66651L2.59198 0.698871" koffice:nodeTypes="ccccccccccccccccccccc"/>
            <draw:path draw:style-name="gr6" draw:id="shape265" draw:name="path830" draw:layer="" svg:width="5.38615850667pt" svg:height="6.16755370667pt" draw:transform="matrix(0.25189779000 0.00000000000 0.00000000000 0.25189779000 66.49366227532pt 52.61049387948pt)" svg:viewBox="0 0 5 6" svg:d="M3.84368 3.69859C3.80275 4.25905 3.70952 4.80329 3.60795 5.39215C3.83913 5.50976 4.06804 5.6152 4.29089 5.7466C4.51373 5.8788 4.71914 6.02399 4.93441 6.16755L5.38616 0.343904C5.27853 0.297671 5.18226 0.249006 5.08145 0.192229C4.97913 0.132208 4.89196 0.0721873 4.79797 0L0 3.26141C0.126582 3.3271 0.257711 3.38713 0.381261 3.4585C0.505568 3.53312 0.610169 3.61261 0.734476 3.68723C1.13696 3.32386 1.56143 3.02943 2.04653 2.64335L3.84217 3.69615ZM2.48388 2.36839L4.08169 1.26206L3.89522 3.19246L2.48388 2.36839" koffice:nodeTypes="ccccccccccccccccc"/>
            <draw:path draw:style-name="gr17" draw:id="shape266" draw:name="path831" draw:layer="" svg:width="3.95371200000pt" svg:height="3.55123200000pt" draw:transform="matrix(0.25189779000 0.00000000000 0.00000000000 0.25189779000 45.02572350213pt 39.70748300275pt)" svg:viewBox="0 0 4 4" svg:d="M0 1.77736C0 0.794675 0.886256 0 1.97732 0C3.06378 0 3.95371 0.794675 3.95371 1.77736C3.95371 2.75656 3.06746 3.55123 1.97732 3.55123C0.886256 3.55123 0 2.75656 0 1.77736Z" koffice:nodeTypes="ccccc"/>
            <draw:path draw:style-name="gr4" draw:id="shape267" draw:name="path832" draw:layer="" svg:width="79.63005123241pt" svg:height="24.18278976000pt" draw:transform="matrix(0.25189779000 0.00000000000 0.00000000000 0.25189779000 39.96257792313pt 36.57125475814pt)" svg:viewBox="0 0 80 24" svg:d="M39.6837 0C44.9839 0 49.7002 0.768719 52.7724 1.96153C54.5306 2.73891 56.8911 3.31328 59.475 3.65161C61.4428 3.90969 63.3126 3.96241 64.939 3.84045C67.114 3.79875 70.2601 4.42269 73.407 5.77995C76.0117 6.91218 78.1859 8.28832 79.6301 9.6204L78.3803 10.7109L78.0189 13.807L74.5901 17.653L72.8769 19.0771L68.8184 22.2598L66.7454 22.4258L66.1149 24.1828L39.8572 21.1693L13.5192 24.1828L12.8879 22.4258L10.8117 22.2598L6.75397 19.0771L5.03998 17.653L1.61279 13.807L1.25618 10.7109L0 9.6204C1.45055 8.28832 3.62557 6.91218 6.22387 5.77995C9.37075 4.42269 12.5176 3.79875 14.691 3.84045C16.3175 3.96241 18.1881 3.90969 20.1559 3.65161C22.7405 3.31328 25.1035 2.73891 26.8585 1.96153C29.9339 0.768719 34.3867 0 39.6837 0" koffice:nodeTypes="ccccccccccccccccccccccccccc"/>
            <draw:path draw:style-name="gr7" draw:id="shape268" draw:name="path833" draw:layer="" svg:width="79.63005123241pt" svg:height="24.18278976000pt" draw:transform="matrix(0.25189779000 0.00000000000 0.00000000000 0.25189779000 39.96257792313pt 36.57125475814pt)" svg:viewBox="0 0 80 24" svg:d="M39.6837 0C44.9839 0 49.7002 0.768719 52.7724 1.96153C54.5306 2.73891 56.8911 3.31328 59.475 3.65161C61.4428 3.90969 63.3126 3.96241 64.939 3.84045C67.114 3.79875 70.2601 4.42269 73.407 5.77995C76.0117 6.91218 78.1859 8.28832 79.6301 9.6204L78.3803 10.7109L78.0189 13.807L74.5901 17.653L72.8769 19.0771L68.8184 22.2598L66.7454 22.4258L66.1149 24.1828L39.8572 21.1693L13.5192 24.1828L12.8879 22.4258L10.8117 22.2598L6.75397 19.0771L5.03998 17.653L1.61279 13.807L1.25618 10.7109L0 9.6204C1.45055 8.28832 3.62557 6.91218 6.22387 5.77995C9.37075 4.42269 12.5176 3.79875 14.691 3.84045C16.3175 3.96241 18.1881 3.90969 20.1559 3.65161C22.7405 3.31328 25.1035 2.73891 26.8585 1.96153C29.9339 0.768719 34.3867 0 39.6837 0Z" koffice:nodeTypes="ccccccccccccccccccccccccccc"/>
            <draw:path draw:style-name="gr6" draw:id="shape269" draw:name="path838" draw:layer="" svg:width="50.46473342427pt" svg:height="8.01440648000pt" draw:transform="matrix(0.25189779000 0.00000000000 0.00000000000 0.25189779000 43.62930797474pt 43.25158414894pt)" svg:viewBox="0 0 50 8" svg:d="M25.2381 8.01441C15.5454 7.99999 6.86248 6.84536 0.666455 4.96767C0.212854 4.82914 -0.0242916 4.41117 0.00196949 3.97878C-0.00598842 3.5584 0.227974 3.17726 0.666455 3.04434C6.86248 1.16905 15.5454 0.014413 25.2381 0C34.9292 0.014413 43.6057 1.16905 49.8026 3.04434C50.241 3.17726 50.471 3.5584 50.4631 3.97878C50.4869 4.41117 50.253 4.82914 49.8026 4.96767C43.6057 6.84536 34.9292 7.99999 25.2381 8.01441" koffice:nodeTypes="ccccccccc"/>
            <draw:path draw:style-name="gr4" draw:id="shape270" draw:name="path840" draw:layer="" svg:width="45.25266032696pt" svg:height="5.26091788800pt" draw:transform="matrix(0.25189779000 0.00000000000 0.00000000000 0.25189779000 44.27305290561pt 43.65462061294pt)" svg:viewBox="0 0 45 5" svg:d="M22.6061 5.26092C13.8842 5.24943 6.00105 4.20808 0 2.60461C6.00105 0.99868 13.8842 0.0172328 22.6061 0C31.3264 0.0172328 39.2516 0.99868 45.2527 2.60461C39.2516 4.20808 31.3264 5.24943 22.6061 5.26092" koffice:nodeTypes="ccccc"/>
            <draw:path draw:style-name="gr18" draw:id="shape271" draw:name="path1477" draw:layer="" svg:width="0.00000000000pt" svg:height="10.22320000000pt" draw:transform="matrix(0.28084689162 0.00000000000 0.00000000000 -0.12857089910 50.17871518282pt 44.95994981777pt)" svg:viewBox="0 0 0 10" svg:d="M0 0L0 10.2232" koffice:nodeTypes="cc"/>
            <draw:path draw:style-name="gr19" draw:id="shape272" draw:name="path1478" draw:layer="" svg:width="0.00000000000pt" svg:height="10.22320000000pt" draw:transform="matrix(0.28084689162 0.00000000000 0.00000000000 -0.12857089910 49.82170261420pt 44.95994981777pt)" svg:viewBox="0 0 0 10" svg:d="M0 0L0 10.2232" koffice:nodeTypes="cc"/>
            <draw:path draw:style-name="gr20" draw:id="shape273" draw:name="path1479" draw:layer="" svg:width="0.00000000000pt" svg:height="10.22320000000pt" draw:transform="matrix(0.28084689162 0.00000000000 0.00000000000 -0.12857089910 49.48468634426pt 44.95994981777pt)" svg:viewBox="0 0 0 10" svg:d="M0 0L0 10.2232" koffice:nodeTypes="cc"/>
            <draw:path draw:style-name="gr21" draw:id="shape274" draw:name="path1480" draw:layer="" svg:width="0.00000000000pt" svg:height="10.22320000000pt" draw:transform="matrix(0.28084689162 0.00000000000 0.00000000000 -0.12857089910 49.15059088199pt 44.95994981777pt)" svg:viewBox="0 0 0 10" svg:d="M0 0L0 10.2232" koffice:nodeTypes="cc"/>
            <draw:path draw:style-name="gr22" draw:id="shape275" draw:name="path1481" draw:layer="" svg:width="0.00000000000pt" svg:height="10.22320000000pt" draw:transform="matrix(0.28084689162 0.00000000000 0.00000000000 -0.12857089910 48.85289317687pt 44.95994981777pt)" svg:viewBox="0 0 0 10" svg:d="M0 0L0 10.2232" koffice:nodeTypes="cc"/>
            <draw:path draw:style-name="gr23" draw:id="shape276" draw:name="path1482" draw:layer="" svg:width="0.97298496000pt" svg:height="9.47273958400pt" draw:transform="matrix(0.28084689162 0.00000000000 0.00000000000 -0.12857089910 48.27726938781pt 44.90481861624pt)" svg:viewBox="0 0 1 9" svg:d="M0.0276192 0.119129L0 9.17531M0.972985 0L0.972985 9.47274" koffice:nodeTypes="cccc"/>
            <draw:path draw:style-name="gr24" draw:id="shape277" draw:name="path1483" draw:layer="" svg:width="0.89415936000pt" svg:height="9.24808647111pt" draw:transform="matrix(0.28084689162 0.00000000000 0.00000000000 -0.12857089910 47.76096046226pt 44.86676163010pt)" svg:viewBox="0 0 1 9" svg:d="M0 0.248151L0 8.9383M0.894159 0L0.867683 9.24809" koffice:nodeTypes="cccc"/>
            <draw:path draw:style-name="gr25" draw:id="shape278" draw:name="path1484" draw:layer="" svg:width="1.39111200000pt" svg:height="8.41648392000pt" draw:transform="matrix(0.28084689162 0.00000000000 0.00000000000 -0.12857089910 47.05771984565pt 44.81955039596pt)" svg:viewBox="0 0 1 8" svg:d="M0 0.376637L0 8.10221M0.685214 0.251091L0.685214 8.3533M1.39111 0L1.39111 8.41648" koffice:nodeTypes="cccccc"/>
            <draw:path draw:style-name="gr26" draw:id="shape279" draw:name="path1485" draw:layer="" svg:width="0.00000000000pt" svg:height="7.28640000000pt" draw:transform="matrix(0.28084689162 0.00000000000 0.00000000000 -0.12857089910 46.81124861357pt 44.76441919442pt)" svg:viewBox="0 0 0 7" svg:d="M0 0L0 7.2864" koffice:nodeTypes="cc"/>
            <draw:path draw:style-name="gr27" draw:id="shape280" draw:name="path1486" draw:layer="" svg:width="0.00000000000pt" svg:height="6.79680000000pt" draw:transform="matrix(0.28084689162 0.00000000000 0.00000000000 -0.12857089910 46.58140351747pt 44.71720796028pt)" svg:viewBox="0 0 0 7" svg:d="M0 0L0 6.7968" koffice:nodeTypes="cc"/>
            <draw:path draw:style-name="gr28" draw:id="shape281" draw:name="path1487" draw:layer="" svg:width="0.00000000000pt" svg:height="6.30720000000pt" draw:transform="matrix(0.28084689162 0.00000000000 0.00000000000 -0.12857089910 46.33493228538pt 44.69355091484pt)" svg:viewBox="0 0 0 6" svg:d="M0 0L0 6.3072" koffice:nodeTypes="cc"/>
            <draw:path draw:style-name="gr29" draw:id="shape282" draw:name="path1488" draw:layer="" svg:width="0.90022144000pt" svg:height="5.28957482667pt" draw:transform="matrix(0.28084689162 0.00000000000 0.00000000000 -0.12857089910 45.82244287756pt 44.65425964808pt)" svg:viewBox="0 0 1 5" svg:d="M0.0265664 0.229851L0 4.9448M0.900221 0L0.900221 5.28957" koffice:nodeTypes="cccc"/>
            <draw:path draw:style-name="gr30" draw:id="shape283" draw:name="path1489" draw:layer="" svg:width="0.00000000000pt" svg:height="4.40960000000pt" draw:transform="matrix(0.28084689162 0.00000000000 0.00000000000 -0.12857089910 45.57170277272pt 44.56765429045pt)" svg:viewBox="0 0 0 4" svg:d="M0 0L0 4.4096" koffice:nodeTypes="cc"/>
            <draw:path draw:style-name="gr31" draw:id="shape284" draw:name="path1490" draw:layer="" svg:width="0.00000000000pt" svg:height="3.67200000000pt" draw:transform="matrix(0.28084689162 0.00000000000 0.00000000000 -0.12857089910 45.33489267371pt 44.52167733693pt)" svg:viewBox="0 0 0 4" svg:d="M0 0L0 3.672" koffice:nodeTypes="cc"/>
            <draw:path draw:style-name="gr32" draw:id="shape285" draw:name="path1491" draw:layer="" svg:width="0.00000000000pt" svg:height="2.87600000000pt" draw:transform="matrix(0.28084689162 0.00000000000 0.00000000000 -0.12857089910 45.07628885591pt 44.45872902473pt)" svg:viewBox="0 0 0 3" svg:d="M0 0L0 2.876" koffice:nodeTypes="cc"/>
            <draw:path draw:style-name="gr33" draw:id="shape286" draw:name="path1492" draw:layer="" svg:width="0.00000000000pt" svg:height="2.14160000000pt" draw:transform="matrix(0.28084689162 0.00000000000 0.00000000000 -0.12857089910 44.81049535768pt 44.42725486863pt)" svg:viewBox="0 0 0 2" svg:d="M0 0L0 2.1416" koffice:nodeTypes="cc"/>
            <draw:path draw:style-name="gr34" draw:id="shape287" draw:name="path1493" draw:layer="" svg:width="0.00000000000pt" svg:height="0.53120000000pt" draw:transform="matrix(0.25189779000 0.00000000000 0.00000000000 0.25189779000 44.52918257848pt 44.23055971999pt)" svg:viewBox="0 0 0 1" svg:d="M0 0.5312L0 0" koffice:nodeTypes="cc"/>
            <draw:path draw:style-name="gr35" draw:id="shape288" draw:name="path1494" draw:layer="" svg:width="3.46555456000pt" svg:height="10.20261606400pt" draw:transform="matrix(0.28084689162 0.00000000000 0.00000000000 -0.12857089910 50.55347727500pt 44.94421273972pt)" svg:viewBox="0 0 3 10" svg:d="M3.46555 0.433122L3.46555 9.89313M1.46098 0.123634L1.48705 10.1404M0 0L0 10.2026" koffice:nodeTypes="cccccc"/>
            <draw:path draw:style-name="gr6" draw:id="shape289" draw:name="path834" draw:layer="" svg:width="54.74495165630pt" svg:height="7.56760608000pt" draw:transform="matrix(0.25189779000 0.00000000000 0.00000000000 0.25189779000 43.17598765060pt 42.08902546853pt)" svg:viewBox="0 0 55 8" svg:d="M27.2895 4.48096C17.3609 4.49964 8.44969 5.70177 2.17726 7.56761C2.69842 7.32874 2.6517 6.70861 2.00328 5.09565C1.22033 3.14422 0 3.22981 0 3.22981C6.93454 1.25115 16.5876 0.0132274 27.3314 0C38.0792 0.0132274 47.8096 1.25115 54.745 3.22981C54.745 3.22981 53.5238 3.14422 52.7409 5.09565C52.0932 6.70861 52.0449 7.32874 52.5669 7.56761C46.2953 5.70177 37.2173 4.49964 27.2895 4.48096" koffice:nodeTypes="ccccccccc"/>
            <draw:path draw:style-name="gr12" draw:id="shape290" draw:name="path835" draw:layer="" svg:width="54.74495165630pt" svg:height="7.56760608000pt" draw:transform="matrix(0.25189779000 0.00000000000 0.00000000000 0.25189779000 43.17598765060pt 42.08902546853pt)" svg:viewBox="0 0 55 8" svg:d="M27.2895 4.48096C17.3609 4.49964 8.44969 5.70177 2.17726 7.56761C2.69842 7.32874 2.6517 6.70861 2.00328 5.09565C1.22033 3.14422 0 3.22981 0 3.22981C6.93454 1.25115 16.5876 0.0132274 27.3314 0C38.0792 0.0132274 47.8096 1.25115 54.745 3.22981C54.745 3.22981 53.5238 3.14422 52.7409 5.09565C52.0932 6.70861 52.0449 7.32874 52.5669 7.56761C46.2953 5.70177 37.2173 4.49964 27.2895 4.48096Z" koffice:nodeTypes="ccccccccc"/>
            <draw:path draw:style-name="gr6" draw:id="shape291" draw:name="path836" draw:layer="" svg:width="56.22041161670pt" svg:height="5.14782779455pt" draw:transform="matrix(0.25189779000 0.00000000000 0.00000000000 0.25189779000 42.88961949152pt 41.66039618906pt)" svg:viewBox="0 0 56 5" svg:d="M28.0875 1.72901C17.4904 1.74605 7.96898 3.03428 1.12904 5.10179C0.672992 5.24141 0.190724 5.05876 0.042946 4.61799C-0.104833 4.1764 0.14067 3.66988 0.596719 3.52701C7.46606 1.37428 17.2329 0.0227287 28.0899 0C38.9493 0.0202935 48.7536 1.37428 55.6237 3.52701C56.0797 3.66988 56.3252 4.1764 56.1775 4.61799C56.0289 5.05876 55.5466 5.24141 55.0914 5.10179C48.2506 3.03428 38.6887 1.74605 28.0875 1.72901" koffice:nodeTypes="ccccccccc"/>
            <draw:path draw:style-name="gr11" draw:id="shape292" draw:name="path837" draw:layer="" svg:width="56.22041161670pt" svg:height="5.14782779455pt" draw:transform="matrix(0.25189779000 0.00000000000 0.00000000000 0.25189779000 42.88961949152pt 41.66039618906pt)" svg:viewBox="0 0 56 5" svg:d="M28.0875 1.72901C17.4904 1.74605 7.96898 3.03428 1.12904 5.10179C0.672992 5.24141 0.190724 5.05876 0.042946 4.61799C-0.104833 4.1764 0.14067 3.66988 0.596719 3.52701C7.46606 1.37428 17.2329 0.0227287 28.0899 0C38.9493 0.0202935 48.7536 1.37428 55.6237 3.52701C56.0797 3.66988 56.3252 4.1764 56.1775 4.61799C56.0289 5.05876 55.5466 5.24141 55.0914 5.10179C48.2506 3.03428 38.6887 1.74605 28.0875 1.72901Z" koffice:nodeTypes="ccccccccc"/>
            <draw:path draw:style-name="gr11" draw:id="shape293" draw:name="path839" draw:layer="" svg:width="50.46473342427pt" svg:height="8.01440648000pt" draw:transform="matrix(0.25189779000 0.00000000000 0.00000000000 0.25189779000 43.62930797474pt 43.25158414894pt)" svg:viewBox="0 0 50 8" svg:d="M25.2381 8.01441C15.5454 7.99999 6.86248 6.84536 0.666455 4.96767C0.212854 4.82914 -0.0242916 4.41117 0.00196949 3.97878C-0.00598842 3.5584 0.227974 3.17726 0.666455 3.04434C6.86248 1.16905 15.5454 0.014413 25.2381 0C34.9292 0.014413 43.6057 1.16905 49.8026 3.04434C50.241 3.17726 50.471 3.5584 50.4631 3.97878C50.4869 4.41117 50.253 4.82914 49.8026 4.96767C43.6057 6.84536 34.9292 7.99999 25.2381 8.01441Z" koffice:nodeTypes="ccccccccc"/>
            <draw:path draw:style-name="gr12" draw:id="shape294" draw:name="path859" draw:layer="" svg:width="45.25266032696pt" svg:height="5.26091788800pt" draw:transform="matrix(0.25189779000 0.00000000000 0.00000000000 0.25189779000 44.27305290561pt 43.65462061294pt)" svg:viewBox="0 0 45 5" svg:d="M22.6061 5.26092C13.8842 5.24943 6.00105 4.20808 0 2.60461C6.00105 0.99868 13.8842 0.0172328 22.6061 0C31.3264 0.0172328 39.2516 0.99868 45.2527 2.60461C39.2516 4.20808 31.3264 5.24943 22.6061 5.26092Z" koffice:nodeTypes="ccccc"/>
            <draw:path draw:style-name="gr9" draw:id="shape295" draw:name="path860" draw:layer="" svg:width="1.51937312000pt" svg:height="1.36191008000pt" draw:transform="matrix(0.25189779000 0.00000000000 0.00000000000 0.25189779000 48.09645832134pt 42.49266648722pt)" svg:viewBox="0 0 2 1" svg:d="M0 0.679965C0 0.304994 0.339575 0 0.757943 0C1.1791 0 1.51937 0.304994 1.51937 0.679965C1.51937 1.05428 1.1791 1.36191 0.757943 1.36191C0.339575 1.36191 0 1.05428 0 0.679965" koffice:nodeTypes="ccccc"/>
            <draw:path draw:style-name="gr11" draw:id="shape296" draw:name="path861" draw:layer="" svg:width="1.51937312000pt" svg:height="1.36191008000pt" draw:transform="matrix(0.25189779000 0.00000000000 0.00000000000 0.25189779000 48.09645832134pt 42.49266648722pt)" svg:viewBox="0 0 2 1" svg:d="M0 0.679965C0 0.304994 0.339575 0 0.757943 0C1.1791 0 1.51937 0.304994 1.51937 0.679965C1.51937 1.05428 1.1791 1.36191 0.757943 1.36191C0.339575 1.36191 0 1.05428 0 0.679965Z" koffice:nodeTypes="ccccc"/>
            <draw:path draw:style-name="gr4" draw:id="shape297" draw:name="path862" draw:layer="" svg:width="7.03845266286pt" svg:height="1.36191008000pt" draw:transform="matrix(0.25189779000 0.00000000000 0.00000000000 0.25189779000 49.13951669018pt 42.44792943972pt)" svg:viewBox="0 0 7 1" svg:d="M3.50158 1.36191L0.883216 1.36191C0.400295 1.36191 0 1.0589 0 0.681945C0 0.306974 0.391471 0 0.872787 0L6.16486 0C6.64618 0 7.03845 0.306974 7.03845 0.681945C7.03845 1.0589 6.63816 1.36191 6.15283 1.36191L3.50158 1.36191" koffice:nodeTypes="cccccccc"/>
            <draw:path draw:style-name="gr11" draw:id="shape298" draw:name="path863" draw:layer="" svg:width="7.03845266286pt" svg:height="1.36191008000pt" draw:transform="matrix(0.25189779000 0.00000000000 0.00000000000 0.25189779000 49.13951669018pt 42.44792943972pt)" svg:viewBox="0 0 7 1" svg:d="M3.50158 1.36191L0.883216 1.36191C0.400295 1.36191 0 1.0589 0 0.681945C0 0.306974 0.391471 0 0.872787 0L6.16486 0C6.64618 0 7.03845 0.306974 7.03845 0.681945C7.03845 1.0589 6.63816 1.36191 6.15283 1.36191L3.50158 1.36191" koffice:nodeTypes="cccccccc"/>
            <draw:path draw:style-name="gr10" draw:id="shape299" draw:name="path864" draw:layer="" svg:width="5.14271714368pt" svg:height="2.17812432580pt" draw:transform="matrix(0.25189779000 0.00000000000 0.00000000000 0.25189779000 45.99257614738pt 42.57548395582pt)" svg:viewBox="0 0 5 2" svg:d="M2.65534 1.94443L0.916295 2.17151C0.472649 2.22995 0.0615906 1.89434 0.00604216 1.42598C-0.048025 0.952607 0.266749 0.522652 0.710396 0.466716L2.45906 0.237129L4.2381 0.00670594C4.67878 -0.0517346 5.08169 0.278037 5.13724 0.75224C5.18908 1.22311 4.8669 1.65557 4.42548 1.7115L2.65534 1.94443" koffice:nodeTypes="ccccccccc"/>
            <draw:path draw:style-name="gr11" draw:id="shape300" draw:name="path865" draw:layer="" svg:width="5.14271714368pt" svg:height="2.17812432580pt" draw:transform="matrix(0.25189779000 0.00000000000 0.00000000000 0.25189779000 45.99257614738pt 42.57548395582pt)" svg:viewBox="0 0 5 2" svg:d="M2.65534 1.94443L0.916295 2.17151C0.472649 2.22995 0.0615906 1.89434 0.00604216 1.42598C-0.048025 0.952607 0.266749 0.522652 0.710396 0.466716L2.45906 0.237129L4.2381 0.00670594C4.67878 -0.0517346 5.08169 0.278037 5.13724 0.75224C5.18908 1.22311 4.8669 1.65557 4.42548 1.7115L2.65534 1.94443" koffice:nodeTypes="ccccccccc"/>
            <draw:path draw:style-name="gr9" draw:id="shape301" draw:name="path866" draw:layer="" svg:width="1.51797888000pt" svg:height="1.36191008000pt" draw:transform="matrix(0.25189779000 0.00000000000 0.00000000000 0.25189779000 44.79236538947pt 42.87857390150pt)" svg:viewBox="0 0 2 1" svg:d="M0 0.679965C0 0.304994 0.340116 0 0.757596 0C1.17856 0 1.51798 0.304994 1.51798 0.679965C1.51798 1.05692 1.17856 1.36191 0.757596 1.36191C0.340116 1.36191 0 1.05692 0 0.679965" koffice:nodeTypes="ccccc"/>
            <draw:path draw:style-name="gr11" draw:id="shape302" draw:name="path867" draw:layer="" svg:width="1.51797888000pt" svg:height="1.36191008000pt" draw:transform="matrix(0.25189779000 0.00000000000 0.00000000000 0.25189779000 44.79236538947pt 42.87857390150pt)" svg:viewBox="0 0 2 1" svg:d="M0 0.679965C0 0.304994 0.340116 0 0.757596 0C1.17856 0 1.51798 0.304994 1.51798 0.679965C1.51798 1.05692 1.17856 1.36191 0.757596 1.36191C0.340116 1.36191 0 1.05692 0 0.679965Z" koffice:nodeTypes="ccccc"/>
            <draw:path draw:style-name="gr4" draw:id="shape303" draw:name="path868" draw:layer="" svg:width="3.31968400000pt" svg:height="1.80348032000pt" draw:transform="matrix(0.25189779000 0.00000000000 0.00000000000 0.25189779000 43.32974606162pt 43.14498100421pt)" svg:viewBox="0 0 3 2" svg:d="M0 1.20333L0.882577 0L3.31968 0.321345L1.37087 1.80348L0 1.20333" koffice:nodeTypes="ccccc"/>
            <draw:path draw:style-name="gr11" draw:id="shape304" draw:name="path869" draw:layer="" svg:width="3.31968400000pt" svg:height="1.80348032000pt" draw:transform="matrix(0.25189779000 0.00000000000 0.00000000000 0.25189779000 43.32974606162pt 43.14498100421pt)" svg:viewBox="0 0 3 2" svg:d="M0 1.20333L0.882577 0L3.31968 0.321345L1.37087 1.80348L0 1.20333" koffice:nodeTypes="ccccc"/>
            <draw:path draw:style-name="gr10" draw:id="shape305" draw:name="path870" draw:layer="" svg:width="5.13943587398pt" svg:height="2.17812432580pt" draw:transform="matrix(0.25189779000 0.00000000000 0.00000000000 0.25189779000 52.64687374300pt 42.57548395582pt)" svg:viewBox="0 0 5 2" svg:d="M2.48729 1.94443L4.22429 2.17151C4.66483 2.22995 5.07946 1.89434 5.13425 1.42598C5.18386 0.952607 4.87215 0.522652 4.43086 0.466716L2.68349 0.237129L0.90503 0.00670594C0.460784 -0.0517346 0.0587414 0.278037 0.00617229 0.75224C-0.0493584 1.22311 0.276422 1.65557 0.716965 1.7115L2.48729 1.94443" koffice:nodeTypes="ccccccccc"/>
            <draw:path draw:style-name="gr11" draw:id="shape306" draw:name="path871" draw:layer="" svg:width="5.13943587398pt" svg:height="2.17812432580pt" draw:transform="matrix(0.25189779000 0.00000000000 0.00000000000 0.25189779000 52.64687374300pt 42.57548395582pt)" svg:viewBox="0 0 5 2" svg:d="M2.48729 1.94443L4.22429 2.17151C4.66483 2.22995 5.07946 1.89434 5.13425 1.42598C5.18386 0.952607 4.87215 0.522652 4.43086 0.466716L2.68349 0.237129L0.90503 0.00670594C0.460784 -0.0517346 0.0587414 0.278037 0.00617229 0.75224C-0.0493584 1.22311 0.276422 1.65557 0.716965 1.7115L2.48729 1.94443" koffice:nodeTypes="ccccccccc"/>
            <draw:path draw:style-name="gr9" draw:id="shape307" draw:name="path872" draw:layer="" svg:width="1.51937312000pt" svg:height="1.36191008000pt" draw:transform="matrix(0.25189779000 0.00000000000 0.00000000000 0.25189779000 51.50332555154pt 42.49266648722pt)" svg:viewBox="0 0 2 1" svg:d="M0 0.679965C0 0.304994 0.340273 0 0.758641 0C1.1791 0 1.51937 0.304994 1.51937 0.679965C1.51937 1.05428 1.1791 1.36191 0.758641 1.36191C0.340273 1.36191 1.98179e-14 1.05428 1.98179e-14 0.679965" koffice:nodeTypes="ccccc"/>
            <draw:path draw:style-name="gr11" draw:id="shape308" draw:name="path873" draw:layer="" svg:width="1.51937312000pt" svg:height="1.36191008000pt" draw:transform="matrix(0.25189779000 0.00000000000 0.00000000000 0.25189779000 51.50332555154pt 42.49266648722pt)" svg:viewBox="0 0 2 1" svg:d="M0 0.679965C0 0.304994 0.340273 0 0.758641 0C1.1791 0 1.51937 0.304994 1.51937 0.679965C1.51937 1.05428 1.1791 1.36191 0.758641 1.36191C0.340273 1.36191 1.98179e-14 1.05428 0 0.679965Z" koffice:nodeTypes="ccccc"/>
            <draw:path draw:style-name="gr9" draw:id="shape309" draw:name="path874" draw:layer="" svg:width="1.51937312000pt" svg:height="1.36191008000pt" draw:transform="matrix(0.25189779000 0.00000000000 0.00000000000 0.25189779000 54.80741848341pt 42.87857390150pt)" svg:viewBox="0 0 2 1" svg:d="M0 0.679965C0 0.304994 0.340273 0 0.758641 0C1.1791 0 1.51937 0.304994 1.51937 0.679965C1.51937 1.05692 1.1791 1.36191 0.758641 1.36191C0.340273 1.36191 0 1.05692 0 0.679965" koffice:nodeTypes="ccccc"/>
            <draw:path draw:style-name="gr11" draw:id="shape310" draw:name="path875" draw:layer="" svg:width="1.51937312000pt" svg:height="1.36191008000pt" draw:transform="matrix(0.25189779000 0.00000000000 0.00000000000 0.25189779000 54.80741848341pt 42.87857390150pt)" svg:viewBox="0 0 2 1" svg:d="M0 0.679965C0 0.304994 0.340273 0 0.758641 0C1.1791 0 1.51937 0.304994 1.51937 0.679965C1.51937 1.05692 1.1791 1.36191 0.758641 1.36191C0.340273 1.36191 0 1.05692 0 0.679965Z" koffice:nodeTypes="ccccc"/>
            <draw:path draw:style-name="gr4" draw:id="shape311" draw:name="path876" draw:layer="" svg:width="3.31822656000pt" svg:height="1.80348032000pt" draw:transform="matrix(0.25189779000 0.00000000000 0.00000000000 0.25189779000 55.79123049203pt 43.14498100421pt)" svg:viewBox="0 0 3 2" svg:d="M3.31823 1.20333L2.43657 0L0 0.321345L1.94838 1.80348L3.31823 1.20333" koffice:nodeTypes="ccccc"/>
            <draw:path draw:style-name="gr11" draw:id="shape312" draw:name="path877" draw:layer="" svg:width="3.31822656000pt" svg:height="1.80348032000pt" draw:transform="matrix(0.25189779000 0.00000000000 0.00000000000 0.25189779000 55.79123049203pt 43.14498100421pt)" svg:viewBox="0 0 3 2" svg:d="M3.31823 1.20333L2.43657 0L0 0.321345L1.94838 1.80348L3.31823 1.20333" koffice:nodeTypes="ccccc"/>
            <draw:path draw:style-name="gr11" draw:id="shape313" draw:name="path878" draw:layer="" svg:width="47.45595041333pt" svg:height="2.64779285333pt" draw:transform="matrix(0.25189779000 0.00000000000 0.00000000000 0.25189779000 44.00825794876pt 43.65462061294pt)" svg:viewBox="0 0 47 3" svg:d="M0 2.64779C6.12579 1.02289 14.455 0.015783 23.7077 0C32.9596 0.015783 41.3302 1.02289 47.456 2.64779" koffice:nodeTypes="ccc"/>
            <draw:path draw:style-name="gr6" draw:id="shape314" draw:name="path879" draw:layer="" svg:width="18.76475480889pt" svg:height="16.41384196000pt" draw:transform="matrix(0.25189779000 0.00000000000 0.00000000000 0.25189779000 44.62188096520pt 34.45208903042pt)" svg:viewBox="0 0 19 16" svg:d="M1.74962 15.5193L2.8752 16.4138L4.56274 13.6791C2.73144 12.5674 1.47599 10.6357 1.47599 8.43501C1.47599 8.18626 1.49069 7.94399 1.52173 7.70333C1.69816 4.21427 5.98319 1.33129 11.4248 1.33129C14.2478 1.33129 16.797 2.097 18.5916 3.3262C18.6398 2.78574 18.6888 2.32307 18.7648 1.83123C16.7881 0.687928 14.2232 0 11.4248 0C5.16882 0 0.274451 3.52553 0.0367568 7.7009C0.0122523 7.94399 0 8.1895 0 8.43501C0 10.6617 1.02592 12.6671 2.64649 14.0616L1.74962 15.5193" koffice:nodeTypes="ccccccccccccc"/>
            <draw:path draw:style-name="gr11" draw:id="shape315" draw:name="path880" draw:layer="" svg:width="18.76475480889pt" svg:height="16.41384196000pt" draw:transform="matrix(0.25189779000 0.00000000000 0.00000000000 0.25189779000 44.62188096520pt 34.45208903042pt)" svg:viewBox="0 0 19 16" svg:d="M1.74962 15.5193L2.8752 16.4138L4.56274 13.6791C2.73144 12.5674 1.47599 10.6357 1.47599 8.43501C1.47599 8.18626 1.49069 7.94399 1.52173 7.70333C1.69816 4.21427 5.98319 1.33129 11.4248 1.33129C14.2478 1.33129 16.797 2.097 18.5916 3.3262C18.6398 2.78574 18.6888 2.32307 18.7648 1.83123C16.7881 0.687928 14.2232 0 11.4248 0C5.16882 0 0.274451 3.52553 0.0367568 7.7009C0.0122523 7.94399 0 8.1895 0 8.43501C0 10.6617 1.02592 12.6671 2.64649 14.0616L1.74962 15.5193" koffice:nodeTypes="ccccccccccccc"/>
            <draw:path draw:style-name="gr6" draw:id="shape316" draw:name="path881" draw:layer="" svg:width="4.91774976000pt" svg:height="12.40848620308pt" draw:transform="matrix(0.25189779000 0.00000000000 0.00000000000 0.25189779000 44.21763539181pt 35.12012196950pt)" svg:viewBox="0 0 5 12" svg:d="M3.75839 12.4085C1.43967 10.8844 0 8.81162 0 6.52938C0 3.90012 1.95149 1.55458 4.91775 0C3.08779 1.29509 1.9781 2.96847 1.81932 4.83725C1.79271 5.07172 1.7794 5.30854 1.7794 5.54536C1.7794 7.69317 2.89352 9.6276 4.65341 10.9727L3.75839 12.4085" koffice:nodeTypes="ccccccc"/>
            <draw:path draw:style-name="gr11" draw:id="shape317" draw:name="path882" draw:layer="" svg:width="4.91774976000pt" svg:height="12.40848620308pt" draw:transform="matrix(0.25189779000 0.00000000000 0.00000000000 0.25189779000 44.21763539181pt 35.12012196950pt)" svg:viewBox="0 0 5 12" svg:d="M3.75839 12.4085C1.43967 10.8844 0 8.81162 0 6.52938C0 3.90012 1.95149 1.55458 4.91775 0C3.08779 1.29509 1.9781 2.96847 1.81932 4.83725C1.79271 5.07172 1.7794 5.30854 1.7794 5.54536C1.7794 7.69317 2.89352 9.6276 4.65341 10.9727L3.75839 12.4085" koffice:nodeTypes="ccccccc"/>
            <draw:path draw:style-name="gr6" draw:id="shape318" draw:name="path883" draw:layer="" svg:width="18.84033684211pt" svg:height="17.39911544471pt" draw:transform="matrix(0.25189779000 0.00000000000 0.00000000000 0.25189779000 39.94847164689pt 35.47539861252pt)" svg:viewBox="0 0 19 17" svg:d="M1.88085 14.1796C0.714579 12.8523 0 11.1373 0 9.26205C0 8.1314 0.257312 7.05013 0.723341 6.0854C2.40822 2.56317 7.69466 0 13.9777 0C15.6897 0 17.3275 0.188575 18.8403 0.539018C18.505 0.910504 18.2413 1.31841 17.9848 1.72955C16.7277 1.48109 15.3814 1.34674 13.9777 1.34674C8.22602 1.34674 3.41436 3.61935 2.02026 6.68998C1.64903 7.4726 1.44111 8.34588 1.44111 9.26205C1.44111 11.1284 2.30147 12.8013 3.64857 13.9432L1.56618 17.3991L0.450893 16.4975L1.88085 14.1828" koffice:nodeTypes="ccccccccccccc"/>
            <draw:path draw:style-name="gr11" draw:id="shape319" draw:name="path884" draw:layer="" svg:width="18.84033684211pt" svg:height="17.39911544471pt" draw:transform="matrix(0.25189779000 0.00000000000 0.00000000000 0.25189779000 39.94847164689pt 35.47539861252pt)" svg:viewBox="0 0 19 17" svg:d="M1.88085 14.1796C0.714579 12.8523 0 11.1373 0 9.26205C0 8.1314 0.257312 7.05013 0.723341 6.0854C2.40822 2.56317 7.69466 0 13.9777 0C15.6897 0 17.3275 0.188575 18.8403 0.539018C18.505 0.910504 18.2413 1.31841 17.9848 1.72955C16.7277 1.48109 15.3814 1.34674 13.9777 1.34674C8.22602 1.34674 3.41436 3.61935 2.02026 6.68998C1.64903 7.4726 1.44111 8.34588 1.44111 9.26205C1.44111 11.1284 2.30147 12.8013 3.64857 13.9432L1.56618 17.3991L0.450893 16.4975L1.88085 14.1828Z" koffice:nodeTypes="cccccccccccccc"/>
            <draw:path draw:style-name="gr6" draw:id="shape320" draw:name="path885" draw:layer="" svg:width="5.68775116800pt" svg:height="13.02865938286pt" draw:transform="matrix(0.25189779000 0.00000000000 0.00000000000 0.25189779000 39.62039996519pt 36.12287669194pt)" svg:viewBox="0 0 6 13" svg:d="M5.68775 0C4.06743 0.92224 2.84046 2.05748 2.16384 3.32315C1.66469 4.24307 1.38909 5.27413 1.38909 6.35226C1.38909 8.1404 2.15445 9.77574 3.40361 11.0414L2.0495 13.0287C0.753418 11.523 0 9.76493 0 7.89499C0 4.67525 2.26537 1.86146 5.68775 2.19344e-14" koffice:nodeTypes="ccccccc"/>
            <draw:path draw:style-name="gr11" draw:id="shape321" draw:name="path886" draw:layer="" svg:width="5.68775116800pt" svg:height="13.02865938286pt" draw:transform="matrix(0.25189779000 0.00000000000 0.00000000000 0.25189779000 39.62039996519pt 36.12287669194pt)" svg:viewBox="0 0 6 13" svg:d="M5.68775 0C4.06743 0.92224 2.84046 2.05748 2.16384 3.32315C1.66469 4.24307 1.38909 5.27413 1.38909 6.35226C1.38909 8.1404 2.15445 9.77574 3.40361 11.0414L2.0495 13.0287C0.753418 11.523 0 9.76493 0 7.89499C0 4.67525 2.26537 1.86146 5.68775 0Z" koffice:nodeTypes="ccccccc"/>
            <draw:path draw:style-name="gr6" draw:id="shape322" draw:name="path887" draw:layer="" svg:width="8.17349980444pt" svg:height="17.19168430222pt" draw:transform="matrix(0.25189779000 0.00000000000 0.00000000000 0.25189779000 48.91059197862pt 34.27858183267pt)" svg:viewBox="0 0 8 17" svg:d="M4.11076 0C5.44493 0 6.59232 0.904579 6.86525 2.11798C7.04365 3.19065 7.15496 4.41187 7.18012 5.71284C7.1824 5.8481 7.17097 5.98023 7.17097 6.11314C7.17478 6.26716 7.20299 6.43291 7.20527 6.59005C7.25102 9.31943 7.63145 11.729 8.1735 13.2043L4.10848 17.1917L0 13.2043C0.545103 11.729 0.922482 9.31943 0.973562 6.59005C0.976612 6.43291 1.00558 6.26716 1.00558 6.11314C1.00558 5.98023 0.996434 5.8481 0.999483 5.71284C1.01931 4.41187 1.1329 3.19065 1.31206 2.11798C1.58194 0.904579 2.7766 0 4.10848 0" koffice:nodeTypes="ccccccccccccc"/>
            <draw:path draw:style-name="gr11" draw:id="shape323" draw:name="path888" draw:layer="" svg:width="8.17349980444pt" svg:height="17.19168430222pt" draw:transform="matrix(0.25189779000 0.00000000000 0.00000000000 0.25189779000 48.91059197862pt 34.27858183267pt)" svg:viewBox="0 0 8 17" svg:d="M4.11076 0C5.44493 0 6.59232 0.904579 6.86525 2.11798C7.04365 3.19065 7.15496 4.41187 7.18012 5.71284C7.1824 5.8481 7.17097 5.98023 7.17097 6.11314C7.17478 6.26716 7.20299 6.43291 7.20527 6.59005C7.25102 9.31943 7.63145 11.729 8.1735 13.2043L4.10848 17.1917L0 13.2043C0.545103 11.729 0.922482 9.31943 0.973562 6.59005C0.976612 6.43291 1.00558 6.26716 1.00558 6.11314C1.00558 5.98023 0.996434 5.8481 0.999483 5.71284C1.01931 4.41187 1.1329 3.19065 1.31206 2.11798C1.58194 0.904579 2.7766 0 4.10848 0Z" koffice:nodeTypes="cccccccccccccc"/>
            <draw:path draw:style-name="gr6" draw:id="shape324" draw:name="path889" draw:layer="" svg:width="5.27756330667pt" svg:height="15.00294656000pt" draw:transform="matrix(0.25189779000 0.00000000000 0.00000000000 0.25189779000 49.28279615313pt 34.61330361602pt)" svg:viewBox="0 0 5 15" svg:d="M2.65979 0C3.34181 0 3.91653 0.479505 4.05684 1.14452C4.2219 2.21947 4.32769 3.4468 4.3502 4.74287C4.3502 4.87786 4.3442 5.01202 4.3442 5.14287C4.3442 5.30354 4.36971 5.4642 4.37271 5.62818C4.41473 8.35862 4.76961 10.7653 5.27756 12.246L2.64028 15.0029L0 12.246C0.503447 10.7686 0.858336 8.35862 0.902603 5.62818C0.905604 5.4642 0.931114 5.30354 0.933365 5.14287C0.933365 5.01202 0.925112 4.87786 0.925112 4.74287C0.94762 3.4468 1.05341 2.21947 1.22073 1.14452C1.35803 0.479505 1.98077 2.35378e-14 2.65979 2.35378e-14" koffice:nodeTypes="ccccccccccccc"/>
            <draw:path draw:style-name="gr11" draw:id="shape325" draw:name="path890" draw:layer="" svg:width="5.27756330667pt" svg:height="15.00294656000pt" draw:transform="matrix(0.25189779000 0.00000000000 0.00000000000 0.25189779000 49.28279615313pt 34.61330361602pt)" svg:viewBox="0 0 5 15" svg:d="M2.65979 0C3.34181 0 3.91653 0.479505 4.05684 1.14452C4.2219 2.21947 4.32769 3.4468 4.3502 4.74287C4.3502 4.87786 4.3442 5.01202 4.3442 5.14287C4.3442 5.30354 4.36971 5.4642 4.37271 5.62818C4.41473 8.35862 4.76961 10.7653 5.27756 12.246L2.64028 15.0029L0 12.246C0.503447 10.7686 0.858336 8.35862 0.902603 5.62818C0.905604 5.4642 0.931114 5.30354 0.933365 5.14287C0.933365 5.01202 0.925112 4.87786 0.925112 4.74287C0.94762 3.4468 1.05341 2.21947 1.22073 1.14452C1.35803 0.479505 1.98077 2.35378e-14 2.65979 0Z" koffice:nodeTypes="ccccccccccccc"/>
            <draw:path draw:style-name="gr6" draw:id="shape326" draw:name="path891" draw:layer="" svg:width="18.76965603556pt" svg:height="16.41384196000pt" draw:transform="matrix(0.25189779000 0.00000000000 0.00000000000 0.25189779000 50.73413045999pt 34.45208903042pt)" svg:viewBox="0 0 19 16" svg:d="M17.0206 15.5193L15.8949 16.4138L14.2071 13.6791C16.0379 12.5674 17.2943 10.6357 17.2943 8.43501C17.2943 8.18626 17.2796 7.94399 17.2494 7.70333C17.0754 4.21427 12.7832 1.33129 7.3466 1.33129C4.51759 1.33129 1.97042 2.097 0.174005 3.3262C0.124989 2.78574 0.0825094 2.32307 0 1.83123C1.97777 0.687928 4.5421 0 7.3466 0C13.6018 0 18.496 3.52553 18.7362 7.7009C18.7574 7.94399 18.7697 8.1895 18.7697 8.43501C18.7697 10.6617 17.7452 12.6671 16.1236 14.0616L17.0206 15.5193" koffice:nodeTypes="ccccccccccccc"/>
            <draw:path draw:style-name="gr11" draw:id="shape327" draw:name="path892" draw:layer="" svg:width="18.76965603556pt" svg:height="16.41384196000pt" draw:transform="matrix(0.25189779000 0.00000000000 0.00000000000 0.25189779000 50.73413045999pt 34.45208903042pt)" svg:viewBox="0 0 19 16" svg:d="M17.0206 15.5193L15.8949 16.4138L14.2071 13.6791C16.0379 12.5674 17.2943 10.6357 17.2943 8.43501C17.2943 8.18626 17.2796 7.94399 17.2494 7.70333C17.0754 4.21427 12.7832 1.33129 7.3466 1.33129C4.51759 1.33129 1.97042 2.097 0.174005 3.3262C0.124989 2.78574 0.0825094 2.32307 0 1.83123C1.97777 0.687928 4.5421 0 7.3466 0C13.6018 0 18.496 3.52553 18.7362 7.7009C18.7574 7.94399 18.7697 8.1895 18.7697 8.43501C18.7697 10.6617 17.7452 12.6671 16.1236 14.0616L17.0206 15.5193" koffice:nodeTypes="ccccccccccccc"/>
            <draw:path draw:style-name="gr6" draw:id="shape328" draw:name="path893" draw:layer="" svg:width="4.91242896000pt" svg:height="12.40848620308pt" draw:transform="matrix(0.25189779000 0.00000000000 0.00000000000 0.25189779000 54.65224944477pt 35.12012196950pt)" svg:viewBox="0 0 5 12" svg:d="M1.15519 12.4085C3.47266 10.8844 4.91243 8.81162 4.91243 6.52938C4.91243 3.90012 2.96022 1.55458 0 0C1.82543 1.29509 2.93363 2.96847 3.09587 4.83725C3.11892 5.07172 3.13222 5.30854 3.13222 5.54536C3.13222 7.69317 2.02047 9.6276 0.260649 10.9727L1.15519 12.4085" koffice:nodeTypes="ccccccc"/>
            <draw:path draw:style-name="gr11" draw:id="shape329" draw:name="path894" draw:layer="" svg:width="4.91242896000pt" svg:height="12.40848620308pt" draw:transform="matrix(0.25189779000 0.00000000000 0.00000000000 0.25189779000 54.65224944477pt 35.12012196950pt)" svg:viewBox="0 0 5 12" svg:d="M1.15519 12.4085C3.47266 10.8844 4.91243 8.81162 4.91243 6.52938C4.91243 3.90012 2.96022 1.55458 0 0C1.82543 1.29509 2.93363 2.96847 3.09587 4.83725C3.11892 5.07172 3.13222 5.30854 3.13222 5.54536C3.13222 7.69317 2.02047 9.6276 0.260649 10.9727L1.15519 12.4085" koffice:nodeTypes="ccccccc"/>
            <draw:path draw:style-name="gr6" draw:id="shape330" draw:name="path895" draw:layer="" svg:width="18.83874361263pt" svg:height="17.39911544471pt" draw:transform="matrix(0.25189779000 0.00000000000 0.00000000000 0.25189779000 55.27191800817pt 35.47539861252pt)" svg:viewBox="0 0 19 17" svg:d="M16.962 14.1796C18.125 12.8523 18.8387 11.1373 18.8387 9.26205C18.8387 8.1314 18.5814 7.05013 18.1194 6.0854C16.4314 2.56317 11.1452 0 4.86164 0C3.14975 0 1.51274 0.188575 0 0.539018C0.338554 0.910504 0.599838 1.31841 0.857936 1.72955C2.10939 1.48109 3.46201 1.34674 4.85845 1.34674C10.6115 1.34674 15.4253 3.61935 16.8162 6.68998C17.1898 7.4726 17.3953 8.34588 17.3953 9.26205C17.3953 11.1284 16.535 12.8013 15.1879 13.9432L17.2702 17.3991L18.3887 16.4975L16.9596 14.1828" koffice:nodeTypes="ccccccccccccc"/>
            <draw:path draw:style-name="gr11" draw:id="shape331" draw:name="path896" draw:layer="" svg:width="18.83874361263pt" svg:height="17.39911544471pt" draw:transform="matrix(0.25189779000 0.00000000000 0.00000000000 0.25189779000 55.27191800817pt 35.47539861252pt)" svg:viewBox="0 0 19 17" svg:d="M16.962 14.1796C18.125 12.8523 18.8387 11.1373 18.8387 9.26205C18.8387 8.1314 18.5814 7.05013 18.1194 6.0854C16.4314 2.56317 11.1452 0 4.86164 0C3.14975 0 1.51274 0.188575 0 0.539018C0.338554 0.910504 0.599838 1.31841 0.857936 1.72955C2.10939 1.48109 3.46201 1.34674 4.85845 1.34674C10.6115 1.34674 15.4253 3.61935 16.8162 6.68998C17.1898 7.4726 17.3953 8.34588 17.3953 9.26205C17.3953 11.1284 16.535 12.8013 15.1879 13.9432L17.2702 17.3991L18.3887 16.4975L16.9596 14.1828Z" koffice:nodeTypes="cccccccccccccc"/>
            <draw:path draw:style-name="gr6" draw:id="shape332" draw:name="path897" draw:layer="" svg:width="5.68092723200pt" svg:height="13.02865938286pt" draw:transform="matrix(0.25189779000 0.00000000000 0.00000000000 0.25189779000 59.02257534215pt 36.12287669194pt)" svg:viewBox="0 0 6 13" svg:d="M0 0C1.61935 0.92224 2.84558 2.05748 3.52521 3.32315C4.01724 4.24307 4.29523 5.27413 4.29523 6.35226C4.29523 8.1404 3.53118 9.77574 2.28619 11.0414L3.63607 13.0287C4.93137 11.523 5.68093 9.76493 5.68093 7.89499C5.68093 4.67525 3.42032 1.86146 9.69449e-14 2.19344e-14" koffice:nodeTypes="ccccccc"/>
            <draw:path draw:style-name="gr11" draw:id="shape333" draw:name="path898" draw:layer="" svg:width="5.68092723200pt" svg:height="13.02865938286pt" draw:transform="matrix(0.25189779000 0.00000000000 0.00000000000 0.25189779000 59.02257534215pt 36.12287669194pt)" svg:viewBox="0 0 6 13" svg:d="M0 0C1.61935 0.92224 2.84558 2.05748 3.52521 3.32315C4.01724 4.24307 4.29523 5.27413 4.29523 6.35226C4.29523 8.1404 3.53118 9.77574 2.28619 11.0414L3.63607 13.0287C4.93137 11.523 5.68093 9.76493 5.68093 7.89499C5.68093 4.67525 3.42032 1.86146 0 0Z" koffice:nodeTypes="ccccccc"/>
            <draw:path draw:style-name="gr9" draw:id="shape334" draw:name="path900" draw:layer="" svg:width="3.05464661333pt" svg:height="2.72805888000pt" draw:transform="matrix(0.25189779000 0.00000000000 0.00000000000 0.25189779000 49.61530123593pt 37.45471068722pt)" svg:viewBox="0 0 3 3" svg:d="M0 1.36098C0 0.608015 0.685358 0 1.52732 0C2.36929 0 3.05465 0.608015 3.05465 1.36098C3.05465 2.11699 2.36929 2.72806 1.52732 2.72806C0.685358 2.72806 0 2.11699 0 1.36098" koffice:nodeTypes="ccccc"/>
            <draw:path draw:style-name="gr11" draw:id="shape335" draw:name="path901" draw:layer="" svg:width="3.05464661333pt" svg:height="2.72805888000pt" draw:transform="matrix(0.25189779000 0.00000000000 0.00000000000 0.25189779000 49.61530123593pt 37.45471068722pt)" svg:viewBox="0 0 3 3" svg:d="M0 1.36098C0 0.608015 0.685358 0 1.52732 0C2.36929 0 3.05465 0.608015 3.05465 1.36098C3.05465 2.11699 2.36929 2.72806 1.52732 2.72806C0.685358 2.72806 0 2.11699 0 1.36098Z" koffice:nodeTypes="ccccc"/>
            <draw:path draw:style-name="gr9" draw:id="shape336" draw:name="path902" draw:layer="" svg:width="3.05464661333pt" svg:height="2.73416533333pt" draw:transform="matrix(0.25189779000 0.00000000000 0.00000000000 0.25189779000 49.61530123593pt 36.74597106528pt)" svg:viewBox="0 0 3 3" svg:d="M0 1.36861C0 0.614805 0.685358 0 1.52732 0C2.36929 0 3.05465 0.614805 3.05465 1.36861C3.05465 2.12318 2.36929 2.73417 1.52732 2.73417C0.685358 2.73417 0 2.12318 0 1.36861" koffice:nodeTypes="ccccc"/>
            <draw:path draw:style-name="gr11" draw:id="shape337" draw:name="path903" draw:layer="" svg:width="3.05464661333pt" svg:height="2.73416533333pt" draw:transform="matrix(0.25189779000 0.00000000000 0.00000000000 0.25189779000 49.61530123593pt 36.74597106528pt)" svg:viewBox="0 0 3 3" svg:d="M0 1.36861C0 0.614805 0.685358 0 1.52732 0C2.36929 0 3.05465 0.614805 3.05465 1.36861C3.05465 2.12318 2.36929 2.73417 1.52732 2.73417C0.685358 2.73417 0 2.12318 0 1.36861Z" koffice:nodeTypes="ccccc"/>
            <draw:path draw:style-name="gr9" draw:id="shape338" draw:name="path904" draw:layer="" svg:width="2.91852800000pt" svg:height="2.61198368000pt" draw:transform="matrix(0.25189779000 0.00000000000 0.00000000000 0.25189779000 49.69187816409pt 36.05879389416pt)" svg:viewBox="0 0 3 3" svg:d="M0 1.30553C0 0.583285 0.655219 0 1.4612 0C2.26331 0 2.91853 0.583285 2.91853 1.30553C2.91853 2.02778 2.26331 2.61198 1.4612 2.61198C0.655219 2.61198 0 2.02778 0 1.30553" koffice:nodeTypes="ccccc"/>
            <draw:path draw:style-name="gr11" draw:id="shape339" draw:name="path905" draw:layer="" svg:width="2.91852800000pt" svg:height="2.61198368000pt" draw:transform="matrix(0.25189779000 0.00000000000 0.00000000000 0.25189779000 49.69187816409pt 36.05879389416pt)" svg:viewBox="0 0 3 3" svg:d="M0 1.30553C0 0.583285 0.655219 0 1.4612 0C2.26331 0 2.91853 0.583285 2.91853 1.30553C2.91853 2.02778 2.26331 2.61198 1.4612 2.61198C0.655219 2.61198 0 2.02778 0 1.30553Z" koffice:nodeTypes="ccccc"/>
            <draw:path draw:style-name="gr9" draw:id="shape340" draw:name="path906" draw:layer="" svg:width="1.51380000000pt" svg:height="1.36191008000pt" draw:transform="matrix(0.25189779000 0.00000000000 0.00000000000 0.25189779000 49.77732189446pt 35.45343312523pt)" svg:viewBox="0 0 2 1" svg:d="M0 0.679305C0 0.304994 0.339648 0 0.757248 0C1.17694 0 1.5138 0.304994 1.5138 0.679305C1.5138 1.05692 1.17694 1.36191 0.757248 1.36191C0.339648 1.36191 0 1.05692 0 0.679305" koffice:nodeTypes="ccccc"/>
            <draw:path draw:style-name="gr11" draw:id="shape341" draw:name="path907" draw:layer="" svg:width="1.51380000000pt" svg:height="1.36191008000pt" draw:transform="matrix(0.25189779000 0.00000000000 0.00000000000 0.25189779000 49.77732189446pt 35.45343312523pt)" svg:viewBox="0 0 2 1" svg:d="M0 0.679305C0 0.304994 0.339648 0 0.757248 0C1.17694 0 1.5138 0.304994 1.5138 0.679305C1.5138 1.05692 1.17694 1.36191 0.757248 1.36191C0.339648 1.36191 0 1.05692 0 0.679305Z" koffice:nodeTypes="ccccc"/>
            <draw:path draw:style-name="gr9" draw:id="shape342" draw:name="path908" draw:layer="" svg:width="1.94435136000pt" svg:height="1.74240000000pt" draw:transform="matrix(0.25189779000 0.00000000000 0.00000000000 0.25189779000 49.82084983257pt 34.89482458613pt)" svg:viewBox="0 0 2 2" svg:d="M0 0.8712C0 0.386496 0.435053 0 0.972733 0C1.50818 0 1.94435 0.386496 1.94435 0.8712C1.94435 1.35168 1.50818 1.7424 0.972733 1.7424C0.435053 1.7424 0 1.35168 0 0.8712" koffice:nodeTypes="ccccc"/>
            <draw:path draw:style-name="gr11" draw:id="shape343" draw:name="path909" draw:layer="" svg:width="1.94435136000pt" svg:height="1.74240000000pt" draw:transform="matrix(0.25189779000 0.00000000000 0.00000000000 0.25189779000 49.82084983257pt 34.89482458613pt)" svg:viewBox="0 0 2 2" svg:d="M0 0.8712C0 0.386496 0.435053 0 0.972733 0C1.50818 0 1.94435 0.386496 1.94435 0.8712C1.94435 1.35168 1.50818 1.7424 0.972733 1.7424C0.435053 1.7424 0 1.35168 0 0.8712Z" koffice:nodeTypes="ccccc"/>
            <draw:path draw:style-name="gr6" draw:id="shape344" draw:name="path910" draw:layer="" svg:width="67.60856494118pt" svg:height="10.06018814855pt" draw:transform="matrix(0.25189779000 0.00000000000 0.00000000000 0.25189779000 41.48424209296pt 39.98457057175pt)" svg:viewBox="0 0 68 10" svg:d="M33.823 0L34.8034 0.181343C34.6455 0.580138 34.6127 1.01584 34.6127 1.47482C34.6127 3.52015 36.3597 5.18433 38.5103 5.18433C40.2365 5.18433 41.7066 4.10911 42.2116 2.62386C42.2682 2.66318 42.5833 1.28224 42.746 1.29909C42.8824 1.31354 42.8681 2.73379 42.9183 2.70811C43.168 4.57852 44.8671 5.84391 46.78 5.84391C48.9274 5.84391 50.6687 4.18855 50.6687 2.13921C50.6687 1.98675 50.66 1.8343 50.6392 1.68665L51.8597 0.470209L52.5154 2.02045C52.2545 2.50751 52.1508 3.05395 52.1508 3.6397C52.1508 5.59516 53.814 7.1767 55.8673 7.1767C57.1588 7.1767 58.2931 6.55163 58.9592 5.60319L59.7401 4.60419L59.7345 5.82946C59.7345 7.06035 60.2514 8.16446 61.4456 8.35944C61.4456 8.35944 62.8168 8.4445 64.6332 7.0098C66.4511 5.5751 67.4522 4.38674 67.4522 4.38674L67.6086 5.82385C67.6086 5.82385 66.1001 8.17008 64.4577 9.12654C63.5603 9.65292 62.197 10.2042 61.1129 10.026C59.9659 9.83908 59.149 8.91391 58.7278 7.84751C57.9102 8.33136 56.945 8.61381 55.9112 8.61381C53.6896 8.61381 51.693 7.38854 50.9033 5.54381C49.8814 6.65273 48.4583 7.33477 46.7895 7.33477C45.0155 7.33477 43.3906 6.53157 42.3719 5.29747C41.3708 6.21462 40.0099 6.78031 38.5103 6.78031C36.5464 6.78031 34.7946 5.81261 33.8015 4.35224C32.81 5.81261 31.0598 6.78031 29.0991 6.78031C27.6002 6.78031 26.2362 6.21462 25.2343 5.29747C24.2196 6.53157 22.5915 7.33477 20.8182 7.33477C19.1486 7.33477 17.7256 6.65273 16.7029 5.54381C15.914 7.38854 13.9182 8.61381 11.6958 8.61381C10.6612 8.61381 9.69996 8.33136 8.88312 7.84751C8.45795 8.91391 7.64111 9.83908 6.49722 10.026C5.41315 10.2042 4.04989 9.65292 3.15009 9.12654C1.50684 8.17008 0 5.82385 0 5.82385L0.157943 4.38674C0.157943 4.38674 1.15985 5.5751 2.9746 7.0098C4.79255 8.44691 6.16219 8.35944 6.16219 8.35944C7.35634 8.16446 7.87244 7.06035 7.87244 5.82946L7.86686 4.60419L8.6478 5.60319C9.31308 6.55163 10.4514 7.1767 11.7405 7.1767C13.7929 7.1767 15.4561 5.59516 15.4561 3.6397C15.4561 3.05395 15.3516 2.50751 15.0908 2.02045L15.7465 0.470209L16.9685 1.68665C16.9502 1.8343 16.939 1.98675 16.939 2.13921C16.939 4.18855 18.678 5.84391 20.827 5.84391C22.7431 5.84391 24.439 4.57852 24.6886 2.70811C24.7421 2.73379 24.7277 1.31354 24.8633 1.29909C25.0245 1.28224 25.3419 2.66318 25.3954 2.62386C25.9035 4.10911 27.3713 5.18433 29.1031 5.18433C31.2529 5.18433 32.9942 3.52015 32.9942 1.47482C32.9942 1.01584 32.9671 0.580138 32.8068 0.181343L33.823 0" koffice:nodeTypes="ccccccccccccccccccccccccccccccccccccccccccccccccccccccccccc"/>
            <draw:path draw:style-name="gr11" draw:id="shape345" draw:name="path911" draw:layer="" svg:width="67.60856494118pt" svg:height="10.06018814855pt" draw:transform="matrix(0.25189779000 0.00000000000 0.00000000000 0.25189779000 41.48424209296pt 39.98457057175pt)" svg:viewBox="0 0 68 10" svg:d="M33.823 0L34.8034 0.181343C34.6455 0.580138 34.6127 1.01584 34.6127 1.47482C34.6127 3.52015 36.3597 5.18433 38.5103 5.18433C40.2365 5.18433 41.7066 4.10911 42.2116 2.62386C42.2682 2.66318 42.5833 1.28224 42.746 1.29909C42.8824 1.31354 42.8681 2.73379 42.9183 2.70811C43.168 4.57852 44.8671 5.84391 46.78 5.84391C48.9274 5.84391 50.6687 4.18855 50.6687 2.13921C50.6687 1.98675 50.66 1.8343 50.6392 1.68665L51.8597 0.470209L52.5154 2.02045C52.2545 2.50751 52.1508 3.05395 52.1508 3.6397C52.1508 5.59516 53.814 7.1767 55.8673 7.1767C57.1588 7.1767 58.2931 6.55163 58.9592 5.60319L59.7401 4.60419L59.7345 5.82946C59.7345 7.06035 60.2514 8.16446 61.4456 8.35944C61.4456 8.35944 62.8168 8.4445 64.6332 7.0098C66.4511 5.5751 67.4522 4.38674 67.4522 4.38674L67.6086 5.82385C67.6086 5.82385 66.1001 8.17008 64.4577 9.12654C63.5603 9.65292 62.197 10.2042 61.1129 10.026C59.9659 9.83908 59.149 8.91391 58.7278 7.84751C57.9102 8.33136 56.945 8.61381 55.9112 8.61381C53.6896 8.61381 51.693 7.38854 50.9033 5.54381C49.8814 6.65273 48.4583 7.33477 46.7895 7.33477C45.0155 7.33477 43.3906 6.53157 42.3719 5.29747C41.3708 6.21462 40.0099 6.78031 38.5103 6.78031C36.5464 6.78031 34.7946 5.81261 33.8015 4.35224C32.81 5.81261 31.0598 6.78031 29.0991 6.78031C27.6002 6.78031 26.2362 6.21462 25.2343 5.29747C24.2196 6.53157 22.5915 7.33477 20.8182 7.33477C19.1486 7.33477 17.7256 6.65273 16.7029 5.54381C15.914 7.38854 13.9182 8.61381 11.6958 8.61381C10.6612 8.61381 9.69996 8.33136 8.88312 7.84751C8.45795 8.91391 7.64111 9.83908 6.49722 10.026C5.41315 10.2042 4.04989 9.65292 3.15009 9.12654C1.50684 8.17008 0 5.82385 0 5.82385L0.157943 4.38674C0.157943 4.38674 1.15985 5.5751 2.9746 7.0098C4.79255 8.44691 6.16219 8.35944 6.16219 8.35944C7.35634 8.16446 7.87244 7.06035 7.87244 5.82946L7.86686 4.60419L8.6478 5.60319C9.31308 6.55163 10.4514 7.1767 11.7405 7.1767C13.7929 7.1767 15.4561 5.59516 15.4561 3.6397C15.4561 3.05395 15.3516 2.50751 15.0908 2.02045L15.7465 0.470209L16.9685 1.68665C16.9502 1.8343 16.939 1.98675 16.939 2.13921C16.939 4.18855 18.678 5.84391 20.827 5.84391C22.7431 5.84391 24.439 4.57852 24.6886 2.70811C24.7421 2.73379 24.7277 1.31354 24.8633 1.29909C25.0245 1.28224 25.3419 2.66318 25.3954 2.62386C25.9035 4.10911 27.3713 5.18433 29.1031 5.18433C31.2529 5.18433 32.9942 3.52015 32.9942 1.47482C32.9942 1.01584 32.9671 0.580138 32.8068 0.181343L33.823 0" koffice:nodeTypes="ccccccccccccccccccccccccccccccccccccccccccccccccccccccccccc"/>
            <draw:path draw:style-name="gr9" draw:id="shape346" draw:name="path912" draw:layer="" svg:width="1.82907900534pt" svg:height="2.99700878515pt" draw:transform="matrix(0.25189779000 0.00000000000 0.00000000000 0.25189779000 56.32700087912pt 40.83699689063pt)" svg:viewBox="0 0 2 3" svg:d="M1.74074 1.82541C1.95649 1.01454 1.7637 0.21249 1.30772 0.0371934C0.852523 -0.145937 0.304745 0.365262 0.088999 1.17319C-0.128276 1.98112 0.0660474 2.77925 0.52202 2.96238C0.977222 3.13768 1.52423 2.6304 1.74074 1.82541" koffice:nodeTypes="ccccc"/>
            <draw:path draw:style-name="gr11" draw:id="shape347" draw:name="path913" draw:layer="" svg:width="1.82907900534pt" svg:height="2.99700878515pt" draw:transform="matrix(0.25189779000 0.00000000000 0.00000000000 0.25189779000 56.32700087912pt 40.83699689063pt)" svg:viewBox="0 0 2 3" svg:d="M1.74074 1.82541C1.95649 1.01454 1.7637 0.21249 1.30772 0.0371934C0.852523 -0.145937 0.304745 0.365262 0.088999 1.17319C-0.128276 1.98112 0.0660474 2.77925 0.52202 2.96238C0.977222 3.13768 1.52423 2.6304 1.74074 1.82541Z" koffice:nodeTypes="ccccc"/>
            <draw:path draw:style-name="gr9" draw:id="shape348" draw:name="path914" draw:layer="" svg:width="1.67716319351pt" svg:height="2.08878884452pt" draw:transform="matrix(0.25189779000 0.00000000000 0.00000000000 0.25189779000 52.04977785667pt 40.04243879064pt)" svg:viewBox="0 0 2 2" svg:d="M1.66396 1.13137C1.74527 0.554617 1.44271 0.0512929 0.98704 0.00389762C0.531367 -0.0455003 0.0947416 0.38039 0.0134235 0.95514C-0.0686269 1.52922 0.233934 2.03589 0.689607 2.08528C1.14528 2.13201 1.58191 1.70612 1.66396 1.13137" koffice:nodeTypes="ccccc"/>
            <draw:path draw:style-name="gr11" draw:id="shape349" draw:name="path915" draw:layer="" svg:width="1.67716319351pt" svg:height="2.08878884452pt" draw:transform="matrix(0.25189779000 0.00000000000 0.00000000000 0.25189779000 52.04977785667pt 40.04243879064pt)" svg:viewBox="0 0 2 2" svg:d="M1.66396 1.13137C1.74527 0.554617 1.44271 0.0512929 0.98704 0.00389762C0.531367 -0.0455003 0.0947416 0.38039 0.0134235 0.95514C-0.0686269 1.52922 0.233934 2.03589 0.689607 2.08528C1.14528 2.13201 1.58191 1.70612 1.66396 1.13137Z" koffice:nodeTypes="ccccc"/>
            <draw:path draw:style-name="gr9" draw:id="shape350" draw:name="path916" draw:layer="" svg:width="1.67649389671pt" svg:height="2.08878884452pt" draw:transform="matrix(0.25189779000 0.00000000000 0.00000000000 0.25189779000 47.53666060789pt 40.04243879064pt)" svg:viewBox="0 0 2 2" svg:d="M0.0131116 1.13137C-0.06819 0.554617 0.23724 0.0512929 0.689893 0.00389762C1.14547 -0.0455003 1.58201 0.38039 1.66405 0.95514C1.74242 1.52922 1.44285 2.03589 0.987265 2.08528C0.531684 2.13201 0.0951458 1.70612 0.0131116 1.13137" koffice:nodeTypes="ccccc"/>
            <draw:path draw:style-name="gr11" draw:id="shape351" draw:name="path917" draw:layer="" svg:width="1.67649389671pt" svg:height="2.08878884452pt" draw:transform="matrix(0.25189779000 0.00000000000 0.00000000000 0.25189779000 47.53666060789pt 40.04243879064pt)" svg:viewBox="0 0 2 2" svg:d="M0.0131116 1.13137C-0.06819 0.554617 0.23724 0.0512929 0.689893 0.00389762C1.14547 -0.0455003 1.58201 0.38039 1.66405 0.95514C1.74242 1.52922 1.44285 2.03589 0.987265 2.08528C0.531684 2.13201 0.0951458 1.70612 0.0131116 1.13137Z" koffice:nodeTypes="ccccc"/>
            <draw:path draw:style-name="gr9" draw:id="shape352" draw:name="path918" draw:layer="" svg:width="1.82082846180pt" svg:height="2.99700878515pt" draw:transform="matrix(0.25189779000 0.00000000000 0.00000000000 0.25189779000 43.23968841562pt 40.83699689063pt)" svg:viewBox="0 0 2 3" svg:d="M0.0884661 1.82541C-0.127555 1.01454 0.0655664 0.21249 0.520508 0.0371934C0.975452 -0.145937 1.51818 0.365262 1.7342 1.17319C1.94716 1.98112 1.75404 2.77925 1.30215 2.96238C0.847211 3.13768 0.304487 2.6304 0.0884661 1.82541" koffice:nodeTypes="ccccc"/>
            <draw:path draw:style-name="gr11" draw:id="shape353" draw:name="path919" draw:layer="" svg:width="1.82082846180pt" svg:height="2.99700878515pt" draw:transform="matrix(0.25189779000 0.00000000000 0.00000000000 0.25189779000 43.23968841562pt 40.83699689063pt)" svg:viewBox="0 0 2 3" svg:d="M0.0884661 1.82541C-0.127555 1.01454 0.0655664 0.21249 0.520508 0.0371934C0.975452 -0.145937 1.51818 0.365262 1.7342 1.17319C1.94716 1.98112 1.75404 2.77925 1.30215 2.96238C0.847211 3.13768 0.304487 2.6304 0.0884661 1.82541Z" koffice:nodeTypes="ccccc"/>
            <draw:path draw:style-name="gr6" draw:id="shape354" draw:name="path920" draw:layer="" svg:width="5.39070730667pt" svg:height="6.60828170667pt" draw:transform="matrix(0.25189779000 0.00000000000 0.00000000000 0.25189779000 44.51003834644pt 38.35791540305pt)" svg:viewBox="0 0 5 7" svg:d="M2.29915 2.38621e-14C3.09839 0.559156 3.79602 1.4894 4.03791 2.52879C4.03791 2.52879 4.13194 2.31554 4.57175 2.03429C5.01535 1.75891 5.39071 1.7673 5.39071 1.7673C5.39071 1.7673 5.26407 2.57581 5.20189 2.8663C5.13744 3.15008 5.13137 4.0182 4.96227 4.79984C4.79241 5.58148 4.48455 6.20613 4.48455 6.20613C4.17137 5.92151 3.74218 5.77962 3.29858 5.85938C2.85801 5.9425 2.50237 6.22963 2.29915 6.60828C2.29915 6.60828 1.80474 6.13224 1.39223 5.45975C0.97744 4.78725 0.695355 3.97622 0.536872 3.73022C0.381422 3.48171 0 2.76555 0 2.76555C0 2.76555 0.35109 2.62031 0.856113 2.72358C1.36114 2.82768 1.51962 2.99644 1.51962 2.99644C1.4127 1.92766 1.73194 0.811028 2.29915 0" koffice:nodeTypes="ccccccccccccccc"/>
            <draw:path draw:style-name="gr11" draw:id="shape355" draw:name="path921" draw:layer="" svg:width="5.39070730667pt" svg:height="6.60828170667pt" draw:transform="matrix(0.25189779000 0.00000000000 0.00000000000 0.25189779000 44.51003834644pt 38.35791540305pt)" svg:viewBox="0 0 5 7" svg:d="M2.29915 0C3.09839 0.559156 3.79602 1.4894 4.03791 2.52879C4.03791 2.52879 4.13194 2.31554 4.57175 2.03429C5.01535 1.75891 5.39071 1.7673 5.39071 1.7673C5.39071 1.7673 5.26407 2.57581 5.20189 2.8663C5.13744 3.15008 5.13137 4.0182 4.96227 4.79984C4.79241 5.58148 4.48455 6.20613 4.48455 6.20613C4.17137 5.92151 3.74218 5.77962 3.29858 5.85938C2.85801 5.9425 2.50237 6.22963 2.29915 6.60828C2.29915 6.60828 1.80474 6.13224 1.39223 5.45975C0.97744 4.78725 0.695355 3.97622 0.536872 3.73022C0.381422 3.48171 0 2.76555 0 2.76555C0 2.76555 0.35109 2.62031 0.856113 2.72358C1.36114 2.82768 1.51962 2.99644 1.51962 2.99644C1.4127 1.92766 1.73194 0.811028 2.29915 0Z" koffice:nodeTypes="ccccccccccccccc"/>
            <draw:path draw:style-name="gr6" draw:id="shape356" draw:name="path922" draw:layer="" svg:width="6.81302016000pt" svg:height="4.29701580800pt" draw:transform="matrix(0.25189779000 0.00000000000 0.00000000000 0.25189779000 43.60058656542pt 39.75443675081pt)" svg:viewBox="0 0 7 4" svg:d="M6.81302 2.3799C6.52744 2.18336 6.31176 1.90896 6.24186 1.58487C6.1711 1.263 6.25124 0.944098 6.43878 0.682301C6.43878 0.682301 5.6886 0.353017 4.88556 0.169834C4.27604 0.0311485 3.20362 0.0259571 2.87968 0.0207657C2.55574 0.0126077 1.9087 0 1.9087 0C1.9087 0 1.96241 0.128302 2.14654 0.407898C2.36819 0.74534 2.56511 0.956705 2.56511 0.956705C1.49184 1.17178 0.577981 1.78585 0 2.49782C0.83884 3.00213 1.95303 3.30842 3.04762 3.21127C3.04762 3.21127 2.95214 3.46565 2.88309 3.84981C2.82597 4.16649 2.82938 4.29702 2.82938 4.29702C2.82938 4.29702 3.43208 4.10345 3.73386 4.00704C4.03564 3.90988 5.04157 3.60656 5.55902 3.30323C6.23504 2.90052 6.81302 2.38212 6.81302 2.38212" koffice:nodeTypes="ccccccccccccccc"/>
            <draw:path draw:style-name="gr11" draw:id="shape357" draw:name="path923" draw:layer="" svg:width="6.81302016000pt" svg:height="4.29701580800pt" draw:transform="matrix(0.25189779000 0.00000000000 0.00000000000 0.25189779000 43.60058656542pt 39.75443675081pt)" svg:viewBox="0 0 7 4" svg:d="M6.81302 2.3799C6.52744 2.18336 6.31176 1.90896 6.24186 1.58487C6.1711 1.263 6.25124 0.944098 6.43878 0.682301C6.43878 0.682301 5.6886 0.353017 4.88556 0.169834C4.27604 0.0311485 3.20362 0.0259571 2.87968 0.0207657C2.55574 0.0126077 1.9087 0 1.9087 0C1.9087 0 1.96241 0.128302 2.14654 0.407898C2.36819 0.74534 2.56511 0.956705 2.56511 0.956705C1.49184 1.17178 0.577981 1.78585 0 2.49782C0.83884 3.00213 1.95303 3.30842 3.04762 3.21127C3.04762 3.21127 2.95214 3.46565 2.88309 3.84981C2.82597 4.16649 2.82938 4.29702 2.82938 4.29702C2.82938 4.29702 3.43208 4.10345 3.73386 4.00704C4.03564 3.90988 5.04157 3.60656 5.55902 3.30323C6.23504 2.90052 6.81302 2.38212 6.81302 2.38212Z" koffice:nodeTypes="cccccccccccccccc"/>
            <draw:path draw:style-name="gr6" draw:id="shape358" draw:name="path924" draw:layer="" svg:width="6.79257600000pt" svg:height="4.29701580800pt" draw:transform="matrix(0.25189779000 0.00000000000 0.00000000000 0.25189779000 45.69657769646pt 39.32298621610pt)" svg:viewBox="0 0 7 4" svg:d="M0.352397 3.61694C0.53881 3.35588 0.628186 3.03624 0.558387 2.71215C0.488589 2.38806 0.285152 2.11365 0 1.91712C0 1.91712 0.564346 1.39649 1.23935 0.996753C1.75347 0.693426 2.76044 0.387132 3.06177 0.292945C3.36309 0.196532 3.96574 0 3.96574 0C3.96574 0 3.96829 0.133494 3.91126 0.450171C3.84232 0.832111 3.74613 1.08575 3.74613 1.08575C4.84077 0.986371 5.955 1.30527 6.79258 1.81255C6.21631 2.52155 5.29702 3.12524 4.22876 3.34031C4.22876 3.34031 4.42198 3.55168 4.6467 3.88912C4.83056 4.17168 4.88504 4.29702 4.88504 4.29702C4.88504 4.29702 4.23812 4.28441 3.91467 4.27922C3.59121 4.27403 2.5204 4.27106 1.9118 4.13015C1.10996 3.944 0.352397 3.61991 0.352397 3.61991" koffice:nodeTypes="ccccccccccccccc"/>
            <draw:path draw:style-name="gr11" draw:id="shape359" draw:name="path925" draw:layer="" svg:width="6.79257600000pt" svg:height="4.29701580800pt" draw:transform="matrix(0.25189779000 0.00000000000 0.00000000000 0.25189779000 45.69657769646pt 39.32298621610pt)" svg:viewBox="0 0 7 4" svg:d="M0.352397 3.61694C0.53881 3.35588 0.628186 3.03624 0.558387 2.71215C0.488589 2.38806 0.285152 2.11365 0 1.91712C0 1.91712 0.564346 1.39649 1.23935 0.996753C1.75347 0.693426 2.76044 0.387132 3.06177 0.292945C3.36309 0.196532 3.96574 0 3.96574 0C3.96574 0 3.96829 0.133494 3.91126 0.450171C3.84232 0.832111 3.74613 1.08575 3.74613 1.08575C4.84077 0.986371 5.955 1.30527 6.79258 1.81255C6.21631 2.52155 5.29702 3.12524 4.22876 3.34031C4.22876 3.34031 4.42198 3.55168 4.6467 3.88912C4.83056 4.17168 4.88504 4.29702 4.88504 4.29702C4.88504 4.29702 4.23812 4.28441 3.91467 4.27922C3.59121 4.27403 2.5204 4.27106 1.9118 4.13015C1.10996 3.944 0.352397 3.61991 0.352397 3.61991Z" koffice:nodeTypes="cccccccccccccccc"/>
            <draw:path draw:style-name="gr4" draw:id="shape360" draw:name="path926" draw:layer="" svg:width="3.95371200000pt" svg:height="3.55123200000pt" draw:transform="matrix(0.25189779000 0.00000000000 0.00000000000 0.25189779000 45.02572350213pt 39.70748300275pt)" svg:viewBox="0 0 4 4" svg:d="M0 1.77736C0 0.794675 0.886256 0 1.97732 0C3.06378 0 3.95371 0.794675 3.95371 1.77736C3.95371 2.75656 3.06746 3.55123 1.97732 3.55123C0.886256 3.55123 0 2.75656 0 1.77736" koffice:nodeTypes="ccccc"/>
            <draw:path draw:style-name="gr11" draw:id="shape361" draw:name="path927" draw:layer="" svg:width="3.95371200000pt" svg:height="3.55123200000pt" draw:transform="matrix(0.25189779000 0.00000000000 0.00000000000 0.25189779000 45.02572350213pt 39.70748300275pt)" svg:viewBox="0 0 4 4" svg:d="M0 1.77736C0 0.794675 0.886256 0 1.97732 0C3.06378 0 3.95371 0.794675 3.95371 1.77736C3.95371 2.75656 3.06746 3.55123 1.97732 3.55123C0.886256 3.55123 0 2.75656 0 1.77736Z" koffice:nodeTypes="ccccc"/>
            <draw:path draw:style-name="gr6" draw:id="shape362" draw:name="path928" draw:layer="" svg:width="6.10275657143pt" svg:height="7.03845266286pt" draw:transform="matrix(0.25189779000 0.00000000000 0.00000000000 0.25189779000 49.19352357635pt 37.70056293026pt)" svg:viewBox="0 0 6 7" svg:d="M3.03494 0C3.80806 0.752458 4.4034 1.87794 4.47884 3.0355C4.47884 3.0355 4.61778 2.82613 5.15485 2.61676C5.69118 2.40739 6.10276 2.48921 6.10276 2.48921C6.10276 2.48921 5.81667 3.32991 5.69118 3.62351C5.56643 3.91792 5.40509 4.84044 5.07044 5.63541C4.74551 6.436 4.2921 7.03845 4.2921 7.03845C3.99704 6.67666 3.5526 6.44162 3.05138 6.44162C2.55315 6.44162 2.1087 6.67666 1.81365 7.03845C1.81365 7.03845 1.36023 6.436 1.03231 5.63541C0.700659 4.84044 0.537072 3.91792 0.414569 3.62351C0.289825 3.32991 0 2.48921 0 2.48921C0 2.48921 0.414569 2.40739 0.948654 2.61676C1.48498 2.82613 1.62765 3.0355 1.62765 3.0355C1.70235 1.87794 2.26482 0.752458 3.03494 0" koffice:nodeTypes="ccccccccccccccc"/>
            <draw:path draw:style-name="gr11" draw:id="shape363" draw:name="path929" draw:layer="" svg:width="6.10275657143pt" svg:height="7.03845266286pt" draw:transform="matrix(0.25189779000 0.00000000000 0.00000000000 0.25189779000 49.19352357635pt 37.70056293026pt)" svg:viewBox="0 0 6 7" svg:d="M3.03494 0C3.80806 0.752458 4.4034 1.87794 4.47884 3.0355C4.47884 3.0355 4.61778 2.82613 5.15485 2.61676C5.69118 2.40739 6.10276 2.48921 6.10276 2.48921C6.10276 2.48921 5.81667 3.32991 5.69118 3.62351C5.56643 3.91792 5.40509 4.84044 5.07044 5.63541C4.74551 6.436 4.2921 7.03845 4.2921 7.03845C3.99704 6.67666 3.5526 6.44162 3.05138 6.44162C2.55315 6.44162 2.1087 6.67666 1.81365 7.03845C1.81365 7.03845 1.36023 6.436 1.03231 5.63541C0.700659 4.84044 0.537072 3.91792 0.414569 3.62351C0.289825 3.32991 0 2.48921 0 2.48921C0 2.48921 0.414569 2.40739 0.948654 2.61676C1.48498 2.82613 1.62765 3.0355 1.62765 3.0355C1.70235 1.87794 2.26482 0.752458 3.03494 0Z" koffice:nodeTypes="ccccccccccccccc"/>
            <draw:path draw:style-name="gr6" draw:id="shape364" draw:name="path930" draw:layer="" svg:width="7.30893540571pt" svg:height="5.67410739200pt" draw:transform="matrix(0.25189779000 0.00000000000 0.00000000000 0.25189779000 47.88708087830pt 39.05859429571pt)" svg:viewBox="0 0 7 6" svg:d="M7.30894 3.96114C7.04735 3.65775 6.87977 3.26402 6.87977 2.83705C6.87977 2.4135 7.03509 2.01721 7.29667 1.71894C7.29667 1.71894 6.5724 1.15391 5.75657 0.769558C5.13857 0.474689 3.99085 0.271007 3.6467 0.204534C3.3001 0.135504 2.61179 0 2.61179 0C2.61179 0 2.63959 0.171297 2.77283 0.565025C2.93469 1.04312 3.09573 1.34992 3.09573 1.34992C1.90305 1.42492 0.779042 2.04363 0 2.84643C0.779042 3.64241 1.89978 4.24663 3.09573 4.32845C3.09573 4.32845 2.93469 4.63184 2.77283 5.11249C2.63959 5.50025 2.61179 5.67411 2.61179 5.67411C2.61179 5.67411 3.3001 5.54201 3.6467 5.47639C3.99085 5.40395 5.13857 5.20283 5.75657 4.9054C6.5724 4.5202 7.30894 3.96455 7.30894 3.96455" koffice:nodeTypes="ccccccccccccccc"/>
            <draw:path draw:style-name="gr11" draw:id="shape365" draw:name="path931" draw:layer="" svg:width="7.30893540571pt" svg:height="5.67410739200pt" draw:transform="matrix(0.25189779000 0.00000000000 0.00000000000 0.25189779000 47.88708087830pt 39.05859429571pt)" svg:viewBox="0 0 7 6" svg:d="M7.30894 3.96114C7.04735 3.65775 6.87977 3.26402 6.87977 2.83705C6.87977 2.4135 7.03509 2.01721 7.29667 1.71894C7.29667 1.71894 6.5724 1.15391 5.75657 0.769558C5.13857 0.474689 3.99085 0.271007 3.6467 0.204534C3.3001 0.135504 2.61179 0 2.61179 0C2.61179 0 2.63959 0.171297 2.77283 0.565025C2.93469 1.04312 3.09573 1.34992 3.09573 1.34992C1.90305 1.42492 0.779042 2.04363 0 2.84643C0.779042 3.64241 1.89978 4.24663 3.09573 4.32845C3.09573 4.32845 2.93469 4.63184 2.77283 5.11249C2.63959 5.50025 2.61179 5.67411 2.61179 5.67411C2.61179 5.67411 3.3001 5.54201 3.6467 5.47639C3.99085 5.40395 5.13857 5.20283 5.75657 4.9054C6.5724 4.5202 7.30894 3.96455 7.30894 3.96455Z" koffice:nodeTypes="cccccccccccccccc"/>
            <draw:path draw:style-name="gr6" draw:id="shape366" draw:name="path932" draw:layer="" svg:width="7.30076306286pt" svg:height="5.67410739200pt" draw:transform="matrix(0.25189779000 0.00000000000 0.00000000000 0.25189779000 50.34258053522pt 39.05859429571pt)" svg:viewBox="0 0 7 6" svg:d="M0 3.96114C0.261442 3.65775 0.428111 3.26402 0.428111 2.83705C0.428111 2.4135 0.273697 2.01721 0.0114381 1.71894C0.0114381 1.71894 0.736122 1.15391 1.55149 0.769558C2.1716 0.474689 3.31868 0.271007 3.66264 0.204534C4.00333 0.135504 4.69043 0 4.69043 0C4.69043 0 4.66674 0.171297 4.52948 0.565025C4.36771 1.04312 4.21003 1.34992 4.21003 1.34992C5.40286 1.42492 6.52461 2.04363 7.30076 2.84643C6.52461 3.64241 5.40531 4.24663 4.21003 4.32845C4.21003 4.32845 4.36771 4.63184 4.52948 5.11249C4.66347 5.50025 4.69043 5.67411 4.69043 5.67411C4.69043 5.67411 4.0066 5.54201 3.66264 5.47639C3.31868 5.40395 2.1716 5.20283 1.55149 4.9054C0.736122 4.5202 2.32207e-14 3.96455 2.32207e-14 3.96455" koffice:nodeTypes="ccccccccccccccc"/>
            <draw:path draw:style-name="gr11" draw:id="shape367" draw:name="path933" draw:layer="" svg:width="7.30076306286pt" svg:height="5.67410739200pt" draw:transform="matrix(0.25189779000 0.00000000000 0.00000000000 0.25189779000 50.34258053522pt 39.05859429571pt)" svg:viewBox="0 0 7 6" svg:d="M0 3.96114C0.261442 3.65775 0.428111 3.26402 0.428111 2.83705C0.428111 2.4135 0.273697 2.01721 0.0114381 1.71894C0.0114381 1.71894 0.736122 1.15391 1.55149 0.769558C2.1716 0.474689 3.31868 0.271007 3.66264 0.204534C4.00333 0.135504 4.69043 0 4.69043 0C4.69043 0 4.66674 0.171297 4.52948 0.565025C4.36771 1.04312 4.21003 1.34992 4.21003 1.34992C5.40286 1.42492 6.52461 2.04363 7.30076 2.84643C6.52461 3.64241 5.40531 4.24663 4.21003 4.32845C4.21003 4.32845 4.36771 4.63184 4.52948 5.11249C4.66347 5.50025 4.69043 5.67411 4.69043 5.67411C4.69043 5.67411 4.0066 5.54201 3.66264 5.47639C3.31868 5.40395 2.1716 5.20283 1.55149 4.9054C0.736122 4.5202 2.32207e-14 3.96455 2.32207e-14 3.96455Z" koffice:nodeTypes="cccccccccccccccc"/>
            <draw:path draw:style-name="gr6" draw:id="shape368" draw:name="path934" draw:layer="" svg:width="5.39222400000pt" svg:height="6.60828170667pt" draw:transform="matrix(0.25189779000 0.00000000000 0.00000000000 0.25189779000 54.10492592666pt 38.35791540305pt)" svg:viewBox="0 0 5 7" svg:d="M3.09276 2.38621e-14C2.29644 0.559156 1.59947 1.4894 1.35602 2.52879C1.35602 2.52879 1.25894 2.31554 0.81983 2.03429C0.3792 1.75891 0 1.7673 0 1.7673C0 1.7673 0.127411 2.57581 0.192634 2.8663C0.257856 3.15008 0.260131 4.0182 0.429254 4.79984C0.599136 5.58148 0.906288 6.20613 0.906288 6.20613C1.2233 5.92151 1.65255 5.77962 2.09318 5.85938C2.53306 5.9425 2.8895 6.22963 3.09579 6.60828C3.09579 6.60828 3.58723 6.13224 4.00284 5.45975C4.41465 4.78725 4.6998 3.97622 4.85224 3.73022C5.00772 3.48171 5.39222 2.76555 5.39222 2.76555C5.39222 2.76555 5.03881 2.62031 4.53372 2.72358C4.02786 2.82768 3.86936 2.99644 3.86936 2.99644C3.98236 1.92766 3.66004 0.811028 3.09276 0" koffice:nodeTypes="ccccccccccccccc"/>
            <draw:path draw:style-name="gr11" draw:id="shape369" draw:name="path935" draw:layer="" svg:width="5.39222400000pt" svg:height="6.60828170667pt" draw:transform="matrix(0.25189779000 0.00000000000 0.00000000000 0.25189779000 54.10492592666pt 38.35791540305pt)" svg:viewBox="0 0 5 7" svg:d="M3.09276 0C2.29644 0.559156 1.59947 1.4894 1.35602 2.52879C1.35602 2.52879 1.25894 2.31554 0.81983 2.03429C0.3792 1.75891 0 1.7673 0 1.7673C0 1.7673 0.127411 2.57581 0.192634 2.8663C0.257856 3.15008 0.260131 4.0182 0.429254 4.79984C0.599136 5.58148 0.906288 6.20613 0.906288 6.20613C1.2233 5.92151 1.65255 5.77962 2.09318 5.85938C2.53306 5.9425 2.8895 6.22963 3.09579 6.60828C3.09579 6.60828 3.58723 6.13224 4.00284 5.45975C4.41465 4.78725 4.6998 3.97622 4.85224 3.73022C5.00772 3.48171 5.39222 2.76555 5.39222 2.76555C5.39222 2.76555 5.03881 2.62031 4.53372 2.72358C4.02786 2.82768 3.86936 2.99644 3.86936 2.99644C3.98236 1.92766 3.66004 0.811028 3.09276 0Z" koffice:nodeTypes="ccccccccccccccc"/>
            <draw:path draw:style-name="gr6" draw:id="shape370" draw:name="path936" draw:layer="" svg:width="6.80620202667pt" svg:height="4.29701580800pt" draw:transform="matrix(0.25189779000 0.00000000000 0.00000000000 0.25189779000 54.83744469998pt 39.75443675081pt)" svg:viewBox="0 0 7 4" svg:d="M0 2.3799C0.282882 2.18336 0.501859 1.90896 0.567468 1.58487C0.638188 1.263 0.561503 0.944098 0.374903 0.682301C0.374903 0.682301 1.12045 0.353017 1.92223 0.169834C2.5323 0.0311485 3.60759 0.0259571 3.92711 0.0207657C4.25175 0.0126077 4.89845 0 4.89845 0C4.89845 0 4.84733 0.128302 4.66158 0.407898C4.43835 0.74534 4.24237 0.956705 4.24237 0.956705C5.31426 1.17178 6.22766 1.78585 6.8062 2.49782C5.97119 3.00213 4.85756 3.30842 3.76011 3.21127C3.76011 3.21127 3.8581 3.46565 3.92541 3.84981C3.97824 4.16649 3.97568 4.29702 3.97568 4.29702C3.97568 4.29702 3.37243 4.10345 3.07506 4.00704C2.77343 3.90988 1.76716 3.60656 1.24996 3.30323C0.577692 2.90052 0 2.38212 0 2.38212" koffice:nodeTypes="ccccccccccccccc"/>
            <draw:path draw:style-name="gr11" draw:id="shape371" draw:name="path937" draw:layer="" svg:width="6.80620202667pt" svg:height="4.29701580800pt" draw:transform="matrix(0.25189779000 0.00000000000 0.00000000000 0.25189779000 54.83744469998pt 39.75443675081pt)" svg:viewBox="0 0 7 4" svg:d="M0 2.3799C0.282882 2.18336 0.501859 1.90896 0.567468 1.58487C0.638188 1.263 0.561503 0.944098 0.374903 0.682301C0.374903 0.682301 1.12045 0.353017 1.92223 0.169834C2.5323 0.0311485 3.60759 0.0259571 3.92711 0.0207657C4.25175 0.0126077 4.89845 0 4.89845 0C4.89845 0 4.84733 0.128302 4.66158 0.407898C4.43835 0.74534 4.24237 0.956705 4.24237 0.956705C5.31426 1.17178 6.22766 1.78585 6.8062 2.49782C5.97119 3.00213 4.85756 3.30842 3.76011 3.21127C3.76011 3.21127 3.8581 3.46565 3.92541 3.84981C3.97824 4.16649 3.97568 4.29702 3.97568 4.29702C3.97568 4.29702 3.37243 4.10345 3.07506 4.00704C2.77343 3.90988 1.76716 3.60656 1.24996 3.30323C0.577692 2.90052 0 2.38212 0 2.38212Z" koffice:nodeTypes="cccccccccccccccc"/>
            <draw:path draw:style-name="gr6" draw:id="shape372" draw:name="path938" draw:layer="" svg:width="6.79257600000pt" svg:height="4.29701580800pt" draw:transform="matrix(0.25189779000 0.00000000000 0.00000000000 0.25189779000 52.74367026950pt 39.32298621610pt)" svg:viewBox="0 0 7 4" svg:d="M6.43848 3.61694C6.25121 3.35588 6.16609 3.03624 6.23164 2.71215C6.30228 2.38806 6.50828 2.11365 6.79258 1.91712C6.79258 1.91712 6.22568 1.39649 5.55068 0.996753C5.0374 0.693426 4.02873 0.387132 3.72826 0.292945C3.42693 0.196532 2.82769 0 2.82769 0C2.82769 0 2.82513 0.133494 2.88131 0.450171C2.94856 0.832111 3.04389 1.08575 3.04389 1.08575C1.9501 0.986371 0.834176 1.30527 0 1.81255C0.577965 2.52155 1.49386 3.12524 2.56211 3.34031C2.56211 3.34031 2.36889 3.55168 2.14588 3.88912C1.95946 4.17168 1.90924 4.29702 1.90924 4.29702C1.90924 4.29702 2.5519 4.28441 2.87535 4.27922C3.1954 4.27403 4.27388 4.27106 4.87823 4.13015C5.6775 3.944 6.43507 3.61991 6.43507 3.61991" koffice:nodeTypes="ccccccccccccccc"/>
            <draw:path draw:style-name="gr11" draw:id="shape373" draw:name="path939" draw:layer="" svg:width="6.79257600000pt" svg:height="4.29701580800pt" draw:transform="matrix(0.25189779000 0.00000000000 0.00000000000 0.25189779000 52.74367026950pt 39.32298621610pt)" svg:viewBox="0 0 7 4" svg:d="M6.43848 3.61694C6.25121 3.35588 6.16609 3.03624 6.23164 2.71215C6.30228 2.38806 6.50828 2.11365 6.79258 1.91712C6.79258 1.91712 6.22568 1.39649 5.55068 0.996753C5.0374 0.693426 4.02873 0.387132 3.72826 0.292945C3.42693 0.196532 2.82769 0 2.82769 0C2.82769 0 2.82513 0.133494 2.88131 0.450171C2.94856 0.832111 3.04389 1.08575 3.04389 1.08575C1.9501 0.986371 0.834176 1.30527 0 1.81255C0.577965 2.52155 1.49386 3.12524 2.56211 3.34031C2.56211 3.34031 2.36889 3.55168 2.14588 3.88912C1.95946 4.17168 1.90924 4.29702 1.90924 4.29702C1.90924 4.29702 2.5519 4.28441 2.87535 4.27922C3.1954 4.27403 4.27388 4.27106 4.87823 4.13015C5.6775 3.944 6.43507 3.61991 6.43507 3.61991Z" koffice:nodeTypes="cccccccccccccccc"/>
            <draw:path draw:style-name="gr4" draw:id="shape374" draw:name="path940" draw:layer="" svg:width="3.95922432000pt" svg:height="3.55123200000pt" draw:transform="matrix(0.25189779000 0.00000000000 0.00000000000 0.25189779000 54.15470092996pt 39.70748300275pt)" svg:viewBox="0 0 4 4" svg:d="M0 1.77736C0 0.794675 0.885036 0 1.97777 0C3.07327 0 3.95922 0.794675 3.95922 1.77736C3.95922 2.75656 3.07327 3.55123 1.97777 3.55123C0.885036 3.55123 0 2.75656 0 1.77736" koffice:nodeTypes="ccccc"/>
            <draw:path draw:style-name="gr11" draw:id="shape375" draw:name="path941" draw:layer="" svg:width="3.95922432000pt" svg:height="3.55123200000pt" draw:transform="matrix(0.25189779000 0.00000000000 0.00000000000 0.25189779000 54.15470092996pt 39.70748300275pt)" svg:viewBox="0 0 4 4" svg:d="M0 1.77736C0 0.794675 0.885036 0 1.97777 0C3.07327 0 3.95922 0.794675 3.95922 1.77736C3.95922 2.75656 3.07327 3.55123 1.97777 3.55123C0.885036 3.55123 0 2.75656 0 1.77736Z" koffice:nodeTypes="ccccc"/>
            <draw:path draw:style-name="gr4" draw:id="shape376" draw:name="path942" draw:layer="" svg:width="2.45034769326pt" svg:height="3.08058875196pt" draw:transform="matrix(0.25189779000 0.00000000000 0.00000000000 0.25189779000 58.37750533223pt 40.96318601054pt)" svg:viewBox="0 0 2 3" svg:d="M2.2551 0.336371C1.88853 -0.195807 1.12937 -0.0836124 0.561814 0.581609C-0.00647069 1.24286 -0.171316 2.21686 0.195249 2.74507C0.561814 3.27725 1.32097 3.16208 1.88853 2.50083C2.45682 1.83163 2.62166 0.861598 2.2551 0.336371" koffice:nodeTypes="ccccc"/>
            <draw:path draw:style-name="gr11" draw:id="shape377" draw:name="path943" draw:layer="" svg:width="2.45034769326pt" svg:height="3.08058875196pt" draw:transform="matrix(0.25189779000 0.00000000000 0.00000000000 0.25189779000 58.37750533223pt 40.96318601054pt)" svg:viewBox="0 0 2 3" svg:d="M2.2551 0.336371C1.88853 -0.195807 1.12937 -0.0836124 0.561814 0.581609C-0.00647069 1.24286 -0.171316 2.21686 0.195249 2.74507C0.561814 3.27725 1.32097 3.16208 1.88853 2.50083C2.45682 1.83163 2.62166 0.861598 2.2551 0.336371Z" koffice:nodeTypes="ccccc"/>
            <draw:path draw:style-name="gr6" draw:id="shape378" draw:name="path944" draw:layer="" svg:width="12.74684460308pt" svg:height="5.88056786336pt" draw:transform="matrix(0.25189779000 0.00000000000 0.00000000000 0.25189779000 56.97998654260pt 39.84330629112pt)" svg:viewBox="0 0 13 6" svg:d="M5.54283 5.69763C5.62838 5.40697 5.82326 5.11076 6.10923 4.86524C6.73109 4.3346 7.56287 4.24511 7.9645 4.66962C8.01441 4.72585 8.07065 4.80109 8.10313 4.86762C8.10313 4.86762 8.96739 3.22818 9.99088 2.68408C11.0152 2.13364 12.7468 2.27303 12.7468 2.27303C12.7468 1.01613 11.717 0 10.3893 0C9.61063 0 8.87312 0.323927 8.43901 0.871198L8.25998 0.0277199C8.25998 0.0277199 7.19213 0.239975 6.70178 1.46044C6.21538 2.68408 6.74614 4.45182 6.74614 4.45182C6.74614 4.45182 6.48076 3.69229 6.07992 3.18621C5.68146 2.68408 4.65797 2.13364 4.12405 1.88258C3.59012 1.63389 3.04432 1.25928 3.04432 1.25928C3.04432 1.25928 3.02055 1.39629 2.99996 1.73448C2.97936 2.13919 3.01184 2.38787 3.01184 2.38787C2.03271 2.25957 0.890402 2.41876 0 2.76486C0.380243 3.5133 1.10587 4.21739 2.05569 4.57775C2.05569 4.57775 1.71347 4.8597 1.40056 5.16937C1.14152 5.43231 1.05913 5.55507 1.05913 5.55507C1.05913 5.55507 1.72852 5.65011 2.06519 5.69763C2.39791 5.74198 3.51012 5.91781 4.17396 5.87346C4.66352 5.84257 5.21249 5.76178 5.54283 5.69763" koffice:nodeTypes="ccccccccccccccccccccccc"/>
            <draw:path draw:style-name="gr12" draw:id="shape379" draw:name="path945" draw:layer="" svg:width="12.74684460308pt" svg:height="5.88056786336pt" draw:transform="matrix(0.25189779000 0.00000000000 0.00000000000 0.25189779000 56.97998654260pt 39.84330629112pt)" svg:viewBox="0 0 13 6" svg:d="M5.54283 5.69763C5.62838 5.40697 5.82326 5.11076 6.10923 4.86524C6.73109 4.3346 7.56287 4.24511 7.9645 4.66962C8.01441 4.72585 8.07065 4.80109 8.10313 4.86762C8.10313 4.86762 8.96739 3.22818 9.99088 2.68408C11.0152 2.13364 12.7468 2.27303 12.7468 2.27303C12.7468 1.01613 11.717 0 10.3893 0C9.61063 0 8.87312 0.323927 8.43901 0.871198L8.25998 0.0277199C8.25998 0.0277199 7.19213 0.239975 6.70178 1.46044C6.21538 2.68408 6.74614 4.45182 6.74614 4.45182C6.74614 4.45182 6.48076 3.69229 6.07992 3.18621C5.68146 2.68408 4.65797 2.13364 4.12405 1.88258C3.59012 1.63389 3.04432 1.25928 3.04432 1.25928C3.04432 1.25928 3.02055 1.39629 2.99996 1.73448C2.97936 2.13919 3.01184 2.38787 3.01184 2.38787C2.03271 2.25957 0.890402 2.41876 0 2.76486C0.380243 3.5133 1.10587 4.21739 2.05569 4.57775C2.05569 4.57775 1.71347 4.8597 1.40056 5.16937C1.14152 5.43231 1.05913 5.55507 1.05913 5.55507C1.05913 5.55507 1.72852 5.65011 2.06519 5.69763C2.39791 5.74198 3.51012 5.91781 4.17396 5.87346C4.66352 5.84257 5.21249 5.76178 5.54283 5.69763Z" koffice:nodeTypes="ccccccccccccccccccccccc"/>
            <draw:path draw:style-name="gr4" draw:id="shape380" draw:name="path946" draw:layer="" svg:width="2.45058605799pt" svg:height="3.08058875196pt" draw:transform="matrix(0.25189779000 0.00000000000 0.00000000000 0.25189779000 40.98737708044pt 40.96318601054pt)" svg:viewBox="0 0 2 3" svg:d="M0.194939 0.336371C0.56369 -0.195807 1.32072 -0.0836124 1.88903 0.581609C2.45951 1.24286 2.62075 2.21686 2.25489 2.74507C1.88903 3.27725 1.12911 3.16208 0.561521 2.50083C-0.00679067 1.83163 -0.170921 0.861598 0.194939 0.336371" koffice:nodeTypes="ccccc"/>
            <draw:path draw:style-name="gr11" draw:id="shape381" draw:name="path947" draw:layer="" svg:width="2.45058605799pt" svg:height="3.08058875196pt" draw:transform="matrix(0.25189779000 0.00000000000 0.00000000000 0.25189779000 40.98737708044pt 40.96318601054pt)" svg:viewBox="0 0 2 3" svg:d="M0.194939 0.336371C0.56369 -0.195807 1.32072 -0.0836124 1.88903 0.581609C2.45951 1.24286 2.62075 2.21686 2.25489 2.74507C1.88903 3.27725 1.12911 3.16208 0.561521 2.50083C-0.00679067 1.83163 -0.170921 0.861598 0.194939 0.336371Z" koffice:nodeTypes="ccccc"/>
            <draw:path draw:style-name="gr6" draw:id="shape382" draw:name="path948" draw:layer="" svg:width="12.74684460308pt" svg:height="5.88056786336pt" draw:transform="matrix(0.25189779000 0.00000000000 0.00000000000 0.25189779000 39.82534400714pt 39.84330629112pt)" svg:viewBox="0 0 13 6" svg:d="M7.20401 5.69763C7.11846 5.40697 6.92517 5.11076 6.63761 4.86524C6.01496 4.3346 5.18556 4.24511 4.78155 4.66962C4.72848 4.72585 4.6754 4.80109 4.64292 4.86762C4.64292 4.86762 3.77549 3.22818 2.75201 2.68408C1.73169 2.13364 0 2.27303 0 2.27303C0 1.01613 1.02982 0 2.35671 0C3.13859 0 3.87055 0.323927 4.30942 0.871198L4.48686 0.0277199C4.48686 0.0277199 5.55471 0.239975 6.04427 1.46044C6.53305 2.68408 5.99991 4.45182 5.99991 4.45182C5.99991 4.45182 6.26529 3.69229 6.66692 3.18621C7.06776 2.68408 8.09125 2.13364 8.62438 1.88258C9.15672 1.63389 9.7049 1.25928 9.7049 1.25928C9.7049 1.25928 9.7255 1.39629 9.74689 1.73448C9.76748 2.13919 9.73501 2.38787 9.73501 2.38787C10.711 2.25957 11.8557 2.41876 12.7468 2.76486C12.3658 3.5133 11.6426 4.21739 10.6904 4.57775C10.6904 4.57775 11.0326 4.8597 11.3447 5.16937C11.6053 5.43231 11.6901 5.55507 11.6901 5.55507C11.6901 5.55507 11.0175 5.65011 10.6848 5.69763C10.3474 5.74198 9.23911 5.91781 8.57527 5.87346C8.0857 5.84257 7.53673 5.76178 7.20401 5.69763" koffice:nodeTypes="ccccccccccccccccccccccc"/>
            <draw:path draw:style-name="gr12" draw:id="shape383" draw:name="path949" draw:layer="" svg:width="12.74684460308pt" svg:height="5.88056786336pt" draw:transform="matrix(0.25189779000 0.00000000000 0.00000000000 0.25189779000 39.82534400714pt 39.84330629112pt)" svg:viewBox="0 0 13 6" svg:d="M7.20401 5.69763C7.11846 5.40697 6.92517 5.11076 6.63761 4.86524C6.01496 4.3346 5.18556 4.24511 4.78155 4.66962C4.72848 4.72585 4.6754 4.80109 4.64292 4.86762C4.64292 4.86762 3.77549 3.22818 2.75201 2.68408C1.73169 2.13364 0 2.27303 0 2.27303C0 1.01613 1.02982 0 2.35671 0C3.13859 0 3.87055 0.323927 4.30942 0.871198L4.48686 0.0277199C4.48686 0.0277199 5.55471 0.239975 6.04427 1.46044C6.53305 2.68408 5.99991 4.45182 5.99991 4.45182C5.99991 4.45182 6.26529 3.69229 6.66692 3.18621C7.06776 2.68408 8.09125 2.13364 8.62438 1.88258C9.15672 1.63389 9.7049 1.25928 9.7049 1.25928C9.7049 1.25928 9.7255 1.39629 9.74689 1.73448C9.76748 2.13919 9.73501 2.38787 9.73501 2.38787C10.711 2.25957 11.8557 2.41876 12.7468 2.76486C12.3658 3.5133 11.6426 4.21739 10.6904 4.57775C10.6904 4.57775 11.0326 4.8597 11.3447 5.16937C11.6053 5.43231 11.6901 5.55507 11.6901 5.55507C11.6901 5.55507 11.0175 5.65011 10.6848 5.69763C10.3474 5.74198 9.23911 5.91781 8.57527 5.87346C8.0857 5.84257 7.53673 5.76178 7.20401 5.69763Z" koffice:nodeTypes="ccccccccccccccccccccccc"/>
            <draw:path draw:style-name="gr4" draw:id="shape384" draw:name="path950" draw:layer="" svg:width="3.95922432000pt" svg:height="3.55123200000pt" draw:transform="matrix(0.25189779000 0.00000000000 0.00000000000 0.25189779000 49.58305831881pt 39.31875433322pt)" svg:viewBox="0 0 4 4" svg:d="M0 1.77388C0 0.792064 0.885955 0 1.97777 0C3.06959 0 3.95922 0.792064 3.95922 1.77388C3.95922 2.75656 3.07327 3.55123 1.97777 3.55123C0.885955 3.55123 0 2.75656 0 1.77388" koffice:nodeTypes="ccccc"/>
            <draw:path draw:style-name="gr11" draw:id="shape385" draw:name="path951" draw:layer="" svg:width="3.95922432000pt" svg:height="3.55123200000pt" draw:transform="matrix(0.25189779000 0.00000000000 0.00000000000 0.25189779000 49.58305831881pt 39.31875433322pt)" svg:viewBox="0 0 4 4" svg:d="M0 1.77388C0 0.792064 0.885955 0 1.97777 0C3.06959 0 3.95922 0.792064 3.95922 1.77388C3.95922 2.75656 3.07327 3.55123 1.97777 3.55123C0.885955 3.55123 0 2.75656 0 1.77388Z" koffice:nodeTypes="ccccc"/>
            <draw:path draw:style-name="gr13" draw:id="shape386" draw:name="path952" draw:layer="" svg:width="7.07379346286pt" svg:height="6.34412800000pt" draw:transform="matrix(0.25189779000 0.00000000000 0.00000000000 0.25189779000 49.11392387471pt 32.64467200762pt)" svg:viewBox="0 0 7 6" svg:d="M0 3.17511C0 1.4181 1.58509 0 3.5369 0C5.48951 0 7.07379 1.4181 7.07379 3.17511C7.07379 4.92603 5.48951 6.34413 3.5369 6.34413C1.58509 6.34413 0 4.92603 0 3.17511" koffice:nodeTypes="ccccc"/>
            <draw:path draw:style-name="gr6" draw:id="shape387" draw:name="path953" draw:layer="" svg:width="7.90269768000pt" svg:height="10.36620241455pt" draw:transform="matrix(0.25189779000 0.00000000000 0.00000000000 0.25189779000 49.02848014434pt 31.13106856706pt)" svg:viewBox="0 0 8 10" svg:d="M7.9027 8.61029L7.9027 10.3662L0 10.3662L0 8.61029L2.92207 8.61029L2.92207 3.50562L1.00106 3.50562L1.00106 1.74737L2.92207 1.74737L2.92207 0L4.8232 0L4.8232 1.74737L6.73626 1.74737L6.73626 3.50562L4.8232 3.50562L4.8232 8.61029L7.89952 8.61029" koffice:nodeTypes="ccccccccccccccccc"/>
            <draw:path draw:style-name="gr7" draw:id="shape388" draw:name="path954" draw:layer="" svg:width="7.90269768000pt" svg:height="10.36620241455pt" draw:transform="matrix(0.25189779000 0.00000000000 0.00000000000 0.25189779000 49.02848014434pt 31.13106856706pt)" svg:viewBox="0 0 8 10" svg:d="M7.9027 8.61029L7.9027 10.3662L0 10.3662L0 8.61029L2.92207 8.61029L2.92207 3.50562L1.00106 3.50562L1.00106 1.74737L2.92207 1.74737L2.92207 0L4.8232 0L4.8232 1.74737L6.73626 1.74737L6.73626 3.50562L4.8232 3.50562L4.8232 8.61029L7.89952 8.61029Z" koffice:nodeTypes="cccccccccccccccccc"/>
            <draw:path draw:style-name="gr14" draw:id="shape389" draw:name="path960" draw:layer="" svg:width="79.57656180000pt" svg:height="50.15692293120pt" draw:transform="matrix(0.25189779000 0.00000000000 0.00000000000 0.25189779000 40.01900302809pt 56.30109878033pt)" svg:viewBox="0 0 80 50" svg:d="M39.8669 50.1569C29.5008 50.1569 19.2265 47.6049 10.5887 43.3607C4.22158 40.1933 0 33.8073 0 26.4999L0 0L79.5766 0L79.5766 26.4999C79.5766 33.8073 75.355 40.1933 68.9871 43.3607C60.35 47.6049 50.2361 50.1569 39.8669 50.1569" koffice:nodeTypes="cccccccc"/>
            <draw:path draw:style-name="gr6" draw:id="shape390" draw:name="path955" draw:layer="" svg:width="5.54958602667pt" svg:height="10.36620241455pt" draw:transform="matrix(0.25189779000 0.00000000000 0.00000000000 0.25189779000 49.28219159843pt 31.13106856706pt)" svg:viewBox="0 0 6 10" svg:d="M5.50958 8.61029L5.50958 10.3662L0 10.3662L0 8.61029L1.85884 8.61029L1.85884 3.50562L0 3.50562L0 1.74737L1.85884 1.74737L1.85884 0L3.69844 0L3.69844 1.74737L5.54959 1.74737L5.54959 3.50562L3.69844 3.50562L3.69844 8.61029L5.50958 8.61029" koffice:nodeTypes="ccccccccccccccccc"/>
            <draw:path draw:style-name="gr7" draw:id="shape391" draw:name="path956" draw:layer="" svg:width="5.54958602667pt" svg:height="10.36620241455pt" draw:transform="matrix(0.25189779000 0.00000000000 0.00000000000 0.25189779000 49.28219159843pt 31.13106856706pt)" svg:viewBox="0 0 6 10" svg:d="M5.50958 8.61029L5.50958 10.3662L0 10.3662L0 8.61029L1.85884 8.61029L1.85884 3.50562L0 3.50562L0 1.74737L1.85884 1.74737L1.85884 0L3.69844 0L3.69844 1.74737L5.54959 1.74737L5.54959 3.50562L3.69844 3.50562L3.69844 8.61029L5.50958 8.61029" koffice:nodeTypes="ccccccccccccccccc"/>
            <draw:path draw:style-name="gr6" draw:id="shape392" draw:name="path957" draw:layer="" svg:width="7.90269768000pt" svg:height="10.36620241455pt" draw:transform="matrix(0.25189779000 0.00000000000 0.00000000000 0.25189779000 49.02848014434pt 31.13106856706pt)" svg:viewBox="0 0 8 10" svg:d="M7.9027 8.61029L7.9027 10.3662L0 10.3662L0 8.61029L2.92207 8.61029L2.92207 3.50562L1.00106 3.50562L1.00106 1.74737L2.92207 1.74737L2.92207 0L4.8232 0L4.8232 1.74737L6.73626 1.74737L6.73626 3.50562L4.8232 3.50562L4.8232 8.61029L7.89952 8.61029" koffice:nodeTypes="ccccccccccccccccc"/>
            <draw:path draw:style-name="gr7" draw:id="shape393" draw:name="path958" draw:layer="" svg:width="7.90269768000pt" svg:height="10.36620241455pt" draw:transform="matrix(0.25189779000 0.00000000000 0.00000000000 0.25189779000 49.02848014434pt 31.13106856706pt)" svg:viewBox="0 0 8 10" svg:d="M7.9027 8.61029L7.9027 10.3662L0 10.3662L0 8.61029L2.92207 8.61029L2.92207 3.50562L1.00106 3.50562L1.00106 1.74737L2.92207 1.74737L2.92207 0L4.8232 0L4.8232 1.74737L6.73626 1.74737L6.73626 3.50562L4.8232 3.50562L4.8232 8.61029L7.89952 8.61029Z" koffice:nodeTypes="cccccccccccccccccc"/>
            <draw:path draw:style-name="gr7" draw:id="shape394" draw:name="path959" draw:layer="" svg:width="7.07379346286pt" svg:height="6.12967716571pt" draw:transform="matrix(0.25189779000 0.00000000000 0.00000000000 0.25189779000 49.11392387471pt 32.67328759656pt)" svg:viewBox="0 0 7 6" svg:d="M4.54617 0.0209613C6.01385 0.398264 7.07379 1.5968 7.07379 3.01468C7.07379 4.73575 5.48951 6.12968 3.5369 6.12968C1.58509 6.12968 0 4.73575 0 3.01468C0 1.5706 1.1082 0.358588 2.61447 0" koffice:nodeTypes="ccccc"/>
            <draw:path draw:style-name="gr36" draw:id="shape395" draw:name="path961" draw:layer="" svg:width="79.57656180000pt" svg:height="50.15692293120pt" draw:transform="matrix(0.25189779000 0.00000000000 0.00000000000 0.25189779000 40.01900302809pt 56.30109878033pt)" svg:viewBox="0 0 80 50" svg:d="M39.8669 50.1569C29.5008 50.1569 19.2265 47.6049 10.5887 43.3607C4.22158 40.1933 0 33.8073 0 26.4999L0 0L79.5766 0L79.5766 26.4999C79.5766 33.8073 75.355 40.1933 68.9871 43.3607C60.35 47.6049 50.2361 50.1569 39.8669 50.1569Z" koffice:nodeTypes="cccccccc"/>
            <draw:path draw:style-name="gr14" draw:id="shape396" draw:name="path962" draw:layer="" svg:width="39.96320846400pt" svg:height="44.53441293091pt" draw:transform="matrix(0.25189779000 0.00000000000 0.00000000000 0.25189779000 50.04534114302pt 45.13920542808pt)" svg:viewBox="0 0 40 45" svg:d="M0 44.5344L39.9632 44.5344L39.9632 0L0 0Z" koffice:nodeTypes="ccccc"/>
            <draw:path draw:style-name="gr36" draw:id="shape397" draw:name="path963" draw:layer="" svg:width="39.96320846400pt" svg:height="44.53441293091pt" draw:transform="matrix(0.25189779000 0.00000000000 0.00000000000 0.25189779000 50.04534114302pt 45.13920542808pt)" svg:viewBox="0 0 40 45" svg:d="M0 44.5344L39.9632 44.5344L39.9632 0L0 0Z" koffice:nodeTypes="ccccc"/>
            <draw:path draw:style-name="gr4" draw:id="shape398" draw:name="path966" draw:layer="" svg:width="39.77312262400pt" svg:height="45.86168598756pt" draw:transform="matrix(0.25189779000 0.00000000000 0.00000000000 0.25189779000 40.00550130654pt 56.28336517591pt)" svg:viewBox="0 0 40 46" svg:d="M39.7731 26.7501C39.7731 37.3057 30.9383 45.8617 19.9328 45.8617C8.92339 45.8617 0 37.3057 0 26.7501L0 0L39.7731 0L39.7731 26.7501" koffice:nodeTypes="cccccc"/>
            <draw:path draw:style-name="gr37" draw:id="shape399" draw:name="path968" draw:layer="" svg:width="4.58345676800pt" svg:height="45.51828379022pt" draw:transform="matrix(0.25189779000 0.00000000000 0.00000000000 0.25189779000 42.20043788949pt 56.04819339917pt)" svg:viewBox="0 0 5 46" svg:d="M0 43.3016C1.19335 43.967 2.83249 45.075 4.58346 45.5183L4.47239 0L0 0Z" koffice:nodeTypes="ccccc"/>
            <draw:path draw:style-name="gr38" draw:id="shape400" draw:name="path970" draw:layer="" svg:width="4.14996940800pt" svg:height="39.61843241026pt" draw:transform="matrix(0.25189779000 0.00000000000 0.00000000000 0.25189779000 39.98897681152pt 56.10361091297pt)" svg:viewBox="0 0 4 40" svg:d="M0 27.0665C0.110782 32.6946 2.13038 36.8786 4.14997 39.6184L4.14997 0L0.0510182 0Z" koffice:nodeTypes="ccccc"/>
            <draw:path draw:style-name="gr39" draw:id="shape401" draw:name="path972" draw:layer="" svg:width="4.36402188800pt" svg:height="46.75301875413pt" draw:transform="matrix(0.25189779000 0.00000000000 0.00000000000 0.25189779000 44.44051455640pt 56.04819339917pt)" svg:viewBox="0 0 4 47" svg:d="M0 46.6274C1.70779 46.8129 2.98135 46.7758 4.36402 46.6274L4.36402 0L0 0Z" koffice:nodeTypes="ccccc"/>
            <draw:path draw:style-name="gr37" draw:id="shape402" draw:name="path974" draw:layer="" svg:width="4.58498880000pt" svg:height="45.51828379022pt" draw:transform="matrix(0.25189779000 0.00000000000 0.00000000000 0.25189779000 46.65177411614pt 56.04819339917pt)" svg:viewBox="0 0 5 46" svg:d="M0 45.5183C1.75126 45.149 3.72545 44.004 4.58499 43.4127L4.58499 0L0.111848 0Z" koffice:nodeTypes="ccccc"/>
            <draw:path draw:style-name="gr4" draw:id="shape403" draw:name="path964" draw:layer="" svg:width="39.73803033600pt" svg:height="44.53441293091pt" draw:transform="matrix(0.25189779000 0.00000000000 0.00000000000 0.25189779000 40.00610586124pt 45.13920542808pt)" svg:viewBox="0 0 40 45" svg:d="M0 44.5344L39.738 44.5344L39.738 0L0 0Z" koffice:nodeTypes="ccccc"/>
            <draw:path draw:style-name="gr36" draw:id="shape404" draw:name="path965" draw:layer="" svg:width="39.73803033600pt" svg:height="44.53441293091pt" draw:transform="matrix(0.25189779000 0.00000000000 0.00000000000 0.25189779000 40.00610586124pt 45.13920542808pt)" svg:viewBox="0 0 40 45" svg:d="M0 44.5344L39.738 44.5344L39.738 0L0 0Z" koffice:nodeTypes="ccccc"/>
            <draw:path draw:style-name="gr37" draw:id="shape405" draw:name="path976" draw:layer="" svg:width="4.36402188800pt" svg:height="39.17459497026pt" draw:transform="matrix(0.25189779000 0.00000000000 0.00000000000 0.25189779000 48.92187699962pt 56.04819339917pt)" svg:viewBox="0 0 4 39" svg:d="M0.109119 39.1746C1.92603 37.4443 3.63457 33.5043 4.25565 29.0127L4.36402 0L0 0Z" koffice:nodeTypes="ccccc"/>
            <draw:path draw:style-name="gr36" draw:id="shape406" draw:name="path977" draw:layer="" svg:width="39.77312262400pt" svg:height="45.86168598756pt" draw:transform="matrix(0.25189779000 0.00000000000 0.00000000000 0.25189779000 40.00550130654pt 56.28336517591pt)" svg:viewBox="0 0 40 46" svg:d="M39.7731 26.7501C39.7731 37.3057 30.9383 45.8617 19.9328 45.8617C8.92339 45.8617 0 37.3057 0 26.7501L0 0L39.7731 0L39.7731 26.7501" koffice:nodeTypes="cccccc"/>
            <draw:path draw:style-name="gr4" draw:id="shape407" draw:name="path978" draw:layer="" svg:width="39.98240193600pt" svg:height="45.86168598756pt" draw:transform="matrix(0.25189779000 0.00000000000 0.00000000000 0.25189779000 50.05279731760pt 56.28336517591pt)" svg:viewBox="0 0 40 46" svg:d="M39.9824 0L39.9824 26.7501C39.9824 37.3057 31.0236 45.8617 19.9852 45.8617C8.95003 45.8617 0 37.3057 0 26.7501L0 0L39.9824 0" koffice:nodeTypes="cccccc"/>
            <draw:path draw:style-name="gr36" draw:id="shape408" draw:name="path979" draw:layer="" svg:width="39.98240193600pt" svg:height="45.86168598756pt" draw:transform="matrix(0.25189779000 0.00000000000 0.00000000000 0.25189779000 50.05279731760pt 56.28336517591pt)" svg:viewBox="0 0 40 46" svg:d="M39.9824 0L39.9824 26.7501C39.9824 37.3057 31.0236 45.8617 19.9852 45.8617C8.95003 45.8617 0 37.3057 0 26.7501L0 0L39.9824 0" koffice:nodeTypes="cccccc"/>
            <draw:path draw:style-name="gr6" draw:id="shape409" draw:name="path980" draw:layer="" svg:width="31.02560528516pt" svg:height="21.42290800762pt" draw:transform="matrix(0.25189779000 0.00000000000 0.00000000000 0.25189779000 51.12950923118pt 61.32132097591pt)" svg:viewBox="0 0 31 21" svg:d="M3.00124 0C3.06446 0.136555 3.10048 0.273917 3.10048 0.41936C3.10048 0.912249 2.68591 1.30494 2.1697 1.30494C1.65668 1.30494 1.24051 0.912249 1.24051 0.41936C1.24051 0.273917 1.27653 0.136555 1.34135 0.0169683L0.0424175 0C0.0152063 0.134131 0 0.273917 0 0.41936C0 1.34777 0.635462 2.13478 1.51342 2.39981L1.51182 5.61975L2.87399 5.62783L2.87639 2.38526C3.50865 2.1776 4.00645 1.69845 4.22414 1.0884L7.88325 1.0884L7.88325 4.59303e-14L3.00124 4.59303e-14M20.9486 4.59303e-14L20.9486 1.0884L17.6585 1.09728C17.6081 1.24273 17.5264 1.37686 17.4472 1.50452L21.268 5.8872L20.2428 6.72511L16.4404 2.33678C16.3708 2.3594 16.3355 2.38769 16.2611 2.40789L16.2523 9.65982L14.9054 9.65982L14.9022 2.37637C14.8453 2.36264 14.7973 2.33355 14.7445 2.3085L10.7861 6.72511L9.76003 5.8872L13.7161 1.45362C13.6472 1.34211 13.5968 1.2201 13.552 1.0884L10.1514 1.0884L10.1514 9.18607e-14L20.9518 9.18607e-14ZM23.14 4.59303e-14L23.14 1.0884L26.8023 1.0884C27.02 1.69845 27.5122 2.1776 28.1492 2.38526L28.1516 5.62783L29.5114 5.61975L29.5082 2.39981C30.3877 2.13478 31.0256 1.34777 31.0256 0.41936C31.0256 0.273917 31.0104 0.134131 30.9776 0L29.6843 0C29.7467 0.136555 29.7795 0.273917 29.7795 0.41936C29.7795 0.912249 29.3689 1.30494 28.8527 1.30494C28.3405 1.30494 27.9227 0.912249 27.9227 0.41936C27.9227 0.273917 27.9587 0.136555 28.0244 0.0169683L23.14 0M17.6105 18.4906C18.6781 18.3201 19.6617 18.0236 20.6333 17.6107L21.3008 18.7589C20.1835 19.2429 18.979 19.5911 17.7241 19.7818C17.5152 20.7191 16.6485 21.4229 15.6056 21.4229C14.5652 21.4229 13.6977 20.728 13.4824 19.7964C12.157 19.6138 10.8997 19.2687 9.72241 18.7589L10.3931 17.6107C11.4151 18.0462 12.506 18.3371 13.6376 18.4963C13.8769 17.9727 14.3147 17.5679 14.8901 17.3796L14.9022 11.7574L16.2459 11.7574L16.2579 17.3594C16.8542 17.5396 17.3576 17.9493 17.6081 18.4906ZM8.4755 16.6047L7.81202 17.7586C6.67556 17.0459 5.66314 16.166 4.79318 15.1794C4.10169 15.3846 3.32057 15.2626 2.73073 14.7778C1.81835 14.0312 1.7079 12.7206 2.48903 11.8512L2.60267 11.7291C2.05285 10.4751 1.68069 9.12734 1.55344 7.71412L2.9124 7.71978C3.01965 8.92534 3.31737 10.0735 3.78156 11.1506C4.16412 11.0965 4.57229 11.1417 4.93884 11.2791L8.33944 7.48061L9.36386 8.31528L5.98487 12.1081C6.44106 12.8087 6.42265 13.712 5.90164 14.4021C6.65155 15.24 7.5135 15.9866 8.4755 16.6047ZM3.43342 12.6212C3.76796 12.2447 4.3546 12.2018 4.74516 12.521C5.13572 12.8402 5.18374 13.4042 4.85 13.775C4.51466 14.1483 3.92882 14.1936 3.53826 13.8744C3.1477 13.5528 3.10048 12.9945 3.43342 12.6212ZM1.71991 8.86474L0.322533 8.5488L0.125652 4.97576L1.51182 4.51357L1.51342 6.5627C1.51342 7.35779 1.58305 8.11005 1.71991 8.86474ZM2.87959 4.43439L4.27136 4.76487C4.27136 4.76487 4.34259 7.06125 4.31298 6.54573C4.27697 5.94457 4.46504 8.34114 4.46504 8.34114L3.06126 8.80817C2.92121 8.07854 2.87399 7.33193 2.87399 6.5627L2.87639 4.43439ZM7.46788 15.8662C8.64037 16.7897 10.0025 17.5396 11.4751 18.0147L11.7849 16.6556C10.5748 16.271 9.4535 15.707 8.46749 14.9749L7.46788 15.8662M6.7948 17.0402C7.9841 17.9436 9.34386 18.6676 10.8013 19.1694L9.76003 20.1519C8.59235 19.7164 7.49349 19.1411 6.48588 18.4567L6.7948 17.0402M8.61075 9.16451L9.9401 9.73416L12.3715 7.01034L11.5728 5.85003L8.61075 9.16451M7.57993 8.32336L6.7828 7.15821L9.2158 4.43439L10.5412 5.00646L7.57993 8.32336M22.5493 16.6047L23.2144 17.7586C24.3492 17.0459 25.3633 16.166 26.2332 15.1794C26.9215 15.3846 27.7058 15.2626 28.2949 14.7778C29.2073 14.0312 29.3121 12.7206 28.5358 11.8512L28.4205 11.7291C28.972 10.4751 29.3449 9.12734 29.4666 7.71412L28.114 7.71978C28.0068 8.92534 27.7058 10.0735 27.2432 11.1506C26.8591 11.0965 26.4541 11.1417 26.0844 11.2791L22.687 7.48061L21.6617 8.31528L25.0383 12.1081C24.5853 12.8087 24.603 13.712 25.1216 14.4021C24.3733 15.24 23.5121 15.9866 22.5493 16.6047ZM27.589 12.6212C27.2552 12.2447 26.671 12.2018 26.2812 12.521C25.8899 12.8402 25.8427 13.4042 26.1764 13.775C26.5101 14.1483 27.0976 14.1936 27.4881 13.8744C27.8787 13.5528 27.9227 12.9945 27.589 12.6212ZM29.3033 8.86474L30.7007 8.5488L30.8976 4.97576L29.5146 4.51357L29.5114 6.5627C29.5114 7.35779 29.4426 8.11005 29.3033 8.86474ZM28.1468 4.43439L26.755 4.76487C26.755 4.76487 26.6798 7.06125 26.7102 6.54573C26.7486 5.94457 26.5582 8.34114 26.5582 8.34114L27.9619 8.80817C28.102 8.07854 28.1492 7.33193 28.1492 6.5627L28.1468 4.43439M23.5569 15.8662C22.3828 16.7897 21.0199 17.5396 19.5513 18.0147L19.2415 16.6556C20.4484 16.271 21.5721 15.707 22.5557 14.9749L23.5569 15.8662M24.2308 17.0402C23.0375 17.9436 21.6825 18.6676 20.2243 19.1694L21.2648 20.1519C22.4333 19.7164 23.5329 19.1411 24.5405 18.4567L24.2308 17.0402M22.4149 9.16451L21.0863 9.73416L18.6541 7.01034L19.4528 5.85003L22.4149 9.16451M23.4457 8.32336L24.2428 7.15821L21.8106 4.43439L20.4845 5.00646L23.4457 8.32336M6.79881 1.09163L7.20697 2.43051L10.9533 2.43051L11.3575 1.09163L6.79881 1.09163M24.298 1.09163L23.8875 2.43051L20.1435 2.43051L19.7393 1.09163L24.298 1.09163M14.6757 19.3455C14.6757 18.8526 15.0926 18.4543 15.6056 18.4543C16.1179 18.4543 16.5316 18.8526 16.5316 19.3455C16.5316 19.836 16.1179 20.2319 15.6056 20.2319C15.0926 20.2319 14.6757 19.836 14.6757 19.3455ZM16.2523 12.866L17.6497 12.4701L17.6497 8.89382L16.2523 8.50598L16.2523 12.866M14.8965 12.866L13.5016 12.4701L13.5016 8.89382L14.8965 8.50598L14.8965 12.866" koffice:nodeTypes="ccccccccccccccccccccccccccccccccccccccccccccccccccccccccccccccccccccccccccccccccccccccccccccccccccccccccccccccccccccccccccccccccccccccccccccccccccccccccccccccccccccccccccccccccccccccccccccccccccccc"/>
            <draw:path draw:style-name="gr6" draw:id="shape410" draw:name="path981" draw:layer="" svg:width="30.95841395613pt" svg:height="16.72973604000pt" draw:transform="matrix(0.25189779000 0.00000000000 0.00000000000 0.25189779000 51.14018969747pt 57.21216270720pt)" svg:viewBox="0 0 31 17" svg:d="M0 16.7126C0.160692 15.9583 0.737105 15.3456 1.47981 15.1166L1.46941 10.646L2.81651 10.646L2.81891 15.1403C3.48326 15.3546 3.99492 15.8569 4.20038 16.5048L7.83234 16.5105L7.83234 16.7126L2.95562 16.7126C2.80452 16.4377 2.48793 16.2332 2.12497 16.2332C1.76521 16.2332 1.44943 16.4377 1.29753 16.7297L0 16.7126M10.0948 16.7126L10.0948 16.5105L13.4686 16.5105C13.5069 16.3976 13.5565 16.288 13.6141 16.1841L9.45205 11.4378L10.4754 10.5879L14.5846 15.2564C14.6558 15.2213 14.7309 15.1894 14.8045 15.1632L14.8077 8.94363L16.1532 8.94363L16.1532 15.1256C16.2131 15.1427 16.3051 15.1599 16.365 15.1779L20.3783 10.5012L21.4104 11.3389L17.3803 15.996C17.4843 16.1522 17.5554 16.3256 17.6122 16.5105L20.8812 16.5105L20.8812 16.7126L10.0916 16.7126ZM27.9516 16.7126C28.1027 16.4377 28.4161 16.2332 28.7791 16.2332C29.1428 16.2332 29.4554 16.4377 29.6097 16.7297L30.9017 16.7126C30.7402 15.9583 30.1693 15.3456 29.425 15.1166L29.4338 10.6484L28.0907 10.6484L28.0851 15.1427C27.4248 15.3571 26.9123 15.8569 26.7069 16.5048L23.0725 16.5105L23.0725 16.7126L27.9516 16.7126M3.03396 4.08775L8.0402 9.83039L9.06511 8.98044L4.03089 3.26071C4.13163 3.10692 4.20278 2.94004 4.26274 2.76007L7.92508 2.76007L7.92508 1.45366L4.26034 1.45366C3.97973 0.606986 3.15868 0 2.19133 0C0.994532 0 0.020786 0.942382 0.020786 2.10482C0.020786 3.02675 0.629977 3.81288 1.48141 4.09593L1.47341 8.52725L2.81891 8.52725L2.81891 4.12538C2.87567 4.1082 2.9796 4.1082 3.03396 4.08775ZM29.449 4.11638L29.437 8.52725L28.0907 8.52725L28.0907 4.0992C27.9876 4.06648 27.8861 4.02312 27.7901 3.97404L22.8103 9.72404L21.7806 8.88555L26.8556 3.02348C26.814 2.94004 26.7692 2.85332 26.7396 2.76007L23.0573 2.76007L23.0573 1.45366L26.7285 1.45366C27.0107 0.606986 27.8237 4.65002e-14 28.7879 4.65002e-14C29.9847 4.65002e-14 30.9584 0.942382 30.9584 2.10482C30.9584 3.04965 30.33 3.84724 29.449 4.11638ZM16.1683 4.0992L16.1564 6.81591L14.8109 6.81591L14.8141 4.1221C14.1441 3.91923 13.6165 3.41123 13.3966 2.76007L10.1124 2.76007L10.1124 1.45366L13.3966 1.45366C13.6796 0.606986 14.4887 4.65002e-14 15.4536 4.65002e-14C16.4186 4.65002e-14 17.234 0.606986 17.517 1.45366L20.866 1.45366L20.866 2.76007L17.5082 2.76007C17.2964 3.3875 16.8087 3.88814 16.1683 4.0992ZM1.4854 7.39672L0.0895399 7.79838L0.0895399 11.4297L1.4854 11.8223L1.4854 7.39672M2.84049 7.39672L4.23316 7.79838L4.23316 11.4297L2.84049 11.8223L2.84049 7.39672M28.0787 7.39672L26.6861 7.79838L26.6861 11.4297L28.0787 11.8223L28.0787 7.39672M29.4338 7.39672L30.8305 7.79838L30.8305 11.4297L29.4338 11.8223L29.4338 7.39672M8.30482 8.11332L9.63353 7.53578L12.0631 10.2991L11.2652 11.4779L8.30482 8.11332M7.27591 8.96899L6.48125 10.1519L8.91002 12.9119L10.2347 12.3311L7.27591 8.96899M22.5305 8.00698L21.1994 7.44007L18.7938 10.2239L19.6004 11.3945L22.5305 8.00698M23.5666 8.85365L24.3724 10.0267L21.9677 12.8105L20.6397 12.2412L23.5666 8.85365M6.74907 16.508L7.15679 15.1517L10.8991 15.1517L11.3028 16.508L6.74907 16.508M1.26235 2.10727C1.26235 1.61072 1.67887 1.20579 2.19133 1.20579C2.70299 1.20579 3.11711 1.61072 3.11711 2.10727C3.11711 2.60464 2.70299 3.0063 2.19133 3.0063C1.67887 3.0063 1.26235 2.60464 1.26235 2.10727ZM11.2708 2.76334L10.8607 4.1221L7.12082 4.1221L6.71629 2.76334L11.2708 2.76334M11.2708 1.44793L10.8607 0.0924385L7.12082 0.0924385L6.71629 1.44793L11.2708 1.44793M24.2293 16.508L23.8192 15.1517L20.0793 15.1517L19.6756 16.508L24.2293 16.508M27.8597 2.10727C27.8597 1.61072 28.273 1.20579 28.7879 1.20579C29.3003 1.20579 29.7144 1.61072 29.7144 2.10727C29.7144 2.60464 29.3003 3.0063 28.7879 3.0063C28.273 3.0063 27.8597 2.60464 27.8597 2.10727ZM14.5254 2.10727C14.5254 1.61072 14.942 1.20579 15.4536 1.20579C15.9661 1.20579 16.3802 1.61072 16.3802 2.10727C16.3802 2.60464 15.9661 3.0063 15.4536 3.0063C14.942 3.0063 14.5254 2.60464 14.5254 2.10727ZM19.7076 2.76334L20.1193 4.1221L23.8576 4.1221L24.2629 2.76334L19.7076 2.76334M19.7076 1.44793L20.1193 0.0924385L23.8576 0.0924385L24.2629 1.44793L19.7076 1.44793M14.8228 5.68865L13.4294 6.09031L13.4294 9.72077L14.8228 10.1142L14.8228 5.68865M16.1627 5.68865L17.5554 6.09031L17.5554 9.72077L16.1627 10.1142L16.1627 5.68865" koffice:nodeTypes="ccccccccccccccccccccccccccccccccccccccccccccccccccccccccccccccccccccccccccccccccccccccccccccccccccccccccccccccccccccccccccccccccccccccccccccccccccccccccccccccccccccccccccccccccccccccc"/>
            <draw:path draw:style-name="gr40" draw:id="shape411" draw:name="path982" draw:layer="" svg:width="21.94970115048pt" svg:height="37.05238258526pt" draw:transform="matrix(0.25189779000 0.00000000000 0.00000000000 0.25189779000 51.12890467648pt 57.21216270720pt)" svg:viewBox="0 0 22 37" svg:d="M17.9993 34.1856C19.0904 34.0189 20.0955 33.729 21.0885 33.3253L21.7706 34.4479C20.6288 34.9211 19.3979 35.2615 18.1154 35.448C17.902 36.3643 17.0162 37.0524 15.9505 37.0524C14.8872 37.0524 14.0006 36.373 13.7806 35.4622C12.4262 35.2837 11.1413 34.9463 9.93818 34.4479L10.6236 33.3253C11.668 33.7511 12.7828 34.0355 13.9393 34.1911C14.1838 33.6792 14.6312 33.2835 15.2193 33.0994L15.2316 27.6029L16.6048 27.6029L16.6171 33.0797C17.2264 33.2558 17.7408 33.6563 17.9968 34.1856ZM14.0162 17.5316C13.9467 17.4202 13.8943 17.301 13.8485 17.1722L10.3733 17.1722L10.3733 15.913L13.8248 15.913C13.864 15.8071 13.9188 15.7013 13.9761 15.601L9.71571 11.0239L10.7626 10.2047L14.9698 14.7044C15.0426 14.6704 15.1162 14.6404 15.1948 14.6151L15.198 8.62007L16.5713 8.62007L16.5713 14.5788C16.6326 14.5953 16.7267 14.6119 16.788 14.6317L20.8938 10.121L21.9497 10.9323L17.8267 15.4177C17.933 15.5678 18.0058 15.7353 18.0639 15.913L21.4083 15.913L21.4083 17.1722L18.0451 17.1809C17.9968 17.3231 17.9118 17.4542 17.8324 17.579L21.737 21.8669L20.6893 22.6861L16.8035 18.3927C16.7324 18.418 16.6964 18.4456 16.6171 18.4654L16.6081 25.5553L15.2316 25.5553L15.2275 18.4346C15.1702 18.418 15.122 18.3895 15.0672 18.365L11.0219 22.6861L9.97498 21.8669L14.0162 17.5316M3.14969 3.93954L8.27132 9.47481L9.31985 8.65561L4.1696 3.14247C4.27265 2.99475 4.34545 2.83359 4.40679 2.66059L8.15354 2.66059L8.15354 1.40139L4.40434 1.40139C4.11726 0.585362 3.27728 0 2.28764 0C1.06326 0 0.0670669 0.908456 0.0670669 2.02862C0.0670669 2.91733 0.690299 3.6749 1.56135 3.94744L1.55317 8.21877L2.92968 8.21877L2.92968 3.97588C2.98775 3.95929 3.09408 3.95929 3.14969 3.93954ZM8.6639 32.3418L7.98587 33.4699C6.82447 32.7732 5.78984 31.9129 4.90079 30.9483C4.19414 31.149 3.39588 31.0297 2.79309 30.5557C1.8607 29.8258 1.74783 28.5445 2.54609 27.6945L2.66223 27.5752C2.10034 26.3492 1.72002 25.0315 1.58998 23.6499L2.97875 23.6554C3.08835 24.834 3.39261 25.9566 3.86698 27.0096C4.25793 26.9567 4.67506 27.0009 5.04965 27.1352L8.52486 23.4216L9.57176 24.2376L6.11863 27.9457C6.58483 28.6306 6.56602 29.5138 6.03357 30.1884C6.79993 31.0076 7.6808 31.7375 8.6639 32.3418ZM1.54745 21.6023L1.54908 18.4543C0.651858 18.1976 0 17.4258 0 16.5181C0 15.612 0.660855 14.8323 1.55972 14.5701L1.54908 10.2632L2.92723 10.2632L2.92968 14.5953C3.60935 14.8015 4.1328 15.2834 4.34299 15.9075L8.05867 15.913L8.05867 17.1722L4.31927 17.1722C4.09681 17.7686 3.58808 18.2371 2.94195 18.4401L2.93949 21.6102L1.54745 21.6023M3.5112 28.4473C3.85308 28.0792 4.45259 28.0373 4.85172 28.3494C5.25085 28.6614 5.29992 29.2128 4.95886 29.5754C4.61617 29.9404 4.01747 29.9846 3.61834 29.6726C3.21921 29.3582 3.17096 28.8123 3.5112 28.4473ZM1.7601 24.7748L0.332063 24.4659L0.130862 20.9727L1.54745 20.5208L1.54908 22.5242C1.54908 23.3015 1.62024 24.037 1.7601 24.7748ZM2.94522 20.4434L4.36753 20.7665C4.36753 20.7665 4.44032 23.0116 4.41006 22.5076C4.37326 21.9199 4.56546 24.2629 4.56546 24.2629L3.13088 24.7195C2.98775 24.0062 2.93949 23.2762 2.93949 22.5242L2.94195 20.4434ZM7.63418 31.6198C8.83239 32.5227 10.2244 33.2558 11.7294 33.7203L12.0459 32.3916C10.8092 32.0156 9.66336 31.4642 8.65572 30.7485L7.63418 31.6198M6.94634 32.7676C8.16172 33.6508 9.55131 34.3586 11.0407 34.8492L9.97662 35.8098C8.78332 35.384 7.66035 34.8215 6.63063 34.1524L6.94634 32.7676" koffice:nodeTypes="ccccccccccccccccccccccccccccccccccccccccccccccccccccccccccccccccccccccccccccccccccccccccccccccccccccccccccccccccccccccccc"/>
            <draw:path draw:style-name="gr40" draw:id="shape412" draw:name="path983" draw:layer="" svg:width="30.77959316645pt" svg:height="36.53154775111pt" draw:transform="matrix(0.25189779000 0.00000000000 0.00000000000 0.25189779000 51.16275973946pt 57.21216270720pt)" svg:viewBox="0 0 31 37" svg:d="M8.44502 25.5731L9.76909 26.1413L12.1908 23.4246L11.3953 22.2674L8.44502 25.5731M7.41829 24.7342L6.62432 23.5721L9.04766 20.8555L10.3677 21.426L7.41829 24.7342M1.10405 16.851C1.10405 16.3586 1.51857 15.9613 2.02955 15.9613C2.54052 15.9613 2.95344 16.3586 2.95344 16.851C2.95344 17.3426 2.54052 17.7343 2.02955 17.7343C1.51857 17.7343 1.10405 17.3426 1.10405 16.851ZM22.3282 32.9937L22.9906 34.1445C24.121 33.4337 25.131 32.5561 25.9975 31.5721C26.683 31.7768 27.4642 31.6551 28.0509 31.1716C28.9597 30.427 29.0641 29.1198 28.2909 28.2527L28.1761 28.131C28.7253 26.8803 29.0968 25.5361 29.218 24.1266L27.8708 24.1322C27.764 25.3346 27.4642 26.4798 27.0035 27.554C26.6209 27.5 26.2175 27.5451 25.8492 27.6821L22.4653 23.8937L21.4442 24.7261L24.8073 28.509C24.3562 29.2077 24.3737 30.1086 24.8902 30.7969C24.1449 31.6326 23.2872 32.3772 22.3282 32.9937ZM29.2658 22.0377L29.2626 18.8263C30.1387 18.5644 30.7732 17.777 30.7732 16.851C30.7732 15.9267 30.1299 15.1313 29.2538 14.8637L29.2626 10.4701L27.9202 10.4701L27.9146 14.8895C27.2562 15.0999 26.7452 15.5914 26.5403 16.2281L22.9165 16.2337L22.9165 17.5183L26.5643 17.5183C26.7811 18.1268 27.2713 18.6046 27.9059 18.8118L27.9083 22.0458L29.2626 22.0377ZM27.3479 29.0207C27.0154 28.6452 26.4335 28.6025 26.0453 28.9208C25.6555 29.2391 25.6085 29.8016 25.9409 30.1715C26.2733 30.5438 26.8584 30.589 27.2474 30.2706C27.6364 29.9499 27.6803 29.393 27.3479 29.0207ZM29.0554 25.2741L30.4472 24.959L30.6433 21.3954L29.2658 20.9345L29.2626 22.9782C29.2626 23.7712 29.1941 24.5215 29.0554 25.2741ZM27.9035 20.8555L26.5172 21.1851C26.5172 21.1851 26.4423 23.4754 26.4726 22.9613C26.5108 22.3617 26.3211 24.7519 26.3211 24.7519L27.7193 25.2177C27.8588 24.49 27.9059 23.7454 27.9059 22.9782L27.9035 20.8555M29.2746 4.04715L29.2626 8.38442L27.9202 8.38442L27.9202 4.03023C27.8174 3.9988 27.7161 3.95609 27.6205 3.90773L22.655 9.56101L21.6283 8.73659L26.6886 2.97291C26.6472 2.89071 26.6025 2.80528 26.573 2.71422L22.9014 2.71422L22.9014 1.42964L26.5619 1.42964C26.8433 0.59716 27.654 0 28.6153 0C29.8087 0 30.7796 0.926767 30.7796 2.06951C30.7796 2.9987 30.153 3.78282 29.2746 4.04715ZM16.0323 4.03023L16.0203 6.70174L14.6787 6.70174L14.6819 4.05279C14.0139 3.85374 13.4878 3.35409 13.2686 2.71422L9.99388 2.71422L9.99388 1.42964L13.2686 1.42964C13.5508 0.59716 14.3575 4.58092e-14 15.3196 4.58092e-14C16.2818 4.58092e-14 17.0949 0.59716 17.3771 1.42964L20.7164 1.42964L20.7164 2.71422L17.3683 2.71422C17.1571 3.33072 16.6708 3.82312 16.0323 4.03023ZM23.3318 32.2571C22.1624 33.1783 20.8048 33.9261 19.3421 34.4L19.0336 33.0445C20.2357 32.6609 21.3549 32.0984 22.3346 31.3682L23.3318 32.2571M24.003 33.4281C22.8145 34.3291 21.4649 35.0511 20.0125 35.5516L21.0488 36.5315C22.2126 36.0972 23.3079 35.5234 24.3115 34.8408L24.003 33.4281M1.39183 7.27311L0 7.66799L0 11.2381L1.39183 11.6241L1.39183 7.27311M2.743 7.27311L4.13163 7.66799L4.13163 11.2381L2.743 11.6241L2.743 7.27311M27.9083 7.27311L26.5196 7.66799L26.5196 11.2381L27.9083 11.6241L27.9083 7.27311" koffice:nodeTypes="ccccccccccccccccccccccccccccccccccccccccccccccccccccccccccccccccccccccccccccccccccccccccccccccccccccccccccccccccccccc"/>
            <draw:path draw:style-name="gr40" draw:id="shape413" draw:name="path984" draw:layer="" svg:width="29.18165813333pt" svg:height="36.50898647111pt" draw:transform="matrix(0.25189779000 0.00000000000 0.00000000000 0.25189779000 51.45838698580pt 57.23493426742pt)" svg:viewBox="0 0 29 37" svg:d="M27.8033 7.17982L29.1817 7.57459L29.1817 11.1436L27.8033 11.5295L27.8033 7.17982M20.8102 25.4742L19.5005 26.0422L17.1027 23.3264L17.8901 22.1695L20.8102 25.4742M21.8265 24.6355L22.6123 23.4738L20.2145 20.758L18.9071 21.3284L21.8265 24.6355M6.95042 7.88395L8.26176 7.31598L10.6596 10.0326L9.87213 11.1911L6.95042 7.88395M5.93496 8.72503L5.15068 9.88757L7.5477 12.6009L8.8551 12.0298L5.93496 8.72503M20.9901 7.77922L19.6764 7.22252L17.3023 9.95846L18.0984 11.1089L20.9901 7.77922M22.0127 8.61144L22.808 9.76511L20.4347 12.501L19.1241 11.9411L22.0127 8.61144M5.415 16.1353L5.8174 14.8027L9.51077 14.8027L9.90922 16.1353L5.415 16.1353M5.415 17.4251L5.8174 18.76L9.51077 18.76L9.90922 17.4251L5.415 17.4251M0 1.98025C0 1.49204 0.411076 1.09405 0.916833 1.09405C1.4218 1.09405 1.83051 1.49204 1.83051 1.98025C1.83051 2.46927 1.4218 2.86403 0.916833 2.86403C0.411076 2.86403 -2.24251e-14 2.46927 0 1.98025ZM9.87766 2.62557L9.47289 3.9605L5.78189 3.9605L5.38265 2.62557L9.87766 2.62557M9.87766 1.33252L9.47289 4.5795e-14L5.78189 4.5795e-14L5.38265 1.33252L9.87766 1.33252M26.2402 16.7548C26.2402 16.2626 26.6521 15.8654 27.157 15.8654C27.666 15.8654 28.0707 16.2626 28.0707 16.7548C28.0707 17.2462 27.666 17.6378 27.157 17.6378C26.6521 17.6378 26.2402 17.2462 26.2402 16.7548ZM22.6668 16.1353L22.262 14.8027L18.571 14.8027L18.1726 16.1353L22.6668 16.1353M22.6668 17.4251L22.262 18.76L18.571 18.76L18.1726 17.4251L22.6668 17.4251M13.1805 35.6252C13.1805 35.1338 13.5915 34.7366 14.0973 34.7366C14.6023 34.7366 15.0102 35.1338 15.0102 35.6252C15.0102 36.1142 14.6023 36.509 14.0973 36.509C13.5915 36.509 13.1805 36.1142 13.1805 35.6252ZM14.7348 29.1648L16.1124 28.7701L16.1124 25.2043L14.7348 24.8176L14.7348 29.1648M13.3982 29.1648L12.023 28.7701L12.023 25.2043L13.3982 24.8176L13.3982 29.1648M26.2497 1.98025C26.2497 1.49204 26.6576 1.09405 27.1657 1.09405C27.6715 1.09405 28.0802 1.49204 28.0802 1.98025C28.0802 2.46927 27.6715 2.86403 27.1657 2.86403C26.6576 2.86403 26.2497 2.46927 26.2497 1.98025ZM13.0897 1.98025C13.0897 1.49204 13.5008 1.09405 14.0058 1.09405C14.5115 1.09405 14.9202 1.49204 14.9202 1.98025C14.9202 2.46927 14.5115 2.86403 14.0058 2.86403C13.5008 2.86403 13.0897 2.46927 13.0897 1.98025ZM18.2041 2.62557L18.6105 3.9605L22.2999 3.9605L22.6999 2.62557L18.2041 2.62557M18.2041 1.33252L18.6105 0L22.2999 0L22.6999 1.33252L18.2041 1.33252" koffice:nodeTypes="cccccccccccccccccccccccccccccccccccccccccccccccccccccccccccccccccccccccccccccccccccccccccccccccccccccccccccccc"/>
            <draw:path draw:style-name="gr40" draw:id="shape414" draw:name="path985" draw:layer="" svg:width="4.26174736000pt" svg:height="4.66387216000pt" draw:transform="matrix(0.25189779000 0.00000000000 0.00000000000 0.25189779000 54.52529295861pt 58.61090075551pt)" svg:viewBox="0 0 4 5" svg:d="M1.4393 0L0 0.423282L0 4.24923L1.4393 4.66387L1.4393 0M2.82327 0L4.26175 0.423282L4.26175 4.24923L2.82327 4.66387L2.82327 0" koffice:nodeTypes="cccccccccc"/>
            <draw:path draw:style-name="gr10" draw:id="shape415" draw:name="path986" draw:layer="" svg:width="4.72279824000pt" svg:height="4.23536400000pt" draw:transform="matrix(0.25189779000 0.00000000000 0.00000000000 0.25189779000 54.51098516414pt 60.91203744672pt)" svg:viewBox="0 0 5 4" svg:d="M0 2.12221C0 0.94915 1.05878 0 2.36357 0C3.66488 0 4.7228 0.94915 4.7228 2.12221C4.7228 3.28951 3.66488 4.23536 2.36357 4.23536C1.05878 4.23536 0 3.28951 0 2.12221" koffice:nodeTypes="ccccc"/>
            <draw:path draw:style-name="gr41" draw:id="shape416" draw:name="path987" draw:layer="" svg:width="7.19818322286pt" svg:height="2.65215790620pt" draw:transform="matrix(0.25189779000 0.00000000000 0.00000000000 0.25189779000 53.41915938316pt 47.17677531405pt)" svg:viewBox="0 0 7 3" svg:d="M7.0838 2.6499L7.12923 2.18805L7.19818 1.9308C7.19818 1.9308 5.90019 2.02934 5.21712 1.85107C4.53405 1.6713 3.91832 1.41104 3.27987 0.91234C2.64385 0.410627 2.39236 0.0977145 1.93644 0.0345298C0.842884 -0.127191 0 0.331647 0 0.331647C0 0.331647 0.821792 0.612215 1.43834 1.31025C2.05083 2.01355 2.7193 2.36858 3.00891 2.45358C3.48673 2.58897 5.14817 2.49345 5.60409 2.50924C6.06001 2.5303 7.0838 2.65216 7.0838 2.65216" koffice:nodeTypes="ccccccccccc"/>
            <draw:path draw:style-name="gr11" draw:id="shape417" draw:name="path988" draw:layer="" svg:width="7.19818322286pt" svg:height="2.65215790620pt" draw:transform="matrix(0.25189779000 0.00000000000 0.00000000000 0.25189779000 53.41915938316pt 47.17677531405pt)" svg:viewBox="0 0 7 3" svg:d="M7.0838 2.6499L7.12923 2.18805L7.19818 1.9308C7.19818 1.9308 5.90019 2.02934 5.21712 1.85107C4.53405 1.6713 3.91832 1.41104 3.27987 0.91234C2.64385 0.410627 2.39236 0.0977145 1.93644 0.0345298C0.842884 -0.127191 0 0.331647 0 0.331647C0 0.331647 0.821792 0.612215 1.43834 1.31025C2.05083 2.01355 2.7193 2.36858 3.00891 2.45358C3.48673 2.58897 5.14817 2.49345 5.60409 2.50924C6.06001 2.5303 7.0838 2.65216 7.0838 2.65216Z" koffice:nodeTypes="cccccccccccc"/>
            <draw:path draw:style-name="gr42" draw:id="shape418" draw:name="path989" draw:layer="" svg:width="28.59475212492pt" svg:height="32.66114952746pt" draw:transform="matrix(0.25189779000 0.00000000000 0.00000000000 0.25189779000 51.68775832986pt 46.59678680014pt)" svg:viewBox="0 0 29 33" svg:d="M20.0543 3.30371C20.0543 3.30371 20.0575 3.87356 20.1141 4.41794C20.1683 4.94004 19.9427 5.39767 20.03 5.68658C20.1141 5.97867 20.1561 6.20868 20.2709 6.41879C20.3793 6.6297 20.4391 7.16294 20.4391 7.16294C20.4391 7.16294 20.1294 6.94646 19.8424 6.73635C19.5603 6.52305 19.3574 6.39093 19.3574 6.39093C19.3574 6.39093 19.4156 6.96079 19.4423 7.20512C19.473 7.44946 19.6177 7.90948 19.8522 8.18167C20.0842 8.44829 20.5482 8.88602 20.6913 9.23701C20.8401 9.59118 20.8102 10.3711 20.8102 10.3711C20.8102 10.3711 20.4334 9.779 20.11 9.67236C19.7923 9.56252 19.0938 9.1813 19.0938 9.1813C19.0938 9.1813 19.7341 9.80686 19.7341 10.4022C19.7341 10.9967 19.473 11.6732 19.473 11.6732C19.473 11.6732 19.1836 11.1344 18.8076 10.781C18.4285 10.43 17.9046 10.0767 17.9046 10.0767C17.9046 10.0767 18.3137 10.9967 18.3137 11.6175C18.3137 12.2431 18.1997 13.5706 18.1997 13.5706C18.1997 13.5706 17.8803 13.0572 17.561 12.8073C17.2392 12.5662 16.8633 12.3497 16.7453 12.1897C16.6313 12.0274 17.1252 12.7007 17.1786 13.1074C17.2352 13.5149 17.4316 14.9658 18.7203 16.8186C19.473 17.9018 20.638 19.796 23.1337 19.1728C25.6326 18.5528 24.7053 15.2467 24.1814 13.7027C23.6575 12.1619 23.3956 10.4523 23.4263 9.85461C23.453 9.26248 23.8896 7.50278 23.8322 7.17408C23.7748 6.85175 23.6389 5.59426 23.9494 4.5811C24.2687 3.52576 24.5339 3.11588 24.7053 2.68053C24.8759 2.24837 25.0206 2.00403 25.0788 1.62519C25.1362 1.24635 25.1362 0.538812 25.1362 0.538812C25.1362 0.538812 25.5994 1.38086 25.7167 1.67852C25.8315 1.97856 25.8315 2.86836 25.8315 2.86836C25.8315 2.86836 25.918 1.97856 26.6173 1.5464C27.3158 1.10866 28.1283 0.651032 28.332 0.406696C28.5349 0.159972 28.5948 0 28.5948 0C28.5948 0 28.5349 1.51854 28.1008 2.11625C27.8122 2.50385 26.6747 3.76691 26.6747 3.76691C26.6747 3.76691 27.2584 3.54804 27.6642 3.52576C28.0709 3.49472 28.3603 3.52576 28.3603 3.52576C28.3603 3.52576 27.8663 3.9046 27.2277 4.82464C26.5898 5.74309 26.8493 5.82427 26.3853 6.58195C25.918 7.33962 25.542 7.36748 24.9608 7.8283C24.0876 8.51833 24.5582 11.2633 24.6721 11.6708C24.7894 12.0751 26.2979 15.4369 26.3279 16.2487C26.3545 17.0621 26.5025 18.8759 25.0481 20.0403C24.1119 20.7956 22.5799 20.8012 22.2306 21.0169C21.8806 21.2302 21.1885 21.9067 21.1885 23.3162C21.1885 24.7281 21.7067 24.9414 22.1134 25.2947C22.5225 25.6481 23.0439 25.4579 23.1603 25.7301C23.2784 25.9991 23.335 26.1622 23.5104 26.3246C23.685 26.4846 23.8022 26.6756 23.7424 26.9701C23.685 27.2709 23.0164 27.9474 22.7844 28.4385C22.55 28.9208 22.0859 30.1982 22.0859 30.386C22.0859 30.577 22.0317 31.1723 22.2306 31.4724C22.2306 31.4724 22.9566 32.3064 22.4618 32.4688C22.1433 32.5755 21.8304 32.2722 21.6801 32.3064C21.2459 32.4187 21.0196 32.6821 20.8942 32.6598C20.6048 32.6065 20.6048 32.4664 20.5749 32.0645C20.5482 31.6602 20.5628 31.4946 20.4334 31.4946C20.2588 31.4946 20.1707 31.6355 20.1416 31.8488C20.11 32.0645 20.11 32.55 19.9096 32.55C19.705 32.55 19.4156 32.199 19.241 32.121C19.0663 32.039 18.5732 31.9579 18.5449 31.7422C18.5158 31.5257 18.8351 31.0657 19.1536 30.9837C19.473 30.9025 19.7648 30.7425 19.5603 30.5802C19.3558 30.417 19.1536 30.417 18.9523 30.5802C18.7478 30.7425 18.3137 30.6049 18.3412 30.3613C18.3711 30.117 18.4285 29.8217 18.3977 29.6848C18.3711 29.5527 18.0218 29.2805 18.4826 29.033C18.9491 28.7918 19.1504 29.2526 19.6145 29.1707C20.0809 29.0927 20.313 28.9239 20.4876 28.6573C20.6622 28.3875 20.6315 27.8177 20.313 27.4675C19.9936 27.1133 19.6751 27.0576 19.5571 26.8411C19.4398 26.6254 19.2684 26.1113 19.2684 26.1113C19.2684 26.1113 19.3525 27.0576 19.2951 27.1953C19.2385 27.3298 19.2684 27.8965 19.2684 27.8965C19.2684 27.8965 18.9491 27.5455 18.6872 27.2765C18.4285 27.0043 18.1665 26.1933 18.1665 26.1933C18.1665 26.1933 18.139 26.951 18.139 27.251C18.139 27.5455 18.4851 27.8177 18.3711 27.9275C18.2538 28.0342 17.7033 27.3577 17.5586 27.251C17.4106 27.142 16.9474 26.791 16.7428 26.409C16.5407 26.0301 16.3928 25.4913 16.3362 25.2979C16.278 25.1093 16.1826 24.2649 16.278 24.0516C16.4227 23.7284 16.6555 23.1586 16.6555 23.1586C16.6555 23.1586 16.1341 23.1586 15.5229 23.1586C14.9149 23.1586 14.4784 22.9707 14.2463 23.3751C14.0151 23.7818 14.1291 24.5959 14.4185 25.6513C14.7104 26.7034 14.8818 27.22 14.7977 27.411C14.7128 27.5988 14.3345 28.0342 14.1898 28.1129C14.0418 28.1973 13.6352 28.1687 13.4605 28.0907C13.2891 28.0087 13.0005 27.871 12.4459 27.871C11.8954 27.871 11.5461 27.8965 11.3448 27.8487C11.1403 27.793 10.6463 27.5487 10.411 27.602C10.179 27.6577 9.77806 27.8599 9.8872 28.1718C10.0651 28.6597 9.71581 28.7695 9.48136 28.7417C9.24933 28.713 9.05045 28.6319 8.75537 28.5531C8.46675 28.4695 8.02938 28.5531 8.08758 28.2252C8.14418 27.8996 8.26221 27.8742 8.40611 27.633C8.55325 27.3855 8.60742 27.2287 8.44411 27.212C8.24038 27.1921 8.03584 27.1698 7.87658 27.2988C7.72297 27.4253 7.47316 27.6975 7.26781 27.5964C7.06247 27.4898 6.90401 27.2566 6.90401 26.7456C6.90401 26.2378 6.35831 25.7945 6.85874 25.8168C7.35836 25.8391 7.9938 26.1988 8.1078 25.9235C8.21936 25.6457 8.15064 25.5223 7.87981 25.3059C7.60736 25.0958 7.26781 24.9692 7.63162 24.6938C7.9938 24.4216 8.08435 24.4216 8.2226 24.2704C8.35842 24.124 8.55325 23.6472 8.80711 23.765C9.30592 23.9982 8.83055 24.3373 9.33018 24.8848C9.83061 25.4348 10.1467 25.629 10.9867 25.5414C11.8258 25.4579 12.0554 25.3512 12.0554 25.118C12.0554 24.8848 11.9851 24.4638 11.9608 24.2927C11.9406 24.124 12.0765 23.5096 12.0765 23.5096C12.0765 23.5096 11.6908 23.7451 11.5768 23.9752C11.4677 24.2083 11.2389 24.6071 11.2389 24.6071C11.2389 24.6071 11.1459 24.1327 11.1726 23.7451C11.188 23.5183 11.2696 23.122 11.2607 23.044C11.2389 22.8331 11.0796 22.303 11.0796 22.303C11.0796 22.303 10.943 22.8752 10.8541 23.044C10.7635 23.2119 10.7183 23.8916 10.7183 23.8916C10.7183 23.8916 10.1855 23.434 10.3334 22.6651C10.4442 22.0722 10.2421 21.2898 10.4232 21.0344C10.601 20.7789 11.0311 19.7427 12.0765 19.6981C13.121 19.6591 13.9367 19.7427 14.3013 19.7236C14.6643 19.6981 15.957 19.4681 15.957 19.4681C15.957 19.4681 13.5745 18.2639 13.0304 17.9018C12.4855 17.5452 11.6456 16.6132 11.3715 16.1898C11.0998 15.7656 10.8508 14.9435 10.8508 14.9435C10.8508 14.9435 10.4232 14.9626 10.0351 15.1735C9.64951 15.3812 9.26469 15.7043 9.03832 15.9535C8.80872 16.2089 8.44815 16.782 8.44815 16.782C8.44815 16.782 8.51445 16.041 8.51445 15.8078C8.51445 15.5802 8.46917 15.1289 8.46917 15.1289C8.46917 15.1289 8.19834 16.1445 7.65345 16.5233C7.10855 16.9077 6.47311 17.4354 6.47311 17.4354C6.47311 17.4354 6.54263 16.8687 6.54263 16.7398C6.54263 16.6132 6.67845 15.9566 6.67845 15.9566C6.67845 15.9566 6.29282 16.5233 5.70265 16.6355C5.11248 16.7398 4.24824 16.7175 4.17953 17.0796C4.11323 17.4354 4.33879 17.9241 4.20378 18.1764C4.06715 18.4318 3.77288 18.6006 3.77288 18.6006C3.77288 18.6006 3.43333 18.3228 3.13743 18.3029C2.84235 18.2806 2.56909 18.4318 2.56909 18.4318C2.56909 18.4318 2.31928 18.1119 2.40902 17.9018C2.50199 17.6909 2.95391 17.3741 2.84235 17.2452C2.72835 17.1186 2.36455 17.2897 2.13818 17.394C1.91263 17.5007 1.43402 17.6041 1.4793 17.2452C1.52457 16.8854 1.63856 16.6753 1.52457 16.4198C1.41139 16.1699 1.4793 15.9988 1.66281 15.9344C1.8431 15.8755 2.56909 15.9535 2.63781 15.7911C2.7041 15.62 2.45752 15.4091 1.97892 15.3024C1.50274 15.199 1.27476 14.9212 1.52457 14.688C1.77438 14.4548 1.8431 14.3935 1.95628 14.1802C2.06947 13.9669 2.11393 13.5873 2.54726 13.7783C2.97493 13.9669 2.88439 14.4325 3.34278 14.5814C3.79147 14.7326 4.86024 14.5193 5.08499 14.3935C5.31459 14.2638 6.03977 13.7361 6.28959 13.6072C6.54021 13.4838 7.58149 12.7206 7.58149 12.7206C7.58149 12.7206 6.9703 12.3019 6.74151 12.0863C6.51595 11.8754 6.1093 11.37 5.908 11.2633C5.70265 11.1543 4.7034 10.7778 4.36305 10.7556C4.02269 10.7333 2.97817 10.3767 2.97817 10.3767C2.97817 10.3767 3.45434 10.2255 3.61361 10.0989C3.77288 9.9724 4.13102 9.65246 4.31777 9.67474C4.49563 9.69782 4.5401 9.69782 4.5401 9.69782C4.5401 9.69782 3.56834 9.65246 3.36299 9.59356C3.15926 9.52591 2.56909 9.16697 2.34353 9.16697C2.11393 9.16697 1.66281 9.25372 1.66281 9.25372C1.66281 9.25372 2.274 8.87249 2.77363 8.78813C3.27325 8.70695 3.65888 8.72366 3.65888 8.72366C3.65888 8.72366 2.88843 8.51276 2.7041 8.26046C2.52382 8.00498 2.34353 7.62853 2.20448 7.45742C2.06947 7.28948 1.97892 7.01172 1.72911 6.99182C1.4793 6.96954 1.04758 7.28948 0.798575 7.2664C0.551997 7.2473 0.36767 7.09529 0.343417 6.73873C0.326439 6.3774 0.343417 6.50315 0.256912 6.31532C0.166366 6.12193 -0.197438 5.67782 0.142112 5.57436C0.485704 5.46771 1.21089 5.63644 1.27718 5.50989C1.34671 5.38335 0.892356 5.00212 0.597271 4.85329C0.302186 4.70685 -0.173993 4.45137 0.0758196 4.24126C0.326439 4.03035 0.574634 3.94678 0.711263 3.75577C0.847083 3.56476 1.00635 3.03709 1.30144 3.20502C1.59652 3.37374 2.00479 4.20146 2.23197 4.137C2.46076 4.07253 2.47773 3.48039 2.4365 3.2281C2.39123 2.97262 2.4365 2.52931 2.65964 2.5707C2.88843 2.61288 3.06871 2.90815 3.43333 2.93283C3.79389 2.95272 4.33879 2.84926 4.29352 3.09837C4.24824 3.35146 4.0429 3.66583 3.79389 3.9436C3.55055 4.22136 3.43575 4.76893 3.59259 5.12787C3.75105 5.48999 4.16174 6.06303 4.52312 6.29304C4.88369 6.52544 5.56441 6.69735 5.99774 6.96954C6.42783 7.2473 7.42789 8.02727 7.76825 8.11163C8.1078 8.19838 8.44815 8.36711 8.44815 8.36711C8.44815 8.36711 8.83298 8.19838 9.35766 8.19838C9.87831 8.19838 11.0796 8.28275 11.534 8.09173C11.9883 7.89833 12.5785 7.58396 12.3974 7.17965C12.2179 6.78092 11.2179 6.41879 11.3084 6.10442C11.399 5.78765 11.7628 5.76537 12.3732 5.74309C12.9852 5.72319 13.8251 5.84973 13.982 5.00212C14.1412 4.15689 14.1865 3.66822 13.3287 3.48039C12.4645 3.28938 11.8283 3.27028 11.673 2.65506C11.5122 2.04303 11.3537 1.895 11.534 1.72308C11.7183 1.55754 12.0336 1.47079 12.6691 1.43179C13.3045 1.38643 14.0297 1.38643 14.235 1.23521C14.4396 1.09195 14.4816 0.687642 14.7314 0.516527C14.9804 0.350984 15.9595 0.198971 15.9595 0.198971C15.9595 0.198971 17.1252 0.760863 18.2086 1.55197C19.1779 2.26508 20.0543 3.31803 20.0543 3.31803" koffice:nodeTypes="cccccccccccccccccccccccccccccccccccccccccccccccccccccccccccccccccccccccccccccccccccccccccccccccccccccccccccccccccccccccccccccccccccccccccccccccccccccccccccccccccccccccccccccccccccccccccccccccccccccccccccccccccc"/>
            <draw:path draw:style-name="gr11" draw:id="shape419" draw:name="path990" draw:layer="" svg:width="28.59475212492pt" svg:height="32.66114952746pt" draw:transform="matrix(0.25189779000 0.00000000000 0.00000000000 0.25189779000 51.68775832986pt 46.59678680014pt)" svg:viewBox="0 0 29 33" svg:d="M20.0543 3.30371C20.0543 3.30371 20.0575 3.87356 20.1141 4.41794C20.1683 4.94004 19.9427 5.39767 20.03 5.68658C20.1141 5.97867 20.1561 6.20868 20.2709 6.41879C20.3793 6.6297 20.4391 7.16294 20.4391 7.16294C20.4391 7.16294 20.1294 6.94646 19.8424 6.73635C19.5603 6.52305 19.3574 6.39093 19.3574 6.39093C19.3574 6.39093 19.4156 6.96079 19.4423 7.20512C19.473 7.44946 19.6177 7.90948 19.8522 8.18167C20.0842 8.44829 20.5482 8.88602 20.6913 9.23701C20.8401 9.59118 20.8102 10.3711 20.8102 10.3711C20.8102 10.3711 20.4334 9.779 20.11 9.67236C19.7923 9.56252 19.0938 9.1813 19.0938 9.1813C19.0938 9.1813 19.7341 9.80686 19.7341 10.4022C19.7341 10.9967 19.473 11.6732 19.473 11.6732C19.473 11.6732 19.1836 11.1344 18.8076 10.781C18.4285 10.43 17.9046 10.0767 17.9046 10.0767C17.9046 10.0767 18.3137 10.9967 18.3137 11.6175C18.3137 12.2431 18.1997 13.5706 18.1997 13.5706C18.1997 13.5706 17.8803 13.0572 17.561 12.8073C17.2392 12.5662 16.8633 12.3497 16.7453 12.1897C16.6313 12.0274 17.1252 12.7007 17.1786 13.1074C17.2352 13.5149 17.4316 14.9658 18.7203 16.8186C19.473 17.9018 20.638 19.796 23.1337 19.1728C25.6326 18.5528 24.7053 15.2467 24.1814 13.7027C23.6575 12.1619 23.3956 10.4523 23.4263 9.85461C23.453 9.26248 23.8896 7.50278 23.8322 7.17408C23.7748 6.85175 23.6389 5.59426 23.9494 4.5811C24.2687 3.52576 24.5339 3.11588 24.7053 2.68053C24.8759 2.24837 25.0206 2.00403 25.0788 1.62519C25.1362 1.24635 25.1362 0.538812 25.1362 0.538812C25.1362 0.538812 25.5994 1.38086 25.7167 1.67852C25.8315 1.97856 25.8315 2.86836 25.8315 2.86836C25.8315 2.86836 25.918 1.97856 26.6173 1.5464C27.3158 1.10866 28.1283 0.651032 28.332 0.406696C28.5349 0.159972 28.5948 0 28.5948 0C28.5948 0 28.5349 1.51854 28.1008 2.11625C27.8122 2.50385 26.6747 3.76691 26.6747 3.76691C26.6747 3.76691 27.2584 3.54804 27.6642 3.52576C28.0709 3.49472 28.3603 3.52576 28.3603 3.52576C28.3603 3.52576 27.8663 3.9046 27.2277 4.82464C26.5898 5.74309 26.8493 5.82427 26.3853 6.58195C25.918 7.33962 25.542 7.36748 24.9608 7.8283C24.0876 8.51833 24.5582 11.2633 24.6721 11.6708C24.7894 12.0751 26.2979 15.4369 26.3279 16.2487C26.3545 17.0621 26.5025 18.8759 25.0481 20.0403C24.1119 20.7956 22.5799 20.8012 22.2306 21.0169C21.8806 21.2302 21.1885 21.9067 21.1885 23.3162C21.1885 24.7281 21.7067 24.9414 22.1134 25.2947C22.5225 25.6481 23.0439 25.4579 23.1603 25.7301C23.2784 25.9991 23.335 26.1622 23.5104 26.3246C23.685 26.4846 23.8022 26.6756 23.7424 26.9701C23.685 27.2709 23.0164 27.9474 22.7844 28.4385C22.55 28.9208 22.0859 30.1982 22.0859 30.386C22.0859 30.577 22.0317 31.1723 22.2306 31.4724C22.2306 31.4724 22.9566 32.3064 22.4618 32.4688C22.1433 32.5755 21.8304 32.2722 21.6801 32.3064C21.2459 32.4187 21.0196 32.6821 20.8942 32.6598C20.6048 32.6065 20.6048 32.4664 20.5749 32.0645C20.5482 31.6602 20.5628 31.4946 20.4334 31.4946C20.2588 31.4946 20.1707 31.6355 20.1416 31.8488C20.11 32.0645 20.11 32.55 19.9096 32.55C19.705 32.55 19.4156 32.199 19.241 32.121C19.0663 32.039 18.5732 31.9579 18.5449 31.7422C18.5158 31.5257 18.8351 31.0657 19.1536 30.9837C19.473 30.9025 19.7648 30.7425 19.5603 30.5802C19.3558 30.417 19.1536 30.417 18.9523 30.5802C18.7478 30.7425 18.3137 30.6049 18.3412 30.3613C18.3711 30.117 18.4285 29.8217 18.3977 29.6848C18.3711 29.5527 18.0218 29.2805 18.4826 29.033C18.9491 28.7918 19.1504 29.2526 19.6145 29.1707C20.0809 29.0927 20.313 28.9239 20.4876 28.6573C20.6622 28.3875 20.6315 27.8177 20.313 27.4675C19.9936 27.1133 19.6751 27.0576 19.5571 26.8411C19.4398 26.6254 19.2684 26.1113 19.2684 26.1113C19.2684 26.1113 19.3525 27.0576 19.2951 27.1953C19.2385 27.3298 19.2684 27.8965 19.2684 27.8965C19.2684 27.8965 18.9491 27.5455 18.6872 27.2765C18.4285 27.0043 18.1665 26.1933 18.1665 26.1933C18.1665 26.1933 18.139 26.951 18.139 27.251C18.139 27.5455 18.4851 27.8177 18.3711 27.9275C18.2538 28.0342 17.7033 27.3577 17.5586 27.251C17.4106 27.142 16.9474 26.791 16.7428 26.409C16.5407 26.0301 16.3928 25.4913 16.3362 25.2979C16.278 25.1093 16.1826 24.2649 16.278 24.0516C16.4227 23.7284 16.6555 23.1586 16.6555 23.1586C16.6555 23.1586 16.1341 23.1586 15.5229 23.1586C14.9149 23.1586 14.4784 22.9707 14.2463 23.3751C14.0151 23.7818 14.1291 24.5959 14.4185 25.6513C14.7104 26.7034 14.8818 27.22 14.7977 27.411C14.7128 27.5988 14.3345 28.0342 14.1898 28.1129C14.0418 28.1973 13.6352 28.1687 13.4605 28.0907C13.2891 28.0087 13.0005 27.871 12.4459 27.871C11.8954 27.871 11.5461 27.8965 11.3448 27.8487C11.1403 27.793 10.6463 27.5487 10.411 27.602C10.179 27.6577 9.77806 27.8599 9.8872 28.1718C10.0651 28.6597 9.71581 28.7695 9.48136 28.7417C9.24933 28.713 9.05045 28.6319 8.75537 28.5531C8.46675 28.4695 8.02938 28.5531 8.08758 28.2252C8.14418 27.8996 8.26221 27.8742 8.40611 27.633C8.55325 27.3855 8.60742 27.2287 8.44411 27.212C8.24038 27.1921 8.03584 27.1698 7.87658 27.2988C7.72297 27.4253 7.47316 27.6975 7.26781 27.5964C7.06247 27.4898 6.90401 27.2566 6.90401 26.7456C6.90401 26.2378 6.35831 25.7945 6.85874 25.8168C7.35836 25.8391 7.9938 26.1988 8.1078 25.9235C8.21936 25.6457 8.15064 25.5223 7.87981 25.3059C7.60736 25.0958 7.26781 24.9692 7.63162 24.6938C7.9938 24.4216 8.08435 24.4216 8.2226 24.2704C8.35842 24.124 8.55325 23.6472 8.80711 23.765C9.30592 23.9982 8.83055 24.3373 9.33018 24.8848C9.83061 25.4348 10.1467 25.629 10.9867 25.5414C11.8258 25.4579 12.0554 25.3512 12.0554 25.118C12.0554 24.8848 11.9851 24.4638 11.9608 24.2927C11.9406 24.124 12.0765 23.5096 12.0765 23.5096C12.0765 23.5096 11.6908 23.7451 11.5768 23.9752C11.4677 24.2083 11.2389 24.6071 11.2389 24.6071C11.2389 24.6071 11.1459 24.1327 11.1726 23.7451C11.188 23.5183 11.2696 23.122 11.2607 23.044C11.2389 22.8331 11.0796 22.303 11.0796 22.303C11.0796 22.303 10.943 22.8752 10.8541 23.044C10.7635 23.2119 10.7183 23.8916 10.7183 23.8916C10.7183 23.8916 10.1855 23.434 10.3334 22.6651C10.4442 22.0722 10.2421 21.2898 10.4232 21.0344C10.601 20.7789 11.0311 19.7427 12.0765 19.6981C13.121 19.6591 13.9367 19.7427 14.3013 19.7236C14.6643 19.6981 15.957 19.4681 15.957 19.4681C15.957 19.4681 13.5745 18.2639 13.0304 17.9018C12.4855 17.5452 11.6456 16.6132 11.3715 16.1898C11.0998 15.7656 10.8508 14.9435 10.8508 14.9435C10.8508 14.9435 10.4232 14.9626 10.0351 15.1735C9.64951 15.3812 9.26469 15.7043 9.03832 15.9535C8.80872 16.2089 8.44815 16.782 8.44815 16.782C8.44815 16.782 8.51445 16.041 8.51445 15.8078C8.51445 15.5802 8.46917 15.1289 8.46917 15.1289C8.46917 15.1289 8.19834 16.1445 7.65345 16.5233C7.10855 16.9077 6.47311 17.4354 6.47311 17.4354C6.47311 17.4354 6.54263 16.8687 6.54263 16.7398C6.54263 16.6132 6.67845 15.9566 6.67845 15.9566C6.67845 15.9566 6.29282 16.5233 5.70265 16.6355C5.11248 16.7398 4.24824 16.7175 4.17953 17.0796C4.11323 17.4354 4.33879 17.9241 4.20378 18.1764C4.06715 18.4318 3.77288 18.6006 3.77288 18.6006C3.77288 18.6006 3.43333 18.3228 3.13743 18.3029C2.84235 18.2806 2.56909 18.4318 2.56909 18.4318C2.56909 18.4318 2.31928 18.1119 2.40902 17.9018C2.50199 17.6909 2.95391 17.3741 2.84235 17.2452C2.72835 17.1186 2.36455 17.2897 2.13818 17.394C1.91263 17.5007 1.43402 17.6041 1.4793 17.2452C1.52457 16.8854 1.63856 16.6753 1.52457 16.4198C1.41139 16.1699 1.4793 15.9988 1.66281 15.9344C1.8431 15.8755 2.56909 15.9535 2.63781 15.7911C2.7041 15.62 2.45752 15.4091 1.97892 15.3024C1.50274 15.199 1.27476 14.9212 1.52457 14.688C1.77438 14.4548 1.8431 14.3935 1.95628 14.1802C2.06947 13.9669 2.11393 13.5873 2.54726 13.7783C2.97493 13.9669 2.88439 14.4325 3.34278 14.5814C3.79147 14.7326 4.86024 14.5193 5.08499 14.3935C5.31459 14.2638 6.03977 13.7361 6.28959 13.6072C6.54021 13.4838 7.58149 12.7206 7.58149 12.7206C7.58149 12.7206 6.9703 12.3019 6.74151 12.0863C6.51595 11.8754 6.1093 11.37 5.908 11.2633C5.70265 11.1543 4.7034 10.7778 4.36305 10.7556C4.02269 10.7333 2.97817 10.3767 2.97817 10.3767C2.97817 10.3767 3.45434 10.2255 3.61361 10.0989C3.77288 9.9724 4.13102 9.65246 4.31777 9.67474C4.49563 9.69782 4.5401 9.69782 4.5401 9.69782C4.5401 9.69782 3.56834 9.65246 3.36299 9.59356C3.15926 9.52591 2.56909 9.16697 2.34353 9.16697C2.11393 9.16697 1.66281 9.25372 1.66281 9.25372C1.66281 9.25372 2.274 8.87249 2.77363 8.78813C3.27325 8.70695 3.65888 8.72366 3.65888 8.72366C3.65888 8.72366 2.88843 8.51276 2.7041 8.26046C2.52382 8.00498 2.34353 7.62853 2.20448 7.45742C2.06947 7.28948 1.97892 7.01172 1.72911 6.99182C1.4793 6.96954 1.04758 7.28948 0.798575 7.2664C0.551997 7.2473 0.36767 7.09529 0.343417 6.73873C0.326439 6.3774 0.343417 6.50315 0.256912 6.31532C0.166366 6.12193 -0.197438 5.67782 0.142112 5.57436C0.485704 5.46771 1.21089 5.63644 1.27718 5.50989C1.34671 5.38335 0.892356 5.00212 0.597271 4.85329C0.302186 4.70685 -0.173993 4.45137 0.0758196 4.24126C0.326439 4.03035 0.574634 3.94678 0.711263 3.75577C0.847083 3.56476 1.00635 3.03709 1.30144 3.20502C1.59652 3.37374 2.00479 4.20146 2.23197 4.137C2.46076 4.07253 2.47773 3.48039 2.4365 3.2281C2.39123 2.97262 2.4365 2.52931 2.65964 2.5707C2.88843 2.61288 3.06871 2.90815 3.43333 2.93283C3.79389 2.95272 4.33879 2.84926 4.29352 3.09837C4.24824 3.35146 4.0429 3.66583 3.79389 3.9436C3.55055 4.22136 3.43575 4.76893 3.59259 5.12787C3.75105 5.48999 4.16174 6.06303 4.52312 6.29304C4.88369 6.52544 5.56441 6.69735 5.99774 6.96954C6.42783 7.2473 7.42789 8.02727 7.76825 8.11163C8.1078 8.19838 8.44815 8.36711 8.44815 8.36711C8.44815 8.36711 8.83298 8.19838 9.35766 8.19838C9.87831 8.19838 11.0796 8.28275 11.534 8.09173C11.9883 7.89833 12.5785 7.58396 12.3974 7.17965C12.2179 6.78092 11.2179 6.41879 11.3084 6.10442C11.399 5.78765 11.7628 5.76537 12.3732 5.74309C12.9852 5.72319 13.8251 5.84973 13.982 5.00212C14.1412 4.15689 14.1865 3.66822 13.3287 3.48039C12.4645 3.28938 11.8283 3.27028 11.673 2.65506C11.5122 2.04303 11.3537 1.895 11.534 1.72308C11.7183 1.55754 12.0336 1.47079 12.6691 1.43179C13.3045 1.38643 14.0297 1.38643 14.235 1.23521C14.4396 1.09195 14.4816 0.687642 14.7314 0.516527C14.9804 0.350984 15.9595 0.198971 15.9595 0.198971C15.9595 0.198971 17.1252 0.760863 18.2086 1.55197C19.1779 2.26508 20.0543 3.31803 20.0543 3.31803Z" koffice:nodeTypes="ccccccccccccccccccccccccccccccccccccccccccccccccccccccccccccccccccccccccccccccccccccccccccccccccccccccccccccccccccccccccccccccccccccccccccccccccccccccccccccccccccccccccccccccccccccccccccccccccccccccccccccccccccc"/>
            <draw:path draw:style-name="gr43" draw:id="shape420" draw:name="path991" draw:layer="" svg:width="0.45557923797pt" svg:height="0.52533504000pt" draw:transform="matrix(0.25189779000 0.00000000000 0.00000000000 0.25189779000 54.53939923485pt 47.09997782544pt)" svg:viewBox="0 0 0 1" svg:d="M0.167392 0.525335C0.167392 0.525335 0.0766761 0.247592 0.0610169 0.169893C0.0469776 0.0939341 0 0 0 0C0 0 0.470856 0 0.455197 0.153078C0.440618 0.308475 0.304005 0.308475 0.273766 0.368198C0.244068 0.431401 0.167392 0.525335 0.167392 0.525335" koffice:nodeTypes="cccccc"/>
            <draw:path draw:style-name="gr7" draw:id="shape421" draw:name="path992" draw:layer="" svg:width="0.45557923797pt" svg:height="0.52533504000pt" draw:transform="matrix(0.25189779000 0.00000000000 0.00000000000 0.25189779000 54.53939923485pt 47.09997782544pt)" svg:viewBox="0 0 0 1" svg:d="M0.167392 0.525335C0.167392 0.525335 0.0766761 0.247592 0.0610169 0.169893C0.0469776 0.0939341 0 0 0 0C0 0 0.470856 0 0.455197 0.153078C0.440618 0.308475 0.304005 0.308475 0.273766 0.368198C0.244068 0.431401 0.167392 0.525335 0.167392 0.525335Z" koffice:nodeTypes="cccccc"/>
            <draw:path draw:style-name="gr43" draw:id="shape422" draw:name="path993" draw:layer="" svg:width="1.31001996603pt" svg:height="1.10974060742pt" draw:transform="matrix(0.25189779000 0.00000000000 0.00000000000 0.25189779000 55.39363502030pt 46.91740230725pt)" svg:viewBox="0 0 1 1" svg:d="M0.0382002 0.359013L0 0C0 0 0.491423 0.00589928 0.727747 0.222487C1.09227 0.558746 1.326 1.07535 1.30917 1.09642C1.24572 1.17648 0.96407 0.873093 0.764005 0.784604C0.764005 0.784604 0.618973 0.82927 0.472647 0.82927C0.327616 0.82927 0.2551 0.739938 0.235676 0.650606C0.219489 0.558746 0.2551 0.403679 0.2551 0.403679L0.0382002 0.362384" koffice:nodeTypes="ccccccccc"/>
            <draw:path draw:style-name="gr17" draw:id="shape423" draw:name="path994" draw:layer="" svg:width="1.31001996603pt" svg:height="1.10974060742pt" draw:transform="matrix(0.25189779000 0.00000000000 0.00000000000 0.25189779000 55.39363502030pt 46.91740230725pt)" svg:viewBox="0 0 1 1" svg:d="M0.0382002 0.359013L0 0C0 0 0.491423 0.00589928 0.727747 0.222487C1.09227 0.558746 1.326 1.07535 1.30917 1.09642C1.24572 1.17648 0.96407 0.873093 0.764005 0.784604C0.764005 0.784604 0.618973 0.82927 0.472647 0.82927C0.327616 0.82927 0.2551 0.739938 0.235676 0.650606C0.219489 0.558746 0.2551 0.403679 0.2551 0.403679L0.0382002 0.362384Z" koffice:nodeTypes="cccccccccc"/>
            <draw:path draw:style-name="gr7" draw:id="shape424" draw:name="path995" draw:layer="" svg:width="0.26873856000pt" svg:height="0.79995136000pt" draw:transform="matrix(0.25189779000 0.00000000000 0.00000000000 0.25189779000 56.37805158362pt 47.98907626502pt)" svg:viewBox="0 0 0 1" svg:d="M0.268739 0.799951C0.268739 0.799951 0.128148 0.456502 0.0941414 0.340588C0.0584755 0.229682 0 0 0 0" koffice:nodeTypes="ccc"/>
            <draw:path draw:style-name="gr41" draw:id="shape425" draw:name="path996" draw:layer="" svg:width="2.04096864875pt" svg:height="1.79134592000pt" draw:transform="matrix(0.25189779000 0.00000000000 0.00000000000 0.25189779000 52.36703269389pt 46.86399997577pt)" svg:viewBox="0 0 2 2" svg:d="M0 1.44988C0 1.44988 0.545163 1.70882 0.962322 1.74895C1.37948 1.79135 1.83093 1.79135 1.89493 1.79135C1.95779 1.79135 2.09036 1.38553 2.02179 1.10842C1.79664 0.200637 0.545163 0 0.545163 0C0.545163 0 0.918891 0.550426 0.73717 0.804061C0.481161 1.16672 0 1.44988 0 1.44988" koffice:nodeTypes="ccccccc"/>
            <draw:path draw:style-name="gr11" draw:id="shape426" draw:name="path997" draw:layer="" svg:width="2.04096864875pt" svg:height="1.79134592000pt" draw:transform="matrix(0.25189779000 0.00000000000 0.00000000000 0.25189779000 52.36703269389pt 46.86399997577pt)" svg:viewBox="0 0 2 2" svg:d="M0 1.44988C0 1.44988 0.545163 1.70882 0.962322 1.74895C1.37948 1.79135 1.83093 1.79135 1.89493 1.79135C1.95779 1.79135 2.09036 1.38553 2.02179 1.10842C1.79664 0.200637 0.545163 0 0.545163 0C0.545163 0 0.918891 0.550426 0.73717 0.804061C0.481161 1.16672 0 1.44988 0 1.44988Z" koffice:nodeTypes="ccccccc"/>
            <draw:path draw:style-name="gr41" draw:id="shape427" draw:name="path998" draw:layer="" svg:width="2.52315648000pt" svg:height="2.06166915825pt" draw:transform="matrix(0.25189779000 0.00000000000 0.00000000000 0.25189779000 51.34271552063pt 47.32249104933pt)" svg:viewBox="0 0 3 2" svg:d="M2.52316 0.777447C2.52316 0.777447 2.14486 -0.109336 1.33885 0.0112754C0.531948 0.133036 0 0.93137 0 0.93137C0 0.93137 0.890473 0.894612 1.11062 1.0807C1.43949 1.35638 1.53923 2.06167 1.53923 2.06167C1.53923 2.06167 2.02176 1.69294 2.17182 1.44942C2.32188 1.20246 2.52316 0.777447 2.52316 0.777447" koffice:nodeTypes="ccccccc"/>
            <draw:path draw:style-name="gr11" draw:id="shape428" draw:name="path999" draw:layer="" svg:width="2.52315648000pt" svg:height="2.06166915825pt" draw:transform="matrix(0.25189779000 0.00000000000 0.00000000000 0.25189779000 51.34271552063pt 47.32249104933pt)" svg:viewBox="0 0 3 2" svg:d="M2.52316 0.777447C2.52316 0.777447 2.14486 -0.109336 1.33885 0.0112754C0.531948 0.133036 0 0.93137 0 0.93137C0 0.93137 0.890473 0.894612 1.11062 1.0807C1.43949 1.35638 1.53923 2.06167 1.53923 2.06167C1.53923 2.06167 2.02176 1.69294 2.17182 1.44942C2.32188 1.20246 2.52316 0.777447 2.52316 0.777447Z" koffice:nodeTypes="ccccccc"/>
            <draw:path draw:style-name="gr41" draw:id="shape429" draw:name="path1000" draw:layer="" svg:width="1.42050322307pt" svg:height="1.24314912000pt" draw:transform="matrix(0.25189779000 0.00000000000 0.00000000000 0.25189779000 51.37679047199pt 48.08499894346pt)" svg:viewBox="0 0 1 1" svg:d="M1.04092 0C1.04092 0 0.531217 0.0687485 0.248048 0.371494C-0.0384915 0.673609 0.00196117 1.24315 0.00196117 1.24315C0.00196117 1.24315 0.340415 0.909498 0.644484 0.909498C0.948556 0.909498 1.4205 1.00978 1.4205 1.00978C1.4205 1.00978 1.26948 0.654057 1.26948 0.504576C1.26948 0.353834 1.04092 0 1.04092 0" koffice:nodeTypes="ccccccc"/>
            <draw:path draw:style-name="gr11" draw:id="shape430" draw:name="path1001" draw:layer="" svg:width="1.42050322307pt" svg:height="1.24314912000pt" draw:transform="matrix(0.25189779000 0.00000000000 0.00000000000 0.25189779000 51.37679047199pt 48.08499894346pt)" svg:viewBox="0 0 1 1" svg:d="M1.04092 0C1.04092 0 0.531217 0.0687485 0.248048 0.371494C-0.0384915 0.673609 0.00196117 1.24315 0.00196117 1.24315C0.00196117 1.24315 0.340415 0.909498 0.644484 0.909498C0.948556 0.909498 1.4205 1.00978 1.4205 1.00978C1.4205 1.00978 1.26948 0.654057 1.26948 0.504576C1.26948 0.353834 1.04092 0 1.04092 0Z" koffice:nodeTypes="ccccccc"/>
            <draw:path draw:style-name="gr43" draw:id="shape431" draw:name="path1002" draw:layer="" svg:width="0.53200000000pt" svg:height="0.42320000000pt" draw:transform="matrix(0.25189779000 0.00000000000 0.00000000000 0.25189779000 54.60791543373pt 47.95703486614pt)" svg:viewBox="0 0 1 0" svg:d="M0 0.4232L0.2672 0L0.532 0.384L0 0.4232" koffice:nodeTypes="cccc"/>
            <draw:path draw:style-name="gr7" draw:id="shape432" draw:name="path1003" draw:layer="" svg:width="0.53200000000pt" svg:height="0.42320000000pt" draw:transform="matrix(0.25189779000 0.00000000000 0.00000000000 0.25189779000 54.60791543373pt 47.95703486614pt)" svg:viewBox="0 0 1 0" svg:d="M0 0.4232L0.2672 0L0.532 0.384L0 0.4232" koffice:nodeTypes="cccc"/>
            <draw:path draw:style-name="gr43" draw:id="shape433" draw:name="path1004" draw:layer="" svg:width="0.65280000000pt" svg:height="0.42320000000pt" draw:transform="matrix(0.25189779000 0.00000000000 0.00000000000 0.25189779000 54.77134671988pt 47.95199691034pt)" svg:viewBox="0 0 1 0" svg:d="M0 0.4232L0.3152 0L0.6528 0.3808L4.54747e-14 0.4232" koffice:nodeTypes="cccc"/>
            <draw:path draw:style-name="gr7" draw:id="shape434" draw:name="path1005" draw:layer="" svg:width="0.65280000000pt" svg:height="0.42320000000pt" draw:transform="matrix(0.25189779000 0.00000000000 0.00000000000 0.25189779000 54.77134671988pt 47.95199691034pt)" svg:viewBox="0 0 1 0" svg:d="M0 0.4232L0.3152 0L0.6528 0.3808L4.54747e-14 0.4232" koffice:nodeTypes="cccc"/>
            <draw:path draw:style-name="gr43" draw:id="shape435" draw:name="path1006" draw:layer="" svg:width="0.42510400000pt" svg:height="0.28132416000pt" draw:transform="matrix(0.25189779000 0.00000000000 0.00000000000 0.25189779000 54.69799408343pt 47.39983695466pt)" svg:viewBox="0 0 0 0" svg:d="M0 0L0.425104 0.124326L0.044336 0.281324L0 0" koffice:nodeTypes="cccc"/>
            <draw:path draw:style-name="gr7" draw:id="shape436" draw:name="path1007" draw:layer="" svg:width="0.42510400000pt" svg:height="0.28132416000pt" draw:transform="matrix(0.25189779000 0.00000000000 0.00000000000 0.25189779000 54.69799408343pt 47.39983695466pt)" svg:viewBox="0 0 0 0" svg:d="M0 0L0.425104 0.124326L0.044336 0.281324L0 0" koffice:nodeTypes="cccc"/>
            <draw:path draw:style-name="gr43" draw:id="shape437" draw:name="path1008" draw:layer="" svg:width="0.34105600000pt" svg:height="0.25806400000pt" draw:transform="matrix(0.25189779000 0.00000000000 0.00000000000 0.25189779000 54.89588498726pt 47.45384384083pt)" svg:viewBox="0 0 0 0" svg:d="M0 0L0.341056 0.0747776L0.0663424 0.258064L0 0" koffice:nodeTypes="cccc"/>
            <draw:path draw:style-name="gr7" draw:id="shape438" draw:name="path1009" draw:layer="" svg:width="0.34105600000pt" svg:height="0.25806400000pt" draw:transform="matrix(0.25189779000 0.00000000000 0.00000000000 0.25189779000 54.89588498726pt 47.45384384083pt)" svg:viewBox="0 0 0 0" svg:d="M0 0L0.341056 0.0747776L0.0663424 0.258064L0 0" koffice:nodeTypes="cccc"/>
            <draw:path draw:style-name="gr11" draw:id="shape439" draw:name="path1010" draw:layer="" svg:width="9.74172817867pt" svg:height="6.25306514286pt" draw:transform="matrix(0.25189779000 0.00000000000 0.00000000000 0.25189779000 53.50391669205pt 48.71252671790pt)" svg:viewBox="0 0 10 6" svg:d="M1.19222 0C1.19222 0 0.527192 0.176175 0.28166 0.501304C-0.021302 0.903557 0.000338127 1.30657 0.000338127 1.30657C0.000338127 1.30657 0.561317 0.88541 1.28627 1.06385C2.01204 1.24532 2.07946 1.30657 2.38659 1.28766C2.69038 1.26649 3.4378 1.02378 3.4378 1.02378C3.4378 1.02378 2.83021 1.66648 2.89845 2.11183C2.96919 2.55189 3.05908 2.7515 3.03995 2.97607C2.99001 3.51971 2.54805 4.18358 2.54805 4.18358C2.54805 4.18358 2.80524 4.03992 3.41282 3.9197C4.01708 3.79947 4.53479 3.53559 4.86021 3.31707C5.18564 3.09326 5.6068 2.55189 5.6068 2.55189C5.6068 2.55189 5.47113 3.2959 5.6068 3.61801C5.74662 3.94087 5.79323 4.86635 5.79323 4.86635C5.79323 4.86635 6.18359 4.55181 6.49321 4.4021C6.65717 4.31968 7.07916 4.11931 7.24396 3.87962C7.35798 3.70874 7.50114 3.07965 7.50114 3.07965C7.50114 3.07965 7.59353 3.75713 7.82574 4.08529C8.06212 4.4021 8.40836 5.39185 8.40836 5.39185C8.40836 5.39185 8.64474 4.74915 8.90192 4.48527C9.15578 4.22365 9.4629 3.88265 9.48454 3.68001C9.50618 3.47964 9.41629 3.03958 9.41629 3.03958L9.74173 3.68001M0.304132 4.14124C0.304132 4.14124 0.701146 3.51971 1.07568 3.31707C1.45107 3.11443 1.96544 2.75452 2.10442 2.71445C2.24092 2.67438 2.85185 2.37042 2.85185 2.37042M3.67001 6.25307C3.67001 6.25307 4.56891 5.83418 4.83775 5.68749C5.39956 5.38883 5.79574 4.84518 5.79574 4.84518" koffice:nodeTypes="cccccccccccccccccccccccccccccc"/>
            <draw:path draw:style-name="gr41" draw:id="shape440" draw:name="path1011" draw:layer="" svg:width="1.77774368000pt" svg:height="1.17273871412pt" draw:transform="matrix(0.25189779000 0.00000000000 0.00000000000 0.25189779000 51.72761534375pt 50.04160716178pt)" svg:viewBox="0 0 2 1" svg:d="M1.77774 0.295999C1.77774 0.295999 1.46096 -0.0921236 0.910368 0.0205013C0.359772 0.136591 0 0.852192 0 0.852192C0 0.852192 0.46612 0.710978 0.742172 0.781152C1.01672 0.852192 1.20829 1.17274 1.20829 1.17274C1.20829 1.17274 1.46096 0.918901 1.54544 0.781152C1.62991 0.644269 1.77548 0.295999 1.77548 0.295999" koffice:nodeTypes="ccccccc"/>
            <draw:path draw:style-name="gr11" draw:id="shape441" draw:name="path1012" draw:layer="" svg:width="1.77774368000pt" svg:height="1.17273871412pt" draw:transform="matrix(0.25189779000 0.00000000000 0.00000000000 0.25189779000 51.72761534375pt 50.04160716178pt)" svg:viewBox="0 0 2 1" svg:d="M1.77774 0.295999C1.77774 0.295999 1.46096 -0.0921236 0.910368 0.0205013C0.359772 0.136591 0 0.852192 0 0.852192C0 0.852192 0.46612 0.710978 0.742172 0.781152C1.01672 0.852192 1.20829 1.17274 1.20829 1.17274C1.20829 1.17274 1.46096 0.918901 1.54544 0.781152C1.62991 0.644269 1.77548 0.295999 1.77548 0.295999Z" koffice:nodeTypes="cccccccc"/>
            <draw:path draw:style-name="gr41" draw:id="shape442" draw:name="path1013" draw:layer="" svg:width="1.15295330443pt" svg:height="1.60062737136pt" draw:transform="matrix(0.25189779000 0.00000000000 0.00000000000 0.25189779000 51.68791625205pt 50.70283210103pt)" svg:viewBox="0 0 1 2" svg:d="M1.04049 0.0115864C1.04049 0.0115864 0.665112 -0.0946868 0.341971 0.336479C0.0182223 0.768657 0 1.60063 0 1.60063C0 1.60063 0.307956 1.16845 0.547882 1.22614C0.785379 1.27573 1.07451 1.49334 1.07451 1.49334C1.07451 1.49334 1.12674 0.979179 1.14193 0.847603C1.19477 0.472104 1.04049 0.0115864 1.04049 0.0115864" koffice:nodeTypes="ccccccc"/>
            <draw:path draw:style-name="gr11" draw:id="shape443" draw:name="path1014" draw:layer="" svg:width="1.15295330443pt" svg:height="1.60062737136pt" draw:transform="matrix(0.25189779000 0.00000000000 0.00000000000 0.25189779000 51.68791625205pt 50.70283210103pt)" svg:viewBox="0 0 1 2" svg:d="M1.04049 0.0115864C1.04049 0.0115864 0.665112 -0.0946868 0.341971 0.336479C0.0182223 0.768657 0 1.60063 0 1.60063C0 1.60063 0.307956 1.16845 0.547882 1.22614C0.785379 1.27573 1.07451 1.49334 1.07451 1.49334C1.07451 1.49334 1.12674 0.979179 1.14193 0.847603C1.19477 0.472104 1.04049 0.0115864 1.04049 0.0115864Z" koffice:nodeTypes="ccccccc"/>
            <draw:path draw:style-name="gr41" draw:id="shape444" draw:name="path1015" draw:layer="" svg:width="1.46567512446pt" svg:height="1.16983808000pt" draw:transform="matrix(0.25189779000 0.00000000000 0.00000000000 0.25189779000 52.32182928138pt 51.24178204774pt)" svg:viewBox="0 0 1 1" svg:d="M0.00127289 0.0324275C0.00127289 0.0324275 -0.0384365 0.515781 0.325727 0.8113C0.708293 1.12211 1.41531 1.16984 1.41531 1.16984C1.41531 1.16984 1.17706 0.846175 1.14122 0.68159C1.08698 0.438077 1.46568 0.226381 1.46568 0.226381C1.46568 0.226381 1.11604 0 0.76253 0C0.408051 0 0.00127289 0.0324275 0.00127289 0.0324275" koffice:nodeTypes="ccccccc"/>
            <draw:path draw:style-name="gr11" draw:id="shape445" draw:name="path1016" draw:layer="" svg:width="1.46567512446pt" svg:height="1.16983808000pt" draw:transform="matrix(0.25189779000 0.00000000000 0.00000000000 0.25189779000 52.32182928138pt 51.24178204774pt)" svg:viewBox="0 0 1 1" svg:d="M0.00127289 0.0324275C0.00127289 0.0324275 -0.0384365 0.515781 0.325727 0.8113C0.708293 1.12211 1.41531 1.16984 1.41531 1.16984C1.41531 1.16984 1.17706 0.846175 1.14122 0.68159C1.08698 0.438077 1.46568 0.226381 1.46568 0.226381C1.46568 0.226381 1.11604 0 0.76253 0C0.408051 0 0.00127289 0.0324275 0.00127289 0.0324275Z" koffice:nodeTypes="ccccccc"/>
            <draw:path draw:style-name="gr11" draw:id="shape446" draw:name="path1017" draw:layer="" svg:width="1.23828736514pt" svg:height="3.50887824000pt" draw:transform="matrix(0.25189779000 0.00000000000 0.00000000000 0.25189779000 55.66004212300pt 51.51967568966pt)" svg:viewBox="0 0 1 4" svg:d="M0 0C0 0 1.27282 0.938099 1.23757 1.7151C1.1998 2.49211 0.529397 3.50888 0.529397 3.50888" koffice:nodeTypes="ccc"/>
            <draw:path draw:style-name="gr41" draw:id="shape447" draw:name="path1018" draw:layer="" svg:width="2.23027200000pt" svg:height="1.56893509484pt" draw:transform="matrix(0.25189779000 0.00000000000 0.00000000000 0.25189779000 53.26056453458pt 52.53800455066pt)" svg:viewBox="0 0 2 2" svg:d="M2.23027 0.614979C2.23027 0.614979 1.80365 -0.024334 1.21229 0.000717456C0.617549 0.0287751 0 0.689132 0 0.689132C0 0.689132 0.73751 0.614979 0.925056 0.904574C1.11767 1.20219 1.30606 1.56894 1.30606 1.56894C1.30606 1.56894 1.63722 1.36051 1.78168 1.22623C1.92361 1.09597 2.23027 0.614979 2.23027 0.614979" koffice:nodeTypes="ccccccc"/>
            <draw:path draw:style-name="gr11" draw:id="shape448" draw:name="path1019" draw:layer="" svg:width="2.23027200000pt" svg:height="1.56893509484pt" draw:transform="matrix(0.25189779000 0.00000000000 0.00000000000 0.25189779000 53.26056453458pt 52.53800455066pt)" svg:viewBox="0 0 2 2" svg:d="M2.23027 0.614979C2.23027 0.614979 1.80365 -0.024334 1.21229 0.000717456C0.617549 0.0287751 0 0.689132 0 0.689132C0 0.689132 0.73751 0.614979 0.925056 0.904574C1.11767 1.20219 1.30606 1.56894 1.30606 1.56894C1.30606 1.56894 1.63722 1.36051 1.78168 1.22623C1.92361 1.09597 2.23027 0.614979 2.23027 0.614979Z" koffice:nodeTypes="ccccccc"/>
            <draw:path draw:style-name="gr41" draw:id="shape449" draw:name="path1020" draw:layer="" svg:width="1.45783010201pt" svg:height="1.88732404394pt" draw:transform="matrix(0.25189779000 0.00000000000 0.00000000000 0.25189779000 52.99508167499pt 53.22043962446pt)" svg:viewBox="0 0 1 2" svg:d="M1.22629 0.018956C1.22629 0.018956 0.595869 -0.128315 0.287831 0.398124C-0.0202079 0.922365 0.000282494 1.88732 0.000282494 1.88732C0.000282494 1.88732 0.384819 1.21691 0.727691 1.27406C1.07398 1.33231 1.45783 1.62685 1.45783 1.62685C1.45783 1.62685 1.39909 1.04216 1.36084 0.778391C1.32259 0.514622 1.22629 0.018956 1.22629 0.018956" koffice:nodeTypes="ccccccc"/>
            <draw:path draw:style-name="gr11" draw:id="shape450" draw:name="path1021" draw:layer="" svg:width="1.45783010201pt" svg:height="1.88732404394pt" draw:transform="matrix(0.25189779000 0.00000000000 0.00000000000 0.25189779000 52.99508167499pt 53.22043962446pt)" svg:viewBox="0 0 1 2" svg:d="M1.22629 0.018956C1.22629 0.018956 0.595869 -0.128315 0.287831 0.398124C-0.0202079 0.922365 0.000282494 1.88732 0.000282494 1.88732C0.000282494 1.88732 0.384819 1.21691 0.727691 1.27406C1.07398 1.33231 1.45783 1.62685 1.45783 1.62685C1.45783 1.62685 1.39909 1.04216 1.36084 0.778391C1.32259 0.514622 1.22629 0.018956 1.22629 0.018956Z" koffice:nodeTypes="ccccccc"/>
            <draw:path draw:style-name="gr41" draw:id="shape451" draw:name="path1022" draw:layer="" svg:width="1.84581506976pt" svg:height="1.14307200000pt" draw:transform="matrix(0.25189779000 0.00000000000 0.00000000000 0.25189779000 53.71110754767pt 53.81879719855pt)" svg:viewBox="0 0 2 1" svg:d="M0.258958 0C0.258958 0 -0.231227 0.385862 0.137227 0.690682C0.501333 0.99792 1.26324 1.14307 1.26324 1.14307C1.26324 1.14307 0.991518 0.919296 1.11325 0.658627C1.20998 0.454205 1.84582 0.176602 1.84582 0.176602L0.258958 0.0018144" koffice:nodeTypes="cccccc"/>
            <draw:path draw:style-name="gr11" draw:id="shape452" draw:name="path1023" draw:layer="" svg:width="1.84581506976pt" svg:height="1.14307200000pt" draw:transform="matrix(0.25189779000 0.00000000000 0.00000000000 0.25189779000 53.71110754767pt 53.81879719855pt)" svg:viewBox="0 0 2 1" svg:d="M0.258958 0C0.258958 0 -0.231227 0.385862 0.137227 0.690682C0.501333 0.99792 1.26324 1.14307 1.26324 1.14307C1.26324 1.14307 0.991518 0.919296 1.11325 0.658627C1.20998 0.454205 1.84582 0.176602 1.84582 0.176602L0.258958 0.0018144Z" koffice:nodeTypes="ccccccc"/>
            <draw:path draw:style-name="gr41" draw:id="shape453" draw:name="path1024" draw:layer="" svg:width="1.59808628119pt" svg:height="1.49028509050pt" draw:transform="matrix(0.25189779000 0.00000000000 0.00000000000 0.25189779000 55.82427948208pt 54.04712372223pt)" svg:viewBox="0 0 2 1" svg:d="M1.48315 0.064426C1.48315 0.064426 0.903189 -0.122109 0.580672 0.139625C0.261017 0.398429 0 1.49029 0 1.49029C0 1.49029 0.522033 0.894552 0.903189 0.966822C1.28363 1.04886 1.5661 1.2559 1.5661 1.2559C1.5661 1.2559 1.62402 0.811539 1.58398 0.504881C1.56038 0.319323 1.48315 0.064426 1.48315 0.064426" koffice:nodeTypes="ccccccc"/>
            <draw:path draw:style-name="gr11" draw:id="shape454" draw:name="path1025" draw:layer="" svg:width="1.59808628119pt" svg:height="1.49028509050pt" draw:transform="matrix(0.25189779000 0.00000000000 0.00000000000 0.25189779000 55.82427948208pt 54.04712372223pt)" svg:viewBox="0 0 2 1" svg:d="M1.48315 0.064426C1.48315 0.064426 0.903189 -0.122109 0.580672 0.139625C0.261017 0.398429 0 1.49029 0 1.49029C0 1.49029 0.522033 0.894552 0.903189 0.966822C1.28363 1.04886 1.5661 1.2559 1.5661 1.2559C1.5661 1.2559 1.62402 0.811539 1.58398 0.504881C1.56038 0.319323 1.48315 0.064426 1.48315 0.064426Z" koffice:nodeTypes="ccccccc"/>
            <draw:path draw:style-name="gr41" draw:id="shape455" draw:name="path1026" draw:layer="" svg:width="1.19137940072pt" svg:height="1.63443200000pt" draw:transform="matrix(0.25189779000 0.00000000000 0.00000000000 0.25189779000 56.23245026826pt 54.65953126246pt)" svg:viewBox="0 0 1 2" svg:d="M0.273851 0C0.273851 0 -0.107731 0.461402 0.0299596 0.846144C0.17012 1.23161 0.411542 1.63443 0.411542 1.63443C0.411542 1.63443 0.397958 1.06093 0.55232 0.905446C0.77522 0.675469 1.19138 0.63497 1.19138 0.63497C1.19138 0.63497 0.86228 0.290726 0.756694 0.252397C0.655433 0.211174 0.273851 0 0.273851 0" koffice:nodeTypes="ccccccc"/>
            <draw:path draw:style-name="gr11" draw:id="shape456" draw:name="path1027" draw:layer="" svg:width="1.19137940072pt" svg:height="1.63443200000pt" draw:transform="matrix(0.25189779000 0.00000000000 0.00000000000 0.25189779000 56.23245026826pt 54.65953126246pt)" svg:viewBox="0 0 1 2" svg:d="M0.273851 0C0.273851 0 -0.107731 0.461402 0.0299596 0.846144C0.17012 1.23161 0.411542 1.63443 0.411542 1.63443C0.411542 1.63443 0.397958 1.06093 0.55232 0.905446C0.77522 0.675469 1.19138 0.63497 1.19138 0.63497C1.19138 0.63497 0.86228 0.290726 0.756694 0.252397C0.655433 0.211174 0.273851 0 0.273851 0Z" koffice:nodeTypes="ccccccc"/>
            <draw:path draw:style-name="gr41" draw:id="shape457" draw:name="path1028" draw:layer="" svg:width="1.80978448044pt" svg:height="1.48919033565pt" draw:transform="matrix(0.25189779000 0.00000000000 0.00000000000 0.25189779000 56.92767123015pt 54.78260924811pt)" svg:viewBox="0 0 2 1" svg:d="M0.0867501 0.223143C0.0867501 0.223143 -0.245805 0.753998 0.391322 1.10192C1.02414 1.4526 1.56979 1.48919 1.56979 1.48919C1.56979 1.48919 1.08441 0.936245 1.23724 0.644237C1.39328 0.339807 1.80978 0.149969 1.80978 0.149969C1.80978 0.149969 1.02414 -0.0177782 0.903606 0.00155073C0.784145 0.0188087 0.0867501 0.223143 0.0867501 0.223143" koffice:nodeTypes="ccccccc"/>
            <draw:path draw:style-name="gr11" draw:id="shape458" draw:name="path1029" draw:layer="" svg:width="1.80978448044pt" svg:height="1.48919033565pt" draw:transform="matrix(0.25189779000 0.00000000000 0.00000000000 0.25189779000 56.92767123015pt 54.78260924811pt)" svg:viewBox="0 0 2 1" svg:d="M0.0867501 0.223143C0.0867501 0.223143 -0.245805 0.753998 0.391322 1.10192C1.02414 1.4526 1.56979 1.48919 1.56979 1.48919C1.56979 1.48919 1.08441 0.936245 1.23724 0.644237C1.39328 0.339807 1.80978 0.149969 1.80978 0.149969C1.80978 0.149969 1.02414 -0.0177782 0.903606 0.00155073C0.784145 0.0188087 0.0867501 0.223143 0.0867501 0.223143Z" koffice:nodeTypes="ccccccc"/>
            <draw:path draw:style-name="gr44" draw:id="shape459" draw:name="path1030" draw:layer="" svg:width="8.05348721778pt" svg:height="8.02401800000pt" draw:transform="matrix(0.25189779000 0.00000000000 0.00000000000 0.25189779000 49.05770028798pt 65.57839362691pt)" svg:viewBox="0 0 8 8" svg:d="M5.68406 1.50545C7.25661 2.0062 8.05349 3.24646 8.05349 4.69824C8.05349 6.58907 6.32125 8.02402 4.07215 8.02402C1.8238 8.02402 0 6.58907 0 4.69824C0 3.2689 0.749954 1.6721 2.31343 1.55673C2.31343 1.55673 2.26575 1.40691 2.13105 1.16094C1.9691 0.977464 1.64899 0.635352 1.64899 0.635352C1.64899 0.635352 2.24608 0.516774 2.5904 0.655382C2.937 0.793989 3.16479 1.02554 3.16479 1.02554C3.16479 1.02554 3.32825 0.686628 3.55679 0.423835C3.78761 0.163445 4.08653 0 4.08653 0C4.08653 0 4.43237 0.307661 4.54588 0.513569C4.65864 0.725887 4.73205 0.977464 4.73205 0.977464C4.73205 0.977464 5.04989 0.700249 5.32611 0.58728C5.60157 0.471907 5.95725 0.381371 5.95725 0.381371C5.95725 0.381371 5.85584 0.745917 5.78849 0.931796C5.72038 1.11607 5.68406 1.50545 5.68406 1.50545" koffice:nodeTypes="ccccccccccccccccc"/>
            <draw:path draw:style-name="gr36" draw:id="shape460" draw:name="path1031" draw:layer="" svg:width="8.05348721778pt" svg:height="8.02401800000pt" draw:transform="matrix(0.25189779000 0.00000000000 0.00000000000 0.25189779000 49.05770028798pt 65.57839362691pt)" svg:viewBox="0 0 8 8" svg:d="M5.68406 1.50545C7.25661 2.0062 8.05349 3.24646 8.05349 4.69824C8.05349 6.58907 6.32125 8.02402 4.07215 8.02402C1.8238 8.02402 0 6.58907 0 4.69824C0 3.2689 0.749954 1.6721 2.31343 1.55673C2.31343 1.55673 2.26575 1.40691 2.13105 1.16094C1.9691 0.977464 1.64899 0.635352 1.64899 0.635352C1.64899 0.635352 2.24608 0.516774 2.5904 0.655382C2.937 0.793989 3.16479 1.02554 3.16479 1.02554C3.16479 1.02554 3.32825 0.686628 3.55679 0.423835C3.78761 0.163445 4.08653 0 4.08653 0C4.08653 0 4.43237 0.307661 4.54588 0.513569C4.65864 0.725887 4.73205 0.977464 4.73205 0.977464C4.73205 0.977464 5.04989 0.700249 5.32611 0.58728C5.60157 0.471907 5.95725 0.381371 5.95725 0.381371C5.95725 0.381371 5.85584 0.745917 5.78849 0.931796C5.72038 1.11607 5.68406 1.50545 5.68406 1.50545Z" koffice:nodeTypes="ccccccccccccccccc"/>
            <draw:path draw:style-name="gr10" draw:id="shape461" draw:name="path1032" draw:layer="" svg:width="9.20920177778pt" svg:height="3.03199033483pt" draw:transform="matrix(0.25189779000 0.00000000000 0.00000000000 0.25189779000 47.76032591037pt 67.45630491636pt)" svg:viewBox="0 0 9 3" svg:d="M9.2092 2.61961C9.2092 2.61961 6.01188 0.477875 4.62564 0.188344C2.8534 -0.183221 0.861845 0.11757 0 0.072531C0.0242773 0.0974629 1.03341 0.812445 1.47606 1.25479C1.91953 1.69471 3.3964 2.57376 4.23073 2.78126C6.82517 3.42788 9.2092 2.61961 9.2092 2.61961" koffice:nodeTypes="cccccc"/>
            <draw:path draw:style-name="gr36" draw:id="shape462" draw:name="path1033" draw:layer="" svg:width="9.20920177778pt" svg:height="3.03199033483pt" draw:transform="matrix(0.25189779000 0.00000000000 0.00000000000 0.25189779000 47.76032591037pt 67.45630491636pt)" svg:viewBox="0 0 9 3" svg:d="M9.2092 2.61961C9.2092 2.61961 6.01188 0.477875 4.62564 0.188344C2.8534 -0.183221 0.861845 0.11757 0 0.072531C0.0242773 0.0974629 1.03341 0.812445 1.47606 1.25479C1.91953 1.69471 3.3964 2.57376 4.23073 2.78126C6.82517 3.42788 9.2092 2.61961 9.2092 2.61961Z" koffice:nodeTypes="cccccc"/>
            <draw:path draw:style-name="gr10" draw:id="shape463" draw:name="path1034" draw:layer="" svg:width="9.53007577343pt" svg:height="2.13135179675pt" draw:transform="matrix(0.25189779000 0.00000000000 0.00000000000 0.25189779000 50.28091595622pt 67.52807315354pt)" svg:viewBox="0 0 10 2" svg:d="M0 2.11263C0 2.11263 2.08357 0.338533 4.26429 0.0937597C6.8418 -0.198889 8.52858 0.267731 9.52962 0.481485C9.55267 0.481485 8.70228 0.811895 8.2528 1.06409C7.80085 1.31628 6.64011 2.11263 4.86524 2.12949C3.08708 2.15107 1.12534 1.9771 0.800172 2.01756C0.474999 2.05329 0 2.11263 0 2.11263" koffice:nodeTypes="ccccccc"/>
            <draw:path draw:style-name="gr36" draw:id="shape464" draw:name="path1035" draw:layer="" svg:width="9.53007577343pt" svg:height="2.13135179675pt" draw:transform="matrix(0.25189779000 0.00000000000 0.00000000000 0.25189779000 50.28091595622pt 67.52807315354pt)" svg:viewBox="0 0 10 2" svg:d="M0 2.11263C0 2.11263 2.08357 0.338533 4.26429 0.0937597C6.8418 -0.198889 8.52858 0.267731 9.52962 0.481485C9.55267 0.481485 8.70228 0.811895 8.2528 1.06409C7.80085 1.31628 6.64011 2.11263 4.86524 2.12949C3.08708 2.15107 1.12534 1.9771 0.800172 2.01756C0.474999 2.05329 0 2.11263 0 2.11263Z" koffice:nodeTypes="ccccccc"/>
            <draw:path draw:style-name="gr4" draw:id="shape465" draw:name="path1036" draw:layer="" svg:width="2.21467392000pt" svg:height="5.80481376000pt" draw:transform="matrix(0.25189779000 0.00000000000 0.00000000000 0.25189779000 49.80271319169pt 66.01689729974pt)" svg:viewBox="0 0 2 6" svg:d="M1.1094 5.80481C0.425476 5.07774 0 4.04535 0 2.89965C0 1.75632 0.428225 0.72393 1.11146 0C1.79263 0.72393 2.21467 1.75632 2.21467 2.89965C2.21467 4.04535 1.78989 5.07774 1.1094 5.80481" koffice:nodeTypes="ccccc"/>
            <draw:path draw:style-name="gr36" draw:id="shape466" draw:name="path1037" draw:layer="" svg:width="2.21467392000pt" svg:height="5.80481376000pt" draw:transform="matrix(0.25189779000 0.00000000000 0.00000000000 0.25189779000 49.80271319169pt 66.01689729974pt)" svg:viewBox="0 0 2 6" svg:d="M1.1094 5.80481C0.425476 5.07774 0 4.04535 0 2.89965C0 1.75632 0.428225 0.72393 1.11146 0C1.79263 0.72393 2.21467 1.75632 2.21467 2.89965C2.21467 4.04535 1.78989 5.07774 1.1094 5.80481Z" koffice:nodeTypes="ccccc"/>
            <draw:path draw:style-name="gr10" draw:id="shape467" draw:name="path1038" draw:layer="" svg:width="1.85395456000pt" svg:height="3.94419600000pt" draw:transform="matrix(0.25189779000 0.00000000000 0.00000000000 0.25189779000 49.92523627674pt 67.59035165520pt)" svg:viewBox="0 0 2 4" svg:d="M0 3.9442C0 3.9442 0.66555 2.74545 0.729818 1.71432C0.78646 0.851597 0.563158 0 0.563158 0C0.563158 0 0.929156 0 1.1274 0C1.32674 0 1.42369 0 1.42369 0C1.42369 0 1.85395 0.915943 1.85395 1.71432C1.85395 2.51507 1.65462 3.58036 1.65462 3.58036C1.65462 3.58036 1.05878 3.64709 0.860531 3.71461C0.66555 3.78452 0 3.9442 0 3.9442" koffice:nodeTypes="ccccccccc"/>
            <draw:path draw:style-name="gr36" draw:id="shape468" draw:name="path1039" draw:layer="" svg:width="1.85395456000pt" svg:height="3.94419600000pt" draw:transform="matrix(0.25189779000 0.00000000000 0.00000000000 0.25189779000 49.92523627674pt 67.59035165520pt)" svg:viewBox="0 0 2 4" svg:d="M0 3.9442C0 3.9442 0.66555 2.74545 0.729818 1.71432C0.78646 0.851597 0.563158 0 0.563158 0C0.563158 0 0.929156 0 1.1274 0C1.32674 0 1.42369 0 1.42369 0C1.42369 0 1.85395 0.915943 1.85395 1.71432C1.85395 2.51507 1.65462 3.58036 1.65462 3.58036C1.65462 3.58036 1.05878 3.64709 0.860531 3.71461C0.66555 3.78452 0 3.9442 0 3.9442Z" koffice:nodeTypes="ccccccccc"/>
            <draw:path draw:style-name="gr9" draw:id="shape469" draw:name="path1040" draw:layer="" svg:width="1.51380000000pt" svg:height="1.35268352000pt" draw:transform="matrix(0.25189779000 0.00000000000 0.00000000000 0.25189779000 59.99731903034pt 39.55674736522pt)" svg:viewBox="0 0 2 1" svg:d="M0 0.675684C0 0.299354 0.339648 0 0.757248 0C1.17694 0 1.5138 0.299354 1.5138 0.675684C1.5138 1.05136 1.17694 1.35268 0.757248 1.35268C0.339648 1.35268 0 1.05136 0 0.675684" koffice:nodeTypes="ccccc"/>
            <draw:path draw:style-name="gr11" draw:id="shape470" draw:name="path1041" draw:layer="" svg:width="1.51380000000pt" svg:height="1.35268352000pt" draw:transform="matrix(0.25189779000 0.00000000000 0.00000000000 0.25189779000 59.99731903034pt 39.55674736522pt)" svg:viewBox="0 0 2 1" svg:d="M0 0.675684C0 0.299354 0.339648 0 0.757248 0C1.17694 0 1.5138 0.299354 1.5138 0.675684C1.5138 1.05136 1.17694 1.35268 0.757248 1.35268C0.339648 1.35268 0 1.05136 0 0.675684Z" koffice:nodeTypes="ccccc"/>
            <draw:path draw:style-name="gr9" draw:id="shape471" draw:name="path1042" draw:layer="" svg:width="1.51380000000pt" svg:height="1.35795200000pt" draw:transform="matrix(0.25189779000 0.00000000000 0.00000000000 0.25189779000 60.29737967778pt 39.02514226920pt)" svg:viewBox="0 0 2 1" svg:d="M0 0.676998C0 0.302573 0.33756 0 0.757248 0C1.17415 0 1.5138 0.302573 1.5138 0.676998C1.5138 1.05604 1.17415 1.35795 0.757248 1.35795C0.33756 1.35795 0 1.05604 0 0.676998" koffice:nodeTypes="ccccc"/>
            <draw:path draw:style-name="gr11" draw:id="shape472" draw:name="path1043" draw:layer="" svg:width="1.51380000000pt" svg:height="1.35795200000pt" draw:transform="matrix(0.25189779000 0.00000000000 0.00000000000 0.25189779000 60.29737967778pt 39.02514226920pt)" svg:viewBox="0 0 2 1" svg:d="M0 0.676998C0 0.302573 0.33756 0 0.757248 0C1.17415 0 1.5138 0.302573 1.5138 0.676998C1.5138 1.05604 1.17415 1.35795 0.757248 1.35795C0.33756 1.35795 0 1.05604 0 0.676998Z" koffice:nodeTypes="ccccc"/>
            <draw:path draw:style-name="gr9" draw:id="shape473" draw:name="path1044" draw:layer="" svg:width="1.52076800000pt" svg:height="1.36191008000pt" draw:transform="matrix(0.25189779000 0.00000000000 0.00000000000 0.25189779000 60.49688272746pt 38.40910103398pt)" svg:viewBox="0 0 2 1" svg:d="M0 0.679965C0 0.304994 0.341126 0 0.762477 0C1.18034 0 1.52077 0.304994 1.52077 0.679965C1.52077 1.05692 1.18034 1.36191 0.762477 1.36191C0.341126 1.36191 0 1.05692 0 0.679965" koffice:nodeTypes="ccccc"/>
            <draw:path draw:style-name="gr11" draw:id="shape474" draw:name="path1045" draw:layer="" svg:width="1.52076800000pt" svg:height="1.36191008000pt" draw:transform="matrix(0.25189779000 0.00000000000 0.00000000000 0.25189779000 60.49688272746pt 38.40910103398pt)" svg:viewBox="0 0 2 1" svg:d="M0 0.679965C0 0.304994 0.341126 0 0.762477 0C1.18034 0 1.52077 0.304994 1.52077 0.679965C1.52077 1.05692 1.18034 1.36191 0.762477 1.36191C0.341126 1.36191 0 1.05692 0 0.679965Z" koffice:nodeTypes="ccccc"/>
            <draw:path draw:style-name="gr9" draw:id="shape475" draw:name="path1046" draw:layer="" svg:width="1.51240832000pt" svg:height="1.35663392000pt" draw:transform="matrix(0.25189779000 0.00000000000 0.00000000000 0.25189779000 60.52267706116pt 37.74892730594pt)" svg:viewBox="0 0 2 1" svg:d="M0 0.677988C0 0.301767 0.338796 0 0.755508 0C1.17292 0 1.51241 0.301767 1.51241 0.677988C1.51241 1.05487 1.17292 1.35663 0.755508 1.35663C0.338796 1.35663 0 1.05487 0 0.677988" koffice:nodeTypes="ccccc"/>
            <draw:path draw:style-name="gr11" draw:id="shape476" draw:name="path1047" draw:layer="" svg:width="1.51240832000pt" svg:height="1.35663392000pt" draw:transform="matrix(0.25189779000 0.00000000000 0.00000000000 0.25189779000 60.52267706116pt 37.74892730594pt)" svg:viewBox="0 0 2 1" svg:d="M0 0.677988C0 0.301767 0.338796 0 0.755508 0C1.17292 0 1.51241 0.301767 1.51241 0.677988C1.51241 1.05487 1.17292 1.35663 0.755508 1.35663C0.338796 1.35663 0 1.05487 0 0.677988Z" koffice:nodeTypes="ccccc"/>
            <draw:path draw:style-name="gr9" draw:id="shape477" draw:name="path1048" draw:layer="" svg:width="1.51797888000pt" svg:height="1.35795200000pt" draw:transform="matrix(0.25189779000 0.00000000000 0.00000000000 0.25189779000 60.35985032970pt 37.09923252598pt)" svg:viewBox="0 0 2 1" svg:d="M0 0.676998C0 0.302573 0.340116 0 0.756899 0C1.17786 0 1.51798 0.302573 1.51798 0.676998C1.51798 1.05538 1.17786 1.35795 0.756899 1.35795C0.340116 1.35795 0 1.05538 0 0.676998" koffice:nodeTypes="ccccc"/>
            <draw:path draw:style-name="gr11" draw:id="shape478" draw:name="path1049" draw:layer="" svg:width="1.51797888000pt" svg:height="1.35795200000pt" draw:transform="matrix(0.25189779000 0.00000000000 0.00000000000 0.25189779000 60.35985032970pt 37.09923252598pt)" svg:viewBox="0 0 2 1" svg:d="M0 0.676998C0 0.302573 0.340116 0 0.756899 0C1.17786 0 1.51798 0.302573 1.51798 0.676998C1.51798 1.05538 1.17786 1.35795 0.756899 1.35795C0.340116 1.35795 0 1.05538 0 0.676998Z" koffice:nodeTypes="ccccc"/>
            <draw:path draw:style-name="gr9" draw:id="shape479" draw:name="path1050" draw:layer="" svg:width="1.51658528000pt" svg:height="1.36191008000pt" draw:transform="matrix(0.25189779000 0.00000000000 0.00000000000 0.25189779000 60.02210577287pt 36.50878410622pt)" svg:viewBox="0 0 2 1" svg:d="M0 0.679305C0 0.302353 0.33996 0 0.757944 0C1.17802 0 1.51659 0.302353 1.51659 0.679305C1.51659 1.05692 1.17802 1.36191 0.757944 1.36191C0.33996 1.36191 0 1.05692 0 0.679305" koffice:nodeTypes="ccccc"/>
            <draw:path draw:style-name="gr11" draw:id="shape480" draw:name="path1051" draw:layer="" svg:width="1.51658528000pt" svg:height="1.36191008000pt" draw:transform="matrix(0.25189779000 0.00000000000 0.00000000000 0.25189779000 60.02210577287pt 36.50878410622pt)" svg:viewBox="0 0 2 1" svg:d="M0 0.679305C0 0.302353 0.33996 0 0.757944 0C1.17802 0 1.51659 0.302353 1.51659 0.679305C1.51659 1.05692 1.17802 1.36191 0.757944 1.36191C0.33996 1.36191 0 1.05692 0 0.679305Z" koffice:nodeTypes="ccccc"/>
            <draw:path draw:style-name="gr9" draw:id="shape481" draw:name="path1052" draw:layer="" svg:width="1.51797888000pt" svg:height="1.36191008000pt" draw:transform="matrix(0.25189779000 0.00000000000 0.00000000000 0.25189779000 59.57191404258pt 36.02332668533pt)" svg:viewBox="0 0 2 1" svg:d="M0 0.681945C0 0.304994 0.33942 0 0.757596 0C1.17856 0 1.51798 0.304994 1.51798 0.681945C1.51798 1.05692 1.17856 1.36191 0.757596 1.36191C0.33942 1.36191 0 1.05692 0 0.681945" koffice:nodeTypes="ccccc"/>
            <draw:path draw:style-name="gr11" draw:id="shape482" draw:name="path1053" draw:layer="" svg:width="1.51797888000pt" svg:height="1.36191008000pt" draw:transform="matrix(0.25189779000 0.00000000000 0.00000000000 0.25189779000 59.57191404258pt 36.02332668533pt)" svg:viewBox="0 0 2 1" svg:d="M0 0.681945C0 0.304994 0.33942 0 0.757596 0C1.17856 0 1.51798 0.304994 1.51798 0.681945C1.51798 1.05692 1.17856 1.36191 0.757596 1.36191C0.33942 1.36191 0 1.05692 0 0.681945Z" koffice:nodeTypes="ccccc"/>
            <draw:path draw:style-name="gr9" draw:id="shape483" draw:name="path1054" draw:layer="" svg:width="1.51937312000pt" svg:height="1.36191008000pt" draw:transform="matrix(0.25189779000 0.00000000000 0.00000000000 0.25189779000 59.04877271231pt 35.62029022133pt)" svg:viewBox="0 0 2 1" svg:d="M0 0.682605C0 0.304994 0.340273 0 0.76143 0C1.1791 0 1.51937 0.304994 1.51937 0.682605C1.51937 1.05692 1.1791 1.36191 0.76143 1.36191C0.340273 1.36191 0 1.05692 0 0.682605" koffice:nodeTypes="ccccc"/>
            <draw:path draw:style-name="gr11" draw:id="shape484" draw:name="path1055" draw:layer="" svg:width="1.51937312000pt" svg:height="1.36191008000pt" draw:transform="matrix(0.25189779000 0.00000000000 0.00000000000 0.25189779000 59.04877271231pt 35.62029022133pt)" svg:viewBox="0 0 2 1" svg:d="M0 0.682605C0 0.304994 0.340273 0 0.76143 0C1.1791 0 1.51937 0.304994 1.51937 0.682605C1.51937 1.05692 1.1791 1.36191 0.76143 1.36191C0.340273 1.36191 0 1.05692 0 0.682605Z" koffice:nodeTypes="ccccc"/>
            <draw:path draw:style-name="gr9" draw:id="shape485" draw:name="path1056" draw:layer="" svg:width="1.51797888000pt" svg:height="1.35795200000pt" draw:transform="matrix(0.25189779000 0.00000000000 0.00000000000 0.25189779000 58.42386467488pt 35.29201702140pt)" svg:viewBox="0 0 2 1" svg:d="M0 0.676339C0 0.299936 0.33942 0 0.757596 0C1.17786 0 1.51798 0.299936 1.51798 0.676339C1.51798 1.0534 1.17786 1.35795 0.757596 1.35795C0.33942 1.35795 0 1.0534 0 0.676339" koffice:nodeTypes="ccccc"/>
            <draw:path draw:style-name="gr11" draw:id="shape486" draw:name="path1057" draw:layer="" svg:width="1.51797888000pt" svg:height="1.35795200000pt" draw:transform="matrix(0.25189779000 0.00000000000 0.00000000000 0.25189779000 58.42386467488pt 35.29201702140pt)" svg:viewBox="0 0 2 1" svg:d="M0 0.676339C0 0.299936 0.33942 0 0.757596 0C1.17786 0 1.51798 0.299936 1.51798 0.676339C1.51798 1.0534 1.17786 1.35795 0.757596 1.35795C0.33942 1.35795 0 1.0534 0 0.676339Z" koffice:nodeTypes="ccccc"/>
            <draw:path draw:style-name="gr9" draw:id="shape487" draw:name="path1058" draw:layer="" svg:width="1.51937312000pt" svg:height="1.36191008000pt" draw:transform="matrix(0.25189779000 0.00000000000 0.00000000000 0.25189779000 57.77537900430pt 35.05603917173pt)" svg:viewBox="0 0 2 1" svg:d="M0 0.679965C0 0.304994 0.340273 0 0.760732 0C1.1784 0 1.51937 0.304994 1.51937 0.679965C1.51937 1.05692 1.1784 1.36191 0.760732 1.36191C0.340273 1.36191 0 1.05692 0 0.679965" koffice:nodeTypes="ccccc"/>
            <draw:path draw:style-name="gr11" draw:id="shape488" draw:name="path1059" draw:layer="" svg:width="1.51937312000pt" svg:height="1.36191008000pt" draw:transform="matrix(0.25189779000 0.00000000000 0.00000000000 0.25189779000 57.77537900430pt 35.05603917173pt)" svg:viewBox="0 0 2 1" svg:d="M0 0.679965C0 0.304994 0.340273 0 0.760732 0C1.1784 0 1.51937 0.304994 1.51937 0.679965C1.51937 1.05692 1.1784 1.36191 0.760732 1.36191C0.340273 1.36191 0 1.05692 0 0.679965Z" koffice:nodeTypes="ccccc"/>
            <draw:path draw:style-name="gr9" draw:id="shape489" draw:name="path1060" draw:layer="" svg:width="1.51658528000pt" svg:height="1.36191008000pt" draw:transform="matrix(0.25189779000 0.00000000000 0.00000000000 0.25189779000 57.05051792380pt 34.92605991209pt)" svg:viewBox="0 0 2 1" svg:d="M0 0.681945C0 0.306974 0.339264 0 0.757248 0C1.17802 0 1.51659 0.306974 1.51659 0.681945C1.51659 1.05692 1.17802 1.36191 0.757248 1.36191C0.339264 1.36191 0 1.05692 0 0.681945" koffice:nodeTypes="ccccc"/>
            <draw:path draw:style-name="gr11" draw:id="shape490" draw:name="path1061" draw:layer="" svg:width="1.51658528000pt" svg:height="1.36191008000pt" draw:transform="matrix(0.25189779000 0.00000000000 0.00000000000 0.25189779000 57.05051792380pt 34.92605991209pt)" svg:viewBox="0 0 2 1" svg:d="M0 0.681945C0 0.306974 0.339264 0 0.757248 0C1.17802 0 1.51659 0.306974 1.51659 0.681945C1.51659 1.05692 1.17802 1.36191 0.757248 1.36191C0.339264 1.36191 0 1.05692 0 0.681945Z" koffice:nodeTypes="ccccc"/>
            <draw:path draw:style-name="gr9" draw:id="shape491" draw:name="path1062" draw:layer="" svg:width="1.51937312000pt" svg:height="1.35795200000pt" draw:transform="matrix(0.25189779000 0.00000000000 0.00000000000 0.25189779000 56.36233316152pt 34.89119725795pt)" svg:viewBox="0 0 2 1" svg:d="M0 0.676339C0 0.301914 0.340273 0 0.760732 0C1.1791 0 1.51937 0.301914 1.51937 0.676339C1.51937 1.0534 1.1791 1.35795 0.760732 1.35795C0.340273 1.35795 0 1.0534 0 0.676339" koffice:nodeTypes="ccccc"/>
            <draw:path draw:style-name="gr11" draw:id="shape492" draw:name="path1063" draw:layer="" svg:width="1.51937312000pt" svg:height="1.35795200000pt" draw:transform="matrix(0.25189779000 0.00000000000 0.00000000000 0.25189779000 56.36233316152pt 34.89119725795pt)" svg:viewBox="0 0 2 1" svg:d="M0 0.676339C0 0.301914 0.340273 0 0.760732 0C1.1791 0 1.51937 0.301914 1.51937 0.676339C1.51937 1.0534 1.1791 1.35795 0.760732 1.35795C0.340273 1.35795 0 1.0534 0 0.676339Z" koffice:nodeTypes="ccccc"/>
            <draw:path draw:style-name="gr9" draw:id="shape493" draw:name="path1064" draw:layer="" svg:width="1.51937312000pt" svg:height="1.36191008000pt" draw:transform="matrix(0.25189779000 0.00000000000 0.00000000000 0.25189779000 55.68684404786pt 34.91396881817pt)" svg:viewBox="0 0 2 1" svg:d="M0 0.679965C0 0.304994 0.34097 0 0.760732 0C1.18189 0 1.51937 0.304994 1.51937 0.679965C1.51937 1.05692 1.18189 1.36191 0.760732 1.36191C0.34097 1.36191 0 1.05692 0 0.679965" koffice:nodeTypes="ccccc"/>
            <draw:path draw:style-name="gr11" draw:id="shape494" draw:name="path1065" draw:layer="" svg:width="1.51937312000pt" svg:height="1.36191008000pt" draw:transform="matrix(0.25189779000 0.00000000000 0.00000000000 0.25189779000 55.68684404786pt 34.91396881817pt)" svg:viewBox="0 0 2 1" svg:d="M0 0.679965C0 0.304994 0.34097 0 0.760732 0C1.18189 0 1.51937 0.304994 1.51937 0.679965C1.51937 1.05692 1.18189 1.36191 0.760732 1.36191C0.34097 1.36191 0 1.05692 0 0.679965Z" koffice:nodeTypes="ccccc"/>
            <draw:path draw:style-name="gr9" draw:id="shape495" draw:name="path1066" draw:layer="" svg:width="1.51240832000pt" svg:height="1.36191008000pt" draw:transform="matrix(0.25189779000 0.00000000000 0.00000000000 0.25189779000 55.01236252535pt 34.91396881817pt)" svg:viewBox="0 0 2 1" svg:d="M0 0.679965C0 0.304994 0.338796 0 0.756204 0C1.17292 0 1.51241 0.304994 1.51241 0.679965C1.51241 1.05692 1.17292 1.36191 0.756204 1.36191C0.338796 1.36191 0 1.05692 0 0.679965" koffice:nodeTypes="ccccc"/>
            <draw:path draw:style-name="gr11" draw:id="shape496" draw:name="path1067" draw:layer="" svg:width="1.51240832000pt" svg:height="1.36191008000pt" draw:transform="matrix(0.25189779000 0.00000000000 0.00000000000 0.25189779000 55.01236252535pt 34.91396881817pt)" svg:viewBox="0 0 2 1" svg:d="M0 0.679965C0 0.304994 0.338796 0 0.756204 0C1.17292 0 1.51241 0.304994 1.51241 0.679965C1.51241 1.05692 1.17292 1.36191 0.756204 1.36191C0.338796 1.36191 0 1.05692 0 0.679965Z" koffice:nodeTypes="ccccc"/>
            <draw:path draw:style-name="gr9" draw:id="shape497" draw:name="path1068" draw:layer="" svg:width="1.51240832000pt" svg:height="1.36587392000pt" draw:transform="matrix(0.25189779000 0.00000000000 0.00000000000 0.25189779000 55.35010708218pt 35.49252766224pt)" svg:viewBox="0 0 2 1" svg:d="M0 0.682937C0 0.305437 0.339492 0 0.756204 0C1.1757 0 1.51241 0.305437 1.51241 0.682937C1.51241 1.05845 1.1757 1.36587 0.756204 1.36587C0.339492 1.36587 0 1.05845 0 0.682937" koffice:nodeTypes="ccccc"/>
            <draw:path draw:style-name="gr11" draw:id="shape498" draw:name="path1069" draw:layer="" svg:width="1.51240832000pt" svg:height="1.36587392000pt" draw:transform="matrix(0.25189779000 0.00000000000 0.00000000000 0.25189779000 55.35010708218pt 35.49252766224pt)" svg:viewBox="0 0 2 1" svg:d="M0 0.682937C0 0.305437 0.339492 0 0.756204 0C1.1757 0 1.51241 0.305437 1.51241 0.682937C1.51241 1.05845 1.1757 1.36587 0.756204 1.36587C0.339492 1.36587 0 1.05845 0 0.682937Z" koffice:nodeTypes="ccccc"/>
            <draw:path draw:style-name="gr9" draw:id="shape499" draw:name="path1070" draw:layer="" svg:width="1.51937312000pt" svg:height="1.35795200000pt" draw:transform="matrix(0.25189779000 0.00000000000 0.00000000000 0.25189779000 55.48734099818pt 36.13194501238pt)" svg:viewBox="0 0 2 1" svg:d="M0 0.681613C0 0.30521 0.340273 0 0.758641 0C1.1791 0 1.51937 0.30521 1.51937 0.681613C1.51937 1.0534 1.1791 1.35795 0.758641 1.35795C0.340273 1.35795 0 1.0534 0 0.681613" koffice:nodeTypes="ccccc"/>
            <draw:path draw:style-name="gr11" draw:id="shape500" draw:name="path1071" draw:layer="" svg:width="1.51937312000pt" svg:height="1.35795200000pt" draw:transform="matrix(0.25189779000 0.00000000000 0.00000000000 0.25189779000 55.48734099818pt 36.13194501238pt)" svg:viewBox="0 0 2 1" svg:d="M0 0.681613C0 0.30521 0.340273 0 0.758641 0C1.1791 0 1.51937 0.30521 1.51937 0.681613C1.51937 1.0534 1.1791 1.35795 0.758641 1.35795C0.340273 1.35795 0 1.0534 0 0.681613Z" koffice:nodeTypes="ccccc"/>
            <draw:path draw:style-name="gr9" draw:id="shape501" draw:name="path1072" draw:layer="" svg:width="1.51658528000pt" svg:height="1.36191008000pt" draw:transform="matrix(0.25189779000 0.00000000000 0.00000000000 0.25189779000 55.51212774071pt 36.76954869842pt)" svg:viewBox="0 0 2 1" svg:d="M0 0.681945C0 0.302353 0.33996 0 0.760034 0C1.17802 0 1.51659 0.302353 1.51659 0.681945C1.51659 1.05692 1.17802 1.36191 0.760034 1.36191C0.33996 1.36191 0 1.05692 0 0.681945" koffice:nodeTypes="ccccc"/>
            <draw:path draw:style-name="gr11" draw:id="shape502" draw:name="path1073" draw:layer="" svg:width="1.51658528000pt" svg:height="1.36191008000pt" draw:transform="matrix(0.25189779000 0.00000000000 0.00000000000 0.25189779000 55.51212774071pt 36.76954869842pt)" svg:viewBox="0 0 2 1" svg:d="M0 0.681945C0 0.302353 0.33996 0 0.760034 0C1.17802 0 1.51659 0.302353 1.51659 0.681945C1.51659 1.05692 1.17802 1.36191 0.760034 1.36191C0.33996 1.36191 0 1.05692 0 0.681945Z" koffice:nodeTypes="ccccc"/>
            <draw:path draw:style-name="gr9" draw:id="shape503" draw:name="path1074" draw:layer="" svg:width="1.51380000000pt" svg:height="1.36191008000pt" draw:transform="matrix(0.25189779000 0.00000000000 0.00000000000 0.25189779000 55.31242317280pt 37.34951817012pt)" svg:viewBox="0 0 2 1" svg:d="M0 0.681945C0 0.306974 0.339648 0 0.756552 0C1.17694 0 1.5138 0.306974 1.5138 0.681945C1.5138 1.0589 1.17694 1.36191 0.756552 1.36191C0.339648 1.36191 0 1.0589 0 0.681945" koffice:nodeTypes="ccccc"/>
            <draw:path draw:style-name="gr11" draw:id="shape504" draw:name="path1075" draw:layer="" svg:width="1.51380000000pt" svg:height="1.36191008000pt" draw:transform="matrix(0.25189779000 0.00000000000 0.00000000000 0.25189779000 55.31242317280pt 37.34951817012pt)" svg:viewBox="0 0 2 1" svg:d="M0 0.681945C0 0.306974 0.339648 0 0.756552 0C1.17694 0 1.5138 0.306974 1.5138 0.681945C1.5138 1.0589 1.17694 1.36191 0.756552 1.36191C0.339648 1.36191 0 1.0589 0 0.681945Z" koffice:nodeTypes="ccccc"/>
            <draw:path draw:style-name="gr9" draw:id="shape505" draw:name="path1076" draw:layer="" svg:width="1.51380000000pt" svg:height="1.36191008000pt" draw:transform="matrix(0.25189779000 0.00000000000 0.00000000000 0.25189779000 54.93941292537pt 37.88253389376pt)" svg:viewBox="0 0 2 1" svg:d="M0 0.681945C0 0.306974 0.340344 0 0.757248 0C1.17624 0 1.5138 0.306974 1.5138 0.681945C1.5138 1.05692 1.17624 1.36191 0.757248 1.36191C0.340344 1.36191 0 1.05692 0 0.681945" koffice:nodeTypes="ccccc"/>
            <draw:path draw:style-name="gr11" draw:id="shape506" draw:name="path1077" draw:layer="" svg:width="1.51380000000pt" svg:height="1.36191008000pt" draw:transform="matrix(0.25189779000 0.00000000000 0.00000000000 0.25189779000 54.93941292537pt 37.88253389376pt)" svg:viewBox="0 0 2 1" svg:d="M0 0.681945C0 0.306974 0.340344 0 0.757248 0C1.17624 0 1.5138 0.306974 1.5138 0.681945C1.5138 1.05692 1.17624 1.36191 0.757248 1.36191C0.340344 1.36191 0 1.05692 0 0.681945Z" koffice:nodeTypes="ccccc"/>
            <draw:path draw:style-name="gr9" draw:id="shape507" draw:name="path1078" draw:layer="" svg:width="1.51797888000pt" svg:height="1.35795200000pt" draw:transform="matrix(0.25189779000 0.00000000000 0.00000000000 0.25189779000 54.50131228900pt 34.51234298179pt)" svg:viewBox="0 0 2 1" svg:d="M0 0.676998C0 0.302573 0.340116 0 0.760383 0C1.17856 0 1.51798 0.302573 1.51798 0.676998C1.51798 1.0534 1.17856 1.35795 0.760383 1.35795C0.340116 1.35795 0 1.0534 0 0.676998" koffice:nodeTypes="ccccc"/>
            <draw:path draw:style-name="gr11" draw:id="shape508" draw:name="path1079" draw:layer="" svg:width="1.51797888000pt" svg:height="1.35795200000pt" draw:transform="matrix(0.25189779000 0.00000000000 0.00000000000 0.25189779000 54.50131228900pt 34.51234298179pt)" svg:viewBox="0 0 2 1" svg:d="M0 0.676998C0 0.302573 0.340116 0 0.760383 0C1.17856 0 1.51798 0.302573 1.51798 0.676998C1.51798 1.0534 1.17856 1.35795 0.760383 1.35795C0.340116 1.35795 0 1.0534 0 0.676998Z" koffice:nodeTypes="ccccc"/>
            <draw:path draw:style-name="gr9" draw:id="shape509" draw:name="path1080" draw:layer="" svg:width="1.51240832000pt" svg:height="1.36191008000pt" draw:transform="matrix(0.25189779000 0.00000000000 0.00000000000 0.25189779000 53.90159403057pt 34.17983789899pt)" svg:viewBox="0 0 2 1" svg:d="M0 0.681945C0 0.306974 0.337405 0 0.7569 0C1.17431 0 1.51241 0.306974 1.51241 0.681945C1.51241 1.05692 1.17431 1.36191 0.7569 1.36191C0.337405 1.36191 0 1.05692 0 0.681945" koffice:nodeTypes="ccccc"/>
            <draw:path draw:style-name="gr11" draw:id="shape510" draw:name="path1081" draw:layer="" svg:width="1.51240832000pt" svg:height="1.36191008000pt" draw:transform="matrix(0.25189779000 0.00000000000 0.00000000000 0.25189779000 53.90159403057pt 34.17983789899pt)" svg:viewBox="0 0 2 1" svg:d="M0 0.681945C0 0.306974 0.337405 0 0.7569 0C1.17431 0 1.51241 0.306974 1.51241 0.681945C1.51241 1.05692 1.17431 1.36191 0.7569 1.36191C0.337405 1.36191 0 1.05692 0 0.681945Z" koffice:nodeTypes="ccccc"/>
            <draw:path draw:style-name="gr9" draw:id="shape511" draw:name="path1082" draw:layer="" svg:width="1.51797888000pt" svg:height="1.35795200000pt" draw:transform="matrix(0.25189779000 0.00000000000 0.00000000000 0.25189779000 53.24061422961pt 33.98154395870pt)" svg:viewBox="0 0 2 1" svg:d="M0 0.676339C0 0.301914 0.340116 0 0.759686 0C1.17786 0 1.51798 0.301914 1.51798 0.676339C1.51798 1.05274 1.17786 1.35795 0.759686 1.35795C0.340116 1.35795 0 1.05274 0 0.676339" koffice:nodeTypes="ccccc"/>
            <draw:path draw:style-name="gr11" draw:id="shape512" draw:name="path1083" draw:layer="" svg:width="1.51797888000pt" svg:height="1.35795200000pt" draw:transform="matrix(0.25189779000 0.00000000000 0.00000000000 0.25189779000 53.24061422961pt 33.98154395870pt)" svg:viewBox="0 0 2 1" svg:d="M0 0.676339C0 0.301914 0.340116 0 0.759686 0C1.17786 0 1.51798 0.301914 1.51798 0.676339C1.51798 1.05274 1.17786 1.35795 0.759686 1.35795C0.340116 1.35795 0 1.05274 0 0.676339Z" koffice:nodeTypes="ccccc"/>
            <draw:path draw:style-name="gr9" draw:id="shape513" draw:name="path1084" draw:layer="" svg:width="1.51380000000pt" svg:height="1.35795200000pt" draw:transform="matrix(0.25189779000 0.00000000000 0.00000000000 0.25189779000 52.55323554026pt 33.86284972006pt)" svg:viewBox="0 0 2 1" svg:d="M0 0.678976C0 0.30455 0.339648 0 0.756552 0C1.17624 0 1.5138 0.30455 1.5138 0.678976C1.5138 1.05274 1.17624 1.35795 0.756552 1.35795C0.339648 1.35795 0 1.05274 0 0.678976" koffice:nodeTypes="ccccc"/>
            <draw:path draw:style-name="gr11" draw:id="shape514" draw:name="path1085" draw:layer="" svg:width="1.51380000000pt" svg:height="1.35795200000pt" draw:transform="matrix(0.25189779000 0.00000000000 0.00000000000 0.25189779000 52.55323554026pt 33.86284972006pt)" svg:viewBox="0 0 2 1" svg:d="M0 0.678976C0 0.30455 0.339648 0 0.756552 0C1.17624 0 1.5138 0.30455 1.5138 0.678976C1.5138 1.05274 1.17624 1.35795 0.756552 1.35795C0.339648 1.35795 0 1.05274 0 0.678976Z" koffice:nodeTypes="ccccc"/>
            <draw:path draw:style-name="gr9" draw:id="shape515" draw:name="path1086" draw:layer="" svg:width="1.51797888000pt" svg:height="1.36191008000pt" draw:transform="matrix(0.25189779000 0.00000000000 0.00000000000 0.25189779000 51.88016464538pt 33.87353018635pt)" svg:viewBox="0 0 2 1" svg:d="M0 0.681945C0 0.306974 0.33942 0 0.757596 0C1.17786 0 1.51798 0.306974 1.51798 0.681945C1.51798 1.05956 1.17786 1.36191 0.757596 1.36191C0.33942 1.36191 0 1.05956 0 0.681945" koffice:nodeTypes="ccccc"/>
            <draw:path draw:style-name="gr11" draw:id="shape516" draw:name="path1087" draw:layer="" svg:width="1.51797888000pt" svg:height="1.36191008000pt" draw:transform="matrix(0.25189779000 0.00000000000 0.00000000000 0.25189779000 51.88016464538pt 33.87353018635pt)" svg:viewBox="0 0 2 1" svg:d="M0 0.681945C0 0.306974 0.33942 0 0.757596 0C1.17786 0 1.51798 0.306974 1.51798 0.681945C1.51798 1.05956 1.17786 1.36191 0.757596 1.36191C0.33942 1.36191 0 1.05956 0 0.681945Z" koffice:nodeTypes="ccccc"/>
            <draw:path draw:style-name="gr9" draw:id="shape517" draw:name="path1088" draw:layer="" svg:width="1.51937312000pt" svg:height="1.35795200000pt" draw:transform="matrix(0.25189779000 0.00000000000 0.00000000000 0.25189779000 51.17988878918pt 33.99282897970pt)" svg:viewBox="0 0 2 1" svg:d="M0 0.676998C0 0.302573 0.340273 0 0.758641 0C1.1791 0 1.51937 0.302573 1.51937 0.676998C1.51937 1.05538 1.1791 1.35795 0.758641 1.35795C0.340273 1.35795 0 1.05538 0 0.676998" koffice:nodeTypes="ccccc"/>
            <draw:path draw:style-name="gr11" draw:id="shape518" draw:name="path1089" draw:layer="" svg:width="1.51937312000pt" svg:height="1.35795200000pt" draw:transform="matrix(0.25189779000 0.00000000000 0.00000000000 0.25189779000 51.17988878918pt 33.99282897970pt)" svg:viewBox="0 0 2 1" svg:d="M0 0.676998C0 0.302573 0.340273 0 0.758641 0C1.1791 0 1.51937 0.302573 1.51937 0.676998C1.51937 1.05538 1.1791 1.35795 0.758641 1.35795C0.340273 1.35795 0 1.05538 0 0.676998Z" koffice:nodeTypes="ccccc"/>
            <draw:path draw:style-name="gr9" draw:id="shape519" draw:name="path1090" draw:layer="" svg:width="1.51797888000pt" svg:height="1.36719648000pt" draw:transform="matrix(0.25189779000 0.00000000000 0.00000000000 0.25189779000 50.53160463683pt 34.21530510782pt)" svg:viewBox="0 0 2 1" svg:d="M0 0.683929C0 0.305585 0.340116 0 0.757596 0C1.17786 0 1.51798 0.305585 1.51798 0.683929C1.51798 1.05897 1.17786 1.3672 0.757596 1.3672C0.340116 1.3672 0 1.05897 0 0.683929" koffice:nodeTypes="ccccc"/>
            <draw:path draw:style-name="gr11" draw:id="shape520" draw:name="path1091" draw:layer="" svg:width="1.51797888000pt" svg:height="1.36719648000pt" draw:transform="matrix(0.25189779000 0.00000000000 0.00000000000 0.25189779000 50.53160463683pt 34.21530510782pt)" svg:viewBox="0 0 2 1" svg:d="M0 0.683929C0 0.305585 0.340116 0 0.757596 0C1.17786 0 1.51798 0.305585 1.51798 0.683929C1.51798 1.05897 1.17786 1.3672 0.757596 1.3672C0.340116 1.3672 0 1.05897 0 0.683929Z" koffice:nodeTypes="ccccc"/>
            <draw:path draw:style-name="gr9" draw:id="shape521" draw:name="path1092" draw:layer="" svg:width="1.51380000000pt" svg:height="1.35268352000pt" draw:transform="matrix(0.25189779000 0.00000000000 0.00000000000 0.25189779000 39.55067465692pt 39.55674736522pt)" svg:viewBox="0 0 2 1" svg:d="M0 0.675684C0 0.299354 0.339648 0 0.756552 0C1.17694 0 1.5138 0.299354 1.5138 0.675684C1.5138 1.05136 1.17694 1.35268 0.756552 1.35268C0.339648 1.35268 0 1.05136 0 0.675684" koffice:nodeTypes="ccccc"/>
            <draw:path draw:style-name="gr11" draw:id="shape522" draw:name="path1093" draw:layer="" svg:width="1.51380000000pt" svg:height="1.35268352000pt" draw:transform="matrix(0.25189779000 0.00000000000 0.00000000000 0.25189779000 39.55067465692pt 39.55674736522pt)" svg:viewBox="0 0 2 1" svg:d="M0 0.675684C0 0.299354 0.339648 0 0.756552 0C1.17694 0 1.5138 0.299354 1.5138 0.675684C1.5138 1.05136 1.17694 1.35268 0.756552 1.35268C0.339648 1.35268 0 1.05136 0 0.675684Z" koffice:nodeTypes="ccccc"/>
            <draw:path draw:style-name="gr9" draw:id="shape523" draw:name="path1094" draw:layer="" svg:width="1.51937312000pt" svg:height="1.35795200000pt" draw:transform="matrix(0.25189779000 0.00000000000 0.00000000000 0.25189779000 39.25041249124pt 39.02514226920pt)" svg:viewBox="0 0 2 1" svg:d="M0 0.676998C0 0.302573 0.340273 0 0.758641 0C1.1791 0 1.51937 0.302573 1.51937 0.676998C1.51937 1.05604 1.1791 1.35795 0.758641 1.35795C0.340273 1.35795 0 1.05604 0 0.676998" koffice:nodeTypes="ccccc"/>
            <draw:path draw:style-name="gr11" draw:id="shape524" draw:name="path1095" draw:layer="" svg:width="1.51937312000pt" svg:height="1.35795200000pt" draw:transform="matrix(0.25189779000 0.00000000000 0.00000000000 0.25189779000 39.25041249124pt 39.02514226920pt)" svg:viewBox="0 0 2 1" svg:d="M0 0.676998C0 0.302573 0.340273 0 0.758641 0C1.1791 0 1.51937 0.302573 1.51937 0.676998C1.51937 1.05604 1.1791 1.35795 0.758641 1.35795C0.340273 1.35795 0 1.05604 0 0.676998Z" koffice:nodeTypes="ccccc"/>
            <draw:path draw:style-name="gr9" draw:id="shape525" draw:name="path1096" draw:layer="" svg:width="1.51937312000pt" svg:height="1.36191008000pt" draw:transform="matrix(0.25189779000 0.00000000000 0.00000000000 0.25189779000 39.05010336863pt 38.40910103398pt)" svg:viewBox="0 0 2 1" svg:d="M0 0.679965C0 0.304994 0.340273 0 0.760732 0C1.1791 0 1.51937 0.304994 1.51937 0.679965C1.51937 1.05692 1.1791 1.36191 0.760732 1.36191C0.340273 1.36191 0 1.05692 0 0.679965" koffice:nodeTypes="ccccc"/>
            <draw:path draw:style-name="gr11" draw:id="shape526" draw:name="path1097" draw:layer="" svg:width="1.51937312000pt" svg:height="1.36191008000pt" draw:transform="matrix(0.25189779000 0.00000000000 0.00000000000 0.25189779000 39.05010336863pt 38.40910103398pt)" svg:viewBox="0 0 2 1" svg:d="M0 0.679965C0 0.304994 0.340273 0 0.760732 0C1.1791 0 1.51937 0.304994 1.51937 0.679965C1.51937 1.05692 1.1791 1.36191 0.760732 1.36191C0.340273 1.36191 0 1.05692 0 0.679965Z" koffice:nodeTypes="ccccc"/>
            <draw:path draw:style-name="gr9" draw:id="shape527" draw:name="path1098" draw:layer="" svg:width="1.51937312000pt" svg:height="1.35663392000pt" draw:transform="matrix(0.25189779000 0.00000000000 0.00000000000 0.25189779000 39.02531662610pt 37.74892730594pt)" svg:viewBox="0 0 2 1" svg:d="M0 0.677988C0 0.301767 0.340273 0 0.758641 0C1.1791 0 1.51937 0.301767 1.51937 0.677988C1.51937 1.05487 1.1791 1.35663 0.758641 1.35663C0.340273 1.35663 0 1.05487 0 0.677988" koffice:nodeTypes="ccccc"/>
            <draw:path draw:style-name="gr11" draw:id="shape528" draw:name="path1099" draw:layer="" svg:width="1.51937312000pt" svg:height="1.35663392000pt" draw:transform="matrix(0.25189779000 0.00000000000 0.00000000000 0.25189779000 39.02531662610pt 37.74892730594pt)" svg:viewBox="0 0 2 1" svg:d="M0 0.677988C0 0.301767 0.340273 0 0.758641 0C1.1791 0 1.51937 0.301767 1.51937 0.677988C1.51937 1.05487 1.1791 1.35663 0.758641 1.35663C0.340273 1.35663 0 1.05487 0 0.677988Z" koffice:nodeTypes="ccccc"/>
            <draw:path draw:style-name="gr9" draw:id="shape529" draw:name="path1100" draw:layer="" svg:width="1.51380000000pt" svg:height="1.35795200000pt" draw:transform="matrix(0.25189779000 0.00000000000 0.00000000000 0.25189779000 39.18814335755pt 37.09923252598pt)" svg:viewBox="0 0 2 1" svg:d="M0 0.676998C0 0.302573 0.339648 0 0.756552 0C1.17415 0 1.5138 0.302573 1.5138 0.676998C1.5138 1.05538 1.17415 1.35795 0.756552 1.35795C0.339648 1.35795 0 1.05538 0 0.676998" koffice:nodeTypes="ccccc"/>
            <draw:path draw:style-name="gr11" draw:id="shape530" draw:name="path1101" draw:layer="" svg:width="1.51380000000pt" svg:height="1.35795200000pt" draw:transform="matrix(0.25189779000 0.00000000000 0.00000000000 0.25189779000 39.18814335755pt 37.09923252598pt)" svg:viewBox="0 0 2 1" svg:d="M0 0.676998C0 0.302573 0.339648 0 0.756552 0C1.17415 0 1.5138 0.302573 1.5138 0.676998C1.5138 1.05538 1.17415 1.35795 0.756552 1.35795C0.339648 1.35795 0 1.05538 0 0.676998Z" koffice:nodeTypes="ccccc"/>
            <draw:path draw:style-name="gr9" draw:id="shape531" draw:name="path1102" draw:layer="" svg:width="1.51937312000pt" svg:height="1.36191008000pt" draw:transform="matrix(0.25189779000 0.00000000000 0.00000000000 0.25189779000 39.52508184146pt 36.50878410622pt)" svg:viewBox="0 0 2 1" svg:d="M0 0.679305C0 0.302353 0.340273 0 0.76143 0C1.1791 0 1.51937 0.302353 1.51937 0.679305C1.51937 1.05692 1.1791 1.36191 0.76143 1.36191C0.340273 1.36191 0 1.05692 0 0.679305" koffice:nodeTypes="ccccc"/>
            <draw:path draw:style-name="gr11" draw:id="shape532" draw:name="path1103" draw:layer="" svg:width="1.51937312000pt" svg:height="1.36191008000pt" draw:transform="matrix(0.25189779000 0.00000000000 0.00000000000 0.25189779000 39.52508184146pt 36.50878410622pt)" svg:viewBox="0 0 2 1" svg:d="M0 0.679305C0 0.302353 0.340273 0 0.76143 0C1.1791 0 1.51937 0.302353 1.51937 0.679305C1.51937 1.05692 1.1791 1.36191 0.76143 1.36191C0.340273 1.36191 0 1.05692 0 0.679305Z" koffice:nodeTypes="ccccc"/>
            <draw:path draw:style-name="gr9" draw:id="shape533" draw:name="path1104" draw:layer="" svg:width="1.51797888000pt" svg:height="1.36191008000pt" draw:transform="matrix(0.25189779000 0.00000000000 0.00000000000 0.25189779000 39.97547508998pt 36.02332668533pt)" svg:viewBox="0 0 2 1" svg:d="M0 0.681945C0 0.304994 0.340116 0 0.760383 0C1.17786 0 1.51798 0.304994 1.51798 0.681945C1.51798 1.05692 1.17786 1.36191 0.760383 1.36191C0.340116 1.36191 0 1.05692 0 0.681945" koffice:nodeTypes="ccccc"/>
            <draw:path draw:style-name="gr11" draw:id="shape534" draw:name="path1105" draw:layer="" svg:width="1.51797888000pt" svg:height="1.36191008000pt" draw:transform="matrix(0.25189779000 0.00000000000 0.00000000000 0.25189779000 39.97547508998pt 36.02332668533pt)" svg:viewBox="0 0 2 1" svg:d="M0 0.681945C0 0.304994 0.340116 0 0.760383 0C1.17786 0 1.51798 0.304994 1.51798 0.681945C1.51798 1.05692 1.17786 1.36191 0.760383 1.36191C0.340116 1.36191 0 1.05692 0 0.681945Z" koffice:nodeTypes="ccccc"/>
            <draw:path draw:style-name="gr9" draw:id="shape535" draw:name="path1106" draw:layer="" svg:width="1.51937312000pt" svg:height="1.36191008000pt" draw:transform="matrix(0.25189779000 0.00000000000 0.00000000000 0.25189779000 40.49841490202pt 35.62029022133pt)" svg:viewBox="0 0 2 1" svg:d="M0 0.682605C0 0.304994 0.340273 0 0.760732 0C1.1791 0 1.51937 0.304994 1.51937 0.682605C1.51937 1.05692 1.1791 1.36191 0.760732 1.36191C0.340273 1.36191 0 1.05692 0 0.682605" koffice:nodeTypes="ccccc"/>
            <draw:path draw:style-name="gr11" draw:id="shape536" draw:name="path1107" draw:layer="" svg:width="1.51937312000pt" svg:height="1.36191008000pt" draw:transform="matrix(0.25189779000 0.00000000000 0.00000000000 0.25189779000 40.49841490202pt 35.62029022133pt)" svg:viewBox="0 0 2 1" svg:d="M0 0.682605C0 0.304994 0.340273 0 0.760732 0C1.1791 0 1.51937 0.304994 1.51937 0.682605C1.51937 1.05692 1.1791 1.36191 0.760732 1.36191C0.340273 1.36191 0 1.05692 0 0.682605Z" koffice:nodeTypes="ccccc"/>
            <draw:path draw:style-name="gr9" draw:id="shape537" draw:name="path1108" draw:layer="" svg:width="1.51937312000pt" svg:height="1.35795200000pt" draw:transform="matrix(0.25189779000 0.00000000000 0.00000000000 0.25189779000 41.12352445768pt 35.29201702140pt)" svg:viewBox="0 0 2 1" svg:d="M0 0.676339C0 0.299936 0.340273 0 0.760732 0C1.1791 0 1.51937 0.299936 1.51937 0.676339C1.51937 1.0534 1.1791 1.35795 0.760732 1.35795C0.340273 1.35795 0 1.0534 0 0.676339" koffice:nodeTypes="ccccc"/>
            <draw:path draw:style-name="gr11" draw:id="shape538" draw:name="path1109" draw:layer="" svg:width="1.51937312000pt" svg:height="1.35795200000pt" draw:transform="matrix(0.25189779000 0.00000000000 0.00000000000 0.25189779000 41.12352445768pt 35.29201702140pt)" svg:viewBox="0 0 2 1" svg:d="M0 0.676339C0 0.299936 0.340273 0 0.760732 0C1.1791 0 1.51937 0.299936 1.51937 0.676339C1.51937 1.0534 1.1791 1.35795 0.760732 1.35795C0.340273 1.35795 0 1.0534 0 0.676339Z" koffice:nodeTypes="ccccc"/>
            <draw:path draw:style-name="gr9" draw:id="shape539" draw:name="path1110" draw:layer="" svg:width="1.51797888000pt" svg:height="1.36191008000pt" draw:transform="matrix(0.25189779000 0.00000000000 0.00000000000 0.25189779000 41.77201012826pt 35.05603917173pt)" svg:viewBox="0 0 2 1" svg:d="M0 0.679965C0 0.304994 0.33942 0 0.757596 0C1.17786 0 1.51798 0.304994 1.51798 0.679965C1.51798 1.05692 1.17786 1.36191 0.757596 1.36191C0.33942 1.36191 0 1.05692 0 0.679965" koffice:nodeTypes="ccccc"/>
            <draw:path draw:style-name="gr11" draw:id="shape540" draw:name="path1111" draw:layer="" svg:width="1.51797888000pt" svg:height="1.36191008000pt" draw:transform="matrix(0.25189779000 0.00000000000 0.00000000000 0.25189779000 41.77201012826pt 35.05603917173pt)" svg:viewBox="0 0 2 1" svg:d="M0 0.679965C0 0.304994 0.33942 0 0.757596 0C1.17786 0 1.51798 0.304994 1.51798 0.679965C1.51798 1.05692 1.17786 1.36191 0.757596 1.36191C0.33942 1.36191 0 1.05692 0 0.679965Z" koffice:nodeTypes="ccccc"/>
            <draw:path draw:style-name="gr9" draw:id="shape541" draw:name="path1112" draw:layer="" svg:width="1.51240832000pt" svg:height="1.36191008000pt" draw:transform="matrix(0.25189779000 0.00000000000 0.00000000000 0.25189779000 42.49767728169pt 34.92605991209pt)" svg:viewBox="0 0 2 1" svg:d="M0 0.681945C0 0.306974 0.338796 0 0.756204 0C1.17292 0 1.51241 0.306974 1.51241 0.681945C1.51241 1.05692 1.17292 1.36191 0.756204 1.36191C0.338796 1.36191 0 1.05692 0 0.681945" koffice:nodeTypes="ccccc"/>
            <draw:path draw:style-name="gr11" draw:id="shape542" draw:name="path1113" draw:layer="" svg:width="1.51240832000pt" svg:height="1.36191008000pt" draw:transform="matrix(0.25189779000 0.00000000000 0.00000000000 0.25189779000 42.49767728169pt 34.92605991209pt)" svg:viewBox="0 0 2 1" svg:d="M0 0.681945C0 0.306974 0.338796 0 0.756204 0C1.17292 0 1.51241 0.306974 1.51241 0.681945C1.51241 1.05692 1.17292 1.36191 0.756204 1.36191C0.338796 1.36191 0 1.05692 0 0.681945Z" koffice:nodeTypes="ccccc"/>
            <draw:path draw:style-name="gr9" draw:id="shape543" draw:name="path1114" draw:layer="" svg:width="1.51797888000pt" svg:height="1.35795200000pt" draw:transform="matrix(0.25189779000 0.00000000000 0.00000000000 0.25189779000 43.18505597104pt 34.89119725795pt)" svg:viewBox="0 0 2 1" svg:d="M0 0.676339C0 0.301914 0.33942 0 0.760383 0C1.17786 0 1.51798 0.301914 1.51798 0.676339C1.51798 1.0534 1.17786 1.35795 0.760383 1.35795C0.33942 1.35795 0 1.0534 0 0.676339" koffice:nodeTypes="ccccc"/>
            <draw:path draw:style-name="gr11" draw:id="shape544" draw:name="path1115" draw:layer="" svg:width="1.51797888000pt" svg:height="1.35795200000pt" draw:transform="matrix(0.25189779000 0.00000000000 0.00000000000 0.25189779000 43.18505597104pt 34.89119725795pt)" svg:viewBox="0 0 2 1" svg:d="M0 0.676339C0 0.301914 0.33942 0 0.760383 0C1.17786 0 1.51798 0.301914 1.51798 0.676339C1.51798 1.0534 1.17786 1.35795 0.760383 1.35795C0.33942 1.35795 0 1.0534 0 0.676339Z" koffice:nodeTypes="ccccc"/>
            <draw:path draw:style-name="gr9" draw:id="shape545" draw:name="path1116" draw:layer="" svg:width="1.51937312000pt" svg:height="1.36191008000pt" draw:transform="matrix(0.25189779000 0.00000000000 0.00000000000 0.25189779000 43.86014204824pt 34.91396881817pt)" svg:viewBox="0 0 2 1" svg:d="M0 0.679965C0 0.304994 0.34097 0 0.758641 0C1.1798 0 1.51937 0.304994 1.51937 0.679965C1.51937 1.05692 1.1798 1.36191 0.758641 1.36191C0.34097 1.36191 0 1.05692 0 0.679965" koffice:nodeTypes="ccccc"/>
            <draw:path draw:style-name="gr11" draw:id="shape546" draw:name="path1117" draw:layer="" svg:width="1.51937312000pt" svg:height="1.36191008000pt" draw:transform="matrix(0.25189779000 0.00000000000 0.00000000000 0.25189779000 43.86014204824pt 34.91396881817pt)" svg:viewBox="0 0 2 1" svg:d="M0 0.679965C0 0.304994 0.34097 0 0.758641 0C1.1798 0 1.51937 0.304994 1.51937 0.679965C1.51937 1.05692 1.1798 1.36191 0.758641 1.36191C0.34097 1.36191 0 1.05692 0 0.679965Z" koffice:nodeTypes="ccccc"/>
            <draw:path draw:style-name="gr9" draw:id="shape547" draw:name="path1118" draw:layer="" svg:width="1.51937312000pt" svg:height="1.36191008000pt" draw:transform="matrix(0.25189779000 0.00000000000 0.00000000000 0.25189779000 44.53563116190pt 34.91396881817pt)" svg:viewBox="0 0 2 1" svg:d="M0 0.679965C0 0.304994 0.340273 0 0.758641 0C1.1791 0 1.51937 0.304994 1.51937 0.679965C1.51937 1.05692 1.1791 1.36191 0.758641 1.36191C0.340273 1.36191 0 1.05692 0 0.679965" koffice:nodeTypes="ccccc"/>
            <draw:path draw:style-name="gr11" draw:id="shape548" draw:name="path1119" draw:layer="" svg:width="1.51937312000pt" svg:height="1.36191008000pt" draw:transform="matrix(0.25189779000 0.00000000000 0.00000000000 0.25189779000 44.53563116190pt 34.91396881817pt)" svg:viewBox="0 0 2 1" svg:d="M0 0.679965C0 0.304994 0.340273 0 0.758641 0C1.1791 0 1.51937 0.304994 1.51937 0.679965C1.51937 1.05692 1.1791 1.36191 0.758641 1.36191C0.340273 1.36191 0 1.05692 0 0.679965Z" koffice:nodeTypes="ccccc"/>
            <draw:path draw:style-name="gr9" draw:id="shape549" draw:name="path1120" draw:layer="" svg:width="1.51797888000pt" svg:height="1.36587392000pt" draw:transform="matrix(0.25189779000 0.00000000000 0.00000000000 0.25189779000 44.19808812330pt 35.49252766224pt)" svg:viewBox="0 0 2 1" svg:d="M0 0.682937C0 0.305437 0.33942 0 0.757596 0C1.17786 0 1.51798 0.305437 1.51798 0.682937C1.51798 1.05845 1.17786 1.36587 0.757596 1.36587C0.33942 1.36587 0 1.05845 0 0.682937" koffice:nodeTypes="ccccc"/>
            <draw:path draw:style-name="gr11" draw:id="shape550" draw:name="path1121" draw:layer="" svg:width="1.51797888000pt" svg:height="1.36587392000pt" draw:transform="matrix(0.25189779000 0.00000000000 0.00000000000 0.25189779000 44.19808812330pt 35.49252766224pt)" svg:viewBox="0 0 2 1" svg:d="M0 0.682937C0 0.305437 0.33942 0 0.757596 0C1.17786 0 1.51798 0.305437 1.51798 0.682937C1.51798 1.05845 1.17786 1.36587 0.757596 1.36587C0.33942 1.36587 0 1.05845 0 0.682937Z" koffice:nodeTypes="ccccc"/>
            <draw:path draw:style-name="gr9" draw:id="shape551" draw:name="path1122" draw:layer="" svg:width="1.51380000000pt" svg:height="1.35795200000pt" draw:transform="matrix(0.25189779000 0.00000000000 0.00000000000 0.25189779000 44.06065268908pt 36.13194501238pt)" svg:viewBox="0 0 2 1" svg:d="M0 0.681613C0 0.30521 0.336864 0 0.757248 0C1.17415 0 1.5138 0.30521 1.5138 0.681613C1.5138 1.0534 1.17415 1.35795 0.757248 1.35795C0.336864 1.35795 0 1.0534 0 0.681613" koffice:nodeTypes="ccccc"/>
            <draw:path draw:style-name="gr11" draw:id="shape552" draw:name="path1123" draw:layer="" svg:width="1.51380000000pt" svg:height="1.35795200000pt" draw:transform="matrix(0.25189779000 0.00000000000 0.00000000000 0.25189779000 44.06065268908pt 36.13194501238pt)" svg:viewBox="0 0 2 1" svg:d="M0 0.681613C0 0.30521 0.336864 0 0.757248 0C1.17415 0 1.5138 0.30521 1.5138 0.681613C1.5138 1.0534 1.17415 1.35795 0.757248 1.35795C0.336864 1.35795 0 1.0534 0 0.681613Z" koffice:nodeTypes="ccccc"/>
            <draw:path draw:style-name="gr9" draw:id="shape553" draw:name="path1124" draw:layer="" svg:width="1.51797888000pt" svg:height="1.36191008000pt" draw:transform="matrix(0.25189779000 0.00000000000 0.00000000000 0.25189779000 44.03526139185pt 36.76954869842pt)" svg:viewBox="0 0 2 1" svg:d="M0 0.681945C0 0.302353 0.340116 0 0.760383 0C1.17786 0 1.51798 0.302353 1.51798 0.681945C1.51798 1.05692 1.17786 1.36191 0.760383 1.36191C0.340116 1.36191 0 1.05692 0 0.681945" koffice:nodeTypes="ccccc"/>
            <draw:path draw:style-name="gr11" draw:id="shape554" draw:name="path1125" draw:layer="" svg:width="1.51797888000pt" svg:height="1.36191008000pt" draw:transform="matrix(0.25189779000 0.00000000000 0.00000000000 0.25189779000 44.03526139185pt 36.76954869842pt)" svg:viewBox="0 0 2 1" svg:d="M0 0.681945C0 0.302353 0.340116 0 0.760383 0C1.17786 0 1.51798 0.302353 1.51798 0.681945C1.51798 1.05692 1.17786 1.36191 0.760383 1.36191C0.340116 1.36191 0 1.05692 0 0.681945Z" koffice:nodeTypes="ccccc"/>
            <draw:path draw:style-name="gr9" draw:id="shape555" draw:name="path1126" draw:layer="" svg:width="1.51797888000pt" svg:height="1.36191008000pt" draw:transform="matrix(0.25189779000 0.00000000000 0.00000000000 0.25189779000 44.23557051446pt 37.34951817012pt)" svg:viewBox="0 0 2 1" svg:d="M0 0.681945C0 0.306974 0.340116 0 0.757596 0C1.17856 0 1.51798 0.306974 1.51798 0.681945C1.51798 1.0589 1.17856 1.36191 0.757596 1.36191C0.340116 1.36191 0 1.0589 0 0.681945" koffice:nodeTypes="ccccc"/>
            <draw:path draw:style-name="gr11" draw:id="shape556" draw:name="path1127" draw:layer="" svg:width="1.51797888000pt" svg:height="1.36191008000pt" draw:transform="matrix(0.25189779000 0.00000000000 0.00000000000 0.25189779000 44.23557051446pt 37.34951817012pt)" svg:viewBox="0 0 2 1" svg:d="M0 0.681945C0 0.306974 0.340116 0 0.757596 0C1.17856 0 1.51798 0.306974 1.51798 0.681945C1.51798 1.0589 1.17856 1.36191 0.757596 1.36191C0.340116 1.36191 0 1.0589 0 0.681945Z" koffice:nodeTypes="ccccc"/>
            <draw:path draw:style-name="gr9" draw:id="shape557" draw:name="path1128" draw:layer="" svg:width="1.51937312000pt" svg:height="1.36191008000pt" draw:transform="matrix(0.25189779000 0.00000000000 0.00000000000 0.25189779000 44.60837924366pt 37.88253389376pt)" svg:viewBox="0 0 2 1" svg:d="M0 0.681945C0 0.306974 0.34097 0 0.757943 0C1.1791 0 1.51937 0.306974 1.51937 0.681945C1.51937 1.05692 1.1791 1.36191 0.757943 1.36191C0.34097 1.36191 0 1.05692 0 0.681945" koffice:nodeTypes="ccccc"/>
            <draw:path draw:style-name="gr11" draw:id="shape558" draw:name="path1129" draw:layer="" svg:width="1.51937312000pt" svg:height="1.36191008000pt" draw:transform="matrix(0.25189779000 0.00000000000 0.00000000000 0.25189779000 44.60837924366pt 37.88253389376pt)" svg:viewBox="0 0 2 1" svg:d="M0 0.681945C0 0.306974 0.34097 0 0.757943 0C1.1791 0 1.51937 0.306974 1.51937 0.681945C1.51937 1.05692 1.1791 1.36191 0.757943 1.36191C0.34097 1.36191 0 1.05692 0 0.681945Z" koffice:nodeTypes="ccccc"/>
            <draw:path draw:style-name="gr9" draw:id="shape559" draw:name="path1130" draw:layer="" svg:width="1.51797888000pt" svg:height="1.35795200000pt" draw:transform="matrix(0.25189779000 0.00000000000 0.00000000000 0.25189779000 45.04607684356pt 34.51234298179pt)" svg:viewBox="0 0 2 1" svg:d="M0 0.676998C0 0.302573 0.340116 0 0.757596 0C1.17786 0 1.51798 0.302573 1.51798 0.676998C1.51798 1.0534 1.17786 1.35795 0.757596 1.35795C0.340116 1.35795 0 1.0534 0 0.676998" koffice:nodeTypes="ccccc"/>
            <draw:path draw:style-name="gr11" draw:id="shape560" draw:name="path1131" draw:layer="" svg:width="1.51797888000pt" svg:height="1.35795200000pt" draw:transform="matrix(0.25189779000 0.00000000000 0.00000000000 0.25189779000 45.04607684356pt 34.51234298179pt)" svg:viewBox="0 0 2 1" svg:d="M0 0.676998C0 0.302573 0.340116 0 0.757596 0C1.17786 0 1.51798 0.302573 1.51798 0.676998C1.51798 1.0534 1.17786 1.35795 0.757596 1.35795C0.340116 1.35795 0 1.0534 0 0.676998Z" koffice:nodeTypes="ccccc"/>
            <draw:path draw:style-name="gr9" draw:id="shape561" draw:name="path1132" draw:layer="" svg:width="1.51797888000pt" svg:height="1.36191008000pt" draw:transform="matrix(0.25189779000 0.00000000000 0.00000000000 0.25189779000 45.64639965669pt 34.17983789899pt)" svg:viewBox="0 0 2 1" svg:d="M0 0.681945C0 0.306974 0.340116 0 0.757596 0C1.17786 0 1.51798 0.306974 1.51798 0.681945C1.51798 1.05692 1.17786 1.36191 0.757596 1.36191C0.340116 1.36191 0 1.05692 0 0.681945" koffice:nodeTypes="ccccc"/>
            <draw:path draw:style-name="gr11" draw:id="shape562" draw:name="path1133" draw:layer="" svg:width="1.51797888000pt" svg:height="1.36191008000pt" draw:transform="matrix(0.25189779000 0.00000000000 0.00000000000 0.25189779000 45.64639965669pt 34.17983789899pt)" svg:viewBox="0 0 2 1" svg:d="M0 0.681945C0 0.306974 0.340116 0 0.757596 0C1.17786 0 1.51798 0.306974 1.51798 0.681945C1.51798 1.05692 1.17786 1.36191 0.757596 1.36191C0.340116 1.36191 0 1.05692 0 0.681945Z" koffice:nodeTypes="ccccc"/>
            <draw:path draw:style-name="gr9" draw:id="shape563" draw:name="path1134" draw:layer="" svg:width="1.51937312000pt" svg:height="1.35795200000pt" draw:transform="matrix(0.25189779000 0.00000000000 0.00000000000 0.25189779000 46.30657338472pt 33.98154395870pt)" svg:viewBox="0 0 2 1" svg:d="M0 0.676339C0 0.301914 0.34097 0 0.760732 0C1.1791 0 1.51937 0.301914 1.51937 0.676339C1.51937 1.05274 1.1791 1.35795 0.760732 1.35795C0.34097 1.35795 0 1.05274 0 0.676339" koffice:nodeTypes="ccccc"/>
            <draw:path draw:style-name="gr11" draw:id="shape564" draw:name="path1135" draw:layer="" svg:width="1.51937312000pt" svg:height="1.35795200000pt" draw:transform="matrix(0.25189779000 0.00000000000 0.00000000000 0.25189779000 46.30657338472pt 33.98154395870pt)" svg:viewBox="0 0 2 1" svg:d="M0 0.676339C0 0.301914 0.34097 0 0.760732 0C1.1791 0 1.51937 0.301914 1.51937 0.676339C1.51937 1.05274 1.1791 1.35795 0.760732 1.35795C0.34097 1.35795 0 1.05274 0 0.676339Z" koffice:nodeTypes="ccccc"/>
            <draw:path draw:style-name="gr9" draw:id="shape565" draw:name="path1136" draw:layer="" svg:width="1.52076800000pt" svg:height="1.35795200000pt" draw:transform="matrix(0.25189779000 0.00000000000 0.00000000000 0.25189779000 46.99455662877pt 33.86284972006pt)" svg:viewBox="0 0 2 1" svg:d="M0 0.678976C0 0.30455 0.341126 0 0.758989 0C1.18034 0 1.52077 0.30455 1.52077 0.678976C1.52077 1.05274 1.18034 1.35795 0.758989 1.35795C0.341126 1.35795 0 1.05274 0 0.678976" koffice:nodeTypes="ccccc"/>
            <draw:path draw:style-name="gr11" draw:id="shape566" draw:name="path1137" draw:layer="" svg:width="1.52076800000pt" svg:height="1.35795200000pt" draw:transform="matrix(0.25189779000 0.00000000000 0.00000000000 0.25189779000 46.99455662877pt 33.86284972006pt)" svg:viewBox="0 0 2 1" svg:d="M0 0.678976C0 0.30455 0.341126 0 0.758989 0C1.18034 0 1.52077 0.30455 1.52077 0.678976C1.52077 1.05274 1.18034 1.35795 0.758989 1.35795C0.341126 1.35795 0 1.05274 0 0.678976Z" koffice:nodeTypes="ccccc"/>
            <draw:path draw:style-name="gr9" draw:id="shape567" draw:name="path1138" draw:layer="" svg:width="1.51240832000pt" svg:height="1.36191008000pt" draw:transform="matrix(0.25189779000 0.00000000000 0.00000000000 0.25189779000 47.66803056011pt 33.87353018635pt)" svg:viewBox="0 0 2 1" svg:d="M0 0.681945C0 0.306974 0.336013 0 0.756204 0C1.17292 0 1.51241 0.306974 1.51241 0.681945C1.51241 1.05956 1.17292 1.36191 0.756204 1.36191C0.336013 1.36191 0 1.05956 0 0.681945" koffice:nodeTypes="ccccc"/>
            <draw:path draw:style-name="gr11" draw:id="shape568" draw:name="path1139" draw:layer="" svg:width="1.51240832000pt" svg:height="1.36191008000pt" draw:transform="matrix(0.25189779000 0.00000000000 0.00000000000 0.25189779000 47.66803056011pt 33.87353018635pt)" svg:viewBox="0 0 2 1" svg:d="M0 0.681945C0 0.306974 0.336013 0 0.756204 0C1.17292 0 1.51241 0.306974 1.51241 0.681945C1.51241 1.05956 1.17292 1.36191 0.756204 1.36191C0.336013 1.36191 0 1.05956 0 0.681945Z" koffice:nodeTypes="ccccc"/>
            <draw:path draw:style-name="gr9" draw:id="shape569" draw:name="path1140" draw:layer="" svg:width="1.51380000000pt" svg:height="1.35795200000pt" draw:transform="matrix(0.25189779000 0.00000000000 0.00000000000 0.25189779000 48.36810489808pt 33.99282897970pt)" svg:viewBox="0 0 2 1" svg:d="M0 0.676998C0 0.302573 0.339648 0 0.756552 0C1.17694 0 1.5138 0.302573 1.5138 0.676998C1.5138 1.05538 1.17694 1.35795 0.756552 1.35795C0.339648 1.35795 0 1.05538 0 0.676998" koffice:nodeTypes="ccccc"/>
            <draw:path draw:style-name="gr11" draw:id="shape570" draw:name="path1141" draw:layer="" svg:width="1.51380000000pt" svg:height="1.35795200000pt" draw:transform="matrix(0.25189779000 0.00000000000 0.00000000000 0.25189779000 48.36810489808pt 33.99282897970pt)" svg:viewBox="0 0 2 1" svg:d="M0 0.676998C0 0.302573 0.339648 0 0.756552 0C1.17694 0 1.5138 0.302573 1.5138 0.676998C1.5138 1.05538 1.17694 1.35795 0.756552 1.35795C0.339648 1.35795 0 1.05538 0 0.676998Z" koffice:nodeTypes="ccccc"/>
            <draw:path draw:style-name="gr9" draw:id="shape571" draw:name="path1142" draw:layer="" svg:width="1.51797888000pt" svg:height="1.36719648000pt" draw:transform="matrix(0.25189779000 0.00000000000 0.00000000000 0.25189779000 49.01578449573pt 34.21530510782pt)" svg:viewBox="0 0 2 1" svg:d="M0 0.683929C0 0.305585 0.33942 0 0.759686 0C1.17786 0 1.51798 0.305585 1.51798 0.683929C1.51798 1.05897 1.17786 1.3672 0.759686 1.3672C0.33942 1.3672 0 1.05897 0 0.683929" koffice:nodeTypes="ccccc"/>
            <draw:path draw:style-name="gr11" draw:id="shape572" draw:name="path1143" draw:layer="" svg:width="1.51797888000pt" svg:height="1.36719648000pt" draw:transform="matrix(0.25189779000 0.00000000000 0.00000000000 0.25189779000 49.01578449573pt 34.21530510782pt)" svg:viewBox="0 0 2 1" svg:d="M0 0.683929C0 0.305585 0.33942 0 0.759686 0C1.17786 0 1.51798 0.305585 1.51798 0.683929C1.51798 1.05897 1.17786 1.3672 0.759686 1.3672C0.33942 1.3672 0 1.05897 0 0.683929Z" koffice:nodeTypes="ccccc"/>
            <draw:path draw:style-name="gr45" draw:id="shape573" draw:name="path1144" draw:layer="" svg:width="22.08292844522pt" svg:height="33.43180336485pt" draw:transform="matrix(0.25189779000 0.00000000000 0.00000000000 0.25189779000 42.21011076462pt 46.37370611731pt)" svg:viewBox="0 0 22 33" svg:d="M22.0829 33.4318L0 33.4318L0 27.7293L3.15594 27.7293L3.15594 16.0584L1.69006 16.0584L1.69006 10.8527L4.10993 10.8527L4.10993 7.18173L3.04227 7.18173L3.04227 4.55189L4.05506 4.55189L4.05506 5.31604L5.12506 5.31604L5.12506 4.55189L6.3056 4.55189L6.3056 5.31604L7.37639 5.31604L7.37639 4.55189L8.38996 4.55189L8.38996 7.18173L7.26273 7.18173L7.26273 10.8527L9.46075 10.8527L9.46075 3.01554L8.16498 3.01554L8.16498 0L9.12525 0L9.12525 0.768982L10.3042 0.768982L10.3042 0L11.8838 0L11.8838 0.768982L13.1246 0.768982L13.1246 0L14.0818 0L14.0818 3.01554L12.6167 3.01554L12.6167 10.8527L14.7551 10.8527L14.7551 7.18173L13.6875 7.18173L13.6875 4.55189L14.6423 4.55189L14.6423 5.31604L15.7656 5.31604L15.7656 4.55189L16.9516 4.55189L16.9516 5.31604L18.0224 5.31604L18.0224 4.55189L19.0344 4.55189L19.0344 7.18173L17.9087 7.18173L17.9087 10.8527L20.501 10.8527L20.501 16.0584L18.9795 16.0584L18.9795 27.7293L22.0774 27.7293L22.0774 33.4318" koffice:nodeTypes="ccccccccccccccccccccccccccccccccccccccccccccccccccccccccccccc"/>
            <draw:path draw:style-name="gr36" draw:id="shape574" draw:name="path1145" draw:layer="" svg:width="22.08292844522pt" svg:height="33.43180336485pt" draw:transform="matrix(0.25189779000 0.00000000000 0.00000000000 0.25189779000 42.21011076462pt 46.37370611731pt)" svg:viewBox="0 0 22 33" svg:d="M22.0829 33.4318L0 33.4318L0 27.7293L3.15594 27.7293L3.15594 16.0584L1.69006 16.0584L1.69006 10.8527L4.10993 10.8527L4.10993 7.18173L3.04227 7.18173L3.04227 4.55189L4.05506 4.55189L4.05506 5.31604L5.12506 5.31604L5.12506 4.55189L6.3056 4.55189L6.3056 5.31604L7.37639 5.31604L7.37639 4.55189L8.38996 4.55189L8.38996 7.18173L7.26273 7.18173L7.26273 10.8527L9.46075 10.8527L9.46075 3.01554L8.16498 3.01554L8.16498 0L9.12525 0L9.12525 0.768982L10.3042 0.768982L10.3042 0L11.8838 0L11.8838 0.768982L13.1246 0.768982L13.1246 0L14.0818 0L14.0818 3.01554L12.6167 3.01554L12.6167 10.8527L14.7551 10.8527L14.7551 7.18173L13.6875 7.18173L13.6875 4.55189L14.6423 4.55189L14.6423 5.31604L15.7656 5.31604L15.7656 4.55189L16.9516 4.55189L16.9516 5.31604L18.0224 5.31604L18.0224 4.55189L19.0344 4.55189L19.0344 7.18173L17.9087 7.18173L17.9087 10.8527L20.501 10.8527L20.501 16.0584L18.9795 16.0584L18.9795 27.7293L22.0774 27.7293L22.0774 33.4318Z" koffice:nodeTypes="cccccccccccccccccccccccccccccccccccccccccccccccccccccccccccccc"/>
            <draw:path draw:style-name="gr13" draw:id="shape575" draw:name="path1146" draw:layer="" svg:width="1.93179168000pt" svg:height="3.49747221333pt" draw:transform="matrix(0.25189779000 0.00000000000 0.00000000000 0.25189779000 43.59171976322pt 51.11522859804pt)" svg:viewBox="0 0 2 3" svg:d="M0 1.06073C0 0.472491 0.41828 0 0.956854 0C1.49543 0 1.93179 0.472491 1.93179 1.06073L1.93179 3.49747L2.23463e-14 3.49747L2.23463e-14 1.06073" koffice:nodeTypes="cccccc"/>
            <draw:path draw:style-name="gr36" draw:id="shape576" draw:name="path1147" draw:layer="" svg:width="1.93179168000pt" svg:height="3.49747221333pt" draw:transform="matrix(0.25189779000 0.00000000000 0.00000000000 0.25189779000 43.59171976322pt 51.11522859804pt)" svg:viewBox="0 0 2 3" svg:d="M0 1.06073C0 0.472491 0.41828 0 0.956854 0C1.49543 0 1.93179 0.472491 1.93179 1.06073L1.93179 3.49747L2.23463e-14 3.49747Z" koffice:nodeTypes="cccccc"/>
            <draw:path draw:style-name="gr13" draw:id="shape577" draw:name="path1148" draw:layer="" svg:width="1.93966208000pt" svg:height="3.49747221333pt" draw:transform="matrix(0.25189779000 0.00000000000 0.00000000000 0.25189779000 46.02666456047pt 51.11522859804pt)" svg:viewBox="0 0 2 3" svg:d="M0.00236352 1.06073C0.00236352 0.472491 0.419919 0 0.959589 0C1.50241 0 1.93966 0.472491 1.93966 1.06073L1.93966 3.49747L0 3.49747L0.00236352 1.06073" koffice:nodeTypes="cccccc"/>
            <draw:path draw:style-name="gr36" draw:id="shape578" draw:name="path1149" draw:layer="" svg:width="1.93966208000pt" svg:height="3.49747221333pt" draw:transform="matrix(0.25189779000 0.00000000000 0.00000000000 0.25189779000 46.02666456047pt 51.11522859804pt)" svg:viewBox="0 0 2 3" svg:d="M0.00236352 1.06073C0.00236352 0.472491 0.419919 0 0.959589 0C1.50241 0 1.93966 0.472491 1.93966 1.06073L1.93966 3.49747L0 3.49747Z" koffice:nodeTypes="cccccc"/>
            <draw:path draw:style-name="gr13" draw:id="shape579" draw:name="path1150" draw:layer="" svg:width="4.60188304000pt" svg:height="5.14337450667pt" draw:transform="matrix(0.25189779000 0.00000000000 0.00000000000 0.25189779000 44.51386719285pt 53.34260961634pt)" svg:viewBox="0 0 5 5" svg:d="M0.00343232 1.89914C0.00343232 0.848835 0.997089 0 2.27906 0C3.56189 0 4.60188 0.848835 4.60188 1.89914L4.60188 5.14337L0 5.14337L0.00343232 1.89914" koffice:nodeTypes="cccccc"/>
            <draw:path draw:style-name="gr36" draw:id="shape580" draw:name="path1151" draw:layer="" svg:width="4.60188304000pt" svg:height="5.14337450667pt" draw:transform="matrix(0.25189779000 0.00000000000 0.00000000000 0.25189779000 44.51386719285pt 53.34260961634pt)" svg:viewBox="0 0 5 5" svg:d="M0.00343232 1.89914C0.00343232 0.848835 0.997089 0 2.27906 0C3.56189 0 4.60188 0.848835 4.60188 1.89914L4.60188 5.14337L0 5.14337Z" koffice:nodeTypes="cccccc"/>
            <draw:path draw:style-name="gr4" draw:id="shape581" draw:name="path1152" draw:layer="" svg:width="25.66349590154pt" svg:height="29.13134839172pt" draw:transform="matrix(0.25189779000 0.00000000000 0.00000000000 0.25189779000 46.82225854041pt 52.58066918114pt)" svg:viewBox="0 0 26 29" svg:d="M2.25898e-14 14.5657C2.25898e-14 6.52112 5.74486 0 12.8306 0C19.9186 0 25.6635 6.52112 25.6635 14.5657C25.6635 22.6102 19.9186 29.1313 12.8306 29.1313C5.74486 29.1313 0 22.6102 0 14.5657" koffice:nodeTypes="ccccc"/>
            <draw:path draw:style-name="gr46" draw:id="shape582" draw:name="path1153" draw:layer="" svg:width="25.66349590154pt" svg:height="29.13134839172pt" draw:transform="matrix(0.25189779000 0.00000000000 0.00000000000 0.25189779000 46.82225854041pt 52.58066918114pt)" svg:viewBox="0 0 26 29" svg:d="M0 14.5657C0 6.52112 5.74486 0 12.8306 0C19.9186 0 25.6635 6.52112 25.6635 14.5657C25.6635 22.6102 19.9186 29.1313 12.8306 29.1313C5.74486 29.1313 -2.25898e-14 22.6102 0 14.5657Z" koffice:nodeTypes="ccccc"/>
            <draw:path draw:style-name="gr13" draw:id="shape583" draw:name="path1154" draw:layer="" svg:width="18.35210528000pt" svg:height="21.64000332190pt" draw:transform="matrix(0.25189779000 0.00000000000 0.00000000000 0.25189779000 47.78732935346pt 53.55017339530pt)" svg:viewBox="0 0 18 22" svg:d="M0 10.8172C0 4.84255 4.10598 0 9.17726 0C14.2453 0 18.3521 4.84255 18.3521 10.8172C18.3521 16.7942 14.2453 21.64 9.17726 21.64C4.10598 21.64 0 16.7942 0 10.8172" koffice:nodeTypes="ccccc"/>
            <draw:path draw:style-name="gr46" draw:id="shape584" draw:name="path1155" draw:layer="" svg:width="18.35210528000pt" svg:height="21.64000332190pt" draw:transform="matrix(0.25189779000 0.00000000000 0.00000000000 0.25189779000 47.78732935346pt 53.55017339530pt)" svg:viewBox="0 0 18 22" svg:d="M0 10.8172C0 4.84255 4.10598 0 9.17726 0C14.2453 0 18.3521 4.84255 18.3521 10.8172C18.3521 16.7942 14.2453 21.64 9.17726 21.64C4.10598 21.64 0 16.7942 0 10.8172Z" koffice:nodeTypes="ccccc"/>
            <draw:path draw:style-name="gr6" draw:id="shape585" draw:name="path1156" draw:layer="" svg:width="5.78123136000pt" svg:height="9.23349511111pt" draw:transform="matrix(0.25189779000 0.00000000000 0.00000000000 0.25189779000 48.25626227932pt 54.38647405810pt)" svg:viewBox="0 0 6 9" svg:d="M2.88041 0C2.88041 0 1.82106 1.19764 1.82106 2.30615C1.82106 3.42113 2.26867 4.34651 2.26867 4.34651C2.10848 3.90651 1.67579 3.58968 1.16693 3.58968C0.523782 3.58968 0 4.09855 0 4.72979C0 4.91292 0.108369 5.19815 0.190038 5.35535L0.570113 6.14702C0.695758 5.85531 0.991809 5.69244 1.33655 5.69244C1.79751 5.69244 2.17287 6.05545 2.17287 6.50761C2.17287 6.57567 2.16423 6.64455 2.14696 6.70695L1.19598 6.71019L1.19598 7.54481L2.04408 7.54481L1.41272 8.83644L2.24904 8.49935L2.88041 9.2335L3.53533 8.49935L4.3693 8.83644L3.74029 7.54481L4.58839 7.54481L4.58839 6.71019L3.63506 6.70695C3.61778 6.64455 3.61464 6.57567 3.61464 6.50761C3.61464 6.05545 3.98294 5.69244 4.44468 5.69244C4.78942 5.69244 5.08547 5.85531 5.21347 6.14702L5.59041 5.35535C5.67286 5.19815 5.78123 4.91292 5.78123 4.72979C5.78123 4.09855 5.26059 3.58968 4.61431 3.58968C4.10544 3.58968 3.6759 3.90651 3.51491 4.34651C3.51491 4.34651 3.95938 3.42113 3.95938 2.30615C3.95938 1.19764 2.87805 0 2.87805 0" koffice:nodeTypes="ccccccccccccccccccccccccccccccc"/>
            <draw:path draw:style-name="gr47" draw:id="shape586" draw:name="path1157" draw:layer="" svg:width="5.78123136000pt" svg:height="9.23349511111pt" draw:transform="matrix(0.25189779000 0.00000000000 0.00000000000 0.25189779000 48.25626227932pt 54.38647405810pt)" svg:viewBox="0 0 6 9" svg:d="M2.88041 0C2.88041 0 1.82106 1.19764 1.82106 2.30615C1.82106 3.42113 2.26867 4.34651 2.26867 4.34651C2.10848 3.90651 1.67579 3.58968 1.16693 3.58968C0.523782 3.58968 0 4.09855 0 4.72979C0 4.91292 0.108369 5.19815 0.190038 5.35535L0.570113 6.14702C0.695758 5.85531 0.991809 5.69244 1.33655 5.69244C1.79751 5.69244 2.17287 6.05545 2.17287 6.50761C2.17287 6.57567 2.16423 6.64455 2.14696 6.70695L1.19598 6.71019L1.19598 7.54481L2.04408 7.54481L1.41272 8.83644L2.24904 8.49935L2.88041 9.2335L3.53533 8.49935L4.3693 8.83644L3.74029 7.54481L4.58839 7.54481L4.58839 6.71019L3.63506 6.70695C3.61778 6.64455 3.61464 6.57567 3.61464 6.50761C3.61464 6.05545 3.98294 5.69244 4.44468 5.69244C4.78942 5.69244 5.08547 5.85531 5.21347 6.14702L5.59041 5.35535C5.67286 5.19815 5.78123 4.91292 5.78123 4.72979C5.78123 4.09855 5.26059 3.58968 4.61431 3.58968C4.10544 3.58968 3.6759 3.90651 3.51491 4.34651C3.51491 4.34651 3.95938 3.42113 3.95938 2.30615C3.95938 1.19764 2.87805 0 2.87805 0Z" koffice:nodeTypes="cccccccccccccccccccccccccccccccc"/>
            <draw:path draw:style-name="gr6" draw:id="shape587" draw:name="path1158" draw:layer="" svg:width="3.98684352000pt" svg:height="0.67897600000pt" draw:transform="matrix(0.25189779000 0.00000000000 0.00000000000 0.25189779000 48.56317454666pt 56.05524653729pt)" svg:viewBox="0 0 4 1" svg:d="M0 0.678976L3.98684 0.678976L3.98684 0L0 0Z" koffice:nodeTypes="ccccc"/>
            <draw:path draw:style-name="gr48" draw:id="shape588" draw:name="path1159" draw:layer="" svg:width="3.98684352000pt" svg:height="0.67897600000pt" draw:transform="matrix(0.25189779000 0.00000000000 0.00000000000 0.25189779000 48.56317454666pt 56.05524653729pt)" svg:viewBox="0 0 4 1" svg:d="M0 0.678976L3.98684 0.678976L3.98684 0L0 0Z" koffice:nodeTypes="ccccc"/>
            <draw:path draw:style-name="gr6" draw:id="shape589" draw:name="path1160" draw:layer="" svg:width="5.77966090667pt" svg:height="9.23349511111pt" draw:transform="matrix(0.25189779000 0.00000000000 0.00000000000 0.25189779000 50.38369025454pt 54.38647405810pt)" svg:viewBox="0 0 6 9" svg:d="M2.88002 0C2.88002 0 1.8216 1.19764 1.8216 2.30615C1.8216 3.42113 2.26601 4.34651 2.26601 4.34651C2.10819 3.90651 1.67556 3.58968 1.16677 3.58968C0.52057 3.58968 0 4.09855 0 4.72979C0 4.91292 0.108354 5.19815 0.190012 5.35535L0.566895 6.14702C0.696449 5.85531 0.991674 5.69244 1.33637 5.69244C1.79805 5.69244 2.16943 6.05545 2.16943 6.50761C2.16943 6.57567 2.16394 6.64455 2.14666 6.70695L1.19582 6.71019L1.19582 7.54481L2.04381 7.54481L1.41253 8.83644L2.2456 8.49935L2.88002 9.2335L3.53249 8.49935L4.3687 8.83644L3.73664 7.54481L4.58463 7.54481L4.58463 6.71019L3.63457 6.70695C3.61651 6.64455 3.61101 6.57567 3.61101 6.50761C3.61101 6.05545 3.9824 5.69244 4.44487 5.69244C4.78956 5.69244 5.08478 5.85531 5.21041 6.14702L5.59043 5.35535C5.67288 5.19815 5.77966 4.91292 5.77966 4.72979C5.77966 4.09855 5.25752 3.58968 4.61368 3.58968C4.10567 3.58968 3.67147 3.90651 3.51208 4.34651C3.51208 4.34651 3.95884 3.42113 3.95884 2.30615C3.95884 1.19764 2.87766 0 2.87766 0" koffice:nodeTypes="ccccccccccccccccccccccccccccccc"/>
            <draw:path draw:style-name="gr47" draw:id="shape590" draw:name="path1161" draw:layer="" svg:width="5.77966090667pt" svg:height="9.23349511111pt" draw:transform="matrix(0.25189779000 0.00000000000 0.00000000000 0.25189779000 50.38369025454pt 54.38647405810pt)" svg:viewBox="0 0 6 9" svg:d="M2.88002 0C2.88002 0 1.8216 1.19764 1.8216 2.30615C1.8216 3.42113 2.26601 4.34651 2.26601 4.34651C2.10819 3.90651 1.67556 3.58968 1.16677 3.58968C0.52057 3.58968 0 4.09855 0 4.72979C0 4.91292 0.108354 5.19815 0.190012 5.35535L0.566895 6.14702C0.696449 5.85531 0.991674 5.69244 1.33637 5.69244C1.79805 5.69244 2.16943 6.05545 2.16943 6.50761C2.16943 6.57567 2.16394 6.64455 2.14666 6.70695L1.19582 6.71019L1.19582 7.54481L2.04381 7.54481L1.41253 8.83644L2.2456 8.49935L2.88002 9.2335L3.53249 8.49935L4.3687 8.83644L3.73664 7.54481L4.58463 7.54481L4.58463 6.71019L3.63457 6.70695C3.61651 6.64455 3.61101 6.57567 3.61101 6.50761C3.61101 6.05545 3.9824 5.69244 4.44487 5.69244C4.78956 5.69244 5.08478 5.85531 5.21041 6.14702L5.59043 5.35535C5.67288 5.19815 5.77966 4.91292 5.77966 4.72979C5.77966 4.09855 5.25752 3.58968 4.61368 3.58968C4.10567 3.58968 3.67147 3.90651 3.51208 4.34651C3.51208 4.34651 3.95884 3.42113 3.95884 2.30615C3.95884 1.19764 2.87766 0 2.87766 0Z" koffice:nodeTypes="cccccccccccccccccccccccccccccccc"/>
            <draw:path draw:style-name="gr6" draw:id="shape591" draw:name="path1162" draw:layer="" svg:width="3.98131200000pt" svg:height="0.67897600000pt" draw:transform="matrix(0.25189779000 0.00000000000 0.00000000000 0.25189779000 50.69060252188pt 56.05524653729pt)" svg:viewBox="0 0 4 1" svg:d="M0 0.678976L3.98131 0.678976L3.98131 0L0 0Z" koffice:nodeTypes="ccccc"/>
            <draw:path draw:style-name="gr48" draw:id="shape592" draw:name="path1163" draw:layer="" svg:width="3.98131200000pt" svg:height="0.67897600000pt" draw:transform="matrix(0.25189779000 0.00000000000 0.00000000000 0.25189779000 50.69060252188pt 56.05524653729pt)" svg:viewBox="0 0 4 1" svg:d="M0 0.678976L3.98131 0.678976L3.98131 0L0 0Z" koffice:nodeTypes="ccccc"/>
            <draw:path draw:style-name="gr6" draw:id="shape593" draw:name="path1164" draw:layer="" svg:width="5.78751530667pt" svg:height="9.23349511111pt" draw:transform="matrix(0.25189779000 0.00000000000 0.00000000000 0.25189779000 49.31967398958pt 56.21646112289pt)" svg:viewBox="0 0 6 9" svg:d="M2.88197 0C2.88197 0 1.82284 1.19764 1.82284 2.30939C1.82284 3.42113 2.27069 4.34651 2.27069 4.34651C2.10962 3.90651 1.67906 3.58968 1.16756 3.58968C0.524066 3.58968 0 4.09855 0 4.72979C0 4.91535 0.108428 5.19815 0.190141 5.35535L0.570423 6.14702C0.699279 5.85531 0.991562 5.69 1.33649 5.69C1.79927 5.69 2.17405 6.05545 2.17405 6.50761C2.17405 6.57892 2.16541 6.64698 2.14734 6.71019L1.19663 6.71262L1.19663 7.54724L2.04834 7.54724L1.41584 8.83887L2.25026 8.49935L2.88197 9.2335L3.53725 8.49935L4.37403 8.83887L3.73918 7.54724L4.5901 7.54724L4.5901 6.71262L3.63939 6.71019C3.62211 6.64698 3.61582 6.57892 3.61582 6.50761C3.61582 6.05545 3.98825 5.69 4.45024 5.69C4.79438 5.69 5.08745 5.85531 5.21709 6.14702L5.59737 5.35535C5.6783 5.19815 5.78752 4.91535 5.78752 4.72979C5.78752 4.09855 5.26345 3.58968 4.61996 3.58968C4.11082 3.58968 3.68104 3.90651 3.51682 4.34651C3.51682 4.34651 3.96468 3.42113 3.96468 2.30939C3.96468 1.19764 2.87883 0 2.87883 0" koffice:nodeTypes="ccccccccccccccccccccccccccccccc"/>
            <draw:path draw:style-name="gr47" draw:id="shape594" draw:name="path1165" draw:layer="" svg:width="5.78751530667pt" svg:height="9.23349511111pt" draw:transform="matrix(0.25189779000 0.00000000000 0.00000000000 0.25189779000 49.31967398958pt 56.21646112289pt)" svg:viewBox="0 0 6 9" svg:d="M2.88197 0C2.88197 0 1.82284 1.19764 1.82284 2.30939C1.82284 3.42113 2.27069 4.34651 2.27069 4.34651C2.10962 3.90651 1.67906 3.58968 1.16756 3.58968C0.524066 3.58968 0 4.09855 0 4.72979C0 4.91535 0.108428 5.19815 0.190141 5.35535L0.570423 6.14702C0.699279 5.85531 0.991562 5.69 1.33649 5.69C1.79927 5.69 2.17405 6.05545 2.17405 6.50761C2.17405 6.57892 2.16541 6.64698 2.14734 6.71019L1.19663 6.71262L1.19663 7.54724L2.04834 7.54724L1.41584 8.83887L2.25026 8.49935L2.88197 9.2335L3.53725 8.49935L4.37403 8.83887L3.73918 7.54724L4.5901 7.54724L4.5901 6.71262L3.63939 6.71019C3.62211 6.64698 3.61582 6.57892 3.61582 6.50761C3.61582 6.05545 3.98825 5.69 4.45024 5.69C4.79438 5.69 5.08745 5.85531 5.21709 6.14702L5.59737 5.35535C5.6783 5.19815 5.78752 4.91535 5.78752 4.72979C5.78752 4.09855 5.26345 3.58968 4.61996 3.58968C4.11082 3.58968 3.68104 3.90651 3.51682 4.34651C3.51682 4.34651 3.96468 3.42113 3.96468 2.30939C3.96468 1.19764 2.87883 0 2.87883 0Z" koffice:nodeTypes="cccccccccccccccccccccccccccccccc"/>
            <draw:path draw:style-name="gr6" draw:id="shape595" draw:name="path1166" draw:layer="" svg:width="3.98684352000pt" svg:height="0.67897600000pt" draw:transform="matrix(0.25189779000 0.00000000000 0.00000000000 0.25189779000 49.62658625692pt 57.88583815678pt)" svg:viewBox="0 0 4 1" svg:d="M0 0.678976L3.98684 0.678976L3.98684 0L0 0Z" koffice:nodeTypes="ccccc"/>
            <draw:path draw:style-name="gr48" draw:id="shape596" draw:name="path1167" draw:layer="" svg:width="3.98684352000pt" svg:height="0.67897600000pt" draw:transform="matrix(0.25189779000 0.00000000000 0.00000000000 0.25189779000 49.62658625692pt 57.88583815678pt)" svg:viewBox="0 0 4 1" svg:d="M0 0.678976L3.98684 0.678976L3.98684 0L0 0Z" koffice:nodeTypes="ccccc"/>
            <draw:path draw:style-name="gr6" draw:id="shape597" draw:name="path1168" draw:layer="" svg:width="6.84887136000pt" svg:height="5.86834444800pt" draw:transform="matrix(0.25189779000 0.00000000000 0.00000000000 0.25189779000 55.62679161472pt 46.10649294168pt)" svg:viewBox="0 0 7 6" svg:d="M4.0018 2.01418L3.75649 2.03238C3.74538 2.06272 3.63512 2.24039 3.53085 2.33832C3.31375 2.54893 2.98639 2.5732 2.80177 2.39639C2.71203 2.30452 2.66758 2.17625 2.68382 2.04452C2.54023 2.11819 2.39065 2.11819 2.25048 2.03845C2.03081 1.91018 1.97611 1.60424 2.13595 1.3503C2.16159 1.30177 2.18723 1.23763 2.22569 1.20123L2.20945 0.923023L1.91286 0.993224L1.82739 1.1579C1.64277 1.36937 1.36926 1.42397 1.23251 1.29917C1.16584 1.2411 1.11712 1.07903 1.12139 1.07296C1.12396 1.07903 1.05045 1.14576 0.974381 1.16396C0.51967 1.2775 0.338469 0.262606 0.328212 0L0.178636 0.214072C0.178636 0.214072 0.312828 0.82162 0.245305 1.33557C0.178636 1.84865 0 2.36259 0 2.36259C0.634202 2.52726 1.58294 3.04988 2.52399 3.78656C3.46674 4.51718 4.20779 5.31193 4.51378 5.86834C4.51378 5.86834 5.00097 5.59274 5.51294 5.42807C6.01979 5.25993 6.66511 5.25646 6.66511 5.25646L6.84887 5.07359C6.57878 5.11346 5.50696 5.15939 5.52833 4.70352C5.5326 4.63071 5.58645 4.55098 5.59585 4.55098C5.58987 4.55705 5.41807 4.54145 5.34115 4.49291C5.18559 4.38891 5.18901 4.12283 5.3608 3.9027L5.51038 3.79263L5.51978 3.49969L5.2326 3.53955C5.20695 3.57595 5.14114 3.61842 5.10268 3.65569C4.87703 3.85416 4.55224 3.8689 4.3736 3.68256C4.26591 3.57595 4.23257 3.43208 4.27873 3.28215C4.14796 3.32202 4.0112 3.30988 3.89581 3.24228C3.67701 3.10794 3.63512 2.79334 3.80436 2.54893C3.88299 2.42933 4.03941 2.28892 4.06676 2.27419L4.00778 2.01678" koffice:nodeTypes="ccccccccccccccccccccccccccccccccccccc"/>
            <draw:path draw:style-name="gr7" draw:id="shape598" draw:name="path1169" draw:layer="" svg:width="6.84887136000pt" svg:height="5.86834444800pt" draw:transform="matrix(0.25189779000 0.00000000000 0.00000000000 0.25189779000 55.62679161472pt 46.10649294168pt)" svg:viewBox="0 0 7 6" svg:d="M4.0018 2.01418L3.75649 2.03238C3.74538 2.06272 3.63512 2.24039 3.53085 2.33832C3.31375 2.54893 2.98639 2.5732 2.80177 2.39639C2.71203 2.30452 2.66758 2.17625 2.68382 2.04452C2.54023 2.11819 2.39065 2.11819 2.25048 2.03845C2.03081 1.91018 1.97611 1.60424 2.13595 1.3503C2.16159 1.30177 2.18723 1.23763 2.22569 1.20123L2.20945 0.923023L1.91286 0.993224L1.82739 1.1579C1.64277 1.36937 1.36926 1.42397 1.23251 1.29917C1.16584 1.2411 1.11712 1.07903 1.12139 1.07296C1.12396 1.07903 1.05045 1.14576 0.974381 1.16396C0.51967 1.2775 0.338469 0.262606 0.328212 0L0.178636 0.214072C0.178636 0.214072 0.312828 0.82162 0.245305 1.33557C0.178636 1.84865 0 2.36259 0 2.36259C0.634202 2.52726 1.58294 3.04988 2.52399 3.78656C3.46674 4.51718 4.20779 5.31193 4.51378 5.86834C4.51378 5.86834 5.00097 5.59274 5.51294 5.42807C6.01979 5.25993 6.66511 5.25646 6.66511 5.25646L6.84887 5.07359C6.57878 5.11346 5.50696 5.15939 5.52833 4.70352C5.5326 4.63071 5.58645 4.55098 5.59585 4.55098C5.58987 4.55705 5.41807 4.54145 5.34115 4.49291C5.18559 4.38891 5.18901 4.12283 5.3608 3.9027L5.51038 3.79263L5.51978 3.49969L5.2326 3.53955C5.20695 3.57595 5.14114 3.61842 5.10268 3.65569C4.87703 3.85416 4.55224 3.8689 4.3736 3.68256C4.26591 3.57595 4.23257 3.43208 4.27873 3.28215C4.14796 3.32202 4.0112 3.30988 3.89581 3.24228C3.67701 3.10794 3.63512 2.79334 3.80436 2.54893C3.88299 2.42933 4.03941 2.28892 4.06676 2.27419L4.00778 2.01678Z" koffice:nodeTypes="cccccccccccccccccccccccccccccccccccccc"/>
            <draw:path draw:style-name="gr43" draw:id="shape599" draw:name="path1170" draw:layer="" svg:width="0.26608391043pt" svg:height="0.23975289082pt" draw:transform="matrix(0.25189779000 0.00000000000 0.00000000000 0.25189779000 56.11500497595pt 46.70388807746pt)" svg:viewBox="0 0 0 0" svg:d="M0.0194593 0.0348225C0.0586593 -0.0131775 0.141859 -0.0107775 0.204259 0.0372225C0.266659 0.0852225 0.284259 0.162022 0.245859 0.206822C0.207459 0.251622 0.126659 0.251622 0.0610593 0.201222C0.00185929 0.156422 -0.0189407 0.0796225 0.0194593 0.0348225" koffice:nodeTypes="ccccc"/>
            <draw:path draw:style-name="gr17" draw:id="shape600" draw:name="path1171" draw:layer="" svg:width="0.26608391043pt" svg:height="0.23975289082pt" draw:transform="matrix(0.25189779000 0.00000000000 0.00000000000 0.25189779000 56.11500497595pt 46.70388807746pt)" svg:viewBox="0 0 0 0" svg:d="M0.0194593 0.0348225C0.0586593 -0.0131775 0.141859 -0.0107775 0.204259 0.0372225C0.266659 0.0852225 0.284259 0.162022 0.245859 0.206822C0.207459 0.251622 0.126659 0.251622 0.0610593 0.201222C0.00185929 0.156422 -0.0189407 0.0796225 0.0194593 0.0348225Z" koffice:nodeTypes="ccccc"/>
            <draw:path draw:style-name="gr43" draw:id="shape601" draw:name="path1172" draw:layer="" svg:width="0.52823748733pt" svg:height="0.33723577791pt" draw:transform="matrix(0.25189779000 0.00000000000 0.00000000000 0.25189779000 56.23241801320pt 46.78361729058pt)" svg:viewBox="0 0 1 0" svg:d="M0.223088 0.204825L0.0347014 0.0886806C0.000396459 0.0673101 -0.0106509 0.0329317 0.0114438 0.0134195C0.0329571 -0.00469899 0.078309 -0.00469899 0.113195 0.0148132L0.301 0.132815L0.494038 0.249424C0.526599 0.268936 0.538809 0.303315 0.517878 0.324685C0.494038 0.342804 0.448686 0.340945 0.4138 0.321433L0.223088 0.204825" koffice:nodeTypes="ccccccccc"/>
            <draw:path draw:style-name="gr17" draw:id="shape602" draw:name="path1173" draw:layer="" svg:width="0.52823748733pt" svg:height="0.33723577791pt" draw:transform="matrix(0.25189779000 0.00000000000 0.00000000000 0.25189779000 56.23241801320pt 46.78361729058pt)" svg:viewBox="0 0 1 0" svg:d="M0.223088 0.204825L0.0347014 0.0886806C0.000396459 0.0673101 -0.0106509 0.0329317 0.0114438 0.0134195C0.0329571 -0.00469899 0.078309 -0.00469899 0.113195 0.0148132L0.301 0.132815L0.494038 0.249424C0.526599 0.268936 0.538809 0.303315 0.517878 0.324685C0.494038 0.342804 0.448686 0.340945 0.4138 0.321433L0.223088 0.204825" koffice:nodeTypes="ccccccccc"/>
            <draw:path draw:style-name="gr43" draw:id="shape603" draw:name="path1174" draw:layer="" svg:width="0.61804429202pt" svg:height="0.42508856602pt" draw:transform="matrix(0.25189779000 0.00000000000 0.00000000000 0.25189779000 55.89336175904pt 46.56132121312pt)" svg:viewBox="0 0 1 0" svg:d="M0.268153 0.287194L0.0625527 0.166394C0.0113527 0.135194 -0.0150473 0.0759935 0.00895275 0.0367935C0.0297527 -0.00560644 0.0921527 -0.0112065 0.142553 0.0191935L0.347353 0.140794L0.556953 0.262394C0.607353 0.290394 0.631353 0.349594 0.610553 0.391994C0.586553 0.428794 0.527353 0.436794 0.473753 0.406394L0.268153 0.287194" koffice:nodeTypes="ccccccccc"/>
            <draw:path draw:style-name="gr17" draw:id="shape604" draw:name="path1175" draw:layer="" svg:width="0.61804429202pt" svg:height="0.42508856602pt" draw:transform="matrix(0.25189779000 0.00000000000 0.00000000000 0.25189779000 55.89336175904pt 46.56132121312pt)" svg:viewBox="0 0 1 0" svg:d="M0.268153 0.287194L0.0625527 0.166394C0.0113527 0.135194 -0.0150473 0.0759935 0.00895275 0.0367935C0.0297527 -0.00560644 0.0921527 -0.0112065 0.142553 0.0191935L0.347353 0.140794L0.556953 0.262394C0.607353 0.290394 0.631353 0.349594 0.610553 0.391994C0.586553 0.428794 0.527353 0.436794 0.473753 0.406394L0.268153 0.287194" koffice:nodeTypes="ccccccccc"/>
            <draw:path draw:style-name="gr43" draw:id="shape605" draw:name="path1176" draw:layer="" svg:width="0.26741992901pt" svg:height="0.23826553838pt" draw:transform="matrix(0.25189779000 0.00000000000 0.00000000000 0.25189779000 55.74931584952pt 46.48314749875pt)" svg:viewBox="0 0 0 0" svg:d="M0.0199954 0.0311325C0.0591954 -0.0112675 0.143195 -0.0112675 0.205595 0.0367325C0.267995 0.0847325 0.285595 0.160733 0.247195 0.205533C0.207995 0.251133 0.124795 0.247933 0.0623954 0.203133C-4.56432e-06 0.151933 -0.0184046 0.0791325 0.0199954 0.0311325" koffice:nodeTypes="ccccc"/>
            <draw:path draw:style-name="gr17" draw:id="shape606" draw:name="path1177" draw:layer="" svg:width="0.26741992901pt" svg:height="0.23826553838pt" draw:transform="matrix(0.25189779000 0.00000000000 0.00000000000 0.25189779000 55.74931584952pt 46.48314749875pt)" svg:viewBox="0 0 0 0" svg:d="M0.0199954 0.0311325C0.0591954 -0.0112675 0.143195 -0.0112675 0.205595 0.0367325C0.267995 0.0847325 0.285595 0.160733 0.247195 0.205533C0.207995 0.251133 0.124795 0.247933 0.0623954 0.203133C-4.56432e-06 0.151933 -0.0184046 0.0791325 0.0199954 0.0311325Z" koffice:nodeTypes="ccccc"/>
            <draw:path draw:style-name="gr43" draw:id="shape607" draw:name="path1178" draw:layer="" svg:width="0.26701012412pt" svg:height="0.24003233751pt" draw:transform="matrix(0.25189779000 0.00000000000 0.00000000000 0.25189779000 56.45779614568pt 46.96686937022pt)" svg:viewBox="0 0 0 0" svg:d="M0.246625 0.206822C0.285825 0.161222 0.266625 0.0884225 0.205025 0.0372225C0.142625 -0.0107775 0.0594249 -0.0131775 0.0202249 0.0348225C-0.0181751 0.0796225 -0.000575076 0.155622 0.0618249 0.203622C0.123425 0.251622 0.206625 0.251622 0.246625 0.206822" koffice:nodeTypes="ccccc"/>
            <draw:path draw:style-name="gr17" draw:id="shape608" draw:name="path1179" draw:layer="" svg:width="0.26701012412pt" svg:height="0.24003233751pt" draw:transform="matrix(0.25189779000 0.00000000000 0.00000000000 0.25189779000 56.45779614568pt 46.96686937022pt)" svg:viewBox="0 0 0 0" svg:d="M0.246625 0.206822C0.285825 0.161222 0.266625 0.0884225 0.205025 0.0372225C0.142625 -0.0107775 0.0594249 -0.0131775 0.0202249 0.0348225C-0.0181751 0.0796225 -0.000575076 0.155622 0.0618249 0.203622C0.123425 0.251622 0.206625 0.251622 0.246625 0.206822Z" koffice:nodeTypes="ccccc"/>
            <draw:path draw:style-name="gr43" draw:id="shape609" draw:name="path1180" draw:layer="" svg:width="0.29362942134pt" svg:height="0.26437343242pt" draw:transform="matrix(0.25189779000 0.00000000000 0.00000000000 0.25189779000 56.58321015594pt 47.07206423676pt)" svg:viewBox="0 0 0 0" svg:d="M0.110948 0.159812L0.20285 0.244136C0.225392 0.264291 0.260939 0.271696 0.280447 0.255653C0.299954 0.241256 0.297353 0.212051 0.275678 0.191896L0.185077 0.106338L0.0914405 0.019134C0.0688985 -0.00102157 0.0333516 -0.00678033 0.013844 0.00926186C-0.00696402 0.0220133 -0.00392949 0.0540977 0.0203465 0.0742532L0.110948 0.159812" koffice:nodeTypes="ccccccccc"/>
            <draw:path draw:style-name="gr17" draw:id="shape610" draw:name="path1181" draw:layer="" svg:width="0.29362942134pt" svg:height="0.26437343242pt" draw:transform="matrix(0.25189779000 0.00000000000 0.00000000000 0.25189779000 56.58321015594pt 47.07206423676pt)" svg:viewBox="0 0 0 0" svg:d="M0.110948 0.159812L0.20285 0.244136C0.225392 0.264291 0.260939 0.271696 0.280447 0.255653C0.299954 0.241256 0.297353 0.212051 0.275678 0.191896L0.185077 0.106338L0.0914405 0.019134C0.0688985 -0.00102157 0.0333516 -0.00678033 0.013844 0.00926186C-0.00696402 0.0220133 -0.00392949 0.0540977 0.0203465 0.0742532L0.110948 0.159812" koffice:nodeTypes="ccccccccc"/>
            <draw:path draw:style-name="gr43" draw:id="shape611" draw:name="path1182" draw:layer="" svg:width="0.26699134051pt" svg:height="0.24195448606pt" draw:transform="matrix(0.25189779000 0.00000000000 0.00000000000 0.25189779000 56.76240243115pt 47.25967536132pt)" svg:viewBox="0 0 0 0" svg:d="M0.246179 0.209222C0.285379 0.161222 0.267779 0.0884225 0.205379 0.0372225C0.142979 -0.0107775 0.0589793 -0.0131775 0.0205793 0.0348225C-0.0186207 0.0828225 -0.000220642 0.155622 0.0621793 0.206822C0.124579 0.251622 0.208579 0.254822 0.246179 0.209222" koffice:nodeTypes="ccccc"/>
            <draw:path draw:style-name="gr17" draw:id="shape612" draw:name="path1183" draw:layer="" svg:width="0.26699134051pt" svg:height="0.24195448606pt" draw:transform="matrix(0.25189779000 0.00000000000 0.00000000000 0.25189779000 56.76240243115pt 47.25967536132pt)" svg:viewBox="0 0 0 0" svg:d="M0.246179 0.209222C0.285379 0.161222 0.267779 0.0884225 0.205379 0.0372225C0.142979 -0.0107775 0.0589793 -0.0131775 0.0205793 0.0348225C-0.0186207 0.0828225 -0.000220642 0.155622 0.0621793 0.206822C0.124579 0.251622 0.208579 0.254822 0.246179 0.209222Z" koffice:nodeTypes="ccccc"/>
            <draw:path draw:style-name="gr6" draw:id="shape613" draw:name="path1184" draw:layer="" svg:width="0.59969536000pt" svg:height="0.66455104000pt" draw:transform="matrix(0.25189779000 0.00000000000 0.00000000000 0.25189779000 56.13280389527pt 46.10427624113pt)" svg:viewBox="0 0 1 1" svg:d="M0.434903 0L0.0712448 0.0117389L0 0.575205L0.0390298 0.664551L0.133816 0.658029L0.599695 0.328689L0.434903 1.85355e-14" koffice:nodeTypes="ccccccc"/>
            <draw:path draw:style-name="gr7" draw:id="shape614" draw:name="path1185" draw:layer="" svg:width="0.59969536000pt" svg:height="0.66455104000pt" draw:transform="matrix(0.25189779000 0.00000000000 0.00000000000 0.25189779000 56.13280389527pt 46.10427624113pt)" svg:viewBox="0 0 1 1" svg:d="M0.434903 0L0.0712448 0.0117389L0 0.575205L0.0390298 0.664551L0.133816 0.658029L0.599695 0.328689L0.434903 1.85355e-14" koffice:nodeTypes="ccccccc"/>
            <draw:path draw:style-name="gr6" draw:id="shape615" draw:name="path1186" draw:layer="" svg:width="0.71233600000pt" svg:height="0.53816896000pt" draw:transform="matrix(0.25189779000 0.00000000000 0.00000000000 0.25189779000 55.95022837708pt 46.14760266101pt)" svg:viewBox="0 0 1 1" svg:d="M0.0108032 0.155523L0 0.471852L0.616458 0.538169L0.712336 0.502956L0.704234 0.416098L0.345027 0L0.0108032 0.155523" koffice:nodeTypes="ccccccc"/>
            <draw:path draw:style-name="gr7" draw:id="shape616" draw:name="path1187" draw:layer="" svg:width="0.71233600000pt" svg:height="0.53816896000pt" draw:transform="matrix(0.25189779000 0.00000000000 0.00000000000 0.25189779000 55.95022837708pt 46.14760266101pt)" svg:viewBox="0 0 1 1" svg:d="M0.0108032 0.155523L0 0.471852L0.616458 0.538169L0.712336 0.502956L0.704234 0.416098L0.345027 0L0.0108032 0.155523" koffice:nodeTypes="ccccccc"/>
            <draw:path draw:style-name="gr6" draw:id="shape617" draw:name="path1188" draw:layer="" svg:width="0.71639296000pt" svg:height="0.53816896000pt" draw:transform="matrix(0.25189779000 0.00000000000 0.00000000000 0.25189779000 56.12595227538pt 46.28765783225pt)" svg:viewBox="0 0 1 1" svg:d="M0.698111 0.378538L0.368353 0.538169L0.00744832 0.12031L0 0.0352128L0.096151 0L0.716393 0.0639699L0.698111 0.378538" koffice:nodeTypes="ccccccc"/>
            <draw:path draw:style-name="gr7" draw:id="shape618" draw:name="path1189" draw:layer="" svg:width="0.71639296000pt" svg:height="0.53816896000pt" draw:transform="matrix(0.25189779000 0.00000000000 0.00000000000 0.25189779000 56.12595227538pt 46.28765783225pt)" svg:viewBox="0 0 1 1" svg:d="M0.698111 0.378538L0.368353 0.538169L0.00744832 0.12031L0 0.0352128L0.096151 0L0.716393 0.0639699L0.698111 0.378538" koffice:nodeTypes="ccccccc"/>
            <draw:path draw:style-name="gr6" draw:id="shape619" draw:name="path1190" draw:layer="" svg:width="0.45580582079pt" svg:height="0.43237454168pt" draw:transform="matrix(0.25189779000 0.00000000000 0.00000000000 0.25189779000 56.08758753142pt 46.25656131968pt)" svg:viewBox="0 0 0 0" svg:d="M0.0323028 0.106649C0.0987028 0.00184893 0.238703 -0.0317511 0.345103 0.0330489C0.452303 0.0922489 0.488303 0.225049 0.423503 0.326649C0.357103 0.430649 0.217903 0.461849 0.110703 0.402649C0.00350282 0.341049 -0.0324972 0.208249 0.0323028 0.106649" koffice:nodeTypes="ccccc"/>
            <draw:path draw:style-name="gr7" draw:id="shape620" draw:name="path1191" draw:layer="" svg:width="0.45580582079pt" svg:height="0.43237454168pt" draw:transform="matrix(0.25189779000 0.00000000000 0.00000000000 0.25189779000 56.08758753142pt 46.25656131968pt)" svg:viewBox="0 0 0 0" svg:d="M0.0323028 0.106649C0.0987028 0.00184893 0.238703 -0.0317511 0.345103 0.0330489C0.452303 0.0922489 0.488303 0.225049 0.423503 0.326649C0.357103 0.430649 0.217903 0.461849 0.110703 0.402649C0.00350282 0.341049 -0.0324972 0.208249 0.0323028 0.106649Z" koffice:nodeTypes="ccccc"/>
            <draw:path draw:style-name="gr6" draw:id="shape621" draw:name="path1192" draw:layer="" svg:width="0.66601839083pt" svg:height="0.94529264490pt" draw:transform="matrix(0.25189779000 0.00000000000 0.00000000000 0.25189779000 55.53610841032pt 45.85876411965pt)" svg:viewBox="0 0 1 1" svg:d="M0.418496 0.945281C0.408703 0.947615 0.334927 0.591378 0.252664 0.393814C0.19717 0.250698 0 0.064801 0 0.064801C0.0195864 0.0204659 0.267681 -0.086094 0.564088 0.135582C0.804348 0.372036 0.544502 0.805276 0.544502 0.805276C0.544502 0.805276 0.481172 0.909502 0.420454 0.945281" koffice:nodeTypes="cccccc"/>
            <draw:path draw:style-name="gr7" draw:id="shape622" draw:name="path1193" draw:layer="" svg:width="0.66601839083pt" svg:height="0.94529264490pt" draw:transform="matrix(0.25189779000 0.00000000000 0.00000000000 0.25189779000 55.53610841032pt 45.85876411965pt)" svg:viewBox="0 0 1 1" svg:d="M0.418496 0.945281C0.408703 0.947615 0.334927 0.591378 0.252664 0.393814C0.19717 0.250698 0 0.064801 0 0.064801C0.0195864 0.0204659 0.267681 -0.086094 0.564088 0.135582C0.804348 0.372036 0.544502 0.805276 0.544502 0.805276C0.544502 0.805276 0.481172 0.909502 0.420454 0.945281Z" koffice:nodeTypes="ccccccc"/>
            <draw:path draw:style-name="gr6" draw:id="shape623" draw:name="path1194" draw:layer="" svg:width="0.76597504000pt" svg:height="0.50239744000pt" draw:transform="matrix(0.25189779000 0.00000000000 0.00000000000 0.25189779000 55.65157835726pt 46.06014374832pt)" svg:viewBox="0 0 1 1" svg:d="M0.765975 0.298263L0.474708 0.502397L0 0.168411L0.0413094 0.120212L0.0581133 0.0379917L0.70156 0L0.765975 0.298263" koffice:nodeTypes="ccccccc"/>
            <draw:path draw:style-name="gr7" draw:id="shape624" draw:name="path1195" draw:layer="" svg:width="0.76597504000pt" svg:height="0.50239744000pt" draw:transform="matrix(0.25189779000 0.00000000000 0.00000000000 0.25189779000 55.65157835726pt 46.06014374832pt)" svg:viewBox="0 0 1 1" svg:d="M0.765975 0.298263L0.474708 0.502397L0 0.168411L0.0413094 0.120212L0.0581133 0.0379917L0.70156 0L0.765975 0.298263" koffice:nodeTypes="ccccccc"/>
            <draw:path draw:style-name="gr6" draw:id="shape625" draw:name="path1196" draw:layer="" svg:width="0.34078943596pt" svg:height="0.43511817642pt" draw:transform="matrix(0.25189779000 0.00000000000 0.00000000000 0.25189779000 55.63594210550pt 46.04975551647pt)" svg:viewBox="0 0 0 0" svg:d="M0.0180738 0.16844C0.0596738 0.0500399 0.163674 -0.0203601 0.246874 0.00523987C0.330074 0.0356399 0.363674 0.15164 0.324474 0.26764C0.282874 0.38604 0.178874 0.45324 0.0956738 0.43084C0.0084738 0.39964 -0.0235262 0.28444 0.0180738 0.16844" koffice:nodeTypes="ccccc"/>
            <draw:path draw:style-name="gr7" draw:id="shape626" draw:name="path1197" draw:layer="" svg:width="0.34078943596pt" svg:height="0.43511817642pt" draw:transform="matrix(0.25189779000 0.00000000000 0.00000000000 0.25189779000 55.63594210550pt 46.04975551647pt)" svg:viewBox="0 0 0 0" svg:d="M0.0180738 0.16844C0.0596738 0.0500399 0.163674 -0.0203601 0.246874 0.00523987C0.330074 0.0356399 0.363674 0.15164 0.324474 0.26764C0.282874 0.38604 0.178874 0.45324 0.0956738 0.43084C0.0084738 0.39964 -0.0235262 0.28444 0.0180738 0.16844Z" koffice:nodeTypes="ccccc"/>
            <draw:path draw:style-name="gr6" draw:id="shape627" draw:name="path1198" draw:layer="" svg:width="0.66194496000pt" svg:height="0.62853184000pt" draw:transform="matrix(0.25189779000 0.00000000000 0.00000000000 0.25189779000 56.56042558358pt 46.37511674494pt)" svg:viewBox="0 0 1 1" svg:d="M0.54023 0.0399571L0.159466 0L0 0.534664L0.0292896 0.625995L0.128874 0.628532L0.661945 0.37547L0.54023 0.0399571" koffice:nodeTypes="ccccccc"/>
            <draw:path draw:style-name="gr7" draw:id="shape628" draw:name="path1199" draw:layer="" svg:width="0.66194496000pt" svg:height="0.62853184000pt" draw:transform="matrix(0.25189779000 0.00000000000 0.00000000000 0.25189779000 56.56042558358pt 46.37511674494pt)" svg:viewBox="0 0 1 1" svg:d="M0.54023 0.0399571L0.159466 0L0 0.534664L0.0292896 0.625995L0.128874 0.628532L0.661945 0.37547L0.54023 0.0399571" koffice:nodeTypes="ccccccc"/>
            <draw:path draw:style-name="gr6" draw:id="shape629" draw:name="path1200" draw:layer="" svg:width="0.70023424000pt" svg:height="0.59721984000pt" draw:transform="matrix(0.25189779000 0.00000000000 0.00000000000 0.25189779000 56.37664095599pt 46.39990348747pt)" svg:viewBox="0 0 1 1" svg:d="M0.0615885 0.124266L0 0.453788L0.593124 0.59722L0.69287 0.571254L0.700234 0.482227L0.4184 0L0.0615885 0.124266" koffice:nodeTypes="ccccccc"/>
            <draw:path draw:style-name="gr7" draw:id="shape630" draw:name="path1201" draw:layer="" svg:width="0.70023424000pt" svg:height="0.59721984000pt" draw:transform="matrix(0.25189779000 0.00000000000 0.00000000000 0.25189779000 56.37664095599pt 46.39990348747pt)" svg:viewBox="0 0 1 1" svg:d="M0.0615885 0.124266L0 0.453788L0.593124 0.59722L0.69287 0.571254L0.700234 0.482227L0.4184 0L0.0615885 0.124266" koffice:nodeTypes="ccccccc"/>
            <draw:path draw:style-name="gr6" draw:id="shape631" draw:name="path1202" draw:layer="" svg:width="0.70023424000pt" svg:height="0.59351616000pt" draw:transform="matrix(0.25189779000 0.00000000000 0.00000000000 0.25189779000 56.54994663551pt 46.55265430733pt)" svg:viewBox="0 0 1 1" svg:d="M0.63329 0.465322L0.281834 0.593516L0 0.115252L0.00736384 0.0240365L0.10711 0L0.700234 0.143603L0.63329 0.465322" koffice:nodeTypes="ccccccc"/>
            <draw:path draw:style-name="gr7" draw:id="shape632" draw:name="path1203" draw:layer="" svg:width="0.70023424000pt" svg:height="0.59351616000pt" draw:transform="matrix(0.25189779000 0.00000000000 0.00000000000 0.25189779000 56.54994663551pt 46.55265430733pt)" svg:viewBox="0 0 1 1" svg:d="M0.63329 0.465322L0.281834 0.593516L0 0.115252L0.00736384 0.0240365L0.10711 0L0.700234 0.143603L0.63329 0.465322" koffice:nodeTypes="ccccccc"/>
            <draw:path draw:style-name="gr6" draw:id="shape633" draw:name="path1204" draw:layer="" svg:width="0.45524454461pt" svg:height="0.42952917038pt" draw:transform="matrix(0.25189779000 0.00000000000 0.00000000000 0.25189779000 56.51151009864pt 46.52127922836pt)" svg:viewBox="0 0 0 0" svg:d="M0.0509879 0.0797549C0.128588 -0.0162451 0.274988 -0.0242451 0.370188 0.0485549C0.468588 0.122155 0.482988 0.257355 0.406188 0.350955C0.325388 0.443755 0.182188 0.454955 0.0837879 0.381355C-0.0114121 0.308555 -0.0298121 0.172555 0.0509879 0.0797549" koffice:nodeTypes="ccccc"/>
            <draw:path draw:style-name="gr7" draw:id="shape634" draw:name="path1205" draw:layer="" svg:width="0.45524454461pt" svg:height="0.42952917038pt" draw:transform="matrix(0.25189779000 0.00000000000 0.00000000000 0.25189779000 56.51151009864pt 46.52127922836pt)" svg:viewBox="0 0 0 0" svg:d="M0.0509879 0.0797549C0.128588 -0.0162451 0.274988 -0.0242451 0.370188 0.0485549C0.468588 0.122155 0.482988 0.257355 0.406188 0.350955C0.325388 0.443755 0.182188 0.454955 0.0837879 0.381355C-0.0114121 0.308555 -0.0298121 0.172555 0.0509879 0.0797549Z" koffice:nodeTypes="ccccc"/>
            <draw:path draw:style-name="gr6" draw:id="shape635" draw:name="path1206" draw:layer="" svg:width="0.68956416000pt" svg:height="0.61089856000pt" draw:transform="matrix(0.25189779000 0.00000000000 0.00000000000 0.25189779000 56.93565253156pt 46.72817668740pt)" svg:viewBox="0 0 1 1" svg:d="M0.618482 0.0844128L0.689564 0.430193L0.113599 0.610899L0.0119578 0.591515L0 0.500849L0.23982 0L0.618482 0.0844128" koffice:nodeTypes="ccccccc"/>
            <draw:path draw:style-name="gr7" draw:id="shape636" draw:name="path1207" draw:layer="" svg:width="0.68956416000pt" svg:height="0.61089856000pt" draw:transform="matrix(0.25189779000 0.00000000000 0.00000000000 0.25189779000 56.93565253156pt 46.72817668740pt)" svg:viewBox="0 0 1 1" svg:d="M0.618482 0.0844128L0.689564 0.430193L0.113599 0.610899L0.0119578 0.591515L0 0.500849L0.23982 0L0.618482 0.0844128" koffice:nodeTypes="ccccccc"/>
            <draw:path draw:style-name="gr6" draw:id="shape637" draw:name="path1208" draw:layer="" svg:width="0.68293696000pt" svg:height="0.62346816000pt" draw:transform="matrix(0.25189779000 0.00000000000 0.00000000000 0.25189779000 56.91812044538pt 46.90027325753pt)" svg:viewBox="0 0 1 1" svg:d="M0.569885 0.545772L0.202964 0.623468L0 0.102332L0.0231392 0.0132653L0.124291 0L0.682937 0.218561L0.569885 0.545772" koffice:nodeTypes="ccccccc"/>
            <draw:path draw:style-name="gr7" draw:id="shape638" draw:name="path1209" draw:layer="" svg:width="0.68293696000pt" svg:height="0.62346816000pt" draw:transform="matrix(0.25189779000 0.00000000000 0.00000000000 0.25189779000 56.91812044538pt 46.90027325753pt)" svg:viewBox="0 0 1 1" svg:d="M0.569885 0.545772L0.202964 0.623468L0 0.102332L0.0231392 0.0132653L0.124291 0L0.682937 0.218561L0.569885 0.545772" koffice:nodeTypes="ccccccc"/>
            <draw:path draw:style-name="gr6" draw:id="shape639" draw:name="path1210" draw:layer="" svg:width="0.68029504000pt" svg:height="0.61968384000pt" draw:transform="matrix(0.25189779000 0.00000000000 0.00000000000 0.25189779000 56.75247245867pt 46.73966322662pt)" svg:viewBox="0 0 1 1" svg:d="M0.118111 0.0818688L0 0.404306L0.558225 0.619684L0.6605 0.606459L0.680295 0.517663L0.481683 0L0.118111 0.0818688" koffice:nodeTypes="ccccccc"/>
            <draw:path draw:style-name="gr7" draw:id="shape640" draw:name="path1211" draw:layer="" svg:width="0.68029504000pt" svg:height="0.61968384000pt" draw:transform="matrix(0.25189779000 0.00000000000 0.00000000000 0.25189779000 56.75247245867pt 46.73966322662pt)" svg:viewBox="0 0 1 1" svg:d="M0.118111 0.0818688L0 0.404306L0.558225 0.619684L0.6605 0.606459L0.680295 0.517663L0.481683 0L0.118111 0.0818688" koffice:nodeTypes="ccccccc"/>
            <draw:path draw:style-name="gr6" draw:id="shape641" draw:name="path1212" draw:layer="" svg:width="0.45513364081pt" svg:height="0.43186579232pt" draw:transform="matrix(0.25189779000 0.00000000000 0.00000000000 0.25189779000 56.88040873344pt 46.86479060861pt)" svg:viewBox="0 0 0 0" svg:d="M0.38331 0.375261C0.47531 0.290461 0.47851 0.155261 0.39531 0.0672612C0.30891 -0.0175388 0.16171 -0.0231388 0.0705104 0.0560612C-0.0190896 0.140861 -0.0246896 0.273661 0.0617104 0.364061C0.14491 0.451261 0.29131 0.453661 0.38331 0.375261" koffice:nodeTypes="ccccc"/>
            <draw:path draw:style-name="gr7" draw:id="shape642" draw:name="path1213" draw:layer="" svg:width="0.45513364081pt" svg:height="0.43186579232pt" draw:transform="matrix(0.25189779000 0.00000000000 0.00000000000 0.25189779000 56.88040873344pt 46.86479060861pt)" svg:viewBox="0 0 0 0" svg:d="M0.38331 0.375261C0.47531 0.290461 0.47851 0.155261 0.39531 0.0672612C0.30891 -0.0175388 0.16171 -0.0231388 0.0705104 0.0560612C-0.0190896 0.140861 -0.0246896 0.273661 0.0617104 0.364061C0.14491 0.451261 0.29131 0.453661 0.38331 0.375261Z" koffice:nodeTypes="ccccc"/>
            <draw:path draw:style-name="gr6" draw:id="shape643" draw:name="path1214" draw:layer="" svg:width="1.15546205019pt" svg:height="0.48304204149pt" draw:transform="matrix(0.25189779000 0.00000000000 0.00000000000 0.25189779000 57.25223496053pt 47.21771171147pt)" svg:viewBox="0 0 1 0" svg:d="M1.15794e-05 0.282878C-0.00256824 0.290663 0.426542 0.296779 0.673345 0.331807C0.848772 0.355716 1.12137 0.483042 1.12137 0.483042C1.16953 0.45969 1.21769 0.249518 0.88145 0.0476866C0.545214 -0.10744 0.124703 0.16556 0.124703 0.16556C0.124703 0.16556 0.02323 0.230058 1.15794e-05 0.282878" koffice:nodeTypes="cccccc"/>
            <draw:path draw:style-name="gr7" draw:id="shape644" draw:name="path1215" draw:layer="" svg:width="1.15546205019pt" svg:height="0.48304204149pt" draw:transform="matrix(0.25189779000 0.00000000000 0.00000000000 0.25189779000 57.25223496053pt 47.21771171147pt)" svg:viewBox="0 0 1 0" svg:d="M1.15794e-05 0.282878C-0.00256824 0.290663 0.426542 0.296779 0.673345 0.331807C0.848772 0.355716 1.12137 0.483042 1.12137 0.483042C1.16953 0.45969 1.21769 0.249518 0.88145 0.0476866C0.545214 -0.10744 0.124703 0.16556 0.124703 0.16556C0.124703 0.16556 0.02323 0.230058 1.15794e-05 0.282878Z" koffice:nodeTypes="cccccc"/>
            <draw:path draw:style-name="gr6" draw:id="shape645" draw:name="path1216" draw:layer="" svg:width="0.59845696000pt" svg:height="0.62853184000pt" draw:transform="matrix(0.25189779000 0.00000000000 0.00000000000 0.25189779000 57.08658968733pt 47.13685566190pt)" svg:viewBox="0 0 1 1" svg:d="M0.177 0.013319L0 0.306338L0.465398 0.628532L0.522335 0.577158L0.598457 0.55052L0.527286 0L0.177 0.013319" koffice:nodeTypes="ccccccc"/>
            <draw:path draw:style-name="gr7" draw:id="shape646" draw:name="path1217" draw:layer="" svg:width="0.59845696000pt" svg:height="0.62853184000pt" draw:transform="matrix(0.25189779000 0.00000000000 0.00000000000 0.25189779000 57.08658968733pt 47.13685566190pt)" svg:viewBox="0 0 1 1" svg:d="M0.177 0.013319L0 0.306338L0.465398 0.628532L0.522335 0.577158L0.598457 0.55052L0.527286 0L0.177 0.013319" koffice:nodeTypes="ccccccc"/>
            <draw:path draw:style-name="gr6" draw:id="shape647" draw:name="path1218" draw:layer="" svg:width="0.43507756930pt" svg:height="0.34823260025pt" draw:transform="matrix(0.25189779000 0.00000000000 0.00000000000 0.25189779000 57.19318023717pt 47.26361797588pt)" svg:viewBox="0 0 0 0" svg:d="M0.30005 0.306371C0.41045 0.244771 0.46405 0.131971 0.41925 0.0615708C0.37125 -0.0120292 0.24405 -0.0208292 0.13365 0.0415708C0.02325 0.106371 -0.03035 0.213571 0.01765 0.289571C0.06165 0.359971 0.18965 0.368771 0.30005 0.306371" koffice:nodeTypes="ccccc"/>
            <draw:path draw:style-name="gr7" draw:id="shape648" draw:name="path1219" draw:layer="" svg:width="0.43507756930pt" svg:height="0.34823260025pt" draw:transform="matrix(0.25189779000 0.00000000000 0.00000000000 0.25189779000 57.19318023717pt 47.26361797588pt)" svg:viewBox="0 0 0 0" svg:d="M0.30005 0.306371C0.41045 0.244771 0.46405 0.131971 0.41925 0.0615708C0.37125 -0.0120292 0.24405 -0.0208292 0.13365 0.0415708C0.02325 0.106371 -0.03035 0.213571 0.01765 0.289571C0.06165 0.359971 0.18965 0.368771 0.30005 0.306371Z" koffice:nodeTypes="ccccc"/>
            <draw:path draw:style-name="gr8" draw:id="shape649" draw:name="path779" draw:layer="" svg:width="2.02729248000pt" svg:height="2.91659552000pt" draw:transform="matrix(0.25189779000 0.00000000000 0.00000000000 0.25189779000 64.71909272433pt 42.26736910385pt)" svg:viewBox="0 0 2 3" svg:d="M2.02729 2.3611L2.02729 2.9166L0 2.9166L0 2.3611L0.749865 2.3611L0.749865 1.10713L0.254519 1.10713L0.254519 0.548733L0.749865 0.548733L0.749865 0L1.23877 0L1.23877 0.548733L1.72686 0.548733L1.72686 1.10713L1.23877 1.10713L1.23877 2.3611L2.02729 2.3611" koffice:nodeTypes="ccccccccccccccccc"/>
            <draw:g draw:style-name="gr1" draw:id="shape650" draw:name="g2620" svg:y="13.90707406194pt">
              <draw:path draw:style-name="gr49" draw:id="shape651" draw:name="path2602" draw:layer="" svg:width="0.00000000000pt" svg:height="5.21760000000pt" draw:transform="matrix(0.04861828865 0.00000000000 0.00000000000 0.04861879245 35.06614012972pt 45.00908258468pt)" svg:viewBox="0 0 0 5" svg:d="M0 5.2176L0 0" koffice:nodeTypes="cc"/>
              <draw:path draw:style-name="gr50" draw:id="shape652" draw:name="path2603" draw:layer="" svg:width="0.00000000000pt" svg:height="5.21760000000pt" draw:transform="matrix(0.04861828865 0.00000000000 0.00000000000 0.04861879245 34.99721884373pt 45.00908258468pt)" svg:viewBox="0 0 0 5" svg:d="M0 5.2176L0 0" koffice:nodeTypes="cc"/>
              <draw:path draw:style-name="gr51" draw:id="shape653" draw:name="path2604" draw:layer="" svg:width="0.00000000000pt" svg:height="5.21760000000pt" draw:transform="matrix(0.04861828865 0.00000000000 0.00000000000 0.04861879245 34.93218702083pt 45.00908258468pt)" svg:viewBox="0 0 0 5" svg:d="M0 5.2176L0 0" koffice:nodeTypes="cc"/>
              <draw:path draw:style-name="gr52" draw:id="shape654" draw:name="path2605" draw:layer="" svg:width="0.00000000000pt" svg:height="5.21760000000pt" draw:transform="matrix(0.04861828865 0.00000000000 0.00000000000 0.04861879245 34.86769972276pt 45.00908258468pt)" svg:viewBox="0 0 0 5" svg:d="M0 5.2176L0 0" koffice:nodeTypes="cc"/>
              <draw:path draw:style-name="gr53" draw:id="shape655" draw:name="path2606" draw:layer="" svg:width="0.00000000000pt" svg:height="5.21760000000pt" draw:transform="matrix(0.04861828865 0.00000000000 0.00000000000 0.04861879245 34.81025235289pt 45.00908258468pt)" svg:viewBox="0 0 0 5" svg:d="M0 5.2176L0 0" koffice:nodeTypes="cc"/>
              <draw:path draw:style-name="gr54" draw:id="shape656" draw:name="path2607" draw:layer="" svg:width="1.21000000000pt" svg:height="4.93620480000pt" draw:transform="matrix(0.04861828865 0.00000000000 0.00000000000 0.04861879245 34.69913039234pt 45.01059949101pt)" svg:viewBox="0 0 1 5" svg:d="M0.03432 4.8742L0 0.155002M1.21 4.9362L1.21 0" koffice:nodeTypes="cccc"/>
              <draw:path draw:style-name="gr55" draw:id="shape657" draw:name="path2608" draw:layer="" svg:width="1.11175936000pt" svg:height="4.33715724800pt" draw:transform="matrix(0.04861828865 0.00000000000 0.00000000000 0.04861879245 34.59948234792pt 45.01837849780pt)" svg:viewBox="0 0 1 4" svg:d="M0 4.22092L0 0.145292M1.11176 4.33716L1.07886 0" koffice:nodeTypes="cccc"/>
              <draw:path draw:style-name="gr56" draw:id="shape658" draw:name="path2609" draw:layer="" svg:width="1.72831232000pt" svg:height="4.38651136000pt" draw:transform="matrix(0.04861828865 0.00000000000 0.00000000000 0.04861879245 34.46377898064pt 45.03203065472pt)" svg:viewBox="0 0 2 4" svg:d="M0 4.18964L0 0.164201M0.851514 4.25498L0.851514 0.0335104M1.72831 4.38651L1.72831 0" koffice:nodeTypes="cccccc"/>
              <draw:path draw:style-name="gr57" draw:id="shape659" draw:name="path2610" draw:layer="" svg:width="0.00000000000pt" svg:height="3.71920000000pt" draw:transform="matrix(0.04861828865 0.00000000000 0.00000000000 0.04861879245 34.41617195239pt 45.04420480035pt)" svg:viewBox="0 0 0 4" svg:d="M0 3.7192L0 0" koffice:nodeTypes="cc"/>
              <draw:path draw:style-name="gr58" draw:id="shape660" draw:name="path2611" draw:layer="" svg:width="0.00000000000pt" svg:height="3.46960000000pt" draw:transform="matrix(0.04861828865 0.00000000000 0.00000000000 0.04861879245 34.37183207314pt 45.04723861300pt)" svg:viewBox="0 0 0 3" svg:d="M0 3.4696L0 0" koffice:nodeTypes="cc"/>
              <draw:path draw:style-name="gr59" draw:id="shape661" draw:name="path2612" draw:layer="" svg:width="0.00000000000pt" svg:height="3.21920000000pt" draw:transform="matrix(0.04861828865 0.00000000000 0.00000000000 0.04861879245 34.32426393952pt 45.05482314462pt)" svg:viewBox="0 0 0 3" svg:d="M0 3.2192L0 0" koffice:nodeTypes="cc"/>
              <draw:path draw:style-name="gr60" draw:id="shape662" draw:name="path2613" draw:layer="" svg:width="1.11851776000pt" svg:height="2.75559168000pt" draw:transform="matrix(0.04861828865 0.00000000000 0.00000000000 0.04861879245 34.22535489309pt 45.06396347760pt)" svg:viewBox="0 0 1 3" svg:d="M0.0329971 2.63598L0 0.179412M1.11852 2.75559L1.11852 0" koffice:nodeTypes="cccc"/>
              <draw:path draw:style-name="gr61" draw:id="shape663" draw:name="path2614" draw:layer="" svg:width="0.00000000000pt" svg:height="2.25120000000pt" draw:transform="matrix(0.04861828865 0.00000000000 0.00000000000 0.04861879245 34.17693107759pt 45.07761563452pt)" svg:viewBox="0 0 0 2" svg:d="M0 2.2512L0 0" koffice:nodeTypes="cc"/>
              <draw:path draw:style-name="gr62" draw:id="shape664" draw:name="path2615" draw:layer="" svg:width="0.00000000000pt" svg:height="1.87360000000pt" draw:transform="matrix(0.04861828865 0.00000000000 0.00000000000 0.04861879245 34.13122988625pt 45.08706712777pt)" svg:viewBox="0 0 0 2" svg:d="M0 1.8736L0 0" koffice:nodeTypes="cc"/>
              <draw:path draw:style-name="gr63" draw:id="shape665" draw:name="path2616" draw:layer="" svg:width="0.00000000000pt" svg:height="1.46800000000pt" draw:transform="matrix(0.04861828865 0.00000000000 0.00000000000 0.04861879245 34.08132807478pt 45.09465165939pt)" svg:viewBox="0 0 0 1" svg:d="M0 1.468L0 0" koffice:nodeTypes="cc"/>
              <draw:path draw:style-name="gr64" draw:id="shape666" draw:name="path2617" draw:layer="" svg:width="0.00000000000pt" svg:height="1.09360000000pt" draw:transform="matrix(0.04861828865 0.00000000000 0.00000000000 0.04861879245 34.03002605660pt 45.10678690999pt)" svg:viewBox="0 0 0 1" svg:d="M0 1.0936L0 0" koffice:nodeTypes="cc"/>
              <draw:path draw:style-name="gr34" draw:id="shape667" draw:name="path2618" draw:layer="" svg:width="0.00000000000pt" svg:height="0.53120000000pt" draw:transform="matrix(0.04861828865 0.00000000000 0.00000000000 0.04861879245 33.97572915183pt 45.12199486827pt)" svg:viewBox="0 0 0 1" svg:d="M0 0.5312L0 0" koffice:nodeTypes="cc"/>
              <draw:path draw:style-name="gr65" draw:id="shape668" draw:name="path2619" draw:layer="" svg:width="4.30645504000pt" svg:height="5.31521740800pt" draw:transform="matrix(0.04861828865 0.00000000000 0.00000000000 0.04861879245 35.13848414324pt 45.00908258468pt)" svg:viewBox="0 0 4 5" svg:d="M4.30646 5.09004L4.30646 0.160842M1.81538 5.25088L1.84776 0.0321684M0 5.31522L0 0" koffice:nodeTypes="cccccc"/>
            </draw:g>
            <draw:g draw:style-name="gr1" draw:id="shape669" draw:name="g2639" svg:y="13.91134624846pt">
              <draw:path draw:style-name="gr49" draw:id="shape670" draw:name="path2640" draw:layer="" svg:width="0.00000000000pt" svg:height="5.21760000000pt" draw:transform="matrix(0.04861828865 0.00000000000 0.00000000000 0.04861879245 64.95338972494pt 45.01335477120pt)" svg:viewBox="0 0 0 5" svg:d="M0 5.2176L0 0" koffice:nodeTypes="cc"/>
              <draw:path draw:style-name="gr50" draw:id="shape671" draw:name="path2641" draw:layer="" svg:width="0.00000000000pt" svg:height="5.21760000000pt" draw:transform="matrix(0.04861828865 0.00000000000 0.00000000000 0.04861879245 64.88446843894pt 45.01335477120pt)" svg:viewBox="0 0 0 5" svg:d="M0 5.2176L0 0" koffice:nodeTypes="cc"/>
              <draw:path draw:style-name="gr51" draw:id="shape672" draw:name="path2642" draw:layer="" svg:width="0.00000000000pt" svg:height="5.21760000000pt" draw:transform="matrix(0.04861828865 0.00000000000 0.00000000000 0.04861879245 64.81943661604pt 45.01335477120pt)" svg:viewBox="0 0 0 5" svg:d="M0 5.2176L0 0" koffice:nodeTypes="cc"/>
              <draw:path draw:style-name="gr52" draw:id="shape673" draw:name="path2643" draw:layer="" svg:width="0.00000000000pt" svg:height="5.21760000000pt" draw:transform="matrix(0.04861828865 0.00000000000 0.00000000000 0.04861879245 64.75494931797pt 45.01335477120pt)" svg:viewBox="0 0 0 5" svg:d="M0 5.2176L0 0" koffice:nodeTypes="cc"/>
              <draw:path draw:style-name="gr53" draw:id="shape674" draw:name="path2644" draw:layer="" svg:width="0.00000000000pt" svg:height="5.21760000000pt" draw:transform="matrix(0.04861828865 0.00000000000 0.00000000000 0.04861879245 64.69750194810pt 45.01335477120pt)" svg:viewBox="0 0 0 5" svg:d="M0 5.2176L0 0" koffice:nodeTypes="cc"/>
              <draw:path draw:style-name="gr54" draw:id="shape675" draw:name="path2645" draw:layer="" svg:width="1.21000000000pt" svg:height="4.93620480000pt" draw:transform="matrix(0.04861828865 0.00000000000 0.00000000000 0.04861879245 64.58637998756pt 45.01487167753pt)" svg:viewBox="0 0 1 5" svg:d="M0.03432 4.8742L0 0.155002M1.21 4.9362L1.21 0" koffice:nodeTypes="cccc"/>
              <draw:path draw:style-name="gr55" draw:id="shape676" draw:name="path2646" draw:layer="" svg:width="1.11175936000pt" svg:height="4.33715724800pt" draw:transform="matrix(0.04861828865 0.00000000000 0.00000000000 0.04861879245 64.48673194314pt 45.02265068432pt)" svg:viewBox="0 0 1 4" svg:d="M0 4.22092L0 0.145292M1.11176 4.33716L1.07886 0" koffice:nodeTypes="cccc"/>
              <draw:path draw:style-name="gr56" draw:id="shape677" draw:name="path2647" draw:layer="" svg:width="1.72831232000pt" svg:height="4.38651136000pt" draw:transform="matrix(0.04861828865 0.00000000000 0.00000000000 0.04861879245 64.35102857585pt 45.03630284124pt)" svg:viewBox="0 0 2 4" svg:d="M0 4.18964L0 0.164201M0.851514 4.25498L0.851514 0.0335104M1.72831 4.38651L1.72831 0" koffice:nodeTypes="cccccc"/>
              <draw:path draw:style-name="gr57" draw:id="shape678" draw:name="path2648" draw:layer="" svg:width="0.00000000000pt" svg:height="3.71920000000pt" draw:transform="matrix(0.04861828865 0.00000000000 0.00000000000 0.04861879245 64.30342154760pt 45.04847698687pt)" svg:viewBox="0 0 0 4" svg:d="M0 3.7192L0 0" koffice:nodeTypes="cc"/>
              <draw:path draw:style-name="gr58" draw:id="shape679" draw:name="path2649" draw:layer="" svg:width="0.00000000000pt" svg:height="3.46960000000pt" draw:transform="matrix(0.04861828865 0.00000000000 0.00000000000 0.04861879245 64.25908166835pt 45.05151079952pt)" svg:viewBox="0 0 0 3" svg:d="M0 3.4696L0 0" koffice:nodeTypes="cc"/>
              <draw:path draw:style-name="gr59" draw:id="shape680" draw:name="path2650" draw:layer="" svg:width="0.00000000000pt" svg:height="3.21920000000pt" draw:transform="matrix(0.04861828865 0.00000000000 0.00000000000 0.04861879245 64.21151353473pt 45.05909533114pt)" svg:viewBox="0 0 0 3" svg:d="M0 3.2192L0 0" koffice:nodeTypes="cc"/>
              <draw:path draw:style-name="gr60" draw:id="shape681" draw:name="path2651" draw:layer="" svg:width="1.11851776000pt" svg:height="2.75559168000pt" draw:transform="matrix(0.04861828865 0.00000000000 0.00000000000 0.04861879245 64.11260448830pt 45.06823566412pt)" svg:viewBox="0 0 1 3" svg:d="M0.0329971 2.63598L0 0.179412M1.11852 2.75559L1.11852 0" koffice:nodeTypes="cccc"/>
              <draw:path draw:style-name="gr61" draw:id="shape682" draw:name="path2652" draw:layer="" svg:width="0.00000000000pt" svg:height="2.25120000000pt" draw:transform="matrix(0.04861828865 0.00000000000 0.00000000000 0.04861879245 64.06418067280pt 45.08188782104pt)" svg:viewBox="0 0 0 2" svg:d="M0 2.2512L0 0" koffice:nodeTypes="cc"/>
              <draw:path draw:style-name="gr62" draw:id="shape683" draw:name="path2653" draw:layer="" svg:width="0.00000000000pt" svg:height="1.87360000000pt" draw:transform="matrix(0.04861828865 0.00000000000 0.00000000000 0.04861879245 64.01847948147pt 45.09133931429pt)" svg:viewBox="0 0 0 2" svg:d="M0 1.8736L0 0" koffice:nodeTypes="cc"/>
              <draw:path draw:style-name="gr63" draw:id="shape684" draw:name="path2654" draw:layer="" svg:width="0.00000000000pt" svg:height="1.46800000000pt" draw:transform="matrix(0.04861828865 0.00000000000 0.00000000000 0.04861879245 63.96857766999pt 45.09892384591pt)" svg:viewBox="0 0 0 1" svg:d="M0 1.468L0 0" koffice:nodeTypes="cc"/>
              <draw:path draw:style-name="gr64" draw:id="shape685" draw:name="path2655" draw:layer="" svg:width="0.00000000000pt" svg:height="1.09360000000pt" draw:transform="matrix(0.04861828865 0.00000000000 0.00000000000 0.04861879245 63.91727565181pt 45.11105909651pt)" svg:viewBox="0 0 0 1" svg:d="M0 1.0936L0 0" koffice:nodeTypes="cc"/>
              <draw:path draw:style-name="gr34" draw:id="shape686" draw:name="path2656" draw:layer="" svg:width="0.00000000000pt" svg:height="0.53120000000pt" draw:transform="matrix(0.04861828865 0.00000000000 0.00000000000 0.04861879245 63.86297874704pt 45.12626705478pt)" svg:viewBox="0 0 0 1" svg:d="M0 0.5312L0 0" koffice:nodeTypes="cc"/>
              <draw:path draw:style-name="gr65" draw:id="shape687" draw:name="path2657" draw:layer="" svg:width="4.30645504000pt" svg:height="5.31521740800pt" draw:transform="matrix(0.04861828865 0.00000000000 0.00000000000 0.04861879245 65.02573373845pt 45.01335477120pt)" svg:viewBox="0 0 4 5" svg:d="M4.30646 5.09004L4.30646 0.160842M1.81538 5.25088L1.84776 0.0321684M0 5.31522L0 0" koffice:nodeTypes="cccccc"/>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2:32</dc:date>
    <meta:creation-date>2011-05-22T06:10:33</meta:creation-date>
    <dc:creator>Yue Liu</dc:creator>
  </office:meta>
</office:document-meta>
</file>